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ntokens</text:p>
          </table:table-cell>
          <table:table-cell office:value-type="string">
            <text:p>year_of_birth</text:p>
          </table:table-cell>
          <table:table-cell table:number-columns-repeated="4"/>
        </table:table-row>
        <table:table-row table:style-name="ro1">
          <table:table-cell office:value-type="string">
            <text:p>vilden</text:p>
          </table:table-cell>
          <table:table-cell office:value-type="float" office:value="19442">
            <text:p>19442</text:p>
          </table:table-cell>
          <table:table-cell office:value-type="float" office:value="1947">
            <text:p>1947</text:p>
          </table:table-cell>
          <table:table-cell table:formula="of:=SUMIFS([.B$2:.B$6000];[.C$2:.C$6000];&quot;&gt;=&quot; &amp;[.E2];[.C$2:.C$6000];&quot;&lt;=&quot; &amp;[.F2])" office:value-type="float" office:value="665579">
            <text:p>665579</text:p>
          </table:table-cell>
          <table:table-cell office:value-type="float" office:value="1995">
            <text:p>1995</text:p>
          </table:table-cell>
          <table:table-cell office:value-type="float" office:value="1999">
            <text:p>1999</text:p>
          </table:table-cell>
          <table:table-cell table:formula="of:=ROUND([.D2]/[.D$12]*100;2)" office:value-type="float" office:value="0.17">
            <text:p>0.17</text:p>
          </table:table-cell>
        </table:table-row>
        <table:table-row table:style-name="ro1">
          <table:table-cell office:value-type="string">
            <text:p>abuelita</text:p>
          </table:table-cell>
          <table:table-cell office:value-type="float" office:value="1536768">
            <text:p>1536768</text:p>
          </table:table-cell>
          <table:table-cell office:value-type="float" office:value="1951">
            <text:p>1951</text:p>
          </table:table-cell>
          <table:table-cell table:formula="of:=SUMIFS([.B$2:.B$6000];[.C$2:.C$6000];&quot;&gt;=&quot; &amp;[.E3];[.C$2:.C$6000];&quot;&lt;=&quot; &amp;[.F3])" office:value-type="float" office:value="17611526">
            <text:p>17611526</text:p>
          </table:table-cell>
          <table:table-cell office:value-type="float" office:value="1990">
            <text:p>1990</text:p>
          </table:table-cell>
          <table:table-cell office:value-type="float" office:value="1994">
            <text:p>1994</text:p>
          </table:table-cell>
          <table:table-cell table:formula="of:=ROUND([.D3]/[.D$12]*100;2)" office:value-type="float" office:value="4.45">
            <text:p>4.45</text:p>
          </table:table-cell>
        </table:table-row>
        <table:table-row table:style-name="ro1">
          <table:table-cell office:value-type="string">
            <text:p>ljus</text:p>
          </table:table-cell>
          <table:table-cell office:value-type="float" office:value="71798">
            <text:p>71798</text:p>
          </table:table-cell>
          <table:table-cell office:value-type="float" office:value="1951">
            <text:p>1951</text:p>
          </table:table-cell>
          <table:table-cell table:formula="of:=SUMIFS([.B$2:.B$6000];[.C$2:.C$6000];&quot;&gt;=&quot; &amp;[.E4];[.C$2:.C$6000];&quot;&lt;=&quot; &amp;[.F4])" office:value-type="float" office:value="89937971">
            <text:p>89937971</text:p>
          </table:table-cell>
          <table:table-cell office:value-type="float" office:value="1985">
            <text:p>1985</text:p>
          </table:table-cell>
          <table:table-cell office:value-type="float" office:value="1989">
            <text:p>1989</text:p>
          </table:table-cell>
          <table:table-cell table:formula="of:=ROUND([.D4]/[.D$12]*100;2)" office:value-type="float" office:value="22.71">
            <text:p>22.71</text:p>
          </table:table-cell>
        </table:table-row>
        <table:table-row table:style-name="ro1">
          <table:table-cell office:value-type="string">
            <text:p>Superman</text:p>
          </table:table-cell>
          <table:table-cell office:value-type="float" office:value="25277">
            <text:p>25277</text:p>
          </table:table-cell>
          <table:table-cell office:value-type="float" office:value="1951">
            <text:p>1951</text:p>
          </table:table-cell>
          <table:table-cell table:formula="of:=SUMIFS([.B$2:.B$6000];[.C$2:.C$6000];&quot;&gt;=&quot; &amp;[.E5];[.C$2:.C$6000];&quot;&lt;=&quot; &amp;[.F5])" office:value-type="float" office:value="127264433">
            <text:p>127264433</text:p>
          </table:table-cell>
          <table:table-cell office:value-type="float" office:value="1980">
            <text:p>1980</text:p>
          </table:table-cell>
          <table:table-cell office:value-type="float" office:value="1984">
            <text:p>1984</text:p>
          </table:table-cell>
          <table:table-cell table:formula="of:=ROUND([.D5]/[.D$12]*100;2)" office:value-type="float" office:value="32.14">
            <text:p>32.14</text:p>
          </table:table-cell>
        </table:table-row>
        <table:table-row table:style-name="ro1">
          <table:table-cell office:value-type="string">
            <text:p>lingonben</text:p>
          </table:table-cell>
          <table:table-cell office:value-type="float" office:value="88789">
            <text:p>88789</text:p>
          </table:table-cell>
          <table:table-cell office:value-type="float" office:value="1952">
            <text:p>1952</text:p>
          </table:table-cell>
          <table:table-cell table:formula="of:=SUMIFS([.B$2:.B$6000];[.C$2:.C$6000];&quot;&gt;=&quot; &amp;[.E6];[.C$2:.C$6000];&quot;&lt;=&quot; &amp;[.F6])" office:value-type="float" office:value="88415465">
            <text:p>88415465</text:p>
          </table:table-cell>
          <table:table-cell office:value-type="float" office:value="1975">
            <text:p>1975</text:p>
          </table:table-cell>
          <table:table-cell office:value-type="float" office:value="1979">
            <text:p>1979</text:p>
          </table:table-cell>
          <table:table-cell table:formula="of:=ROUND([.D6]/[.D$12]*100;2)" office:value-type="float" office:value="22.33">
            <text:p>22.33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float" office:value="15064">
            <text:p>15064</text:p>
          </table:table-cell>
          <table:table-cell office:value-type="float" office:value="1952">
            <text:p>1952</text:p>
          </table:table-cell>
          <table:table-cell table:formula="of:=SUMIFS([.B$2:.B$6000];[.C$2:.C$6000];&quot;&gt;=&quot; &amp;[.E7];[.C$2:.C$6000];&quot;&lt;=&quot; &amp;[.F7])" office:value-type="float" office:value="50300813">
            <text:p>50300813</text:p>
          </table:table-cell>
          <table:table-cell office:value-type="float" office:value="1969">
            <text:p>1969</text:p>
          </table:table-cell>
          <table:table-cell office:value-type="float" office:value="1974">
            <text:p>1974</text:p>
          </table:table-cell>
          <table:table-cell table:formula="of:=ROUND([.D7]/[.D$12]*100;2)" office:value-type="float" office:value="12.7">
            <text:p>12.7</text:p>
          </table:table-cell>
        </table:table-row>
        <table:table-row table:style-name="ro1">
          <table:table-cell office:value-type="string">
            <text:p>OlgaElvira</text:p>
          </table:table-cell>
          <table:table-cell office:value-type="float" office:value="25325">
            <text:p>25325</text:p>
          </table:table-cell>
          <table:table-cell office:value-type="float" office:value="1953">
            <text:p>1953</text:p>
          </table:table-cell>
          <table:table-cell table:formula="of:=SUMIFS([.B$2:.B$6000];[.C$2:.C$6000];&quot;&gt;=&quot; &amp;[.E8];[.C$2:.C$6000];&quot;&lt;=&quot; &amp;[.F8])" office:value-type="float" office:value="12964888">
            <text:p>12964888</text:p>
          </table:table-cell>
          <table:table-cell office:value-type="float" office:value="1964">
            <text:p>1964</text:p>
          </table:table-cell>
          <table:table-cell office:value-type="float" office:value="1968">
            <text:p>1968</text:p>
          </table:table-cell>
          <table:table-cell table:formula="of:=ROUND([.D8]/[.D$12]*100;2)" office:value-type="float" office:value="3.27">
            <text:p>3.27</text:p>
          </table:table-cell>
        </table:table-row>
        <table:table-row table:style-name="ro1">
          <table:table-cell office:value-type="string">
            <text:p>Emeli</text:p>
          </table:table-cell>
          <table:table-cell office:value-type="float" office:value="560624">
            <text:p>560624</text:p>
          </table:table-cell>
          <table:table-cell office:value-type="float" office:value="1954">
            <text:p>1954</text:p>
          </table:table-cell>
          <table:table-cell table:formula="of:=SUMIFS([.B$2:.B$6000];[.C$2:.C$6000];&quot;&gt;=&quot; &amp;[.E9];[.C$2:.C$6000];&quot;&lt;=&quot; &amp;[.F9])" office:value-type="float" office:value="4683016">
            <text:p>4683016</text:p>
          </table:table-cell>
          <table:table-cell office:value-type="float" office:value="1958">
            <text:p>1958</text:p>
          </table:table-cell>
          <table:table-cell office:value-type="float" office:value="1963">
            <text:p>1963</text:p>
          </table:table-cell>
          <table:table-cell table:formula="of:=ROUND([.D9]/[.D$12]*100;2)" office:value-type="float" office:value="1.18">
            <text:p>1.18</text:p>
          </table:table-cell>
        </table:table-row>
        <table:table-row table:style-name="ro1">
          <table:table-cell office:value-type="string">
            <text:p>Coccinelle</text:p>
          </table:table-cell>
          <table:table-cell office:value-type="float" office:value="159842">
            <text:p>159842</text:p>
          </table:table-cell>
          <table:table-cell office:value-type="float" office:value="1954">
            <text:p>1954</text:p>
          </table:table-cell>
          <table:table-cell table:formula="of:=SUMIFS([.B$2:.B$6000];[.C$2:.C$6000];&quot;&gt;=&quot; &amp;[.E10];[.C$2:.C$6000];&quot;&lt;=&quot; &amp;[.F10])" office:value-type="float" office:value="2365929">
            <text:p>2365929</text:p>
          </table:table-cell>
          <table:table-cell office:value-type="float" office:value="1954">
            <text:p>1954</text:p>
          </table:table-cell>
          <table:table-cell office:value-type="float" office:value="1958">
            <text:p>1958</text:p>
          </table:table-cell>
          <table:table-cell table:formula="of:=ROUND([.D10]/[.D$12]*100;2)" office:value-type="float" office:value="0.6">
            <text:p>0.6</text:p>
          </table:table-cell>
        </table:table-row>
        <table:table-row table:style-name="ro1">
          <table:table-cell office:value-type="string">
            <text:p>aldrigmer</text:p>
          </table:table-cell>
          <table:table-cell office:value-type="float" office:value="115561">
            <text:p>115561</text:p>
          </table:table-cell>
          <table:table-cell office:value-type="float" office:value="1954">
            <text:p>1954</text:p>
          </table:table-cell>
          <table:table-cell table:formula="of:=SUMIFS([.B$2:.B$6000];[.C$2:.C$6000];&quot;&gt;=&quot; &amp;[.E11];[.C$2:.C$6000];&quot;&lt;=&quot; &amp;[.F11])" office:value-type="float" office:value="1782463">
            <text:p>1782463</text:p>
          </table:table-cell>
          <table:table-cell office:value-type="float" office:value="1900">
            <text:p>1900</text:p>
          </table:table-cell>
          <table:table-cell office:value-type="float" office:value="1953">
            <text:p>1953</text:p>
          </table:table-cell>
          <table:table-cell table:formula="of:=ROUND([.D11]/[.D$12]*100;2)" office:value-type="float" office:value="0.45">
            <text:p>0.45</text:p>
          </table:table-cell>
        </table:table-row>
        <table:table-row table:style-name="ro1">
          <table:table-cell office:value-type="string">
            <text:p>tydde</text:p>
          </table:table-cell>
          <table:table-cell office:value-type="float" office:value="25252">
            <text:p>25252</text:p>
          </table:table-cell>
          <table:table-cell office:value-type="float" office:value="1954">
            <text:p>1954</text:p>
          </table:table-cell>
          <table:table-cell table:formula="of:=SUM([.D2:.D11])" office:value-type="float" office:value="395992083">
            <text:p>395992083</text:p>
          </table:table-cell>
          <table:table-cell table:number-columns-repeated="3"/>
        </table:table-row>
        <table:table-row table:style-name="ro1">
          <table:table-cell office:value-type="string">
            <text:p>Rodenback</text:p>
          </table:table-cell>
          <table:table-cell office:value-type="float" office:value="24326">
            <text:p>24326</text:p>
          </table:table-cell>
          <table:table-cell office:value-type="float" office:value="1954">
            <text:p>1954</text:p>
          </table:table-cell>
          <table:table-cell table:number-columns-repeated="4"/>
        </table:table-row>
        <table:table-row table:style-name="ro1">
          <table:table-cell office:value-type="string">
            <text:p>antitanten</text:p>
          </table:table-cell>
          <table:table-cell office:value-type="float" office:value="252474">
            <text:p>252474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KimLinnefeldt</text:p>
          </table:table-cell>
          <table:table-cell office:value-type="float" office:value="64102">
            <text:p>64102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habiti</text:p>
          </table:table-cell>
          <table:table-cell office:value-type="float" office:value="45436">
            <text:p>45436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Jwa</text:p>
          </table:table-cell>
          <table:table-cell office:value-type="float" office:value="20140">
            <text:p>20140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infochristina</text:p>
          </table:table-cell>
          <table:table-cell office:value-type="float" office:value="18488">
            <text:p>18488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Monica G E S</text:p>
          </table:table-cell>
          <table:table-cell office:value-type="float" office:value="17657">
            <text:p>17657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Chili</text:p>
          </table:table-cell>
          <table:table-cell office:value-type="float" office:value="14387">
            <text:p>14387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AnkiM</text:p>
          </table:table-cell>
          <table:table-cell office:value-type="float" office:value="13985">
            <text:p>13985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Johannus</text:p>
          </table:table-cell>
          <table:table-cell office:value-type="float" office:value="134121">
            <text:p>134121</text:p>
          </table:table-cell>
          <table:table-cell office:value-type="float" office:value="1956">
            <text:p>1956</text:p>
          </table:table-cell>
          <table:table-cell table:number-columns-repeated="4"/>
        </table:table-row>
        <table:table-row table:style-name="ro1">
          <table:table-cell office:value-type="string">
            <text:p>Sven Justus</text:p>
          </table:table-cell>
          <table:table-cell office:value-type="float" office:value="111113">
            <text:p>111113</text:p>
          </table:table-cell>
          <table:table-cell office:value-type="float" office:value="1956">
            <text:p>1956</text:p>
          </table:table-cell>
          <table:table-cell table:number-columns-repeated="4"/>
        </table:table-row>
        <table:table-row table:style-name="ro1">
          <table:table-cell office:value-type="string">
            <text:p>Minday</text:p>
          </table:table-cell>
          <table:table-cell office:value-type="float" office:value="72223">
            <text:p>72223</text:p>
          </table:table-cell>
          <table:table-cell office:value-type="float" office:value="1956">
            <text:p>1956</text:p>
          </table:table-cell>
          <table:table-cell table:number-columns-repeated="4"/>
        </table:table-row>
        <table:table-row table:style-name="ro1">
          <table:table-cell office:value-type="string">
            <text:p>yasmin</text:p>
          </table:table-cell>
          <table:table-cell office:value-type="float" office:value="36010">
            <text:p>36010</text:p>
          </table:table-cell>
          <table:table-cell office:value-type="float" office:value="1956">
            <text:p>1956</text:p>
          </table:table-cell>
          <table:table-cell table:number-columns-repeated="4"/>
        </table:table-row>
        <table:table-row table:style-name="ro1">
          <table:table-cell office:value-type="string">
            <text:p>Michelin</text:p>
          </table:table-cell>
          <table:table-cell office:value-type="float" office:value="29792">
            <text:p>29792</text:p>
          </table:table-cell>
          <table:table-cell office:value-type="float" office:value="1956">
            <text:p>1956</text:p>
          </table:table-cell>
          <table:table-cell table:number-columns-repeated="4"/>
        </table:table-row>
        <table:table-row table:style-name="ro1">
          <table:table-cell office:value-type="string">
            <text:p>mari123</text:p>
          </table:table-cell>
          <table:table-cell office:value-type="float" office:value="18660">
            <text:p>18660</text:p>
          </table:table-cell>
          <table:table-cell office:value-type="float" office:value="1956">
            <text:p>1956</text:p>
          </table:table-cell>
          <table:table-cell table:number-columns-repeated="4"/>
        </table:table-row>
        <table:table-row table:style-name="ro1">
          <table:table-cell office:value-type="string">
            <text:p>Doulan</text:p>
          </table:table-cell>
          <table:table-cell office:value-type="float" office:value="10626">
            <text:p>10626</text:p>
          </table:table-cell>
          <table:table-cell office:value-type="float" office:value="1956">
            <text:p>1956</text:p>
          </table:table-cell>
          <table:table-cell table:number-columns-repeated="4"/>
        </table:table-row>
        <table:table-row table:style-name="ro1">
          <table:table-cell office:value-type="string">
            <text:p>Tecum</text:p>
          </table:table-cell>
          <table:table-cell office:value-type="float" office:value="484953">
            <text:p>484953</text:p>
          </table:table-cell>
          <table:table-cell office:value-type="float" office:value="1957">
            <text:p>1957</text:p>
          </table:table-cell>
          <table:table-cell table:number-columns-repeated="4"/>
        </table:table-row>
        <table:table-row table:style-name="ro1">
          <table:table-cell office:value-type="string">
            <text:p>Barkbam</text:p>
          </table:table-cell>
          <table:table-cell office:value-type="float" office:value="57347">
            <text:p>57347</text:p>
          </table:table-cell>
          <table:table-cell office:value-type="float" office:value="1957">
            <text:p>1957</text:p>
          </table:table-cell>
          <table:table-cell table:number-columns-repeated="4"/>
        </table:table-row>
        <table:table-row table:style-name="ro1">
          <table:table-cell office:value-type="string">
            <text:p>margarita</text:p>
          </table:table-cell>
          <table:table-cell office:value-type="float" office:value="38245">
            <text:p>38245</text:p>
          </table:table-cell>
          <table:table-cell office:value-type="float" office:value="1957">
            <text:p>1957</text:p>
          </table:table-cell>
          <table:table-cell table:number-columns-repeated="4"/>
        </table:table-row>
        <table:table-row table:style-name="ro1">
          <table:table-cell office:value-type="string">
            <text:p>sunbeam</text:p>
          </table:table-cell>
          <table:table-cell office:value-type="float" office:value="19544">
            <text:p>19544</text:p>
          </table:table-cell>
          <table:table-cell office:value-type="float" office:value="1957">
            <text:p>1957</text:p>
          </table:table-cell>
          <table:table-cell table:number-columns-repeated="4"/>
        </table:table-row>
        <table:table-row table:style-name="ro1">
          <table:table-cell office:value-type="string">
            <text:p>Farmer boy</text:p>
          </table:table-cell>
          <table:table-cell office:value-type="float" office:value="10958">
            <text:p>10958</text:p>
          </table:table-cell>
          <table:table-cell office:value-type="float" office:value="1957">
            <text:p>1957</text:p>
          </table:table-cell>
          <table:table-cell table:number-columns-repeated="4"/>
        </table:table-row>
        <table:table-row table:style-name="ro1">
          <table:table-cell office:value-type="string">
            <text:p>Woody K</text:p>
          </table:table-cell>
          <table:table-cell office:value-type="float" office:value="10063">
            <text:p>10063</text:p>
          </table:table-cell>
          <table:table-cell office:value-type="float" office:value="1958">
            <text:p>1958</text:p>
          </table:table-cell>
          <table:table-cell table:number-columns-repeated="4"/>
        </table:table-row>
        <table:table-row table:style-name="ro1">
          <table:table-cell office:value-type="string">
            <text:p>Anne M</text:p>
          </table:table-cell>
          <table:table-cell office:value-type="float" office:value="491023">
            <text:p>491023</text:p>
          </table:table-cell>
          <table:table-cell office:value-type="float" office:value="1959">
            <text:p>1959</text:p>
          </table:table-cell>
          <table:table-cell table:number-columns-repeated="4"/>
        </table:table-row>
        <table:table-row table:style-name="ro1">
          <table:table-cell office:value-type="string">
            <text:p>ankling</text:p>
          </table:table-cell>
          <table:table-cell office:value-type="float" office:value="24970">
            <text:p>24970</text:p>
          </table:table-cell>
          <table:table-cell office:value-type="float" office:value="1959">
            <text:p>1959</text:p>
          </table:table-cell>
          <table:table-cell table:number-columns-repeated="4"/>
        </table:table-row>
        <table:table-row table:style-name="ro1">
          <table:table-cell office:value-type="string">
            <text:p>Eva A</text:p>
          </table:table-cell>
          <table:table-cell office:value-type="float" office:value="17617">
            <text:p>17617</text:p>
          </table:table-cell>
          <table:table-cell office:value-type="float" office:value="1959">
            <text:p>1959</text:p>
          </table:table-cell>
          <table:table-cell table:number-columns-repeated="4"/>
        </table:table-row>
        <table:table-row table:style-name="ro1">
          <table:table-cell office:value-type="string">
            <text:p>snocke</text:p>
          </table:table-cell>
          <table:table-cell office:value-type="float" office:value="13240">
            <text:p>13240</text:p>
          </table:table-cell>
          <table:table-cell office:value-type="float" office:value="1959">
            <text:p>1959</text:p>
          </table:table-cell>
          <table:table-cell table:number-columns-repeated="4"/>
        </table:table-row>
        <table:table-row table:style-name="ro1">
          <table:table-cell office:value-type="string">
            <text:p>anzita</text:p>
          </table:table-cell>
          <table:table-cell office:value-type="float" office:value="333400">
            <text:p>333400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sallybuse</text:p>
          </table:table-cell>
          <table:table-cell office:value-type="float" office:value="198897">
            <text:p>198897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dessan59</text:p>
          </table:table-cell>
          <table:table-cell office:value-type="float" office:value="178035">
            <text:p>178035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bili</text:p>
          </table:table-cell>
          <table:table-cell office:value-type="float" office:value="63190">
            <text:p>63190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nostalgi</text:p>
          </table:table-cell>
          <table:table-cell office:value-type="float" office:value="46507">
            <text:p>46507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Shizuka</text:p>
          </table:table-cell>
          <table:table-cell office:value-type="float" office:value="21137">
            <text:p>21137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Miss Sunny</text:p>
          </table:table-cell>
          <table:table-cell office:value-type="float" office:value="20079">
            <text:p>20079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lena1</text:p>
          </table:table-cell>
          <table:table-cell office:value-type="float" office:value="12689">
            <text:p>12689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lokisse</text:p>
          </table:table-cell>
          <table:table-cell office:value-type="float" office:value="918751">
            <text:p>918751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Krake</text:p>
          </table:table-cell>
          <table:table-cell office:value-type="float" office:value="306393">
            <text:p>306393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MissLillan</text:p>
          </table:table-cell>
          <table:table-cell office:value-type="float" office:value="108269">
            <text:p>108269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Kajsala</text:p>
          </table:table-cell>
          <table:table-cell office:value-type="float" office:value="65305">
            <text:p>65305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annmin</text:p>
          </table:table-cell>
          <table:table-cell office:value-type="float" office:value="64723">
            <text:p>64723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Hickupp</text:p>
          </table:table-cell>
          <table:table-cell office:value-type="float" office:value="52499">
            <text:p>52499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Immer</text:p>
          </table:table-cell>
          <table:table-cell office:value-type="float" office:value="38358">
            <text:p>38358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Hustru</text:p>
          </table:table-cell>
          <table:table-cell office:value-type="float" office:value="21319">
            <text:p>21319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lennart</text:p>
          </table:table-cell>
          <table:table-cell office:value-type="float" office:value="14542">
            <text:p>14542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Spookie</text:p>
          </table:table-cell>
          <table:table-cell office:value-type="float" office:value="14525">
            <text:p>14525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Fanta</text:p>
          </table:table-cell>
          <table:table-cell office:value-type="float" office:value="12957">
            <text:p>12957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Mikael007</text:p>
          </table:table-cell>
          <table:table-cell office:value-type="float" office:value="12308">
            <text:p>12308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Agathon</text:p>
          </table:table-cell>
          <table:table-cell office:value-type="float" office:value="11349">
            <text:p>11349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chivasregal</text:p>
          </table:table-cell>
          <table:table-cell office:value-type="float" office:value="54545">
            <text:p>54545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Fostermamman</text:p>
          </table:table-cell>
          <table:table-cell office:value-type="float" office:value="51761">
            <text:p>51761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Aleksandra</text:p>
          </table:table-cell>
          <table:table-cell office:value-type="float" office:value="51726">
            <text:p>51726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Gumbo</text:p>
          </table:table-cell>
          <table:table-cell office:value-type="float" office:value="35375">
            <text:p>35375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Dejsi</text:p>
          </table:table-cell>
          <table:table-cell office:value-type="float" office:value="27311">
            <text:p>27311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fostermamman</text:p>
          </table:table-cell>
          <table:table-cell office:value-type="float" office:value="20291">
            <text:p>20291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Jehu</text:p>
          </table:table-cell>
          <table:table-cell office:value-type="float" office:value="19238">
            <text:p>19238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mastress</text:p>
          </table:table-cell>
          <table:table-cell office:value-type="float" office:value="15550">
            <text:p>15550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vinda</text:p>
          </table:table-cell>
          <table:table-cell office:value-type="float" office:value="15219">
            <text:p>15219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Lillhagen</text:p>
          </table:table-cell>
          <table:table-cell office:value-type="float" office:value="12471">
            <text:p>12471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Ingi</text:p>
          </table:table-cell>
          <table:table-cell office:value-type="float" office:value="10913">
            <text:p>10913</text:p>
          </table:table-cell>
          <table:table-cell office:value-type="float" office:value="1962">
            <text:p>1962</text:p>
          </table:table-cell>
          <table:table-cell table:number-columns-repeated="4"/>
        </table:table-row>
        <table:table-row table:style-name="ro1">
          <table:table-cell office:value-type="string">
            <text:p>de Robespierre</text:p>
          </table:table-cell>
          <table:table-cell office:value-type="float" office:value="598880">
            <text:p>598880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Dilong</text:p>
          </table:table-cell>
          <table:table-cell office:value-type="float" office:value="165489">
            <text:p>165489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Nöjd man</text:p>
          </table:table-cell>
          <table:table-cell office:value-type="float" office:value="156987">
            <text:p>156987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Örnie</text:p>
          </table:table-cell>
          <table:table-cell office:value-type="float" office:value="141177">
            <text:p>141177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turgut</text:p>
          </table:table-cell>
          <table:table-cell office:value-type="float" office:value="48558">
            <text:p>48558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Aiyana</text:p>
          </table:table-cell>
          <table:table-cell office:value-type="float" office:value="41575">
            <text:p>41575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Goya</text:p>
          </table:table-cell>
          <table:table-cell office:value-type="float" office:value="32747">
            <text:p>32747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huskur</text:p>
          </table:table-cell>
          <table:table-cell office:value-type="float" office:value="27976">
            <text:p>27976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Solfjädern</text:p>
          </table:table-cell>
          <table:table-cell office:value-type="float" office:value="20005">
            <text:p>20005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Maja27</text:p>
          </table:table-cell>
          <table:table-cell office:value-type="float" office:value="18740">
            <text:p>18740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Mom2be262</text:p>
          </table:table-cell>
          <table:table-cell office:value-type="float" office:value="15637">
            <text:p>15637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Mossberg</text:p>
          </table:table-cell>
          <table:table-cell office:value-type="float" office:value="14767">
            <text:p>14767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saft</text:p>
          </table:table-cell>
          <table:table-cell office:value-type="float" office:value="13933">
            <text:p>13933</text:p>
          </table:table-cell>
          <table:table-cell office:value-type="float" office:value="1963">
            <text:p>1963</text:p>
          </table:table-cell>
          <table:table-cell table:number-columns-repeated="4"/>
        </table:table-row>
        <table:table-row table:style-name="ro1">
          <table:table-cell office:value-type="string">
            <text:p>Sven Erik Johansson</text:p>
          </table:table-cell>
          <table:table-cell office:value-type="float" office:value="1075348">
            <text:p>1075348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fabler</text:p>
          </table:table-cell>
          <table:table-cell office:value-type="float" office:value="340972">
            <text:p>340972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faster</text:p>
          </table:table-cell>
          <table:table-cell office:value-type="float" office:value="331727">
            <text:p>331727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Hillbillie</text:p>
          </table:table-cell>
          <table:table-cell office:value-type="float" office:value="295924">
            <text:p>295924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ulfsas</text:p>
          </table:table-cell>
          <table:table-cell office:value-type="float" office:value="241600">
            <text:p>241600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Linaek</text:p>
          </table:table-cell>
          <table:table-cell office:value-type="float" office:value="115721">
            <text:p>115721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Underbaraälskade</text:p>
          </table:table-cell>
          <table:table-cell office:value-type="float" office:value="34967">
            <text:p>34967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Giftskåneman</text:p>
          </table:table-cell>
          <table:table-cell office:value-type="float" office:value="28810">
            <text:p>28810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Happyness</text:p>
          </table:table-cell>
          <table:table-cell office:value-type="float" office:value="23507">
            <text:p>23507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Minimalen</text:p>
          </table:table-cell>
          <table:table-cell office:value-type="float" office:value="21870">
            <text:p>21870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gaud</text:p>
          </table:table-cell>
          <table:table-cell office:value-type="float" office:value="21856">
            <text:p>21856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cissy</text:p>
          </table:table-cell>
          <table:table-cell office:value-type="float" office:value="19444">
            <text:p>19444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Noel</text:p>
          </table:table-cell>
          <table:table-cell office:value-type="float" office:value="15771">
            <text:p>15771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Nicke989</text:p>
          </table:table-cell>
          <table:table-cell office:value-type="float" office:value="14035">
            <text:p>14035</text:p>
          </table:table-cell>
          <table:table-cell office:value-type="float" office:value="1964">
            <text:p>1964</text:p>
          </table:table-cell>
          <table:table-cell table:number-columns-repeated="4"/>
        </table:table-row>
        <table:table-row table:style-name="ro1">
          <table:table-cell office:value-type="string">
            <text:p>mamita64</text:p>
          </table:table-cell>
          <table:table-cell office:value-type="float" office:value="931533">
            <text:p>931533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hymafr</text:p>
          </table:table-cell>
          <table:table-cell office:value-type="float" office:value="460821">
            <text:p>460821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AndreaBD</text:p>
          </table:table-cell>
          <table:table-cell office:value-type="float" office:value="384787">
            <text:p>384787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Tulsa</text:p>
          </table:table-cell>
          <table:table-cell office:value-type="float" office:value="128801">
            <text:p>128801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xSpinell</text:p>
          </table:table-cell>
          <table:table-cell office:value-type="float" office:value="88516">
            <text:p>88516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Nilsfar</text:p>
          </table:table-cell>
          <table:table-cell office:value-type="float" office:value="79007">
            <text:p>79007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MrsApril</text:p>
          </table:table-cell>
          <table:table-cell office:value-type="float" office:value="73990">
            <text:p>73990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IJAM</text:p>
          </table:table-cell>
          <table:table-cell office:value-type="float" office:value="73289">
            <text:p>73289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blomman 2</text:p>
          </table:table-cell>
          <table:table-cell office:value-type="float" office:value="64410">
            <text:p>64410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Tant Herta</text:p>
          </table:table-cell>
          <table:table-cell office:value-type="float" office:value="55278">
            <text:p>55278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Lillgull</text:p>
          </table:table-cell>
          <table:table-cell office:value-type="float" office:value="45648">
            <text:p>45648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Filemon Syklon</text:p>
          </table:table-cell>
          <table:table-cell office:value-type="float" office:value="43767">
            <text:p>43767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MRMR1</text:p>
          </table:table-cell>
          <table:table-cell office:value-type="float" office:value="41341">
            <text:p>41341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Anglia</text:p>
          </table:table-cell>
          <table:table-cell office:value-type="float" office:value="28610">
            <text:p>28610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robman</text:p>
          </table:table-cell>
          <table:table-cell office:value-type="float" office:value="18465">
            <text:p>18465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ItsyBitsy</text:p>
          </table:table-cell>
          <table:table-cell office:value-type="float" office:value="16103">
            <text:p>16103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BlackMamba</text:p>
          </table:table-cell>
          <table:table-cell office:value-type="float" office:value="13934">
            <text:p>13934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Arlene</text:p>
          </table:table-cell>
          <table:table-cell office:value-type="float" office:value="11975">
            <text:p>11975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Ella H</text:p>
          </table:table-cell>
          <table:table-cell office:value-type="float" office:value="10827">
            <text:p>10827</text:p>
          </table:table-cell>
          <table:table-cell office:value-type="float" office:value="1965">
            <text:p>1965</text:p>
          </table:table-cell>
          <table:table-cell table:number-columns-repeated="4"/>
        </table:table-row>
        <table:table-row table:style-name="ro1">
          <table:table-cell office:value-type="string">
            <text:p>Hedi</text:p>
          </table:table-cell>
          <table:table-cell office:value-type="float" office:value="366731">
            <text:p>366731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Diana</text:p>
          </table:table-cell>
          <table:table-cell office:value-type="float" office:value="361025">
            <text:p>361025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Houdini</text:p>
          </table:table-cell>
          <table:table-cell office:value-type="float" office:value="265129">
            <text:p>265129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Skahlmann</text:p>
          </table:table-cell>
          <table:table-cell office:value-type="float" office:value="175429">
            <text:p>175429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kirsikka</text:p>
          </table:table-cell>
          <table:table-cell office:value-type="float" office:value="142434">
            <text:p>142434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Deceree1</text:p>
          </table:table-cell>
          <table:table-cell office:value-type="float" office:value="87276">
            <text:p>87276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Dr Börje</text:p>
          </table:table-cell>
          <table:table-cell office:value-type="float" office:value="84682">
            <text:p>84682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Pix</text:p>
          </table:table-cell>
          <table:table-cell office:value-type="float" office:value="83085">
            <text:p>83085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Pyret3</text:p>
          </table:table-cell>
          <table:table-cell office:value-type="float" office:value="63876">
            <text:p>63876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Dirtsa</text:p>
          </table:table-cell>
          <table:table-cell office:value-type="float" office:value="54892">
            <text:p>54892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en blind vän</text:p>
          </table:table-cell>
          <table:table-cell office:value-type="float" office:value="54058">
            <text:p>54058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NicKnejm</text:p>
          </table:table-cell>
          <table:table-cell office:value-type="float" office:value="53260">
            <text:p>53260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Kickelina</text:p>
          </table:table-cell>
          <table:table-cell office:value-type="float" office:value="41577">
            <text:p>41577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svarten</text:p>
          </table:table-cell>
          <table:table-cell office:value-type="float" office:value="34933">
            <text:p>34933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Ulfino</text:p>
          </table:table-cell>
          <table:table-cell office:value-type="float" office:value="27592">
            <text:p>27592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Sagogrynet</text:p>
          </table:table-cell>
          <table:table-cell office:value-type="float" office:value="25069">
            <text:p>25069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Gurkmeja</text:p>
          </table:table-cell>
          <table:table-cell office:value-type="float" office:value="22121">
            <text:p>22121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Asali65</text:p>
          </table:table-cell>
          <table:table-cell office:value-type="float" office:value="21370">
            <text:p>21370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aeg</text:p>
          </table:table-cell>
          <table:table-cell office:value-type="float" office:value="20331">
            <text:p>20331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esther</text:p>
          </table:table-cell>
          <table:table-cell office:value-type="float" office:value="17563">
            <text:p>17563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Airam</text:p>
          </table:table-cell>
          <table:table-cell office:value-type="float" office:value="17098">
            <text:p>17098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lilla puppan</text:p>
          </table:table-cell>
          <table:table-cell office:value-type="float" office:value="15584">
            <text:p>15584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Sinnika</text:p>
          </table:table-cell>
          <table:table-cell office:value-type="float" office:value="14334">
            <text:p>14334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airam</text:p>
          </table:table-cell>
          <table:table-cell office:value-type="float" office:value="13712">
            <text:p>13712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Balrog</text:p>
          </table:table-cell>
          <table:table-cell office:value-type="float" office:value="11805">
            <text:p>11805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Frasse</text:p>
          </table:table-cell>
          <table:table-cell office:value-type="float" office:value="10339">
            <text:p>10339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You Know</text:p>
          </table:table-cell>
          <table:table-cell office:value-type="float" office:value="10022">
            <text:p>10022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Fialoppa</text:p>
          </table:table-cell>
          <table:table-cell office:value-type="float" office:value="10014">
            <text:p>10014</text:p>
          </table:table-cell>
          <table:table-cell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office:value-type="string">
            <text:p>Marlene</text:p>
          </table:table-cell>
          <table:table-cell office:value-type="float" office:value="669115">
            <text:p>669115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Piri</text:p>
          </table:table-cell>
          <table:table-cell office:value-type="float" office:value="256290">
            <text:p>256290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nikki2006</text:p>
          </table:table-cell>
          <table:table-cell office:value-type="float" office:value="243757">
            <text:p>243757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Bette</text:p>
          </table:table-cell>
          <table:table-cell office:value-type="float" office:value="177362">
            <text:p>177362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Yrrepyrr</text:p>
          </table:table-cell>
          <table:table-cell office:value-type="float" office:value="162773">
            <text:p>162773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Pejo</text:p>
          </table:table-cell>
          <table:table-cell office:value-type="float" office:value="136493">
            <text:p>136493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Cattis40</text:p>
          </table:table-cell>
          <table:table-cell office:value-type="float" office:value="116204">
            <text:p>116204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cajsalisa</text:p>
          </table:table-cell>
          <table:table-cell office:value-type="float" office:value="91138">
            <text:p>91138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häggen</text:p>
          </table:table-cell>
          <table:table-cell office:value-type="float" office:value="90199">
            <text:p>90199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LinaEje</text:p>
          </table:table-cell>
          <table:table-cell office:value-type="float" office:value="63073">
            <text:p>63073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solstickan41</text:p>
          </table:table-cell>
          <table:table-cell office:value-type="float" office:value="56090">
            <text:p>56090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nobilis</text:p>
          </table:table-cell>
          <table:table-cell office:value-type="float" office:value="54932">
            <text:p>54932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never</text:p>
          </table:table-cell>
          <table:table-cell office:value-type="float" office:value="49438">
            <text:p>49438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Drömmer</text:p>
          </table:table-cell>
          <table:table-cell office:value-type="float" office:value="47978">
            <text:p>47978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dukat</text:p>
          </table:table-cell>
          <table:table-cell office:value-type="float" office:value="46033">
            <text:p>46033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Grenna</text:p>
          </table:table-cell>
          <table:table-cell office:value-type="float" office:value="45442">
            <text:p>45442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ahm66</text:p>
          </table:table-cell>
          <table:table-cell office:value-type="float" office:value="39383">
            <text:p>39383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Hemliga damen</text:p>
          </table:table-cell>
          <table:table-cell office:value-type="float" office:value="39285">
            <text:p>39285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snattran</text:p>
          </table:table-cell>
          <table:table-cell office:value-type="float" office:value="37700">
            <text:p>37700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mimamima</text:p>
          </table:table-cell>
          <table:table-cell office:value-type="float" office:value="31723">
            <text:p>31723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Dellan</text:p>
          </table:table-cell>
          <table:table-cell office:value-type="float" office:value="31536">
            <text:p>31536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Pethra</text:p>
          </table:table-cell>
          <table:table-cell office:value-type="float" office:value="28901">
            <text:p>28901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criss00</text:p>
          </table:table-cell>
          <table:table-cell office:value-type="float" office:value="21634">
            <text:p>21634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mimi66</text:p>
          </table:table-cell>
          <table:table-cell office:value-type="float" office:value="20419">
            <text:p>20419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Häggen</text:p>
          </table:table-cell>
          <table:table-cell office:value-type="float" office:value="16368">
            <text:p>16368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BertilB</text:p>
          </table:table-cell>
          <table:table-cell office:value-type="float" office:value="16164">
            <text:p>16164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ness</text:p>
          </table:table-cell>
          <table:table-cell office:value-type="float" office:value="15760">
            <text:p>15760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Rebecka47</text:p>
          </table:table-cell>
          <table:table-cell office:value-type="float" office:value="15752">
            <text:p>15752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krabbis</text:p>
          </table:table-cell>
          <table:table-cell office:value-type="float" office:value="15309">
            <text:p>15309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WolfTatto</text:p>
          </table:table-cell>
          <table:table-cell office:value-type="float" office:value="13481">
            <text:p>13481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Pletti</text:p>
          </table:table-cell>
          <table:table-cell office:value-type="float" office:value="11789">
            <text:p>11789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längtabarn</text:p>
          </table:table-cell>
          <table:table-cell office:value-type="float" office:value="10871">
            <text:p>10871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Poascenko</text:p>
          </table:table-cell>
          <table:table-cell office:value-type="float" office:value="10450">
            <text:p>10450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Skogsstjärnan</text:p>
          </table:table-cell>
          <table:table-cell office:value-type="float" office:value="432306">
            <text:p>432306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Jordgubbssmak</text:p>
          </table:table-cell>
          <table:table-cell office:value-type="float" office:value="303251">
            <text:p>303251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mirre67</text:p>
          </table:table-cell>
          <table:table-cell office:value-type="float" office:value="286647">
            <text:p>286647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Mondino</text:p>
          </table:table-cell>
          <table:table-cell office:value-type="float" office:value="238955">
            <text:p>238955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bitte67</text:p>
          </table:table-cell>
          <table:table-cell office:value-type="float" office:value="167040">
            <text:p>167040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star67</text:p>
          </table:table-cell>
          <table:table-cell office:value-type="float" office:value="130859">
            <text:p>130859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MymlanMy</text:p>
          </table:table-cell>
          <table:table-cell office:value-type="float" office:value="102733">
            <text:p>102733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Tukt</text:p>
          </table:table-cell>
          <table:table-cell office:value-type="float" office:value="94539">
            <text:p>94539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Pompelipossa</text:p>
          </table:table-cell>
          <table:table-cell office:value-type="float" office:value="92803">
            <text:p>92803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Bellevue</text:p>
          </table:table-cell>
          <table:table-cell office:value-type="float" office:value="90766">
            <text:p>90766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bripoint</text:p>
          </table:table-cell>
          <table:table-cell office:value-type="float" office:value="85241">
            <text:p>85241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C rex</text:p>
          </table:table-cell>
          <table:table-cell office:value-type="float" office:value="81923">
            <text:p>81923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Zizzla</text:p>
          </table:table-cell>
          <table:table-cell office:value-type="float" office:value="80582">
            <text:p>8058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Pudan</text:p>
          </table:table-cell>
          <table:table-cell office:value-type="float" office:value="72617">
            <text:p>72617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Kicka</text:p>
          </table:table-cell>
          <table:table-cell office:value-type="float" office:value="72192">
            <text:p>7219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tokfia</text:p>
          </table:table-cell>
          <table:table-cell office:value-type="float" office:value="64172">
            <text:p>6417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Utan Barn</text:p>
          </table:table-cell>
          <table:table-cell office:value-type="float" office:value="54520">
            <text:p>54520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Charleston</text:p>
          </table:table-cell>
          <table:table-cell office:value-type="float" office:value="45982">
            <text:p>4598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Aisha</text:p>
          </table:table-cell>
          <table:table-cell office:value-type="float" office:value="45900">
            <text:p>45900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Crollan</text:p>
          </table:table-cell>
          <table:table-cell office:value-type="float" office:value="44400">
            <text:p>44400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Fiabus</text:p>
          </table:table-cell>
          <table:table-cell office:value-type="float" office:value="40609">
            <text:p>40609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Nalle1</text:p>
          </table:table-cell>
          <table:table-cell office:value-type="float" office:value="37079">
            <text:p>37079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längtan67</text:p>
          </table:table-cell>
          <table:table-cell office:value-type="float" office:value="32722">
            <text:p>3272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Lilla Bus</text:p>
          </table:table-cell>
          <table:table-cell office:value-type="float" office:value="30322">
            <text:p>3032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Nancie</text:p>
          </table:table-cell>
          <table:table-cell office:value-type="float" office:value="27752">
            <text:p>2775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Ankungen</text:p>
          </table:table-cell>
          <table:table-cell office:value-type="float" office:value="25222">
            <text:p>2522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gabi1969</text:p>
          </table:table-cell>
          <table:table-cell office:value-type="float" office:value="23953">
            <text:p>23953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Nelson</text:p>
          </table:table-cell>
          <table:table-cell office:value-type="float" office:value="23340">
            <text:p>23340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acilegna</text:p>
          </table:table-cell>
          <table:table-cell office:value-type="float" office:value="22877">
            <text:p>22877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Humblebee</text:p>
          </table:table-cell>
          <table:table-cell office:value-type="float" office:value="21916">
            <text:p>21916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Badkruka</text:p>
          </table:table-cell>
          <table:table-cell office:value-type="float" office:value="19742">
            <text:p>1974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Chokladmums</text:p>
          </table:table-cell>
          <table:table-cell office:value-type="float" office:value="18624">
            <text:p>18624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zuzz</text:p>
          </table:table-cell>
          <table:table-cell office:value-type="float" office:value="18542">
            <text:p>18542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MillaP</text:p>
          </table:table-cell>
          <table:table-cell office:value-type="float" office:value="17184">
            <text:p>17184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Hugge47</text:p>
          </table:table-cell>
          <table:table-cell office:value-type="float" office:value="11428">
            <text:p>11428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Youker</text:p>
          </table:table-cell>
          <table:table-cell office:value-type="float" office:value="11381">
            <text:p>11381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smillan</text:p>
          </table:table-cell>
          <table:table-cell office:value-type="float" office:value="11111">
            <text:p>11111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Boobiesarepoetryinmotion</text:p>
          </table:table-cell>
          <table:table-cell office:value-type="float" office:value="11019">
            <text:p>11019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DJ Comet</text:p>
          </table:table-cell>
          <table:table-cell office:value-type="float" office:value="10667">
            <text:p>10667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lupus solitarius</text:p>
          </table:table-cell>
          <table:table-cell office:value-type="float" office:value="10567">
            <text:p>10567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Kim Carol</text:p>
          </table:table-cell>
          <table:table-cell office:value-type="float" office:value="10566">
            <text:p>10566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Jossebell</text:p>
          </table:table-cell>
          <table:table-cell office:value-type="float" office:value="561695">
            <text:p>561695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Inanna Li</text:p>
          </table:table-cell>
          <table:table-cell office:value-type="float" office:value="309637">
            <text:p>309637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Gul13</text:p>
          </table:table-cell>
          <table:table-cell office:value-type="float" office:value="279659">
            <text:p>279659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Juliette F</text:p>
          </table:table-cell>
          <table:table-cell office:value-type="float" office:value="198376">
            <text:p>198376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Iorlover</text:p>
          </table:table-cell>
          <table:table-cell office:value-type="float" office:value="134790">
            <text:p>134790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ronja3</text:p>
          </table:table-cell>
          <table:table-cell office:value-type="float" office:value="112696">
            <text:p>112696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Malena C</text:p>
          </table:table-cell>
          <table:table-cell office:value-type="float" office:value="97425">
            <text:p>97425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lollo14</text:p>
          </table:table-cell>
          <table:table-cell office:value-type="float" office:value="91090">
            <text:p>91090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mammawannabe</text:p>
          </table:table-cell>
          <table:table-cell office:value-type="float" office:value="82021">
            <text:p>82021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Helle68</text:p>
          </table:table-cell>
          <table:table-cell office:value-type="float" office:value="78777">
            <text:p>78777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icaS</text:p>
          </table:table-cell>
          <table:table-cell office:value-type="float" office:value="78432">
            <text:p>78432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Hinos</text:p>
          </table:table-cell>
          <table:table-cell office:value-type="float" office:value="73915">
            <text:p>73915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FredrikBBB</text:p>
          </table:table-cell>
          <table:table-cell office:value-type="float" office:value="61607">
            <text:p>61607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Chilisen</text:p>
          </table:table-cell>
          <table:table-cell office:value-type="float" office:value="56915">
            <text:p>56915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anbiel</text:p>
          </table:table-cell>
          <table:table-cell office:value-type="float" office:value="46756">
            <text:p>46756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nick name</text:p>
          </table:table-cell>
          <table:table-cell office:value-type="float" office:value="37663">
            <text:p>37663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Maria Helena</text:p>
          </table:table-cell>
          <table:table-cell office:value-type="float" office:value="37440">
            <text:p>37440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Felicia68</text:p>
          </table:table-cell>
          <table:table-cell office:value-type="float" office:value="32467">
            <text:p>32467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Dudden</text:p>
          </table:table-cell>
          <table:table-cell office:value-type="float" office:value="32405">
            <text:p>32405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MME</text:p>
          </table:table-cell>
          <table:table-cell office:value-type="float" office:value="32238">
            <text:p>32238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Stor längtan</text:p>
          </table:table-cell>
          <table:table-cell office:value-type="float" office:value="28909">
            <text:p>28909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Krollspell</text:p>
          </table:table-cell>
          <table:table-cell office:value-type="float" office:value="27382">
            <text:p>27382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GRO68</text:p>
          </table:table-cell>
          <table:table-cell office:value-type="float" office:value="26063">
            <text:p>26063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Singel Man</text:p>
          </table:table-cell>
          <table:table-cell office:value-type="float" office:value="22019">
            <text:p>22019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Cammo</text:p>
          </table:table-cell>
          <table:table-cell office:value-type="float" office:value="21414">
            <text:p>21414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Prusiluskan</text:p>
          </table:table-cell>
          <table:table-cell office:value-type="float" office:value="21265">
            <text:p>21265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Maidens Blush</text:p>
          </table:table-cell>
          <table:table-cell office:value-type="float" office:value="20533">
            <text:p>20533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sandbacken</text:p>
          </table:table-cell>
          <table:table-cell office:value-type="float" office:value="20512">
            <text:p>20512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Parvel</text:p>
          </table:table-cell>
          <table:table-cell office:value-type="float" office:value="19508">
            <text:p>19508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simme</text:p>
          </table:table-cell>
          <table:table-cell office:value-type="float" office:value="18519">
            <text:p>18519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EllenH</text:p>
          </table:table-cell>
          <table:table-cell office:value-type="float" office:value="17592">
            <text:p>17592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spik</text:p>
          </table:table-cell>
          <table:table-cell office:value-type="float" office:value="16945">
            <text:p>16945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Lakey69</text:p>
          </table:table-cell>
          <table:table-cell office:value-type="float" office:value="14591">
            <text:p>14591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Mme</text:p>
          </table:table-cell>
          <table:table-cell office:value-type="float" office:value="14367">
            <text:p>14367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LillaStenen</text:p>
          </table:table-cell>
          <table:table-cell office:value-type="float" office:value="14353">
            <text:p>14353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Zimzalabim</text:p>
          </table:table-cell>
          <table:table-cell office:value-type="float" office:value="13721">
            <text:p>13721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Evadesiree</text:p>
          </table:table-cell>
          <table:table-cell office:value-type="float" office:value="13028">
            <text:p>13028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optimist</text:p>
          </table:table-cell>
          <table:table-cell office:value-type="float" office:value="12746">
            <text:p>12746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LillaMymlan</text:p>
          </table:table-cell>
          <table:table-cell office:value-type="float" office:value="12584">
            <text:p>12584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sissela</text:p>
          </table:table-cell>
          <table:table-cell office:value-type="float" office:value="11060">
            <text:p>11060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StinaS</text:p>
          </table:table-cell>
          <table:table-cell office:value-type="float" office:value="10253">
            <text:p>10253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office:value-type="string">
            <text:p>guldplutt</text:p>
          </table:table-cell>
          <table:table-cell office:value-type="float" office:value="1073149">
            <text:p>107314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underverket 06</text:p>
          </table:table-cell>
          <table:table-cell office:value-type="float" office:value="436151">
            <text:p>43615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AnnaKlara</text:p>
          </table:table-cell>
          <table:table-cell office:value-type="float" office:value="420842">
            <text:p>42084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Fiamedbarn</text:p>
          </table:table-cell>
          <table:table-cell office:value-type="float" office:value="373063">
            <text:p>37306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olskina</text:p>
          </table:table-cell>
          <table:table-cell office:value-type="float" office:value="308416">
            <text:p>308416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305503">
            <text:p>30550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Aaglars</text:p>
          </table:table-cell>
          <table:table-cell office:value-type="float" office:value="280187">
            <text:p>28018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askot</text:p>
          </table:table-cell>
          <table:table-cell office:value-type="float" office:value="222571">
            <text:p>22257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Helene70</text:p>
          </table:table-cell>
          <table:table-cell office:value-type="float" office:value="203911">
            <text:p>20391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evita</text:p>
          </table:table-cell>
          <table:table-cell office:value-type="float" office:value="183017">
            <text:p>18301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yran6801</text:p>
          </table:table-cell>
          <table:table-cell office:value-type="float" office:value="161908">
            <text:p>16190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Enya70</text:p>
          </table:table-cell>
          <table:table-cell office:value-type="float" office:value="146995">
            <text:p>14699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Anna i Hult</text:p>
          </table:table-cell>
          <table:table-cell office:value-type="float" office:value="144036">
            <text:p>144036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Zorn</text:p>
          </table:table-cell>
          <table:table-cell office:value-type="float" office:value="143067">
            <text:p>14306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Vildrosen</text:p>
          </table:table-cell>
          <table:table-cell office:value-type="float" office:value="126878">
            <text:p>12687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Elijza</text:p>
          </table:table-cell>
          <table:table-cell office:value-type="float" office:value="124766">
            <text:p>124766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unflower</text:p>
          </table:table-cell>
          <table:table-cell office:value-type="float" office:value="120352">
            <text:p>12035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Lallamen</text:p>
          </table:table-cell>
          <table:table-cell office:value-type="float" office:value="111291">
            <text:p>11129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Cloudy</text:p>
          </table:table-cell>
          <table:table-cell office:value-type="float" office:value="109902">
            <text:p>10990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08488">
            <text:p>10848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ijjo</text:p>
          </table:table-cell>
          <table:table-cell office:value-type="float" office:value="106414">
            <text:p>106414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alina</text:p>
          </table:table-cell>
          <table:table-cell office:value-type="float" office:value="106260">
            <text:p>106260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Camarogirl</text:p>
          </table:table-cell>
          <table:table-cell office:value-type="float" office:value="101807">
            <text:p>10180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leopatra II</text:p>
          </table:table-cell>
          <table:table-cell office:value-type="float" office:value="95279">
            <text:p>9527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Hercule</text:p>
          </table:table-cell>
          <table:table-cell office:value-type="float" office:value="85688">
            <text:p>8568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lieh</text:p>
          </table:table-cell>
          <table:table-cell office:value-type="float" office:value="85519">
            <text:p>8551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o nice</text:p>
          </table:table-cell>
          <table:table-cell office:value-type="float" office:value="81412">
            <text:p>8141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Godiva</text:p>
          </table:table-cell>
          <table:table-cell office:value-type="float" office:value="76726">
            <text:p>76726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driver28</text:p>
          </table:table-cell>
          <table:table-cell office:value-type="float" office:value="76317">
            <text:p>7631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Bowmore</text:p>
          </table:table-cell>
          <table:table-cell office:value-type="float" office:value="74598">
            <text:p>7459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alle17</text:p>
          </table:table-cell>
          <table:table-cell office:value-type="float" office:value="74014">
            <text:p>74014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Wimlan</text:p>
          </table:table-cell>
          <table:table-cell office:value-type="float" office:value="64611">
            <text:p>6461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vargveum</text:p>
          </table:table-cell>
          <table:table-cell office:value-type="float" office:value="63488">
            <text:p>6348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Hemera</text:p>
          </table:table-cell>
          <table:table-cell office:value-type="float" office:value="61982">
            <text:p>6198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Aran</text:p>
          </table:table-cell>
          <table:table-cell office:value-type="float" office:value="61295">
            <text:p>6129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nikon</text:p>
          </table:table-cell>
          <table:table-cell office:value-type="float" office:value="58154">
            <text:p>58154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EXPOSED</text:p>
          </table:table-cell>
          <table:table-cell office:value-type="float" office:value="57739">
            <text:p>5773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Bubblan84</text:p>
          </table:table-cell>
          <table:table-cell office:value-type="float" office:value="56536">
            <text:p>56536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IrreVirre</text:p>
          </table:table-cell>
          <table:table-cell office:value-type="float" office:value="55627">
            <text:p>5562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inghatjejen</text:p>
          </table:table-cell>
          <table:table-cell office:value-type="float" office:value="54122">
            <text:p>5412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Josefin</text:p>
          </table:table-cell>
          <table:table-cell office:value-type="float" office:value="53327">
            <text:p>5332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gtwolf</text:p>
          </table:table-cell>
          <table:table-cell office:value-type="float" office:value="46338">
            <text:p>4633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islandgirl</text:p>
          </table:table-cell>
          <table:table-cell office:value-type="float" office:value="45152">
            <text:p>4515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Prillis</text:p>
          </table:table-cell>
          <table:table-cell office:value-type="float" office:value="45077">
            <text:p>4507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mp</text:p>
          </table:table-cell>
          <table:table-cell office:value-type="float" office:value="44550">
            <text:p>44550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Elino</text:p>
          </table:table-cell>
          <table:table-cell office:value-type="float" office:value="42847">
            <text:p>4284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hatte</text:p>
          </table:table-cell>
          <table:table-cell office:value-type="float" office:value="41843">
            <text:p>4184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jole</text:p>
          </table:table-cell>
          <table:table-cell office:value-type="float" office:value="40434">
            <text:p>40434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artina1970</text:p>
          </table:table-cell>
          <table:table-cell office:value-type="float" office:value="40159">
            <text:p>4015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Nattis</text:p>
          </table:table-cell>
          <table:table-cell office:value-type="float" office:value="38690">
            <text:p>38690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oalababy</text:p>
          </table:table-cell>
          <table:table-cell office:value-type="float" office:value="35799">
            <text:p>3579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avios</text:p>
          </table:table-cell>
          <table:table-cell office:value-type="float" office:value="35309">
            <text:p>3530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olisen</text:p>
          </table:table-cell>
          <table:table-cell office:value-type="float" office:value="35137">
            <text:p>3513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texel</text:p>
          </table:table-cell>
          <table:table-cell office:value-type="float" office:value="34696">
            <text:p>34696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Nemi</text:p>
          </table:table-cell>
          <table:table-cell office:value-type="float" office:value="34310">
            <text:p>34310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jemast</text:p>
          </table:table-cell>
          <table:table-cell office:value-type="float" office:value="34233">
            <text:p>3423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Jano</text:p>
          </table:table-cell>
          <table:table-cell office:value-type="float" office:value="33528">
            <text:p>3352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cema</text:p>
          </table:table-cell>
          <table:table-cell office:value-type="float" office:value="32783">
            <text:p>3278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araA88</text:p>
          </table:table-cell>
          <table:table-cell office:value-type="float" office:value="30822">
            <text:p>3082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Cat lover</text:p>
          </table:table-cell>
          <table:table-cell office:value-type="float" office:value="30668">
            <text:p>3066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Lillegrill</text:p>
          </table:table-cell>
          <table:table-cell office:value-type="float" office:value="29985">
            <text:p>2998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Hammare</text:p>
          </table:table-cell>
          <table:table-cell office:value-type="float" office:value="28284">
            <text:p>28284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tress</text:p>
          </table:table-cell>
          <table:table-cell office:value-type="float" office:value="27901">
            <text:p>2790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ockerbit 1</text:p>
          </table:table-cell>
          <table:table-cell office:value-type="float" office:value="26380">
            <text:p>26380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Bojangles</text:p>
          </table:table-cell>
          <table:table-cell office:value-type="float" office:value="26227">
            <text:p>2622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ementa</text:p>
          </table:table-cell>
          <table:table-cell office:value-type="float" office:value="25991">
            <text:p>2599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Essi</text:p>
          </table:table-cell>
          <table:table-cell office:value-type="float" office:value="24061">
            <text:p>2406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frujakobsson</text:p>
          </table:table-cell>
          <table:table-cell office:value-type="float" office:value="23587">
            <text:p>2358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float" office:value="23395">
            <text:p>2339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Zoolie</text:p>
          </table:table-cell>
          <table:table-cell office:value-type="float" office:value="23342">
            <text:p>2334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wiss</text:p>
          </table:table-cell>
          <table:table-cell office:value-type="float" office:value="22634">
            <text:p>22634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ickan90</text:p>
          </table:table-cell>
          <table:table-cell office:value-type="float" office:value="21772">
            <text:p>2177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iapia</text:p>
          </table:table-cell>
          <table:table-cell office:value-type="float" office:value="21734">
            <text:p>21734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Excelsior</text:p>
          </table:table-cell>
          <table:table-cell office:value-type="float" office:value="21513">
            <text:p>2151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Lunamamma</text:p>
          </table:table-cell>
          <table:table-cell office:value-type="float" office:value="21255">
            <text:p>2125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LillaRu</text:p>
          </table:table-cell>
          <table:table-cell office:value-type="float" office:value="20313">
            <text:p>2031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rutgumman</text:p>
          </table:table-cell>
          <table:table-cell office:value-type="float" office:value="20148">
            <text:p>2014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hejo79</text:p>
          </table:table-cell>
          <table:table-cell office:value-type="float" office:value="19726">
            <text:p>19726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Lille Skrutt</text:p>
          </table:table-cell>
          <table:table-cell office:value-type="float" office:value="19302">
            <text:p>1930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onnässören</text:p>
          </table:table-cell>
          <table:table-cell office:value-type="float" office:value="18943">
            <text:p>1894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Quinna</text:p>
          </table:table-cell>
          <table:table-cell office:value-type="float" office:value="18499">
            <text:p>1849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atalina</text:p>
          </table:table-cell>
          <table:table-cell office:value-type="float" office:value="18301">
            <text:p>1830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wildrose71</text:p>
          </table:table-cell>
          <table:table-cell office:value-type="float" office:value="17816">
            <text:p>17816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Tulip70</text:p>
          </table:table-cell>
          <table:table-cell office:value-type="float" office:value="17511">
            <text:p>1751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gotjej</text:p>
          </table:table-cell>
          <table:table-cell office:value-type="float" office:value="17405">
            <text:p>1740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emma71</text:p>
          </table:table-cell>
          <table:table-cell office:value-type="float" office:value="16782">
            <text:p>1678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Lani</text:p>
          </table:table-cell>
          <table:table-cell office:value-type="float" office:value="15995">
            <text:p>1599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ile</text:p>
          </table:table-cell>
          <table:table-cell office:value-type="float" office:value="15578">
            <text:p>1557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Kakmonsterarg</text:p>
          </table:table-cell>
          <table:table-cell office:value-type="float" office:value="15259">
            <text:p>1525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Rory</text:p>
          </table:table-cell>
          <table:table-cell office:value-type="float" office:value="15101">
            <text:p>1510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Blixtmannen2</text:p>
          </table:table-cell>
          <table:table-cell office:value-type="float" office:value="14845">
            <text:p>1484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Jossan1979</text:p>
          </table:table-cell>
          <table:table-cell office:value-type="float" office:value="14130">
            <text:p>14130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Anna1972</text:p>
          </table:table-cell>
          <table:table-cell office:value-type="float" office:value="13898">
            <text:p>1389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UlleGull41</text:p>
          </table:table-cell>
          <table:table-cell office:value-type="float" office:value="13722">
            <text:p>13722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Ängeln Teo</text:p>
          </table:table-cell>
          <table:table-cell office:value-type="float" office:value="13091">
            <text:p>1309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iaMammut</text:p>
          </table:table-cell>
          <table:table-cell office:value-type="float" office:value="13008">
            <text:p>1300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Gudmor</text:p>
          </table:table-cell>
          <table:table-cell office:value-type="float" office:value="12341">
            <text:p>1234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anna1972</text:p>
          </table:table-cell>
          <table:table-cell office:value-type="float" office:value="12284">
            <text:p>12284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an i göteborg</text:p>
          </table:table-cell>
          <table:table-cell office:value-type="float" office:value="12257">
            <text:p>12257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Joohann</text:p>
          </table:table-cell>
          <table:table-cell office:value-type="float" office:value="12185">
            <text:p>1218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illia</text:p>
          </table:table-cell>
          <table:table-cell office:value-type="float" office:value="12140">
            <text:p>12140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Amla07</text:p>
          </table:table-cell>
          <table:table-cell office:value-type="float" office:value="12095">
            <text:p>1209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liquorice</text:p>
          </table:table-cell>
          <table:table-cell office:value-type="float" office:value="11939">
            <text:p>1193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iss Juni</text:p>
          </table:table-cell>
          <table:table-cell office:value-type="float" office:value="11538">
            <text:p>1153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1103">
            <text:p>1110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Hoppfulla grodan</text:p>
          </table:table-cell>
          <table:table-cell office:value-type="float" office:value="10593">
            <text:p>10593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Flinga</text:p>
          </table:table-cell>
          <table:table-cell office:value-type="float" office:value="10345">
            <text:p>1034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ara35</text:p>
          </table:table-cell>
          <table:table-cell office:value-type="float" office:value="10329">
            <text:p>1032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Mrspalsson</text:p>
          </table:table-cell>
          <table:table-cell office:value-type="float" office:value="10285">
            <text:p>10285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Alladin Sanee</text:p>
          </table:table-cell>
          <table:table-cell office:value-type="float" office:value="10211">
            <text:p>10211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Dansaren</text:p>
          </table:table-cell>
          <table:table-cell office:value-type="float" office:value="10149">
            <text:p>10149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Gladhannapanna</text:p>
          </table:table-cell>
          <table:table-cell office:value-type="float" office:value="768931">
            <text:p>76893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usli</text:p>
          </table:table-cell>
          <table:table-cell office:value-type="float" office:value="704620">
            <text:p>70462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Atamon</text:p>
          </table:table-cell>
          <table:table-cell office:value-type="float" office:value="585025">
            <text:p>585025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ondfia</text:p>
          </table:table-cell>
          <table:table-cell office:value-type="float" office:value="381661">
            <text:p>38166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kjempejente</text:p>
          </table:table-cell>
          <table:table-cell office:value-type="float" office:value="356967">
            <text:p>35696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fru bengtsson</text:p>
          </table:table-cell>
          <table:table-cell office:value-type="float" office:value="331095">
            <text:p>331095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inha</text:p>
          </table:table-cell>
          <table:table-cell office:value-type="float" office:value="330443">
            <text:p>33044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olympia71</text:p>
          </table:table-cell>
          <table:table-cell office:value-type="float" office:value="311453">
            <text:p>31145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Doktorn</text:p>
          </table:table-cell>
          <table:table-cell office:value-type="float" office:value="239609">
            <text:p>239609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PetraMunchen</text:p>
          </table:table-cell>
          <table:table-cell office:value-type="float" office:value="213312">
            <text:p>213312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ammelutten</text:p>
          </table:table-cell>
          <table:table-cell office:value-type="float" office:value="211109">
            <text:p>211109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Fembarnsmorsan</text:p>
          </table:table-cell>
          <table:table-cell office:value-type="float" office:value="153463">
            <text:p>15346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48753">
            <text:p>14875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amaPapa</text:p>
          </table:table-cell>
          <table:table-cell office:value-type="float" office:value="134705">
            <text:p>134705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pågmamman</text:p>
          </table:table-cell>
          <table:table-cell office:value-type="float" office:value="126287">
            <text:p>12628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rinkly</text:p>
          </table:table-cell>
          <table:table-cell office:value-type="float" office:value="120676">
            <text:p>12067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Pinje</text:p>
          </table:table-cell>
          <table:table-cell office:value-type="float" office:value="119967">
            <text:p>11996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exiteme</text:p>
          </table:table-cell>
          <table:table-cell office:value-type="float" office:value="114639">
            <text:p>114639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stinaliza</text:p>
          </table:table-cell>
          <table:table-cell office:value-type="float" office:value="112048">
            <text:p>11204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oanonym</text:p>
          </table:table-cell>
          <table:table-cell office:value-type="float" office:value="110752">
            <text:p>110752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Rix</text:p>
          </table:table-cell>
          <table:table-cell office:value-type="float" office:value="100540">
            <text:p>10054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enagbg</text:p>
          </table:table-cell>
          <table:table-cell office:value-type="float" office:value="95028">
            <text:p>9502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Naomi</text:p>
          </table:table-cell>
          <table:table-cell office:value-type="float" office:value="94344">
            <text:p>94344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Niccan</text:p>
          </table:table-cell>
          <table:table-cell office:value-type="float" office:value="87961">
            <text:p>8796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helenen</text:p>
          </table:table-cell>
          <table:table-cell office:value-type="float" office:value="86721">
            <text:p>8672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SmalaSara</text:p>
          </table:table-cell>
          <table:table-cell office:value-type="float" office:value="78402">
            <text:p>78402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ian71</text:p>
          </table:table-cell>
          <table:table-cell office:value-type="float" office:value="75934">
            <text:p>75934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iveit1971</text:p>
          </table:table-cell>
          <table:table-cell office:value-type="float" office:value="72583">
            <text:p>7258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vallakra</text:p>
          </table:table-cell>
          <table:table-cell office:value-type="float" office:value="70788">
            <text:p>7078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Rappakalja</text:p>
          </table:table-cell>
          <table:table-cell office:value-type="float" office:value="70195">
            <text:p>70195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oans</text:p>
          </table:table-cell>
          <table:table-cell office:value-type="float" office:value="67498">
            <text:p>6749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tillit71</text:p>
          </table:table-cell>
          <table:table-cell office:value-type="float" office:value="63185">
            <text:p>63185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Josephine</text:p>
          </table:table-cell>
          <table:table-cell office:value-type="float" office:value="62920">
            <text:p>6292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augustibruden</text:p>
          </table:table-cell>
          <table:table-cell office:value-type="float" office:value="56479">
            <text:p>56479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PeeWee44</text:p>
          </table:table-cell>
          <table:table-cell office:value-type="float" office:value="50446">
            <text:p>5044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next2u</text:p>
          </table:table-cell>
          <table:table-cell office:value-type="float" office:value="49800">
            <text:p>4980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Dantes matte</text:p>
          </table:table-cell>
          <table:table-cell office:value-type="float" office:value="48146">
            <text:p>4814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Sebastian72</text:p>
          </table:table-cell>
          <table:table-cell office:value-type="float" office:value="46761">
            <text:p>4676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Silvera</text:p>
          </table:table-cell>
          <table:table-cell office:value-type="float" office:value="40807">
            <text:p>4080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Fru Anna</text:p>
          </table:table-cell>
          <table:table-cell office:value-type="float" office:value="38491">
            <text:p>3849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Salamina</text:p>
          </table:table-cell>
          <table:table-cell office:value-type="float" office:value="37946">
            <text:p>3794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Trisses2</text:p>
          </table:table-cell>
          <table:table-cell office:value-type="float" office:value="35869">
            <text:p>35869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Unikus</text:p>
          </table:table-cell>
          <table:table-cell office:value-type="float" office:value="33536">
            <text:p>3353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rumelina</text:p>
          </table:table-cell>
          <table:table-cell office:value-type="float" office:value="32081">
            <text:p>3208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emo</text:p>
          </table:table-cell>
          <table:table-cell office:value-type="float" office:value="30269">
            <text:p>30269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oomstar</text:p>
          </table:table-cell>
          <table:table-cell office:value-type="float" office:value="29678">
            <text:p>2967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29313">
            <text:p>2931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irgittaR</text:p>
          </table:table-cell>
          <table:table-cell office:value-type="float" office:value="29148">
            <text:p>2914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Päronskrutt</text:p>
          </table:table-cell>
          <table:table-cell office:value-type="float" office:value="27397">
            <text:p>2739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cherrypie</text:p>
          </table:table-cell>
          <table:table-cell office:value-type="float" office:value="27124">
            <text:p>27124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Tipptopp</text:p>
          </table:table-cell>
          <table:table-cell office:value-type="float" office:value="26794">
            <text:p>26794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26372">
            <text:p>26372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ROGG</text:p>
          </table:table-cell>
          <table:table-cell office:value-type="float" office:value="25078">
            <text:p>2507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Nilla54</text:p>
          </table:table-cell>
          <table:table-cell office:value-type="float" office:value="24988">
            <text:p>2498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SmurfÖga</text:p>
          </table:table-cell>
          <table:table-cell office:value-type="float" office:value="24981">
            <text:p>2498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TheElfa</text:p>
          </table:table-cell>
          <table:table-cell office:value-type="float" office:value="24512">
            <text:p>24512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iba71</text:p>
          </table:table-cell>
          <table:table-cell office:value-type="float" office:value="24428">
            <text:p>2442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candi</text:p>
          </table:table-cell>
          <table:table-cell office:value-type="float" office:value="23970">
            <text:p>2397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Tessan71</text:p>
          </table:table-cell>
          <table:table-cell office:value-type="float" office:value="22537">
            <text:p>2253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EmilyS</text:p>
          </table:table-cell>
          <table:table-cell office:value-type="float" office:value="21998">
            <text:p>2199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lyg viol</text:p>
          </table:table-cell>
          <table:table-cell office:value-type="float" office:value="21797">
            <text:p>2179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kamelia</text:p>
          </table:table-cell>
          <table:table-cell office:value-type="float" office:value="21765">
            <text:p>21765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adong</text:p>
          </table:table-cell>
          <table:table-cell office:value-type="float" office:value="21458">
            <text:p>2145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jeppsson</text:p>
          </table:table-cell>
          <table:table-cell office:value-type="float" office:value="20666">
            <text:p>2066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Solen11</text:p>
          </table:table-cell>
          <table:table-cell office:value-type="float" office:value="20217">
            <text:p>2021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Tulpa</text:p>
          </table:table-cell>
          <table:table-cell office:value-type="float" office:value="19214">
            <text:p>19214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immis rum</text:p>
          </table:table-cell>
          <table:table-cell office:value-type="float" office:value="19016">
            <text:p>1901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illan1971</text:p>
          </table:table-cell>
          <table:table-cell office:value-type="float" office:value="18172">
            <text:p>18172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CrashNburn</text:p>
          </table:table-cell>
          <table:table-cell office:value-type="float" office:value="17426">
            <text:p>1742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a musica</text:p>
          </table:table-cell>
          <table:table-cell office:value-type="float" office:value="17243">
            <text:p>1724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illaQ2</text:p>
          </table:table-cell>
          <table:table-cell office:value-type="float" office:value="17237">
            <text:p>1723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inna71</text:p>
          </table:table-cell>
          <table:table-cell office:value-type="float" office:value="16970">
            <text:p>1697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Crea Diem</text:p>
          </table:table-cell>
          <table:table-cell office:value-type="float" office:value="16564">
            <text:p>16564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peka</text:p>
          </table:table-cell>
          <table:table-cell office:value-type="float" office:value="16346">
            <text:p>1634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annacarin</text:p>
          </table:table-cell>
          <table:table-cell office:value-type="float" office:value="16200">
            <text:p>1620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iaD</text:p>
          </table:table-cell>
          <table:table-cell office:value-type="float" office:value="15704">
            <text:p>15704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Redstone</text:p>
          </table:table-cell>
          <table:table-cell office:value-type="float" office:value="15349">
            <text:p>15349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cillaallic</text:p>
          </table:table-cell>
          <table:table-cell office:value-type="float" office:value="15132">
            <text:p>15132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adicken 71</text:p>
          </table:table-cell>
          <table:table-cell office:value-type="float" office:value="14553">
            <text:p>1455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Coronet</text:p>
          </table:table-cell>
          <table:table-cell office:value-type="float" office:value="14551">
            <text:p>1455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Steffi</text:p>
          </table:table-cell>
          <table:table-cell office:value-type="float" office:value="14281">
            <text:p>1428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osa</text:p>
          </table:table-cell>
          <table:table-cell office:value-type="float" office:value="13106">
            <text:p>1310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dilog</text:p>
          </table:table-cell>
          <table:table-cell office:value-type="float" office:value="13078">
            <text:p>1307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ajsan1</text:p>
          </table:table-cell>
          <table:table-cell office:value-type="float" office:value="13073">
            <text:p>1307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huju</text:p>
          </table:table-cell>
          <table:table-cell office:value-type="float" office:value="12976">
            <text:p>1297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alin 72</text:p>
          </table:table-cell>
          <table:table-cell office:value-type="float" office:value="12610">
            <text:p>1261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Masterblaster</text:p>
          </table:table-cell>
          <table:table-cell office:value-type="float" office:value="12088">
            <text:p>1208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giftman</text:p>
          </table:table-cell>
          <table:table-cell office:value-type="float" office:value="12070">
            <text:p>1207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kalmarpiraten</text:p>
          </table:table-cell>
          <table:table-cell office:value-type="float" office:value="11917">
            <text:p>1191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onniehund</text:p>
          </table:table-cell>
          <table:table-cell office:value-type="float" office:value="11770">
            <text:p>11770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ängtansmamma</text:p>
          </table:table-cell>
          <table:table-cell office:value-type="float" office:value="11163">
            <text:p>11163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Amaterasu</text:p>
          </table:table-cell>
          <table:table-cell office:value-type="float" office:value="10988">
            <text:p>10988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Brinkly</text:p>
          </table:table-cell>
          <table:table-cell office:value-type="float" office:value="10701">
            <text:p>10701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glidan</text:p>
          </table:table-cell>
          <table:table-cell office:value-type="float" office:value="10215">
            <text:p>10215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asa1971</text:p>
          </table:table-cell>
          <table:table-cell office:value-type="float" office:value="10215">
            <text:p>10215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Lillivanilli</text:p>
          </table:table-cell>
          <table:table-cell office:value-type="float" office:value="10007">
            <text:p>10007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Dorian Ertymexx</text:p>
          </table:table-cell>
          <table:table-cell office:value-type="float" office:value="4115983">
            <text:p>411598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CeeJay</text:p>
          </table:table-cell>
          <table:table-cell office:value-type="float" office:value="1605970">
            <text:p>160597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jesslin</text:p>
          </table:table-cell>
          <table:table-cell office:value-type="float" office:value="980793">
            <text:p>98079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JAG är BÄST</text:p>
          </table:table-cell>
          <table:table-cell office:value-type="float" office:value="953064">
            <text:p>95306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Emmel</text:p>
          </table:table-cell>
          <table:table-cell office:value-type="float" office:value="604546">
            <text:p>60454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yra</text:p>
          </table:table-cell>
          <table:table-cell office:value-type="float" office:value="590254">
            <text:p>59025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yrell</text:p>
          </table:table-cell>
          <table:table-cell office:value-type="float" office:value="525535">
            <text:p>52553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Gustie</text:p>
          </table:table-cell>
          <table:table-cell office:value-type="float" office:value="463910">
            <text:p>46391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UWO BaraJag</text:p>
          </table:table-cell>
          <table:table-cell office:value-type="float" office:value="433595">
            <text:p>43359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378704">
            <text:p>37870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ivsglädjen</text:p>
          </table:table-cell>
          <table:table-cell office:value-type="float" office:value="247379">
            <text:p>24737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emlan10</text:p>
          </table:table-cell>
          <table:table-cell office:value-type="float" office:value="222071">
            <text:p>22207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Vitsippa</text:p>
          </table:table-cell>
          <table:table-cell office:value-type="float" office:value="190653">
            <text:p>19065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jrockyracoon</text:p>
          </table:table-cell>
          <table:table-cell office:value-type="float" office:value="190178">
            <text:p>19017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jsan72</text:p>
          </table:table-cell>
          <table:table-cell office:value-type="float" office:value="182801">
            <text:p>18280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ockerpinglan</text:p>
          </table:table-cell>
          <table:table-cell office:value-type="float" office:value="156733">
            <text:p>15673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anjaS</text:p>
          </table:table-cell>
          <table:table-cell office:value-type="float" office:value="153182">
            <text:p>15318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vanilla</text:p>
          </table:table-cell>
          <table:table-cell office:value-type="float" office:value="149458">
            <text:p>14945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line</text:p>
          </table:table-cell>
          <table:table-cell office:value-type="float" office:value="139986">
            <text:p>13998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FruHH</text:p>
          </table:table-cell>
          <table:table-cell office:value-type="float" office:value="136589">
            <text:p>13658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mmaU</text:p>
          </table:table-cell>
          <table:table-cell office:value-type="float" office:value="127538">
            <text:p>12753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NorrVimpel</text:p>
          </table:table-cell>
          <table:table-cell office:value-type="float" office:value="126657">
            <text:p>12665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yxmamma</text:p>
          </table:table-cell>
          <table:table-cell office:value-type="float" office:value="123663">
            <text:p>12366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ina72</text:p>
          </table:table-cell>
          <table:table-cell office:value-type="float" office:value="123017">
            <text:p>12301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office:value-type="float" office:value="117699">
            <text:p>11769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sfaltsblomman</text:p>
          </table:table-cell>
          <table:table-cell office:value-type="float" office:value="104306">
            <text:p>10430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Norea</text:p>
          </table:table-cell>
          <table:table-cell office:value-type="float" office:value="104066">
            <text:p>10406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fenja</text:p>
          </table:table-cell>
          <table:table-cell office:value-type="float" office:value="103952">
            <text:p>10395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etra72</text:p>
          </table:table-cell>
          <table:table-cell office:value-type="float" office:value="102674">
            <text:p>10267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etbäcksfru</text:p>
          </table:table-cell>
          <table:table-cell office:value-type="float" office:value="102055">
            <text:p>10205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thlm72</text:p>
          </table:table-cell>
          <table:table-cell office:value-type="float" office:value="100108">
            <text:p>10010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mma gås</text:p>
          </table:table-cell>
          <table:table-cell office:value-type="float" office:value="92353">
            <text:p>9235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etter 72</text:p>
          </table:table-cell>
          <table:table-cell office:value-type="float" office:value="81842">
            <text:p>8184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nnica P</text:p>
          </table:table-cell>
          <table:table-cell office:value-type="float" office:value="79520">
            <text:p>7952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essa606</text:p>
          </table:table-cell>
          <table:table-cell office:value-type="float" office:value="74833">
            <text:p>7483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ymy</text:p>
          </table:table-cell>
          <table:table-cell office:value-type="float" office:value="67479">
            <text:p>6747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irkamu</text:p>
          </table:table-cell>
          <table:table-cell office:value-type="float" office:value="61914">
            <text:p>6191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eMayo</text:p>
          </table:table-cell>
          <table:table-cell office:value-type="float" office:value="61476">
            <text:p>6147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luggande mamma</text:p>
          </table:table-cell>
          <table:table-cell office:value-type="float" office:value="60820">
            <text:p>6082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iken</text:p>
          </table:table-cell>
          <table:table-cell office:value-type="float" office:value="60770">
            <text:p>6077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ya1</text:p>
          </table:table-cell>
          <table:table-cell office:value-type="float" office:value="59583">
            <text:p>5958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Blåbärspaj</text:p>
          </table:table-cell>
          <table:table-cell office:value-type="float" office:value="58752">
            <text:p>5875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otinona</text:p>
          </table:table-cell>
          <table:table-cell office:value-type="float" office:value="57522">
            <text:p>5752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Erase</text:p>
          </table:table-cell>
          <table:table-cell office:value-type="float" office:value="56851">
            <text:p>5685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Groover</text:p>
          </table:table-cell>
          <table:table-cell office:value-type="float" office:value="56168">
            <text:p>5616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ulimon</text:p>
          </table:table-cell>
          <table:table-cell office:value-type="float" office:value="55497">
            <text:p>5549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ia73</text:p>
          </table:table-cell>
          <table:table-cell office:value-type="float" office:value="53785">
            <text:p>5378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multronpuss</text:p>
          </table:table-cell>
          <table:table-cell office:value-type="float" office:value="48002">
            <text:p>4800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Grodan1972</text:p>
          </table:table-cell>
          <table:table-cell office:value-type="float" office:value="45617">
            <text:p>4561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ma mellitus</text:p>
          </table:table-cell>
          <table:table-cell office:value-type="float" office:value="45547">
            <text:p>4554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Filur</text:p>
          </table:table-cell>
          <table:table-cell office:value-type="float" office:value="44678">
            <text:p>4467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ingForLife</text:p>
          </table:table-cell>
          <table:table-cell office:value-type="float" office:value="42823">
            <text:p>4282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Okara</text:p>
          </table:table-cell>
          <table:table-cell office:value-type="float" office:value="41536">
            <text:p>4153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mmas4killar</text:p>
          </table:table-cell>
          <table:table-cell office:value-type="float" office:value="39951">
            <text:p>3995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igger</text:p>
          </table:table-cell>
          <table:table-cell office:value-type="float" office:value="38956">
            <text:p>3895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Yamma</text:p>
          </table:table-cell>
          <table:table-cell office:value-type="float" office:value="38892">
            <text:p>3889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eter37</text:p>
          </table:table-cell>
          <table:table-cell office:value-type="float" office:value="37952">
            <text:p>3795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oviz</text:p>
          </table:table-cell>
          <table:table-cell office:value-type="float" office:value="36000">
            <text:p>3600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Veran</text:p>
          </table:table-cell>
          <table:table-cell office:value-type="float" office:value="35981">
            <text:p>3598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uddan</text:p>
          </table:table-cell>
          <table:table-cell office:value-type="float" office:value="34833">
            <text:p>3483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Jan Holmström</text:p>
          </table:table-cell>
          <table:table-cell office:value-type="float" office:value="34794">
            <text:p>3479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bondmoran punkt nu</text:p>
          </table:table-cell>
          <table:table-cell office:value-type="float" office:value="33620">
            <text:p>3362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ipperoni</text:p>
          </table:table-cell>
          <table:table-cell office:value-type="float" office:value="32555">
            <text:p>3255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Yoga</text:p>
          </table:table-cell>
          <table:table-cell office:value-type="float" office:value="32164">
            <text:p>3216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olros72</text:p>
          </table:table-cell>
          <table:table-cell office:value-type="float" office:value="31905">
            <text:p>3190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nders2015</text:p>
          </table:table-cell>
          <table:table-cell office:value-type="float" office:value="31173">
            <text:p>3117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 A K</text:p>
          </table:table-cell>
          <table:table-cell office:value-type="float" office:value="31170">
            <text:p>3117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bono</text:p>
          </table:table-cell>
          <table:table-cell office:value-type="float" office:value="30825">
            <text:p>3082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NY I GBG</text:p>
          </table:table-cell>
          <table:table-cell office:value-type="float" office:value="30637">
            <text:p>3063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hummelhonung</text:p>
          </table:table-cell>
          <table:table-cell office:value-type="float" office:value="30400">
            <text:p>3040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närtan</text:p>
          </table:table-cell>
          <table:table-cell office:value-type="float" office:value="29375">
            <text:p>2937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kana</text:p>
          </table:table-cell>
          <table:table-cell office:value-type="float" office:value="28437">
            <text:p>2843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aguna</text:p>
          </table:table-cell>
          <table:table-cell office:value-type="float" office:value="28330">
            <text:p>2833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kudden12</text:p>
          </table:table-cell>
          <table:table-cell office:value-type="float" office:value="28289">
            <text:p>2828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72</text:p>
          </table:table-cell>
          <table:table-cell office:value-type="float" office:value="27820">
            <text:p>2782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linBN</text:p>
          </table:table-cell>
          <table:table-cell office:value-type="float" office:value="27790">
            <text:p>2779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ida</text:p>
          </table:table-cell>
          <table:table-cell office:value-type="float" office:value="26897">
            <text:p>2689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linx</text:p>
          </table:table-cell>
          <table:table-cell office:value-type="float" office:value="26330">
            <text:p>2633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Ölandstok</text:p>
          </table:table-cell>
          <table:table-cell office:value-type="float" office:value="26180">
            <text:p>2618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villingmamma</text:p>
          </table:table-cell>
          <table:table-cell office:value-type="float" office:value="25147">
            <text:p>2514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O72</text:p>
          </table:table-cell>
          <table:table-cell office:value-type="float" office:value="25078">
            <text:p>2507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pån Mona</text:p>
          </table:table-cell>
          <table:table-cell office:value-type="float" office:value="24283">
            <text:p>2428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laddmamman</text:p>
          </table:table-cell>
          <table:table-cell office:value-type="float" office:value="24109">
            <text:p>2410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VEACOOL</text:p>
          </table:table-cell>
          <table:table-cell office:value-type="float" office:value="23692">
            <text:p>2369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jennas1</text:p>
          </table:table-cell>
          <table:table-cell office:value-type="float" office:value="23481">
            <text:p>2348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nna1234</text:p>
          </table:table-cell>
          <table:table-cell office:value-type="float" office:value="23006">
            <text:p>2300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rixan</text:p>
          </table:table-cell>
          <table:table-cell office:value-type="float" office:value="22788">
            <text:p>2278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Valente</text:p>
          </table:table-cell>
          <table:table-cell office:value-type="float" office:value="22259">
            <text:p>2225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eppan</text:p>
          </table:table-cell>
          <table:table-cell office:value-type="float" office:value="22033">
            <text:p>2203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ilia</text:p>
          </table:table-cell>
          <table:table-cell office:value-type="float" office:value="21769">
            <text:p>2176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urresnurre</text:p>
          </table:table-cell>
          <table:table-cell office:value-type="float" office:value="21667">
            <text:p>2166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Boe</text:p>
          </table:table-cell>
          <table:table-cell office:value-type="float" office:value="20839">
            <text:p>2083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IAH73</text:p>
          </table:table-cell>
          <table:table-cell office:value-type="float" office:value="20666">
            <text:p>2066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usmar72</text:p>
          </table:table-cell>
          <table:table-cell office:value-type="float" office:value="20572">
            <text:p>2057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emlan10</text:p>
          </table:table-cell>
          <table:table-cell office:value-type="float" office:value="20160">
            <text:p>2016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rulsan</text:p>
          </table:table-cell>
          <table:table-cell office:value-type="float" office:value="20111">
            <text:p>2011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Kikkis</text:p>
          </table:table-cell>
          <table:table-cell office:value-type="float" office:value="19980">
            <text:p>1998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Eldig72</text:p>
          </table:table-cell>
          <table:table-cell office:value-type="float" office:value="19730">
            <text:p>1973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ewis1</text:p>
          </table:table-cell>
          <table:table-cell office:value-type="float" office:value="19087">
            <text:p>1908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san25</text:p>
          </table:table-cell>
          <table:table-cell office:value-type="float" office:value="18771">
            <text:p>1877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Ängla88</text:p>
          </table:table-cell>
          <table:table-cell office:value-type="float" office:value="18687">
            <text:p>1868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big mama</text:p>
          </table:table-cell>
          <table:table-cell office:value-type="float" office:value="18678">
            <text:p>1867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Jennolinnea</text:p>
          </table:table-cell>
          <table:table-cell office:value-type="float" office:value="18360">
            <text:p>1836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roska</text:p>
          </table:table-cell>
          <table:table-cell office:value-type="float" office:value="18348">
            <text:p>1834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ingelinga</text:p>
          </table:table-cell>
          <table:table-cell office:value-type="float" office:value="17590">
            <text:p>1759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Computerworld</text:p>
          </table:table-cell>
          <table:table-cell office:value-type="float" office:value="17393">
            <text:p>1739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shenjka</text:p>
          </table:table-cell>
          <table:table-cell office:value-type="float" office:value="17380">
            <text:p>1738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ale blue eyes</text:p>
          </table:table-cell>
          <table:table-cell office:value-type="float" office:value="16706">
            <text:p>1670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eandra</text:p>
          </table:table-cell>
          <table:table-cell office:value-type="float" office:value="15840">
            <text:p>1584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nnika31</text:p>
          </table:table-cell>
          <table:table-cell office:value-type="float" office:value="15773">
            <text:p>1577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uman0507</text:p>
          </table:table-cell>
          <table:table-cell office:value-type="float" office:value="15206">
            <text:p>1520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Zhuhai</text:p>
          </table:table-cell>
          <table:table-cell office:value-type="float" office:value="15074">
            <text:p>1507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arnordqvist</text:p>
          </table:table-cell>
          <table:table-cell office:value-type="float" office:value="15042">
            <text:p>1504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kaffebönan</text:p>
          </table:table-cell>
          <table:table-cell office:value-type="float" office:value="14365">
            <text:p>1436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ernilla1972</text:p>
          </table:table-cell>
          <table:table-cell office:value-type="float" office:value="14352">
            <text:p>1435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4286">
            <text:p>1428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ady79</text:p>
          </table:table-cell>
          <table:table-cell office:value-type="float" office:value="13854">
            <text:p>1385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ilsner</text:p>
          </table:table-cell>
          <table:table-cell office:value-type="float" office:value="13846">
            <text:p>1384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elonpelon</text:p>
          </table:table-cell>
          <table:table-cell office:value-type="float" office:value="13694">
            <text:p>1369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ucaz mamma</text:p>
          </table:table-cell>
          <table:table-cell office:value-type="float" office:value="13320">
            <text:p>13320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araSofie</text:p>
          </table:table-cell>
          <table:table-cell office:value-type="float" office:value="13198">
            <text:p>1319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errus</text:p>
          </table:table-cell>
          <table:table-cell office:value-type="float" office:value="13115">
            <text:p>1311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ja72</text:p>
          </table:table-cell>
          <table:table-cell office:value-type="float" office:value="13069">
            <text:p>1306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tefanH</text:p>
          </table:table-cell>
          <table:table-cell office:value-type="float" office:value="12728">
            <text:p>12728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agnolian</text:p>
          </table:table-cell>
          <table:table-cell office:value-type="float" office:value="12444">
            <text:p>1244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Kajsa 30</text:p>
          </table:table-cell>
          <table:table-cell office:value-type="float" office:value="12315">
            <text:p>1231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FlickaMedGuld</text:p>
          </table:table-cell>
          <table:table-cell office:value-type="float" office:value="12176">
            <text:p>1217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nina72</text:p>
          </table:table-cell>
          <table:table-cell office:value-type="float" office:value="12101">
            <text:p>1210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Cina72</text:p>
          </table:table-cell>
          <table:table-cell office:value-type="float" office:value="12002">
            <text:p>1200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Ärtan05</text:p>
          </table:table-cell>
          <table:table-cell office:value-type="float" office:value="11823">
            <text:p>1182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intur2010</text:p>
          </table:table-cell>
          <table:table-cell office:value-type="float" office:value="11671">
            <text:p>11671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sockerbomben</text:p>
          </table:table-cell>
          <table:table-cell office:value-type="float" office:value="11327">
            <text:p>1132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Tigermamman72</text:p>
          </table:table-cell>
          <table:table-cell office:value-type="float" office:value="11109">
            <text:p>1110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Leandra</text:p>
          </table:table-cell>
          <table:table-cell office:value-type="float" office:value="11055">
            <text:p>11055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nnamariahelena72</text:p>
          </table:table-cell>
          <table:table-cell office:value-type="float" office:value="10894">
            <text:p>1089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ostisPer</text:p>
          </table:table-cell>
          <table:table-cell office:value-type="float" office:value="10866">
            <text:p>1086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vänlig</text:p>
          </table:table-cell>
          <table:table-cell office:value-type="float" office:value="10779">
            <text:p>10779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milla72</text:p>
          </table:table-cell>
          <table:table-cell office:value-type="float" office:value="10647">
            <text:p>10647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guldklimpen</text:p>
          </table:table-cell>
          <table:table-cell office:value-type="float" office:value="10443">
            <text:p>10443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varmland</text:p>
          </table:table-cell>
          <table:table-cell office:value-type="float" office:value="10426">
            <text:p>1042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eteja</text:p>
          </table:table-cell>
          <table:table-cell office:value-type="float" office:value="10266">
            <text:p>10266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luttbebis</text:p>
          </table:table-cell>
          <table:table-cell office:value-type="float" office:value="10094">
            <text:p>1009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annlis72</text:p>
          </table:table-cell>
          <table:table-cell office:value-type="float" office:value="10082">
            <text:p>10082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Pallas</text:p>
          </table:table-cell>
          <table:table-cell office:value-type="float" office:value="2857032">
            <text:p>285703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essaS</text:p>
          </table:table-cell>
          <table:table-cell office:value-type="float" office:value="619978">
            <text:p>61997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Impertiff</text:p>
          </table:table-cell>
          <table:table-cell office:value-type="float" office:value="544463">
            <text:p>54446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Nickis</text:p>
          </table:table-cell>
          <table:table-cell office:value-type="float" office:value="539059">
            <text:p>53905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Pochahontas</text:p>
          </table:table-cell>
          <table:table-cell office:value-type="float" office:value="483004">
            <text:p>48300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llatroll</text:p>
          </table:table-cell>
          <table:table-cell office:value-type="float" office:value="374016">
            <text:p>37401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Diwa</text:p>
          </table:table-cell>
          <table:table-cell office:value-type="float" office:value="357362">
            <text:p>35736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empo21</text:p>
          </table:table-cell>
          <table:table-cell office:value-type="float" office:value="314631">
            <text:p>31463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Julianna</text:p>
          </table:table-cell>
          <table:table-cell office:value-type="float" office:value="309105">
            <text:p>30910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rissvinnaren</text:p>
          </table:table-cell>
          <table:table-cell office:value-type="float" office:value="288198">
            <text:p>28819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igerLily</text:p>
          </table:table-cell>
          <table:table-cell office:value-type="float" office:value="277102">
            <text:p>27710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Kyanita</text:p>
          </table:table-cell>
          <table:table-cell office:value-type="float" office:value="264936">
            <text:p>26493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issermajser</text:p>
          </table:table-cell>
          <table:table-cell office:value-type="float" office:value="226974">
            <text:p>22697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dame Mom</text:p>
          </table:table-cell>
          <table:table-cell office:value-type="float" office:value="220040">
            <text:p>22004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Fama123</text:p>
          </table:table-cell>
          <table:table-cell office:value-type="float" office:value="219973">
            <text:p>21997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Betty Boop</text:p>
          </table:table-cell>
          <table:table-cell office:value-type="float" office:value="203940">
            <text:p>20394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laddis</text:p>
          </table:table-cell>
          <table:table-cell office:value-type="float" office:value="198403">
            <text:p>19840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Fe73</text:p>
          </table:table-cell>
          <table:table-cell office:value-type="float" office:value="192679">
            <text:p>19267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Petrellie</text:p>
          </table:table-cell>
          <table:table-cell office:value-type="float" office:value="189581">
            <text:p>18958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rsC74</text:p>
          </table:table-cell>
          <table:table-cell office:value-type="float" office:value="171686">
            <text:p>17168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Farth Vader</text:p>
          </table:table-cell>
          <table:table-cell office:value-type="float" office:value="164880">
            <text:p>16488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vshlädje</text:p>
          </table:table-cell>
          <table:table-cell office:value-type="float" office:value="155549">
            <text:p>15554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eza73</text:p>
          </table:table-cell>
          <table:table-cell office:value-type="float" office:value="155199">
            <text:p>15519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Fröken Juni</text:p>
          </table:table-cell>
          <table:table-cell office:value-type="float" office:value="154046">
            <text:p>15404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re100</text:p>
          </table:table-cell>
          <table:table-cell office:value-type="float" office:value="148658">
            <text:p>14865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juni</text:p>
          </table:table-cell>
          <table:table-cell office:value-type="float" office:value="138672">
            <text:p>13867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mma smurfen</text:p>
          </table:table-cell>
          <table:table-cell office:value-type="float" office:value="135619">
            <text:p>13561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IsaN</text:p>
          </table:table-cell>
          <table:table-cell office:value-type="float" office:value="130916">
            <text:p>13091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jag är den jag är</text:p>
          </table:table-cell>
          <table:table-cell office:value-type="float" office:value="129132">
            <text:p>12913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otten73</text:p>
          </table:table-cell>
          <table:table-cell office:value-type="float" office:value="128470">
            <text:p>12847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Aniara</text:p>
          </table:table-cell>
          <table:table-cell office:value-type="float" office:value="128305">
            <text:p>12830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riaX m 2</text:p>
          </table:table-cell>
          <table:table-cell office:value-type="float" office:value="126644">
            <text:p>12664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dicken73</text:p>
          </table:table-cell>
          <table:table-cell office:value-type="float" office:value="116035">
            <text:p>11603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bumse2</text:p>
          </table:table-cell>
          <table:table-cell office:value-type="float" office:value="115137">
            <text:p>11513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zasu</text:p>
          </table:table-cell>
          <table:table-cell office:value-type="float" office:value="111178">
            <text:p>11117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ally</text:p>
          </table:table-cell>
          <table:table-cell office:value-type="float" office:value="104743">
            <text:p>10474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huleslapper</text:p>
          </table:table-cell>
          <table:table-cell office:value-type="float" office:value="94893">
            <text:p>9489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Jenka1</text:p>
          </table:table-cell>
          <table:table-cell office:value-type="float" office:value="94062">
            <text:p>9406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92907">
            <text:p>9290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ra</text:p>
          </table:table-cell>
          <table:table-cell office:value-type="float" office:value="92404">
            <text:p>9240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Allex</text:p>
          </table:table-cell>
          <table:table-cell office:value-type="float" office:value="88825">
            <text:p>8882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iemi</text:p>
          </table:table-cell>
          <table:table-cell office:value-type="float" office:value="83695">
            <text:p>8369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budde1</text:p>
          </table:table-cell>
          <table:table-cell office:value-type="float" office:value="77733">
            <text:p>7773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VojneVojne</text:p>
          </table:table-cell>
          <table:table-cell office:value-type="float" office:value="76880">
            <text:p>7688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ly38</text:p>
          </table:table-cell>
          <table:table-cell office:value-type="float" office:value="76788">
            <text:p>7678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Pinglan73</text:p>
          </table:table-cell>
          <table:table-cell office:value-type="float" office:value="67865">
            <text:p>6786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FCBJ</text:p>
          </table:table-cell>
          <table:table-cell office:value-type="float" office:value="65324">
            <text:p>6532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saW111</text:p>
          </table:table-cell>
          <table:table-cell office:value-type="float" office:value="64861">
            <text:p>6486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Alexandria</text:p>
          </table:table-cell>
          <table:table-cell office:value-type="float" office:value="63221">
            <text:p>6322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an73</text:p>
          </table:table-cell>
          <table:table-cell office:value-type="float" office:value="62514">
            <text:p>6251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Ninnan</text:p>
          </table:table-cell>
          <table:table-cell office:value-type="float" office:value="60602">
            <text:p>6060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ax1</text:p>
          </table:table-cell>
          <table:table-cell office:value-type="float" office:value="58782">
            <text:p>5878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QrazyQuties</text:p>
          </table:table-cell>
          <table:table-cell office:value-type="float" office:value="54671">
            <text:p>5467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Erica 73</text:p>
          </table:table-cell>
          <table:table-cell office:value-type="float" office:value="52223">
            <text:p>5222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Dr Myo</text:p>
          </table:table-cell>
          <table:table-cell office:value-type="float" office:value="52083">
            <text:p>5208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mulanflen</text:p>
          </table:table-cell>
          <table:table-cell office:value-type="float" office:value="49588">
            <text:p>4958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Krumpy</text:p>
          </table:table-cell>
          <table:table-cell office:value-type="float" office:value="49295">
            <text:p>4929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Julia08</text:p>
          </table:table-cell>
          <table:table-cell office:value-type="float" office:value="48927">
            <text:p>4892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4an</text:p>
          </table:table-cell>
          <table:table-cell office:value-type="float" office:value="47494">
            <text:p>4749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isblomma</text:p>
          </table:table-cell>
          <table:table-cell office:value-type="float" office:value="42903">
            <text:p>4290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Pippiputti</text:p>
          </table:table-cell>
          <table:table-cell office:value-type="float" office:value="41919">
            <text:p>4191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mulan1973</text:p>
          </table:table-cell>
          <table:table-cell office:value-type="float" office:value="41656">
            <text:p>4165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zmurfan</text:p>
          </table:table-cell>
          <table:table-cell office:value-type="float" office:value="41095">
            <text:p>4109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raki73</text:p>
          </table:table-cell>
          <table:table-cell office:value-type="float" office:value="39528">
            <text:p>3952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NELJ</text:p>
          </table:table-cell>
          <table:table-cell office:value-type="float" office:value="38430">
            <text:p>3843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Bissen</text:p>
          </table:table-cell>
          <table:table-cell office:value-type="float" office:value="37665">
            <text:p>3766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sofia</text:p>
          </table:table-cell>
          <table:table-cell office:value-type="float" office:value="37126">
            <text:p>3712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Assis</text:p>
          </table:table-cell>
          <table:table-cell office:value-type="float" office:value="37060">
            <text:p>3706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hades</text:p>
          </table:table-cell>
          <table:table-cell office:value-type="float" office:value="36951">
            <text:p>3695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Vikingafrun</text:p>
          </table:table-cell>
          <table:table-cell office:value-type="float" office:value="35916">
            <text:p>3591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ildalainen</text:p>
          </table:table-cell>
          <table:table-cell office:value-type="float" office:value="35526">
            <text:p>3552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reFantastiskaBarn</text:p>
          </table:table-cell>
          <table:table-cell office:value-type="float" office:value="35013">
            <text:p>3501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Princepesa</text:p>
          </table:table-cell>
          <table:table-cell office:value-type="float" office:value="34823">
            <text:p>3482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ballamalla</text:p>
          </table:table-cell>
          <table:table-cell office:value-type="float" office:value="34784">
            <text:p>3478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ellenagnes</text:p>
          </table:table-cell>
          <table:table-cell office:value-type="float" office:value="33867">
            <text:p>3386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Fröken J</text:p>
          </table:table-cell>
          <table:table-cell office:value-type="float" office:value="33397">
            <text:p>3339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issa Blom</text:p>
          </table:table-cell>
          <table:table-cell office:value-type="float" office:value="32024">
            <text:p>3202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Nelle</text:p>
          </table:table-cell>
          <table:table-cell office:value-type="float" office:value="31750">
            <text:p>3175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otass</text:p>
          </table:table-cell>
          <table:table-cell office:value-type="float" office:value="29981">
            <text:p>2998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Bella73</text:p>
          </table:table-cell>
          <table:table-cell office:value-type="float" office:value="27754">
            <text:p>2775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uss 1</text:p>
          </table:table-cell>
          <table:table-cell office:value-type="float" office:value="27549">
            <text:p>2754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n 1973</text:p>
          </table:table-cell>
          <table:table-cell office:value-type="float" office:value="26847">
            <text:p>2684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ereza</text:p>
          </table:table-cell>
          <table:table-cell office:value-type="float" office:value="26834">
            <text:p>2683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mmiloo</text:p>
          </table:table-cell>
          <table:table-cell office:value-type="float" office:value="26498">
            <text:p>2649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r Andersson</text:p>
          </table:table-cell>
          <table:table-cell office:value-type="float" office:value="24966">
            <text:p>2496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v73</text:p>
          </table:table-cell>
          <table:table-cell office:value-type="float" office:value="23822">
            <text:p>2382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gnetica</text:p>
          </table:table-cell>
          <table:table-cell office:value-type="float" office:value="23812">
            <text:p>2381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uss73</text:p>
          </table:table-cell>
          <table:table-cell office:value-type="float" office:value="23596">
            <text:p>2359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ilverjenny</text:p>
          </table:table-cell>
          <table:table-cell office:value-type="float" office:value="23466">
            <text:p>2346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iss</text:p>
          </table:table-cell>
          <table:table-cell office:value-type="float" office:value="23183">
            <text:p>2318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riaO</text:p>
          </table:table-cell>
          <table:table-cell office:value-type="float" office:value="23112">
            <text:p>2311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Anjonen</text:p>
          </table:table-cell>
          <table:table-cell office:value-type="float" office:value="23047">
            <text:p>2304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Jois</text:p>
          </table:table-cell>
          <table:table-cell office:value-type="float" office:value="22811">
            <text:p>2281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gosgroda</text:p>
          </table:table-cell>
          <table:table-cell office:value-type="float" office:value="22347">
            <text:p>2234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ysan06</text:p>
          </table:table-cell>
          <table:table-cell office:value-type="float" office:value="21283">
            <text:p>2128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gottelina</text:p>
          </table:table-cell>
          <table:table-cell office:value-type="float" office:value="20385">
            <text:p>2038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Vårdepp</text:p>
          </table:table-cell>
          <table:table-cell office:value-type="float" office:value="20320">
            <text:p>2032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ttemamman</text:p>
          </table:table-cell>
          <table:table-cell office:value-type="float" office:value="19885">
            <text:p>1988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ggan81</text:p>
          </table:table-cell>
          <table:table-cell office:value-type="float" office:value="19844">
            <text:p>1984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ottapotta08</text:p>
          </table:table-cell>
          <table:table-cell office:value-type="float" office:value="18930">
            <text:p>1893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ak73</text:p>
          </table:table-cell>
          <table:table-cell office:value-type="float" office:value="18758">
            <text:p>1875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VeraLu</text:p>
          </table:table-cell>
          <table:table-cell office:value-type="float" office:value="18285">
            <text:p>1828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ndamarias</text:p>
          </table:table-cell>
          <table:table-cell office:value-type="float" office:value="17616">
            <text:p>1761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Carla</text:p>
          </table:table-cell>
          <table:table-cell office:value-type="float" office:value="17286">
            <text:p>1728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M</text:p>
          </table:table-cell>
          <table:table-cell office:value-type="float" office:value="17246">
            <text:p>1724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jamajas</text:p>
          </table:table-cell>
          <table:table-cell office:value-type="float" office:value="16905">
            <text:p>1690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vanligkille37</text:p>
          </table:table-cell>
          <table:table-cell office:value-type="float" office:value="16600">
            <text:p>1660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CamillaA</text:p>
          </table:table-cell>
          <table:table-cell office:value-type="float" office:value="16477">
            <text:p>1647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nettea</text:p>
          </table:table-cell>
          <table:table-cell office:value-type="float" office:value="16064">
            <text:p>1606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hootking</text:p>
          </table:table-cell>
          <table:table-cell office:value-type="float" office:value="16009">
            <text:p>1600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lphie</text:p>
          </table:table-cell>
          <table:table-cell office:value-type="float" office:value="15895">
            <text:p>1589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verosus</text:p>
          </table:table-cell>
          <table:table-cell office:value-type="float" office:value="15808">
            <text:p>1580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Klubben</text:p>
          </table:table-cell>
          <table:table-cell office:value-type="float" office:value="15329">
            <text:p>1532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ullehj</text:p>
          </table:table-cell>
          <table:table-cell office:value-type="float" office:value="15224">
            <text:p>1522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RestoreMe</text:p>
          </table:table-cell>
          <table:table-cell office:value-type="float" office:value="15031">
            <text:p>1503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olange</text:p>
          </table:table-cell>
          <table:table-cell office:value-type="float" office:value="14381">
            <text:p>1438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Ellentina</text:p>
          </table:table-cell>
          <table:table-cell office:value-type="float" office:value="14324">
            <text:p>14324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Pikapika</text:p>
          </table:table-cell>
          <table:table-cell office:value-type="float" office:value="14189">
            <text:p>1418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weety11</text:p>
          </table:table-cell>
          <table:table-cell office:value-type="float" office:value="13912">
            <text:p>1391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onkan10</text:p>
          </table:table-cell>
          <table:table-cell office:value-type="float" office:value="13819">
            <text:p>1381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ylva t</text:p>
          </table:table-cell>
          <table:table-cell office:value-type="float" office:value="13795">
            <text:p>13795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oadylan</text:p>
          </table:table-cell>
          <table:table-cell office:value-type="float" office:value="13546">
            <text:p>1354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olrosfrö</text:p>
          </table:table-cell>
          <table:table-cell office:value-type="float" office:value="13409">
            <text:p>1340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avasana</text:p>
          </table:table-cell>
          <table:table-cell office:value-type="float" office:value="13346">
            <text:p>1334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redbull</text:p>
          </table:table-cell>
          <table:table-cell office:value-type="float" office:value="12773">
            <text:p>1277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Nore</text:p>
          </table:table-cell>
          <table:table-cell office:value-type="float" office:value="12629">
            <text:p>12629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illan kba</text:p>
          </table:table-cell>
          <table:table-cell office:value-type="float" office:value="12586">
            <text:p>1258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ebe</text:p>
          </table:table-cell>
          <table:table-cell office:value-type="float" office:value="12171">
            <text:p>1217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chivas</text:p>
          </table:table-cell>
          <table:table-cell office:value-type="float" office:value="11828">
            <text:p>1182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umsa73</text:p>
          </table:table-cell>
          <table:table-cell office:value-type="float" office:value="11807">
            <text:p>1180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CillowP</text:p>
          </table:table-cell>
          <table:table-cell office:value-type="float" office:value="11636">
            <text:p>1163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amsen1</text:p>
          </table:table-cell>
          <table:table-cell office:value-type="float" office:value="11396">
            <text:p>11396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jagheterjenny</text:p>
          </table:table-cell>
          <table:table-cell office:value-type="float" office:value="11343">
            <text:p>11343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urv73</text:p>
          </table:table-cell>
          <table:table-cell office:value-type="float" office:value="11130">
            <text:p>1113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Smultron73</text:p>
          </table:table-cell>
          <table:table-cell office:value-type="float" office:value="10948">
            <text:p>10948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Mirrebirre</text:p>
          </table:table-cell>
          <table:table-cell office:value-type="float" office:value="10851">
            <text:p>10851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tempest1</text:p>
          </table:table-cell>
          <table:table-cell office:value-type="float" office:value="10620">
            <text:p>1062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Kleo73</text:p>
          </table:table-cell>
          <table:table-cell office:value-type="float" office:value="10507">
            <text:p>10507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Pyret2017</text:p>
          </table:table-cell>
          <table:table-cell office:value-type="float" office:value="10350">
            <text:p>10350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LJo</text:p>
          </table:table-cell>
          <table:table-cell office:value-type="float" office:value="10122">
            <text:p>10122</text:p>
          </table:table-cell>
          <table:table-cell office:value-type="float" office:value="1974">
            <text:p>1974</text:p>
          </table:table-cell>
          <table:table-cell table:number-columns-repeated="4"/>
        </table:table-row>
        <table:table-row table:style-name="ro1">
          <table:table-cell office:value-type="string">
            <text:p>NadiaMi</text:p>
          </table:table-cell>
          <table:table-cell office:value-type="float" office:value="2193905">
            <text:p>219390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utterscotch</text:p>
          </table:table-cell>
          <table:table-cell office:value-type="float" office:value="809679">
            <text:p>80967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delifi2</text:p>
          </table:table-cell>
          <table:table-cell office:value-type="float" office:value="804508">
            <text:p>80450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oje</text:p>
          </table:table-cell>
          <table:table-cell office:value-type="float" office:value="777745">
            <text:p>77774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otten</text:p>
          </table:table-cell>
          <table:table-cell office:value-type="float" office:value="491087">
            <text:p>49108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float" office:value="442892">
            <text:p>44289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aronessan</text:p>
          </table:table-cell>
          <table:table-cell office:value-type="float" office:value="442179">
            <text:p>44217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asseKatt</text:p>
          </table:table-cell>
          <table:table-cell office:value-type="float" office:value="377736">
            <text:p>37773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cirkel</text:p>
          </table:table-cell>
          <table:table-cell office:value-type="float" office:value="329620">
            <text:p>32962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igrid</text:p>
          </table:table-cell>
          <table:table-cell office:value-type="float" office:value="292803">
            <text:p>29280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adyBond</text:p>
          </table:table-cell>
          <table:table-cell office:value-type="float" office:value="276651">
            <text:p>27665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Granada</text:p>
          </table:table-cell>
          <table:table-cell office:value-type="float" office:value="266479">
            <text:p>26647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ngiee</text:p>
          </table:table-cell>
          <table:table-cell office:value-type="float" office:value="260413">
            <text:p>26041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ojkens</text:p>
          </table:table-cell>
          <table:table-cell office:value-type="float" office:value="249587">
            <text:p>24958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KickanAnnika</text:p>
          </table:table-cell>
          <table:table-cell office:value-type="float" office:value="244421">
            <text:p>24442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inja</text:p>
          </table:table-cell>
          <table:table-cell office:value-type="float" office:value="230147">
            <text:p>23014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Rae</text:p>
          </table:table-cell>
          <table:table-cell office:value-type="float" office:value="208354">
            <text:p>20835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inizen</text:p>
          </table:table-cell>
          <table:table-cell office:value-type="float" office:value="204301">
            <text:p>20430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ell13</text:p>
          </table:table-cell>
          <table:table-cell office:value-type="float" office:value="193130">
            <text:p>19313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ellie</text:p>
          </table:table-cell>
          <table:table-cell office:value-type="float" office:value="189137">
            <text:p>18913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A Woman</text:p>
          </table:table-cell>
          <table:table-cell office:value-type="float" office:value="185764">
            <text:p>18576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eureka</text:p>
          </table:table-cell>
          <table:table-cell office:value-type="float" office:value="175151">
            <text:p>17515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Eileen1</text:p>
          </table:table-cell>
          <table:table-cell office:value-type="float" office:value="173759">
            <text:p>17375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72977">
            <text:p>17297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avendia</text:p>
          </table:table-cell>
          <table:table-cell office:value-type="float" office:value="160020">
            <text:p>16002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38661">
            <text:p>13866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Kuben</text:p>
          </table:table-cell>
          <table:table-cell office:value-type="float" office:value="127089">
            <text:p>12708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en08</text:p>
          </table:table-cell>
          <table:table-cell office:value-type="float" office:value="125528">
            <text:p>12552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The Doctor</text:p>
          </table:table-cell>
          <table:table-cell office:value-type="float" office:value="123579">
            <text:p>12357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glader</text:p>
          </table:table-cell>
          <table:table-cell office:value-type="float" office:value="122604">
            <text:p>12260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ojjanna</text:p>
          </table:table-cell>
          <table:table-cell office:value-type="float" office:value="121279">
            <text:p>12127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ållan</text:p>
          </table:table-cell>
          <table:table-cell office:value-type="float" office:value="116364">
            <text:p>11636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aggi74</text:p>
          </table:table-cell>
          <table:table-cell office:value-type="float" office:value="102145">
            <text:p>10214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jmaj</text:p>
          </table:table-cell>
          <table:table-cell office:value-type="float" office:value="101699">
            <text:p>10169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Trailer trash TT</text:p>
          </table:table-cell>
          <table:table-cell office:value-type="float" office:value="96578">
            <text:p>9657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Ulle 74</text:p>
          </table:table-cell>
          <table:table-cell office:value-type="float" office:value="91154">
            <text:p>9115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Froggis</text:p>
          </table:table-cell>
          <table:table-cell office:value-type="float" office:value="89182">
            <text:p>8918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orfen</text:p>
          </table:table-cell>
          <table:table-cell office:value-type="float" office:value="88216">
            <text:p>8821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elena D</text:p>
          </table:table-cell>
          <table:table-cell office:value-type="float" office:value="77472">
            <text:p>7747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eronica74</text:p>
          </table:table-cell>
          <table:table-cell office:value-type="float" office:value="77111">
            <text:p>7711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odesty74</text:p>
          </table:table-cell>
          <table:table-cell office:value-type="float" office:value="76113">
            <text:p>7611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ellebror</text:p>
          </table:table-cell>
          <table:table-cell office:value-type="float" office:value="75561">
            <text:p>7556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DiZZY</text:p>
          </table:table-cell>
          <table:table-cell office:value-type="float" office:value="71292">
            <text:p>7129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ebba</text:p>
          </table:table-cell>
          <table:table-cell office:value-type="float" office:value="69208">
            <text:p>6920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ingra</text:p>
          </table:table-cell>
          <table:table-cell office:value-type="float" office:value="66796">
            <text:p>6679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imja</text:p>
          </table:table-cell>
          <table:table-cell office:value-type="float" office:value="65347">
            <text:p>6534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osefinsMamma</text:p>
          </table:table-cell>
          <table:table-cell office:value-type="float" office:value="64924">
            <text:p>6492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abbematte</text:p>
          </table:table-cell>
          <table:table-cell office:value-type="float" office:value="64592">
            <text:p>6459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agvetefan</text:p>
          </table:table-cell>
          <table:table-cell office:value-type="float" office:value="64414">
            <text:p>6441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uchahontas</text:p>
          </table:table-cell>
          <table:table-cell office:value-type="float" office:value="63291">
            <text:p>6329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Gothica</text:p>
          </table:table-cell>
          <table:table-cell office:value-type="float" office:value="63231">
            <text:p>6323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amma Björck</text:p>
          </table:table-cell>
          <table:table-cell office:value-type="float" office:value="61734">
            <text:p>6173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issnööjd</text:p>
          </table:table-cell>
          <table:table-cell office:value-type="float" office:value="59498">
            <text:p>5949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gent 355</text:p>
          </table:table-cell>
          <table:table-cell office:value-type="float" office:value="57584">
            <text:p>5758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indaMamman</text:p>
          </table:table-cell>
          <table:table-cell office:value-type="float" office:value="56640">
            <text:p>5664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Cleo1</text:p>
          </table:table-cell>
          <table:table-cell office:value-type="float" office:value="55819">
            <text:p>5581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umpan</text:p>
          </table:table-cell>
          <table:table-cell office:value-type="float" office:value="55287">
            <text:p>5528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önskar09</text:p>
          </table:table-cell>
          <table:table-cell office:value-type="float" office:value="54684">
            <text:p>5468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äduren74</text:p>
          </table:table-cell>
          <table:table-cell office:value-type="float" office:value="53995">
            <text:p>5399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0desty</text:p>
          </table:table-cell>
          <table:table-cell office:value-type="float" office:value="51662">
            <text:p>5166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kentmaximus</text:p>
          </table:table-cell>
          <table:table-cell office:value-type="float" office:value="51560">
            <text:p>5156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andolin76</text:p>
          </table:table-cell>
          <table:table-cell office:value-type="float" office:value="50405">
            <text:p>5040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50037">
            <text:p>5003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oM11</text:p>
          </table:table-cell>
          <table:table-cell office:value-type="float" office:value="49512">
            <text:p>4951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lthea</text:p>
          </table:table-cell>
          <table:table-cell office:value-type="float" office:value="48689">
            <text:p>4868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Depsin1</text:p>
          </table:table-cell>
          <table:table-cell office:value-type="float" office:value="46660">
            <text:p>4666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Karolina75</text:p>
          </table:table-cell>
          <table:table-cell office:value-type="float" office:value="45203">
            <text:p>4520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Dreamrose</text:p>
          </table:table-cell>
          <table:table-cell office:value-type="float" office:value="44634">
            <text:p>4463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irga</text:p>
          </table:table-cell>
          <table:table-cell office:value-type="float" office:value="43598">
            <text:p>4359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Torparn</text:p>
          </table:table-cell>
          <table:table-cell office:value-type="float" office:value="43550">
            <text:p>4355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40714">
            <text:p>4071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urmakatten</text:p>
          </table:table-cell>
          <table:table-cell office:value-type="float" office:value="40584">
            <text:p>4058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ymamasaid</text:p>
          </table:table-cell>
          <table:table-cell office:value-type="float" office:value="40112">
            <text:p>4011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tortå</text:p>
          </table:table-cell>
          <table:table-cell office:value-type="float" office:value="40032">
            <text:p>4003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amamman</text:p>
          </table:table-cell>
          <table:table-cell office:value-type="float" office:value="38542">
            <text:p>3854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inatre3</text:p>
          </table:table-cell>
          <table:table-cell office:value-type="float" office:value="37866">
            <text:p>3786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Russi</text:p>
          </table:table-cell>
          <table:table-cell office:value-type="float" office:value="37642">
            <text:p>3764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essie74</text:p>
          </table:table-cell>
          <table:table-cell office:value-type="float" office:value="37623">
            <text:p>3762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ooki</text:p>
          </table:table-cell>
          <table:table-cell office:value-type="float" office:value="37596">
            <text:p>3759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isces74</text:p>
          </table:table-cell>
          <table:table-cell office:value-type="float" office:value="37440">
            <text:p>3744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illaMjau</text:p>
          </table:table-cell>
          <table:table-cell office:value-type="float" office:value="36782">
            <text:p>3678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familjemamma</text:p>
          </table:table-cell>
          <table:table-cell office:value-type="float" office:value="35969">
            <text:p>3596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ossefina</text:p>
          </table:table-cell>
          <table:table-cell office:value-type="float" office:value="35008">
            <text:p>3500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ononoke hime</text:p>
          </table:table-cell>
          <table:table-cell office:value-type="float" office:value="33241">
            <text:p>3324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ove74</text:p>
          </table:table-cell>
          <table:table-cell office:value-type="float" office:value="33056">
            <text:p>3305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arnsjuk</text:p>
          </table:table-cell>
          <table:table-cell office:value-type="float" office:value="31918">
            <text:p>3191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dahrma74</text:p>
          </table:table-cell>
          <table:table-cell office:value-type="float" office:value="31662">
            <text:p>3166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öst</text:p>
          </table:table-cell>
          <table:table-cell office:value-type="float" office:value="30618">
            <text:p>3061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Räkmamman</text:p>
          </table:table-cell>
          <table:table-cell office:value-type="float" office:value="29174">
            <text:p>2917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Tårtsmulan</text:p>
          </table:table-cell>
          <table:table-cell office:value-type="float" office:value="28547">
            <text:p>2854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inimo</text:p>
          </table:table-cell>
          <table:table-cell office:value-type="float" office:value="27147">
            <text:p>2714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akobK</text:p>
          </table:table-cell>
          <table:table-cell office:value-type="float" office:value="25555">
            <text:p>2555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e myself and I</text:p>
          </table:table-cell>
          <table:table-cell office:value-type="float" office:value="25428">
            <text:p>2542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EnSagaBlirSann</text:p>
          </table:table-cell>
          <table:table-cell office:value-type="float" office:value="25417">
            <text:p>2541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anna2004</text:p>
          </table:table-cell>
          <table:table-cell office:value-type="float" office:value="25241">
            <text:p>2524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Knallen12</text:p>
          </table:table-cell>
          <table:table-cell office:value-type="float" office:value="25193">
            <text:p>2519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ori</text:p>
          </table:table-cell>
          <table:table-cell office:value-type="float" office:value="25141">
            <text:p>2514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elen1974</text:p>
          </table:table-cell>
          <table:table-cell office:value-type="float" office:value="25103">
            <text:p>2510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Dodo74</text:p>
          </table:table-cell>
          <table:table-cell office:value-type="float" office:value="25045">
            <text:p>2504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agakarlsdotter</text:p>
          </table:table-cell>
          <table:table-cell office:value-type="float" office:value="24997">
            <text:p>2499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uppa</text:p>
          </table:table-cell>
          <table:table-cell office:value-type="float" office:value="24943">
            <text:p>2494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India</text:p>
          </table:table-cell>
          <table:table-cell office:value-type="float" office:value="23978">
            <text:p>2397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oppfull1974</text:p>
          </table:table-cell>
          <table:table-cell office:value-type="float" office:value="23490">
            <text:p>2349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okatten</text:p>
          </table:table-cell>
          <table:table-cell office:value-type="float" office:value="22677">
            <text:p>2267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oughkeepsie</text:p>
          </table:table-cell>
          <table:table-cell office:value-type="float" office:value="22595">
            <text:p>2259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Doodelidoo</text:p>
          </table:table-cell>
          <table:table-cell office:value-type="float" office:value="22301">
            <text:p>2230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Kaisa Kavat</text:p>
          </table:table-cell>
          <table:table-cell office:value-type="float" office:value="22222">
            <text:p>2222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Elvira</text:p>
          </table:table-cell>
          <table:table-cell office:value-type="float" office:value="21890">
            <text:p>2189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Godot</text:p>
          </table:table-cell>
          <table:table-cell office:value-type="float" office:value="20679">
            <text:p>2067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neeze</text:p>
          </table:table-cell>
          <table:table-cell office:value-type="float" office:value="20514">
            <text:p>2051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74</text:p>
          </table:table-cell>
          <table:table-cell office:value-type="float" office:value="20492">
            <text:p>2049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anna74</text:p>
          </table:table-cell>
          <table:table-cell office:value-type="float" office:value="20395">
            <text:p>2039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öjd</text:p>
          </table:table-cell>
          <table:table-cell office:value-type="float" office:value="19690">
            <text:p>1969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Finamamma</text:p>
          </table:table-cell>
          <table:table-cell office:value-type="float" office:value="19659">
            <text:p>1965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ero06</text:p>
          </table:table-cell>
          <table:table-cell office:value-type="float" office:value="19437">
            <text:p>1943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avabönan</text:p>
          </table:table-cell>
          <table:table-cell office:value-type="float" office:value="19406">
            <text:p>1940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aya75</text:p>
          </table:table-cell>
          <table:table-cell office:value-type="float" office:value="19354">
            <text:p>1935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lomman10</text:p>
          </table:table-cell>
          <table:table-cell office:value-type="float" office:value="19323">
            <text:p>1932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rsSophie</text:p>
          </table:table-cell>
          <table:table-cell office:value-type="float" office:value="19242">
            <text:p>1924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kruttis74</text:p>
          </table:table-cell>
          <table:table-cell office:value-type="float" office:value="18880">
            <text:p>1888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eka</text:p>
          </table:table-cell>
          <table:table-cell office:value-type="float" office:value="18643">
            <text:p>1864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ivela</text:p>
          </table:table-cell>
          <table:table-cell office:value-type="float" office:value="18548">
            <text:p>1854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etula74</text:p>
          </table:table-cell>
          <table:table-cell office:value-type="float" office:value="18082">
            <text:p>1808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iper</text:p>
          </table:table-cell>
          <table:table-cell office:value-type="float" office:value="17863">
            <text:p>1786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flower6</text:p>
          </table:table-cell>
          <table:table-cell office:value-type="float" office:value="17726">
            <text:p>1772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ileta</text:p>
          </table:table-cell>
          <table:table-cell office:value-type="float" office:value="17637">
            <text:p>1763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WannabeFler</text:p>
          </table:table-cell>
          <table:table-cell office:value-type="float" office:value="17554">
            <text:p>1755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LMJ</text:p>
          </table:table-cell>
          <table:table-cell office:value-type="float" office:value="16992">
            <text:p>16992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Underlig</text:p>
          </table:table-cell>
          <table:table-cell office:value-type="float" office:value="16546">
            <text:p>1654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nnsedi</text:p>
          </table:table-cell>
          <table:table-cell office:value-type="float" office:value="16031">
            <text:p>1603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alentina</text:p>
          </table:table-cell>
          <table:table-cell office:value-type="float" office:value="15648">
            <text:p>1564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otelliggaren</text:p>
          </table:table-cell>
          <table:table-cell office:value-type="float" office:value="15478">
            <text:p>1547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issa</text:p>
          </table:table-cell>
          <table:table-cell office:value-type="float" office:value="14870">
            <text:p>1487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Pållan</text:p>
          </table:table-cell>
          <table:table-cell office:value-type="float" office:value="14718">
            <text:p>1471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 Y</text:p>
          </table:table-cell>
          <table:table-cell office:value-type="float" office:value="14710">
            <text:p>1471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nna99</text:p>
          </table:table-cell>
          <table:table-cell office:value-type="float" office:value="14699">
            <text:p>1469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UlrikaH</text:p>
          </table:table-cell>
          <table:table-cell office:value-type="float" office:value="14479">
            <text:p>1447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ickan7</text:p>
          </table:table-cell>
          <table:table-cell office:value-type="float" office:value="14260">
            <text:p>1426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en mamma</text:p>
          </table:table-cell>
          <table:table-cell office:value-type="float" office:value="14017">
            <text:p>1401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everEver</text:p>
          </table:table-cell>
          <table:table-cell office:value-type="float" office:value="13987">
            <text:p>1398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ilkenLycka</text:p>
          </table:table-cell>
          <table:table-cell office:value-type="float" office:value="13669">
            <text:p>1366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ildkatten</text:p>
          </table:table-cell>
          <table:table-cell office:value-type="float" office:value="13531">
            <text:p>1353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ivvi</text:p>
          </table:table-cell>
          <table:table-cell office:value-type="float" office:value="13478">
            <text:p>1347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Kringlan</text:p>
          </table:table-cell>
          <table:table-cell office:value-type="float" office:value="12798">
            <text:p>1279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Cina B</text:p>
          </table:table-cell>
          <table:table-cell office:value-type="float" office:value="12770">
            <text:p>1277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Fröken Hepburn</text:p>
          </table:table-cell>
          <table:table-cell office:value-type="float" office:value="12666">
            <text:p>1266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teffo75</text:p>
          </table:table-cell>
          <table:table-cell office:value-type="float" office:value="12646">
            <text:p>12646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wilma123</text:p>
          </table:table-cell>
          <table:table-cell office:value-type="float" office:value="12640">
            <text:p>1264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Eve74</text:p>
          </table:table-cell>
          <table:table-cell office:value-type="float" office:value="12568">
            <text:p>1256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fantasia</text:p>
          </table:table-cell>
          <table:table-cell office:value-type="float" office:value="12558">
            <text:p>1255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Nattfjäril</text:p>
          </table:table-cell>
          <table:table-cell office:value-type="float" office:value="12381">
            <text:p>12381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rrro</text:p>
          </table:table-cell>
          <table:table-cell office:value-type="float" office:value="12203">
            <text:p>1220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Mysan74</text:p>
          </table:table-cell>
          <table:table-cell office:value-type="float" office:value="11938">
            <text:p>11938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smultron74</text:p>
          </table:table-cell>
          <table:table-cell office:value-type="float" office:value="11575">
            <text:p>1157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Bulten</text:p>
          </table:table-cell>
          <table:table-cell office:value-type="float" office:value="11507">
            <text:p>1150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TigerlilyGbg</text:p>
          </table:table-cell>
          <table:table-cell office:value-type="float" office:value="11383">
            <text:p>11383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Ventus</text:p>
          </table:table-cell>
          <table:table-cell office:value-type="float" office:value="11325">
            <text:p>11325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wea</text:p>
          </table:table-cell>
          <table:table-cell office:value-type="float" office:value="10727">
            <text:p>1072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anders 1974</text:p>
          </table:table-cell>
          <table:table-cell office:value-type="float" office:value="10687">
            <text:p>10687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0424">
            <text:p>10424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familjenstyg</text:p>
          </table:table-cell>
          <table:table-cell office:value-type="float" office:value="10390">
            <text:p>10390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ÄlskaLivet</text:p>
          </table:table-cell>
          <table:table-cell office:value-type="float" office:value="10299">
            <text:p>10299</text:p>
          </table:table-cell>
          <table:table-cell office:value-type="float" office:value="1975">
            <text:p>1975</text:p>
          </table:table-cell>
          <table:table-cell table:number-columns-repeated="4"/>
        </table:table-row>
        <table:table-row table:style-name="ro1">
          <table:table-cell office:value-type="string">
            <text:p>Jennie med ie</text:p>
          </table:table-cell>
          <table:table-cell office:value-type="float" office:value="2864237">
            <text:p>286423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Johan75</text:p>
          </table:table-cell>
          <table:table-cell office:value-type="float" office:value="713988">
            <text:p>71398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Jenny28</text:p>
          </table:table-cell>
          <table:table-cell office:value-type="float" office:value="657643">
            <text:p>65764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heCoopers</text:p>
          </table:table-cell>
          <table:table-cell office:value-type="float" office:value="583214">
            <text:p>58321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appy me</text:p>
          </table:table-cell>
          <table:table-cell office:value-type="float" office:value="532355">
            <text:p>53235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llakantralla</text:p>
          </table:table-cell>
          <table:table-cell office:value-type="float" office:value="364968">
            <text:p>36496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olkattan</text:p>
          </table:table-cell>
          <table:table-cell office:value-type="float" office:value="359336">
            <text:p>35933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urran</text:p>
          </table:table-cell>
          <table:table-cell office:value-type="float" office:value="326914">
            <text:p>32691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254723">
            <text:p>25472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Rainbow</text:p>
          </table:table-cell>
          <table:table-cell office:value-type="float" office:value="235020">
            <text:p>23502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niluvan</text:p>
          </table:table-cell>
          <table:table-cell office:value-type="float" office:value="213885">
            <text:p>21388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orfu08</text:p>
          </table:table-cell>
          <table:table-cell office:value-type="float" office:value="207169">
            <text:p>20716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mulett</text:p>
          </table:table-cell>
          <table:table-cell office:value-type="float" office:value="202242">
            <text:p>20224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Gojtan</text:p>
          </table:table-cell>
          <table:table-cell office:value-type="float" office:value="195420">
            <text:p>19542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jölk</text:p>
          </table:table-cell>
          <table:table-cell office:value-type="float" office:value="192941">
            <text:p>19294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nja</text:p>
          </table:table-cell>
          <table:table-cell office:value-type="float" office:value="180809">
            <text:p>18080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ilj75</text:p>
          </table:table-cell>
          <table:table-cell office:value-type="float" office:value="175359">
            <text:p>17535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innis75</text:p>
          </table:table-cell>
          <table:table-cell office:value-type="float" office:value="172189">
            <text:p>17218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iaL</text:p>
          </table:table-cell>
          <table:table-cell office:value-type="float" office:value="167284">
            <text:p>16728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nigelkatt</text:p>
          </table:table-cell>
          <table:table-cell office:value-type="float" office:value="163838">
            <text:p>16383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araSara</text:p>
          </table:table-cell>
          <table:table-cell office:value-type="float" office:value="162154">
            <text:p>16215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tilaM</text:p>
          </table:table-cell>
          <table:table-cell office:value-type="float" office:value="147547">
            <text:p>14754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Johan70</text:p>
          </table:table-cell>
          <table:table-cell office:value-type="float" office:value="146743">
            <text:p>14674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werner</text:p>
          </table:table-cell>
          <table:table-cell office:value-type="float" office:value="146738">
            <text:p>14673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rinis</text:p>
          </table:table-cell>
          <table:table-cell office:value-type="float" office:value="139746">
            <text:p>13974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ngelique</text:p>
          </table:table-cell>
          <table:table-cell office:value-type="float" office:value="138304">
            <text:p>13830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5 barn Waldenryd</text:p>
          </table:table-cell>
          <table:table-cell office:value-type="float" office:value="135993">
            <text:p>13599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niko</text:p>
          </table:table-cell>
          <table:table-cell office:value-type="float" office:value="131110">
            <text:p>13111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Vitros</text:p>
          </table:table-cell>
          <table:table-cell office:value-type="float" office:value="127488">
            <text:p>12748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dorothea</text:p>
          </table:table-cell>
          <table:table-cell office:value-type="float" office:value="124871">
            <text:p>12487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ndypandy</text:p>
          </table:table-cell>
          <table:table-cell office:value-type="float" office:value="119473">
            <text:p>11947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ashimi</text:p>
          </table:table-cell>
          <table:table-cell office:value-type="float" office:value="117458">
            <text:p>11745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ssGoodie</text:p>
          </table:table-cell>
          <table:table-cell office:value-type="float" office:value="107771">
            <text:p>10777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iamesia</text:p>
          </table:table-cell>
          <table:table-cell office:value-type="float" office:value="105021">
            <text:p>10502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Chaplin</text:p>
          </table:table-cell>
          <table:table-cell office:value-type="float" office:value="102900">
            <text:p>10290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yzan</text:p>
          </table:table-cell>
          <table:table-cell office:value-type="float" office:value="102846">
            <text:p>10284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arolina1</text:p>
          </table:table-cell>
          <table:table-cell office:value-type="float" office:value="101892">
            <text:p>10189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ssadillan</text:p>
          </table:table-cell>
          <table:table-cell office:value-type="float" office:value="101173">
            <text:p>10117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nduccia</text:p>
          </table:table-cell>
          <table:table-cell office:value-type="float" office:value="99320">
            <text:p>9932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orst</text:p>
          </table:table-cell>
          <table:table-cell office:value-type="float" office:value="97087">
            <text:p>9708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Glaadis</text:p>
          </table:table-cell>
          <table:table-cell office:value-type="float" office:value="91243">
            <text:p>9124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kräpis</text:p>
          </table:table-cell>
          <table:table-cell office:value-type="float" office:value="89154">
            <text:p>8915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iccipicci</text:p>
          </table:table-cell>
          <table:table-cell office:value-type="float" office:value="87068">
            <text:p>8706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cantha</text:p>
          </table:table-cell>
          <table:table-cell office:value-type="float" office:value="86451">
            <text:p>8645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Panthera leo</text:p>
          </table:table-cell>
          <table:table-cell office:value-type="float" office:value="86100">
            <text:p>8610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mulan 75</text:p>
          </table:table-cell>
          <table:table-cell office:value-type="float" office:value="84207">
            <text:p>8420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Domesticgoddess</text:p>
          </table:table-cell>
          <table:table-cell office:value-type="float" office:value="84043">
            <text:p>8404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Catgodess</text:p>
          </table:table-cell>
          <table:table-cell office:value-type="float" office:value="82521">
            <text:p>8252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llaBus</text:p>
          </table:table-cell>
          <table:table-cell office:value-type="float" office:value="80765">
            <text:p>8076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nytet</text:p>
          </table:table-cell>
          <table:table-cell office:value-type="float" office:value="79455">
            <text:p>7945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arge</text:p>
          </table:table-cell>
          <table:table-cell office:value-type="float" office:value="78888">
            <text:p>7888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78494">
            <text:p>7849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nti75</text:p>
          </table:table-cell>
          <table:table-cell office:value-type="float" office:value="76842">
            <text:p>7684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Belle Amie</text:p>
          </table:table-cell>
          <table:table-cell office:value-type="float" office:value="76685">
            <text:p>7668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inlandssvenska</text:p>
          </table:table-cell>
          <table:table-cell office:value-type="float" office:value="75522">
            <text:p>7552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kes bride</text:p>
          </table:table-cell>
          <table:table-cell office:value-type="float" office:value="74152">
            <text:p>7415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ryM</text:p>
          </table:table-cell>
          <table:table-cell office:value-type="float" office:value="73776">
            <text:p>7377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lixflax</text:p>
          </table:table-cell>
          <table:table-cell office:value-type="float" office:value="68924">
            <text:p>6892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rseriksson</text:p>
          </table:table-cell>
          <table:table-cell office:value-type="float" office:value="67236">
            <text:p>6723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j09</text:p>
          </table:table-cell>
          <table:table-cell office:value-type="float" office:value="65653">
            <text:p>6565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iLi</text:p>
          </table:table-cell>
          <table:table-cell office:value-type="float" office:value="65276">
            <text:p>6527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ina75</text:p>
          </table:table-cell>
          <table:table-cell office:value-type="float" office:value="60479">
            <text:p>6047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rinitario</text:p>
          </table:table-cell>
          <table:table-cell office:value-type="float" office:value="60352">
            <text:p>6035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ängtar Igen</text:p>
          </table:table-cell>
          <table:table-cell office:value-type="float" office:value="59826">
            <text:p>5982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yla sthlm</text:p>
          </table:table-cell>
          <table:table-cell office:value-type="float" office:value="58873">
            <text:p>5887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58296">
            <text:p>5829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umminen</text:p>
          </table:table-cell>
          <table:table-cell office:value-type="float" office:value="57979">
            <text:p>5797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ännrick</text:p>
          </table:table-cell>
          <table:table-cell office:value-type="float" office:value="54729">
            <text:p>5472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valan75</text:p>
          </table:table-cell>
          <table:table-cell office:value-type="float" office:value="53912">
            <text:p>5391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ni75</text:p>
          </table:table-cell>
          <table:table-cell office:value-type="float" office:value="52641">
            <text:p>5264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neko</text:p>
          </table:table-cell>
          <table:table-cell office:value-type="float" office:value="52422">
            <text:p>5242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nisen</text:p>
          </table:table-cell>
          <table:table-cell office:value-type="float" office:value="52187">
            <text:p>5218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Primmeling</text:p>
          </table:table-cell>
          <table:table-cell office:value-type="float" office:value="51803">
            <text:p>5180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ndaS75</text:p>
          </table:table-cell>
          <table:table-cell office:value-type="float" office:value="51226">
            <text:p>5122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lunsen111</text:p>
          </table:table-cell>
          <table:table-cell office:value-type="float" office:value="51128">
            <text:p>5112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rissy</text:p>
          </table:table-cell>
          <table:table-cell office:value-type="float" office:value="51075">
            <text:p>5107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san S</text:p>
          </table:table-cell>
          <table:table-cell office:value-type="float" office:value="51048">
            <text:p>5104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nnawall</text:p>
          </table:table-cell>
          <table:table-cell office:value-type="float" office:value="49854">
            <text:p>4985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ildisVildis</text:p>
          </table:table-cell>
          <table:table-cell office:value-type="float" office:value="49187">
            <text:p>4918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umminggirl</text:p>
          </table:table-cell>
          <table:table-cell office:value-type="float" office:value="48430">
            <text:p>4843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Bollas</text:p>
          </table:table-cell>
          <table:table-cell office:value-type="float" office:value="48300">
            <text:p>4830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Gubbas</text:p>
          </table:table-cell>
          <table:table-cell office:value-type="float" office:value="47759">
            <text:p>4775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tayinshape</text:p>
          </table:table-cell>
          <table:table-cell office:value-type="float" office:value="46638">
            <text:p>4663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ilurken</text:p>
          </table:table-cell>
          <table:table-cell office:value-type="float" office:value="46348">
            <text:p>4634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Poddan</text:p>
          </table:table-cell>
          <table:table-cell office:value-type="float" office:value="46046">
            <text:p>4604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Vitsippa75</text:p>
          </table:table-cell>
          <table:table-cell office:value-type="float" office:value="45264">
            <text:p>4526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mmanZ</text:p>
          </table:table-cell>
          <table:table-cell office:value-type="float" office:value="44626">
            <text:p>4462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eol</text:p>
          </table:table-cell>
          <table:table-cell office:value-type="float" office:value="44483">
            <text:p>4448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umlan75</text:p>
          </table:table-cell>
          <table:table-cell office:value-type="float" office:value="44005">
            <text:p>4400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röken Snork</text:p>
          </table:table-cell>
          <table:table-cell office:value-type="float" office:value="42759">
            <text:p>4275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Bubbles</text:p>
          </table:table-cell>
          <table:table-cell office:value-type="float" office:value="42655">
            <text:p>4265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leur</text:p>
          </table:table-cell>
          <table:table-cell office:value-type="float" office:value="42080">
            <text:p>4208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daluha</text:p>
          </table:table-cell>
          <table:table-cell office:value-type="float" office:value="41421">
            <text:p>4142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Rutgers</text:p>
          </table:table-cell>
          <table:table-cell office:value-type="float" office:value="41271">
            <text:p>4127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Bergling</text:p>
          </table:table-cell>
          <table:table-cell office:value-type="float" office:value="38880">
            <text:p>3888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Ossie</text:p>
          </table:table-cell>
          <table:table-cell office:value-type="float" office:value="38188">
            <text:p>3818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Ester W</text:p>
          </table:table-cell>
          <table:table-cell office:value-type="float" office:value="38023">
            <text:p>3802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utumnbeauty</text:p>
          </table:table-cell>
          <table:table-cell office:value-type="float" office:value="37106">
            <text:p>3710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nka75</text:p>
          </table:table-cell>
          <table:table-cell office:value-type="float" office:value="36034">
            <text:p>3603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ktalia</text:p>
          </table:table-cell>
          <table:table-cell office:value-type="float" office:value="35993">
            <text:p>3599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Izzo</text:p>
          </table:table-cell>
          <table:table-cell office:value-type="float" office:value="35666">
            <text:p>3566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BTD</text:p>
          </table:table-cell>
          <table:table-cell office:value-type="float" office:value="34874">
            <text:p>3487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jken1975</text:p>
          </table:table-cell>
          <table:table-cell office:value-type="float" office:value="34800">
            <text:p>3480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oppan75</text:p>
          </table:table-cell>
          <table:table-cell office:value-type="float" office:value="34739">
            <text:p>3473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Yvonne</text:p>
          </table:table-cell>
          <table:table-cell office:value-type="float" office:value="34378">
            <text:p>3437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ni07</text:p>
          </table:table-cell>
          <table:table-cell office:value-type="float" office:value="34130">
            <text:p>3413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usche</text:p>
          </table:table-cell>
          <table:table-cell office:value-type="float" office:value="34059">
            <text:p>3405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jukamilla</text:p>
          </table:table-cell>
          <table:table-cell office:value-type="float" office:value="33717">
            <text:p>3371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onameleft</text:p>
          </table:table-cell>
          <table:table-cell office:value-type="float" office:value="32340">
            <text:p>3234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BeanGirl</text:p>
          </table:table-cell>
          <table:table-cell office:value-type="float" office:value="32245">
            <text:p>3224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exkille</text:p>
          </table:table-cell>
          <table:table-cell office:value-type="float" office:value="31452">
            <text:p>3145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pingstlilja</text:p>
          </table:table-cell>
          <table:table-cell office:value-type="float" office:value="31361">
            <text:p>3136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yckliga jag2</text:p>
          </table:table-cell>
          <table:table-cell office:value-type="float" office:value="31084">
            <text:p>3108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elendi</text:p>
          </table:table-cell>
          <table:table-cell office:value-type="float" office:value="31043">
            <text:p>3104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Johanna75</text:p>
          </table:table-cell>
          <table:table-cell office:value-type="float" office:value="30998">
            <text:p>3099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romlen</text:p>
          </table:table-cell>
          <table:table-cell office:value-type="float" office:value="30908">
            <text:p>3090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gic</text:p>
          </table:table-cell>
          <table:table-cell office:value-type="float" office:value="30861">
            <text:p>3086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jazzan</text:p>
          </table:table-cell>
          <table:table-cell office:value-type="float" office:value="30113">
            <text:p>3011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ajo</text:p>
          </table:table-cell>
          <table:table-cell office:value-type="float" office:value="29494">
            <text:p>2949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ompatiger</text:p>
          </table:table-cell>
          <table:table-cell office:value-type="float" office:value="28116">
            <text:p>2811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innak</text:p>
          </table:table-cell>
          <table:table-cell office:value-type="float" office:value="27942">
            <text:p>2794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ebastian05</text:p>
          </table:table-cell>
          <table:table-cell office:value-type="float" office:value="27866">
            <text:p>2786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ss M V</text:p>
          </table:table-cell>
          <table:table-cell office:value-type="float" office:value="27180">
            <text:p>2718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aja75</text:p>
          </table:table-cell>
          <table:table-cell office:value-type="float" office:value="26634">
            <text:p>2663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N75</text:p>
          </table:table-cell>
          <table:table-cell office:value-type="float" office:value="26318">
            <text:p>2631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athana1</text:p>
          </table:table-cell>
          <table:table-cell office:value-type="float" office:value="26312">
            <text:p>2631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onitzzz</text:p>
          </table:table-cell>
          <table:table-cell office:value-type="float" office:value="26152">
            <text:p>2615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panjoren</text:p>
          </table:table-cell>
          <table:table-cell office:value-type="float" office:value="26007">
            <text:p>2600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Ella N</text:p>
          </table:table-cell>
          <table:table-cell office:value-type="float" office:value="25963">
            <text:p>2596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ishaYasmine</text:p>
          </table:table-cell>
          <table:table-cell office:value-type="float" office:value="25426">
            <text:p>2542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ow about cupcakes</text:p>
          </table:table-cell>
          <table:table-cell office:value-type="float" office:value="25352">
            <text:p>2535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rshudson75</text:p>
          </table:table-cell>
          <table:table-cell office:value-type="float" office:value="25180">
            <text:p>2518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Guavasylt</text:p>
          </table:table-cell>
          <table:table-cell office:value-type="float" office:value="24863">
            <text:p>2486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ymla X</text:p>
          </table:table-cell>
          <table:table-cell office:value-type="float" office:value="24438">
            <text:p>2443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oti75</text:p>
          </table:table-cell>
          <table:table-cell office:value-type="float" office:value="24393">
            <text:p>2439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ysSarah</text:p>
          </table:table-cell>
          <table:table-cell office:value-type="float" office:value="23667">
            <text:p>2366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elena1975</text:p>
          </table:table-cell>
          <table:table-cell office:value-type="float" office:value="23431">
            <text:p>2343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atzy</text:p>
          </table:table-cell>
          <table:table-cell office:value-type="float" office:value="22948">
            <text:p>2294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Ettanvändarnamningenannanhar</text:p>
          </table:table-cell>
          <table:table-cell office:value-type="float" office:value="22896">
            <text:p>2289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am0411</text:p>
          </table:table-cell>
          <table:table-cell office:value-type="float" office:value="22860">
            <text:p>2286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sala</text:p>
          </table:table-cell>
          <table:table-cell office:value-type="float" office:value="22851">
            <text:p>2285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Emilia75</text:p>
          </table:table-cell>
          <table:table-cell office:value-type="float" office:value="22603">
            <text:p>2260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charmig</text:p>
          </table:table-cell>
          <table:table-cell office:value-type="float" office:value="22274">
            <text:p>2227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ysan75</text:p>
          </table:table-cell>
          <table:table-cell office:value-type="float" office:value="22091">
            <text:p>2209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ristina30p</text:p>
          </table:table-cell>
          <table:table-cell office:value-type="float" office:value="21981">
            <text:p>2198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greatdaysfan</text:p>
          </table:table-cell>
          <table:table-cell office:value-type="float" office:value="21949">
            <text:p>2194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nka11</text:p>
          </table:table-cell>
          <table:table-cell office:value-type="float" office:value="21770">
            <text:p>2177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is2</text:p>
          </table:table-cell>
          <table:table-cell office:value-type="float" office:value="21637">
            <text:p>2163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pallen</text:p>
          </table:table-cell>
          <table:table-cell office:value-type="float" office:value="21266">
            <text:p>2126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zest</text:p>
          </table:table-cell>
          <table:table-cell office:value-type="float" office:value="21052">
            <text:p>2105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englarum2008</text:p>
          </table:table-cell>
          <table:table-cell office:value-type="float" office:value="21039">
            <text:p>2103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ggi</text:p>
          </table:table-cell>
          <table:table-cell office:value-type="float" office:value="20976">
            <text:p>2097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rukost</text:p>
          </table:table-cell>
          <table:table-cell office:value-type="float" office:value="20463">
            <text:p>2046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mo</text:p>
          </table:table-cell>
          <table:table-cell office:value-type="float" office:value="20393">
            <text:p>2039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Prinsessmamman</text:p>
          </table:table-cell>
          <table:table-cell office:value-type="float" office:value="20325">
            <text:p>2032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ltemånsson</text:p>
          </table:table-cell>
          <table:table-cell office:value-type="float" office:value="20307">
            <text:p>2030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4me</text:p>
          </table:table-cell>
          <table:table-cell office:value-type="float" office:value="20241">
            <text:p>2024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tenkotte</text:p>
          </table:table-cell>
          <table:table-cell office:value-type="float" office:value="20050">
            <text:p>2005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ica</text:p>
          </table:table-cell>
          <table:table-cell office:value-type="float" office:value="19969">
            <text:p>1996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ofiapers</text:p>
          </table:table-cell>
          <table:table-cell office:value-type="float" office:value="19860">
            <text:p>1986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röken Julie</text:p>
          </table:table-cell>
          <table:table-cell office:value-type="float" office:value="19514">
            <text:p>1951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virvel</text:p>
          </table:table-cell>
          <table:table-cell office:value-type="float" office:value="19135">
            <text:p>1913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Äpplet75</text:p>
          </table:table-cell>
          <table:table-cell office:value-type="float" office:value="19054">
            <text:p>1905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Gwendolyn</text:p>
          </table:table-cell>
          <table:table-cell office:value-type="float" office:value="18818">
            <text:p>1881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isefisen</text:p>
          </table:table-cell>
          <table:table-cell office:value-type="float" office:value="18644">
            <text:p>1864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dde10</text:p>
          </table:table-cell>
          <table:table-cell office:value-type="float" office:value="17788">
            <text:p>1778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zevedo</text:p>
          </table:table-cell>
          <table:table-cell office:value-type="float" office:value="17616">
            <text:p>1761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HeddaSophie</text:p>
          </table:table-cell>
          <table:table-cell office:value-type="float" office:value="17583">
            <text:p>1758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loppan</text:p>
          </table:table-cell>
          <table:table-cell office:value-type="float" office:value="17412">
            <text:p>1741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gson</text:p>
          </table:table-cell>
          <table:table-cell office:value-type="float" office:value="17406">
            <text:p>1740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usselisan</text:p>
          </table:table-cell>
          <table:table-cell office:value-type="float" office:value="17277">
            <text:p>1727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Pyttet</text:p>
          </table:table-cell>
          <table:table-cell office:value-type="float" office:value="17270">
            <text:p>1727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saSthlm</text:p>
          </table:table-cell>
          <table:table-cell office:value-type="float" office:value="17178">
            <text:p>1717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Gandalf</text:p>
          </table:table-cell>
          <table:table-cell office:value-type="float" office:value="16979">
            <text:p>1697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Vågatillslut</text:p>
          </table:table-cell>
          <table:table-cell office:value-type="float" office:value="16927">
            <text:p>1692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rixi</text:p>
          </table:table-cell>
          <table:table-cell office:value-type="float" office:value="16407">
            <text:p>1640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vo</text:p>
          </table:table-cell>
          <table:table-cell office:value-type="float" office:value="16217">
            <text:p>1621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KJ</text:p>
          </table:table-cell>
          <table:table-cell office:value-type="float" office:value="16115">
            <text:p>1611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Karin J</text:p>
          </table:table-cell>
          <table:table-cell office:value-type="float" office:value="15759">
            <text:p>1575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uzycreamcheese</text:p>
          </table:table-cell>
          <table:table-cell office:value-type="float" office:value="15341">
            <text:p>1534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emersson75</text:p>
          </table:table-cell>
          <table:table-cell office:value-type="float" office:value="15223">
            <text:p>1522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targazer</text:p>
          </table:table-cell>
          <table:table-cell office:value-type="float" office:value="15201">
            <text:p>1520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Danskan</text:p>
          </table:table-cell>
          <table:table-cell office:value-type="float" office:value="15157">
            <text:p>1515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ärlan</text:p>
          </table:table-cell>
          <table:table-cell office:value-type="float" office:value="15108">
            <text:p>1510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Inåå</text:p>
          </table:table-cell>
          <table:table-cell office:value-type="float" office:value="14921">
            <text:p>1492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röken OK</text:p>
          </table:table-cell>
          <table:table-cell office:value-type="float" office:value="14911">
            <text:p>1491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ängtar7580</text:p>
          </table:table-cell>
          <table:table-cell office:value-type="float" office:value="14765">
            <text:p>1476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amma9905</text:p>
          </table:table-cell>
          <table:table-cell office:value-type="float" office:value="14458">
            <text:p>1445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yfikna jag</text:p>
          </table:table-cell>
          <table:table-cell office:value-type="float" office:value="14336">
            <text:p>1433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ertilitetsresa</text:p>
          </table:table-cell>
          <table:table-cell office:value-type="float" office:value="14268">
            <text:p>1426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ekp</text:p>
          </table:table-cell>
          <table:table-cell office:value-type="float" office:value="14244">
            <text:p>1424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atami</text:p>
          </table:table-cell>
          <table:table-cell office:value-type="float" office:value="14239">
            <text:p>1423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istel</text:p>
          </table:table-cell>
          <table:table-cell office:value-type="float" office:value="14074">
            <text:p>1407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onny</text:p>
          </table:table-cell>
          <table:table-cell office:value-type="float" office:value="13972">
            <text:p>1397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emlan99</text:p>
          </table:table-cell>
          <table:table-cell office:value-type="float" office:value="13966">
            <text:p>1396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 o</text:p>
          </table:table-cell>
          <table:table-cell office:value-type="float" office:value="12946">
            <text:p>1294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riedan</text:p>
          </table:table-cell>
          <table:table-cell office:value-type="float" office:value="12831">
            <text:p>1283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immervik</text:p>
          </table:table-cell>
          <table:table-cell office:value-type="float" office:value="12794">
            <text:p>12794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Jimmie</text:p>
          </table:table-cell>
          <table:table-cell office:value-type="float" office:value="12505">
            <text:p>1250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ruhn</text:p>
          </table:table-cell>
          <table:table-cell office:value-type="float" office:value="12362">
            <text:p>1236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Mizzteaze</text:p>
          </table:table-cell>
          <table:table-cell office:value-type="float" office:value="12236">
            <text:p>1223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Celavie</text:p>
          </table:table-cell>
          <table:table-cell office:value-type="float" office:value="11801">
            <text:p>1180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ossan</text:p>
          </table:table-cell>
          <table:table-cell office:value-type="float" office:value="11533">
            <text:p>11533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uvisen</text:p>
          </table:table-cell>
          <table:table-cell office:value-type="float" office:value="11529">
            <text:p>1152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evapeva</text:p>
          </table:table-cell>
          <table:table-cell office:value-type="float" office:value="11400">
            <text:p>11400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ovisa75</text:p>
          </table:table-cell>
          <table:table-cell office:value-type="float" office:value="11398">
            <text:p>11398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emosmamma</text:p>
          </table:table-cell>
          <table:table-cell office:value-type="float" office:value="11312">
            <text:p>1131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majo</text:p>
          </table:table-cell>
          <table:table-cell office:value-type="float" office:value="11246">
            <text:p>1124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ol75</text:p>
          </table:table-cell>
          <table:table-cell office:value-type="float" office:value="11042">
            <text:p>1104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limpa</text:p>
          </table:table-cell>
          <table:table-cell office:value-type="float" office:value="10852">
            <text:p>10852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värmeljus</text:p>
          </table:table-cell>
          <table:table-cell office:value-type="float" office:value="10827">
            <text:p>10827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ninnnna</text:p>
          </table:table-cell>
          <table:table-cell office:value-type="float" office:value="10629">
            <text:p>10629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Smurflisa</text:p>
          </table:table-cell>
          <table:table-cell office:value-type="float" office:value="10576">
            <text:p>1057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Flisan41</text:p>
          </table:table-cell>
          <table:table-cell office:value-type="float" office:value="10195">
            <text:p>10195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Wizard</text:p>
          </table:table-cell>
          <table:table-cell office:value-type="float" office:value="10161">
            <text:p>10161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Joti</text:p>
          </table:table-cell>
          <table:table-cell office:value-type="float" office:value="10056">
            <text:p>10056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AW76</text:p>
          </table:table-cell>
          <table:table-cell office:value-type="float" office:value="559805">
            <text:p>55980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lfaqueen</text:p>
          </table:table-cell>
          <table:table-cell office:value-type="float" office:value="345987">
            <text:p>34598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röken</text:p>
          </table:table-cell>
          <table:table-cell office:value-type="float" office:value="291582">
            <text:p>29158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oness</text:p>
          </table:table-cell>
          <table:table-cell office:value-type="float" office:value="263954">
            <text:p>26395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iljarden</text:p>
          </table:table-cell>
          <table:table-cell office:value-type="float" office:value="231103">
            <text:p>23110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Chaktio</text:p>
          </table:table-cell>
          <table:table-cell office:value-type="float" office:value="217109">
            <text:p>21710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Daimis</text:p>
          </table:table-cell>
          <table:table-cell office:value-type="float" office:value="195884">
            <text:p>19588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johjen</text:p>
          </table:table-cell>
          <table:table-cell office:value-type="float" office:value="195118">
            <text:p>19511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lexe</text:p>
          </table:table-cell>
          <table:table-cell office:value-type="float" office:value="192425">
            <text:p>19242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lopp76</text:p>
          </table:table-cell>
          <table:table-cell office:value-type="float" office:value="184190">
            <text:p>18419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82770">
            <text:p>18277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ussa76</text:p>
          </table:table-cell>
          <table:table-cell office:value-type="float" office:value="177069">
            <text:p>17706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edek</text:p>
          </table:table-cell>
          <table:table-cell office:value-type="float" office:value="175523">
            <text:p>17552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Grande Rock</text:p>
          </table:table-cell>
          <table:table-cell office:value-type="float" office:value="170985">
            <text:p>17098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ttleMY</text:p>
          </table:table-cell>
          <table:table-cell office:value-type="float" office:value="170469">
            <text:p>17046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Nemi76</text:p>
          </table:table-cell>
          <table:table-cell office:value-type="float" office:value="169025">
            <text:p>16902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luortanten</text:p>
          </table:table-cell>
          <table:table-cell office:value-type="float" office:value="166649">
            <text:p>16664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metanina</text:p>
          </table:table-cell>
          <table:table-cell office:value-type="float" office:value="166367">
            <text:p>16636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q cat</text:p>
          </table:table-cell>
          <table:table-cell office:value-type="float" office:value="162849">
            <text:p>16284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onchichi76</text:p>
          </table:table-cell>
          <table:table-cell office:value-type="float" office:value="161517">
            <text:p>16151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nkiC</text:p>
          </table:table-cell>
          <table:table-cell office:value-type="float" office:value="160238">
            <text:p>16023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assau</text:p>
          </table:table-cell>
          <table:table-cell office:value-type="float" office:value="154050">
            <text:p>15405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Baypower</text:p>
          </table:table-cell>
          <table:table-cell office:value-type="float" office:value="145381">
            <text:p>14538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api Jo</text:p>
          </table:table-cell>
          <table:table-cell office:value-type="float" office:value="143516">
            <text:p>14351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ma Me</text:p>
          </table:table-cell>
          <table:table-cell office:value-type="float" office:value="138086">
            <text:p>13808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rs J</text:p>
          </table:table-cell>
          <table:table-cell office:value-type="float" office:value="136938">
            <text:p>13693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nigmia</text:p>
          </table:table-cell>
          <table:table-cell office:value-type="float" office:value="133937">
            <text:p>13393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aa76</text:p>
          </table:table-cell>
          <table:table-cell office:value-type="float" office:value="133513">
            <text:p>13351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atja77</text:p>
          </table:table-cell>
          <table:table-cell office:value-type="float" office:value="132861">
            <text:p>13286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ornminne</text:p>
          </table:table-cell>
          <table:table-cell office:value-type="float" office:value="131920">
            <text:p>13192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okt76</text:p>
          </table:table-cell>
          <table:table-cell office:value-type="float" office:value="129425">
            <text:p>12942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Jola</text:p>
          </table:table-cell>
          <table:table-cell office:value-type="float" office:value="126346">
            <text:p>12634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inga76</text:p>
          </table:table-cell>
          <table:table-cell office:value-type="float" office:value="125957">
            <text:p>12595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nnicka</text:p>
          </table:table-cell>
          <table:table-cell office:value-type="float" office:value="124262">
            <text:p>12426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Iskristall</text:p>
          </table:table-cell>
          <table:table-cell office:value-type="float" office:value="117610">
            <text:p>11761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iril</text:p>
          </table:table-cell>
          <table:table-cell office:value-type="float" office:value="116975">
            <text:p>11697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milla1976</text:p>
          </table:table-cell>
          <table:table-cell office:value-type="float" office:value="113269">
            <text:p>11326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re pacificum</text:p>
          </table:table-cell>
          <table:table-cell office:value-type="float" office:value="113186">
            <text:p>11318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Bradbury</text:p>
          </table:table-cell>
          <table:table-cell office:value-type="float" office:value="113021">
            <text:p>11302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ma76</text:p>
          </table:table-cell>
          <table:table-cell office:value-type="float" office:value="109572">
            <text:p>10957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untalisa</text:p>
          </table:table-cell>
          <table:table-cell office:value-type="float" office:value="105111">
            <text:p>10511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ngonbär</text:p>
          </table:table-cell>
          <table:table-cell office:value-type="float" office:value="101919">
            <text:p>10191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ilou3</text:p>
          </table:table-cell>
          <table:table-cell office:value-type="float" office:value="99077">
            <text:p>9907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akandi</text:p>
          </table:table-cell>
          <table:table-cell office:value-type="float" office:value="98379">
            <text:p>9837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juttiosjuan</text:p>
          </table:table-cell>
          <table:table-cell office:value-type="float" office:value="98038">
            <text:p>9803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akrids</text:p>
          </table:table-cell>
          <table:table-cell office:value-type="float" office:value="96580">
            <text:p>9658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Uller</text:p>
          </table:table-cell>
          <table:table-cell office:value-type="float" office:value="96270">
            <text:p>9627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nnie dark</text:p>
          </table:table-cell>
          <table:table-cell office:value-type="float" office:value="95142">
            <text:p>9514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sa1976</text:p>
          </table:table-cell>
          <table:table-cell office:value-type="float" office:value="90990">
            <text:p>9099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oodji</text:p>
          </table:table-cell>
          <table:table-cell office:value-type="float" office:value="84416">
            <text:p>8441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WilleViking</text:p>
          </table:table-cell>
          <table:table-cell office:value-type="float" office:value="82566">
            <text:p>8256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imbo</text:p>
          </table:table-cell>
          <table:table-cell office:value-type="float" office:value="81305">
            <text:p>8130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ru Brastad</text:p>
          </table:table-cell>
          <table:table-cell office:value-type="float" office:value="80969">
            <text:p>8096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msingen</text:p>
          </table:table-cell>
          <table:table-cell office:value-type="float" office:value="78716">
            <text:p>7871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lettis</text:p>
          </table:table-cell>
          <table:table-cell office:value-type="float" office:value="77289">
            <text:p>7728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tjo</text:p>
          </table:table-cell>
          <table:table-cell office:value-type="float" office:value="76792">
            <text:p>7679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lla Lila</text:p>
          </table:table-cell>
          <table:table-cell office:value-type="float" office:value="76211">
            <text:p>7621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Gwen</text:p>
          </table:table-cell>
          <table:table-cell office:value-type="float" office:value="73188">
            <text:p>7318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Demona</text:p>
          </table:table-cell>
          <table:table-cell office:value-type="float" office:value="72974">
            <text:p>7297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Älskarminabarn</text:p>
          </table:table-cell>
          <table:table-cell office:value-type="float" office:value="72603">
            <text:p>7260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Jessa76</text:p>
          </table:table-cell>
          <table:table-cell office:value-type="float" office:value="72544">
            <text:p>7254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Nokkan</text:p>
          </table:table-cell>
          <table:table-cell office:value-type="float" office:value="71979">
            <text:p>7197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heStar</text:p>
          </table:table-cell>
          <table:table-cell office:value-type="float" office:value="71711">
            <text:p>7171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ath</text:p>
          </table:table-cell>
          <table:table-cell office:value-type="float" office:value="70440">
            <text:p>7044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Zhna</text:p>
          </table:table-cell>
          <table:table-cell office:value-type="float" office:value="69677">
            <text:p>6967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sblaise</text:p>
          </table:table-cell>
          <table:table-cell office:value-type="float" office:value="69245">
            <text:p>6924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ingeling76</text:p>
          </table:table-cell>
          <table:table-cell office:value-type="float" office:value="68682">
            <text:p>6868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dnil76</text:p>
          </table:table-cell>
          <table:table-cell office:value-type="float" office:value="66025">
            <text:p>6602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nobben76</text:p>
          </table:table-cell>
          <table:table-cell office:value-type="float" office:value="65879">
            <text:p>6587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ussebus</text:p>
          </table:table-cell>
          <table:table-cell office:value-type="float" office:value="64968">
            <text:p>6496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olisa</text:p>
          </table:table-cell>
          <table:table-cell office:value-type="float" office:value="63955">
            <text:p>6395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ia 76</text:p>
          </table:table-cell>
          <table:table-cell office:value-type="float" office:value="63478">
            <text:p>6347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ysterYster2</text:p>
          </table:table-cell>
          <table:table-cell office:value-type="float" office:value="63170">
            <text:p>6317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usiknallen</text:p>
          </table:table-cell>
          <table:table-cell office:value-type="float" office:value="62951">
            <text:p>6295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juan</text:p>
          </table:table-cell>
          <table:table-cell office:value-type="float" office:value="62926">
            <text:p>6292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ollyMax</text:p>
          </table:table-cell>
          <table:table-cell office:value-type="float" office:value="62184">
            <text:p>6218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llabella04</text:p>
          </table:table-cell>
          <table:table-cell office:value-type="float" office:value="62123">
            <text:p>6212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rskut</text:p>
          </table:table-cell>
          <table:table-cell office:value-type="float" office:value="59627">
            <text:p>5962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Bohuslän</text:p>
          </table:table-cell>
          <table:table-cell office:value-type="float" office:value="59018">
            <text:p>5901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sp76</text:p>
          </table:table-cell>
          <table:table-cell office:value-type="float" office:value="58641">
            <text:p>5864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linV</text:p>
          </table:table-cell>
          <table:table-cell office:value-type="float" office:value="56480">
            <text:p>5648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otbollsfru</text:p>
          </table:table-cell>
          <table:table-cell office:value-type="float" office:value="55843">
            <text:p>5584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daddybear</text:p>
          </table:table-cell>
          <table:table-cell office:value-type="float" office:value="54115">
            <text:p>5411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ratwoman</text:p>
          </table:table-cell>
          <table:table-cell office:value-type="float" office:value="53699">
            <text:p>5369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women</text:p>
          </table:table-cell>
          <table:table-cell office:value-type="float" office:value="52594">
            <text:p>5259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Bellenellen09</text:p>
          </table:table-cell>
          <table:table-cell office:value-type="float" office:value="52541">
            <text:p>5254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nneCharlotte</text:p>
          </table:table-cell>
          <table:table-cell office:value-type="float" office:value="51891">
            <text:p>5189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oki</text:p>
          </table:table-cell>
          <table:table-cell office:value-type="float" office:value="51108">
            <text:p>5110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HallWall</text:p>
          </table:table-cell>
          <table:table-cell office:value-type="float" office:value="49353">
            <text:p>4935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nna76</text:p>
          </table:table-cell>
          <table:table-cell office:value-type="float" office:value="48845">
            <text:p>4884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korpion76</text:p>
          </table:table-cell>
          <table:table-cell office:value-type="float" office:value="47367">
            <text:p>4736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Novalie</text:p>
          </table:table-cell>
          <table:table-cell office:value-type="float" office:value="43584">
            <text:p>4358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andy76</text:p>
          </table:table-cell>
          <table:table-cell office:value-type="float" office:value="42946">
            <text:p>4294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rost</text:p>
          </table:table-cell>
          <table:table-cell office:value-type="float" office:value="42426">
            <text:p>4242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sme</text:p>
          </table:table-cell>
          <table:table-cell office:value-type="float" office:value="41835">
            <text:p>4183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ildas</text:p>
          </table:table-cell>
          <table:table-cell office:value-type="float" office:value="41742">
            <text:p>4174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mjah</text:p>
          </table:table-cell>
          <table:table-cell office:value-type="float" office:value="40938">
            <text:p>4093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indragull</text:p>
          </table:table-cell>
          <table:table-cell office:value-type="float" office:value="40580">
            <text:p>4058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erlan08</text:p>
          </table:table-cell>
          <table:table-cell office:value-type="float" office:value="40564">
            <text:p>4056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oM76</text:p>
          </table:table-cell>
          <table:table-cell office:value-type="float" office:value="40115">
            <text:p>4011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Caroline76</text:p>
          </table:table-cell>
          <table:table-cell office:value-type="float" office:value="39309">
            <text:p>3930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zoi</text:p>
          </table:table-cell>
          <table:table-cell office:value-type="float" office:value="39145">
            <text:p>3914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dianmant76</text:p>
          </table:table-cell>
          <table:table-cell office:value-type="float" office:value="38370">
            <text:p>3837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 R</text:p>
          </table:table-cell>
          <table:table-cell office:value-type="float" office:value="38129">
            <text:p>3812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hugoboss</text:p>
          </table:table-cell>
          <table:table-cell office:value-type="float" office:value="37811">
            <text:p>3781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ba</text:p>
          </table:table-cell>
          <table:table-cell office:value-type="float" office:value="37731">
            <text:p>3773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rimother</text:p>
          </table:table-cell>
          <table:table-cell office:value-type="float" office:value="37375">
            <text:p>3737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istress</text:p>
          </table:table-cell>
          <table:table-cell office:value-type="float" office:value="36715">
            <text:p>3671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IL</text:p>
          </table:table-cell>
          <table:table-cell office:value-type="float" office:value="36402">
            <text:p>3640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ondus</text:p>
          </table:table-cell>
          <table:table-cell office:value-type="float" office:value="34429">
            <text:p>3442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Ghettoblaster</text:p>
          </table:table-cell>
          <table:table-cell office:value-type="float" office:value="32854">
            <text:p>3285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Natasha76</text:p>
          </table:table-cell>
          <table:table-cell office:value-type="float" office:value="32747">
            <text:p>3274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32506">
            <text:p>3250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kjuter illa</text:p>
          </table:table-cell>
          <table:table-cell office:value-type="float" office:value="31271">
            <text:p>3127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30956">
            <text:p>3095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Clouds</text:p>
          </table:table-cell>
          <table:table-cell office:value-type="float" office:value="30371">
            <text:p>3037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Quartz</text:p>
          </table:table-cell>
          <table:table-cell office:value-type="float" office:value="29774">
            <text:p>2977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era76</text:p>
          </table:table-cell>
          <table:table-cell office:value-type="float" office:value="29692">
            <text:p>2969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millasmatte</text:p>
          </table:table-cell>
          <table:table-cell office:value-type="float" office:value="29317">
            <text:p>2931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Ninninio</text:p>
          </table:table-cell>
          <table:table-cell office:value-type="float" office:value="29219">
            <text:p>2921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Bus Norpan</text:p>
          </table:table-cell>
          <table:table-cell office:value-type="float" office:value="28204">
            <text:p>2820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hk76</text:p>
          </table:table-cell>
          <table:table-cell office:value-type="float" office:value="27593">
            <text:p>2759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rollhona</text:p>
          </table:table-cell>
          <table:table-cell office:value-type="float" office:value="27534">
            <text:p>2753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räfta2009</text:p>
          </table:table-cell>
          <table:table-cell office:value-type="float" office:value="27489">
            <text:p>2748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basil</text:p>
          </table:table-cell>
          <table:table-cell office:value-type="float" office:value="27296">
            <text:p>2729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kånskan76</text:p>
          </table:table-cell>
          <table:table-cell office:value-type="float" office:value="27129">
            <text:p>2712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Greenbrae</text:p>
          </table:table-cell>
          <table:table-cell office:value-type="float" office:value="26570">
            <text:p>2657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llan77</text:p>
          </table:table-cell>
          <table:table-cell office:value-type="float" office:value="26450">
            <text:p>2645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sska</text:p>
          </table:table-cell>
          <table:table-cell office:value-type="float" office:value="26232">
            <text:p>2623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enta</text:p>
          </table:table-cell>
          <table:table-cell office:value-type="float" office:value="26034">
            <text:p>2603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ady Maria</text:p>
          </table:table-cell>
          <table:table-cell office:value-type="float" office:value="25348">
            <text:p>2534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rosen76</text:p>
          </table:table-cell>
          <table:table-cell office:value-type="float" office:value="24941">
            <text:p>2494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Jenny76</text:p>
          </table:table-cell>
          <table:table-cell office:value-type="float" office:value="24761">
            <text:p>2476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Coccio</text:p>
          </table:table-cell>
          <table:table-cell office:value-type="float" office:value="24337">
            <text:p>2433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nlus</text:p>
          </table:table-cell>
          <table:table-cell office:value-type="float" office:value="24178">
            <text:p>2417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rueBlood</text:p>
          </table:table-cell>
          <table:table-cell office:value-type="float" office:value="23725">
            <text:p>2372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alle76</text:p>
          </table:table-cell>
          <table:table-cell office:value-type="float" office:value="22937">
            <text:p>2293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lta2006</text:p>
          </table:table-cell>
          <table:table-cell office:value-type="float" office:value="22383">
            <text:p>2238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noffy</text:p>
          </table:table-cell>
          <table:table-cell office:value-type="float" office:value="22215">
            <text:p>2221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Hearts76</text:p>
          </table:table-cell>
          <table:table-cell office:value-type="float" office:value="22183">
            <text:p>2218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Chanel01</text:p>
          </table:table-cell>
          <table:table-cell office:value-type="float" office:value="22070">
            <text:p>2207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stra</text:p>
          </table:table-cell>
          <table:table-cell office:value-type="float" office:value="22015">
            <text:p>2201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rengski</text:p>
          </table:table-cell>
          <table:table-cell office:value-type="float" office:value="20859">
            <text:p>2085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ria Nabard</text:p>
          </table:table-cell>
          <table:table-cell office:value-type="float" office:value="20298">
            <text:p>2029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inadockan</text:p>
          </table:table-cell>
          <table:table-cell office:value-type="float" office:value="20275">
            <text:p>2027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rik76</text:p>
          </table:table-cell>
          <table:table-cell office:value-type="float" office:value="20120">
            <text:p>2012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ii76</text:p>
          </table:table-cell>
          <table:table-cell office:value-type="float" office:value="20072">
            <text:p>2007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oltussen</text:p>
          </table:table-cell>
          <table:table-cell office:value-type="float" office:value="19942">
            <text:p>1994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Wimsy</text:p>
          </table:table-cell>
          <table:table-cell office:value-type="float" office:value="19764">
            <text:p>1976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omänglar</text:p>
          </table:table-cell>
          <table:table-cell office:value-type="float" office:value="19202">
            <text:p>1920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kleyan</text:p>
          </table:table-cell>
          <table:table-cell office:value-type="float" office:value="19100">
            <text:p>1910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DollyD</text:p>
          </table:table-cell>
          <table:table-cell office:value-type="float" office:value="18818">
            <text:p>1881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edveten</text:p>
          </table:table-cell>
          <table:table-cell office:value-type="float" office:value="18657">
            <text:p>1865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arriärmamman</text:p>
          </table:table-cell>
          <table:table-cell office:value-type="float" office:value="18436">
            <text:p>1843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mma1970</text:p>
          </table:table-cell>
          <table:table-cell office:value-type="float" office:value="18352">
            <text:p>1835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acajawea</text:p>
          </table:table-cell>
          <table:table-cell office:value-type="float" office:value="18236">
            <text:p>1823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ena76</text:p>
          </table:table-cell>
          <table:table-cell office:value-type="float" office:value="18006">
            <text:p>1800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Veronica76</text:p>
          </table:table-cell>
          <table:table-cell office:value-type="float" office:value="17652">
            <text:p>1765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wify</text:p>
          </table:table-cell>
          <table:table-cell office:value-type="float" office:value="17262">
            <text:p>1726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NinnaW</text:p>
          </table:table-cell>
          <table:table-cell office:value-type="float" office:value="17197">
            <text:p>1719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rtina76</text:p>
          </table:table-cell>
          <table:table-cell office:value-type="float" office:value="16830">
            <text:p>1683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alleman</text:p>
          </table:table-cell>
          <table:table-cell office:value-type="float" office:value="16763">
            <text:p>1676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lurstina</text:p>
          </table:table-cell>
          <table:table-cell office:value-type="float" office:value="16711">
            <text:p>1671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mmis76</text:p>
          </table:table-cell>
          <table:table-cell office:value-type="float" office:value="16651">
            <text:p>1665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ove76</text:p>
          </table:table-cell>
          <table:table-cell office:value-type="float" office:value="16459">
            <text:p>1645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Hamburgartjuven</text:p>
          </table:table-cell>
          <table:table-cell office:value-type="float" office:value="15900">
            <text:p>1590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ittliv</text:p>
          </table:table-cell>
          <table:table-cell office:value-type="float" office:value="15768">
            <text:p>1576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oonlight</text:p>
          </table:table-cell>
          <table:table-cell office:value-type="float" office:value="15732">
            <text:p>1573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ulle</text:p>
          </table:table-cell>
          <table:table-cell office:value-type="float" office:value="15705">
            <text:p>1570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irseberg</text:p>
          </table:table-cell>
          <table:table-cell office:value-type="float" office:value="15511">
            <text:p>1551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olls</text:p>
          </table:table-cell>
          <table:table-cell office:value-type="float" office:value="15482">
            <text:p>1548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ippan76</text:p>
          </table:table-cell>
          <table:table-cell office:value-type="float" office:value="15233">
            <text:p>1523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HoppasPåEnTill</text:p>
          </table:table-cell>
          <table:table-cell office:value-type="float" office:value="15052">
            <text:p>1505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Chaotica</text:p>
          </table:table-cell>
          <table:table-cell office:value-type="float" office:value="14922">
            <text:p>1492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Blomman76</text:p>
          </table:table-cell>
          <table:table-cell office:value-type="float" office:value="14887">
            <text:p>1488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arusell</text:p>
          </table:table-cell>
          <table:table-cell office:value-type="float" office:value="14872">
            <text:p>1487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wa76</text:p>
          </table:table-cell>
          <table:table-cell office:value-type="float" office:value="14705">
            <text:p>1470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Rikkitikki</text:p>
          </table:table-cell>
          <table:table-cell office:value-type="float" office:value="14667">
            <text:p>1466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daisy76</text:p>
          </table:table-cell>
          <table:table-cell office:value-type="float" office:value="14622">
            <text:p>1462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4550">
            <text:p>1455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oonlight</text:p>
          </table:table-cell>
          <table:table-cell office:value-type="float" office:value="14445">
            <text:p>1444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nna7607</text:p>
          </table:table-cell>
          <table:table-cell office:value-type="float" office:value="14341">
            <text:p>1434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Nellan10</text:p>
          </table:table-cell>
          <table:table-cell office:value-type="float" office:value="14272">
            <text:p>1427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Grynet09</text:p>
          </table:table-cell>
          <table:table-cell office:value-type="float" office:value="14124">
            <text:p>1412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Oklart</text:p>
          </table:table-cell>
          <table:table-cell office:value-type="float" office:value="13948">
            <text:p>1394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åle</text:p>
          </table:table-cell>
          <table:table-cell office:value-type="float" office:value="13760">
            <text:p>1376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Jo76</text:p>
          </table:table-cell>
          <table:table-cell office:value-type="float" office:value="13590">
            <text:p>1359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dromina</text:p>
          </table:table-cell>
          <table:table-cell office:value-type="float" office:value="13576">
            <text:p>1357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inkas</text:p>
          </table:table-cell>
          <table:table-cell office:value-type="float" office:value="13238">
            <text:p>1323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nuts76</text:p>
          </table:table-cell>
          <table:table-cell office:value-type="float" office:value="13051">
            <text:p>1305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näckis</text:p>
          </table:table-cell>
          <table:table-cell office:value-type="float" office:value="12998">
            <text:p>1299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Gamlamamman</text:p>
          </table:table-cell>
          <table:table-cell office:value-type="float" office:value="12997">
            <text:p>12997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ee76</text:p>
          </table:table-cell>
          <table:table-cell office:value-type="float" office:value="12949">
            <text:p>1294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Johlin</text:p>
          </table:table-cell>
          <table:table-cell office:value-type="float" office:value="12946">
            <text:p>1294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andy76</text:p>
          </table:table-cell>
          <table:table-cell office:value-type="float" office:value="12938">
            <text:p>1293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atrin76</text:p>
          </table:table-cell>
          <table:table-cell office:value-type="float" office:value="12789">
            <text:p>1278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Emmet1976</text:p>
          </table:table-cell>
          <table:table-cell office:value-type="float" office:value="12708">
            <text:p>1270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Plantagen</text:p>
          </table:table-cell>
          <table:table-cell office:value-type="float" office:value="12665">
            <text:p>1266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Tuffsan</text:p>
          </table:table-cell>
          <table:table-cell office:value-type="float" office:value="12651">
            <text:p>12651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frítz76</text:p>
          </table:table-cell>
          <table:table-cell office:value-type="float" office:value="12590">
            <text:p>1259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k76</text:p>
          </table:table-cell>
          <table:table-cell office:value-type="float" office:value="12546">
            <text:p>1254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rs Amandi</text:p>
          </table:table-cell>
          <table:table-cell office:value-type="float" office:value="12505">
            <text:p>1250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mazon</text:p>
          </table:table-cell>
          <table:table-cell office:value-type="float" office:value="12478">
            <text:p>1247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1890">
            <text:p>11890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Oh yes</text:p>
          </table:table-cell>
          <table:table-cell office:value-type="float" office:value="11839">
            <text:p>1183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Jeanettealice</text:p>
          </table:table-cell>
          <table:table-cell office:value-type="float" office:value="11749">
            <text:p>1174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Lillan090815</text:p>
          </table:table-cell>
          <table:table-cell office:value-type="float" office:value="11614">
            <text:p>1161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Kaka76</text:p>
          </table:table-cell>
          <table:table-cell office:value-type="float" office:value="11529">
            <text:p>1152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Z05</text:p>
          </table:table-cell>
          <table:table-cell office:value-type="float" office:value="11408">
            <text:p>1140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Renegade</text:p>
          </table:table-cell>
          <table:table-cell office:value-type="float" office:value="11262">
            <text:p>1126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ejaochjag</text:p>
          </table:table-cell>
          <table:table-cell office:value-type="float" office:value="11224">
            <text:p>11224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Obzi</text:p>
          </table:table-cell>
          <table:table-cell office:value-type="float" office:value="11199">
            <text:p>11199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jenny76</text:p>
          </table:table-cell>
          <table:table-cell office:value-type="float" office:value="10973">
            <text:p>1097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lina 2012</text:p>
          </table:table-cell>
          <table:table-cell office:value-type="float" office:value="10395">
            <text:p>10395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Silvermalvan</text:p>
          </table:table-cell>
          <table:table-cell office:value-type="float" office:value="10246">
            <text:p>10246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Andje</text:p>
          </table:table-cell>
          <table:table-cell office:value-type="float" office:value="10178">
            <text:p>10178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ggzan</text:p>
          </table:table-cell>
          <table:table-cell office:value-type="float" office:value="10163">
            <text:p>10163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makeupgirl</text:p>
          </table:table-cell>
          <table:table-cell office:value-type="float" office:value="10062">
            <text:p>10062</text:p>
          </table:table-cell>
          <table:table-cell office:value-type="float" office:value="1977">
            <text:p>1977</text:p>
          </table:table-cell>
          <table:table-cell table:number-columns-repeated="4"/>
        </table:table-row>
        <table:table-row table:style-name="ro1">
          <table:table-cell office:value-type="string">
            <text:p>Brodsmulan</text:p>
          </table:table-cell>
          <table:table-cell office:value-type="float" office:value="1546421">
            <text:p>154642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Pyris</text:p>
          </table:table-cell>
          <table:table-cell office:value-type="float" office:value="885203">
            <text:p>88520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stro</text:p>
          </table:table-cell>
          <table:table-cell office:value-type="float" office:value="573371">
            <text:p>57337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ndadjo</text:p>
          </table:table-cell>
          <table:table-cell office:value-type="float" office:value="516632">
            <text:p>51663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ubbelmaja</text:p>
          </table:table-cell>
          <table:table-cell office:value-type="float" office:value="490539">
            <text:p>49053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icki08</text:p>
          </table:table-cell>
          <table:table-cell office:value-type="float" office:value="480317">
            <text:p>48031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Fjäril kär</text:p>
          </table:table-cell>
          <table:table-cell office:value-type="float" office:value="466518">
            <text:p>46651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orelei</text:p>
          </table:table-cell>
          <table:table-cell office:value-type="float" office:value="451486">
            <text:p>45148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a mej</text:p>
          </table:table-cell>
          <table:table-cell office:value-type="float" office:value="427872">
            <text:p>42787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portpappa</text:p>
          </table:table-cell>
          <table:table-cell office:value-type="float" office:value="427290">
            <text:p>42729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uzorsus</text:p>
          </table:table-cell>
          <table:table-cell office:value-type="float" office:value="413340">
            <text:p>41334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nia x2</text:p>
          </table:table-cell>
          <table:table-cell office:value-type="float" office:value="381317">
            <text:p>38131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rren</text:p>
          </table:table-cell>
          <table:table-cell office:value-type="float" office:value="364342">
            <text:p>36434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ryztina</text:p>
          </table:table-cell>
          <table:table-cell office:value-type="float" office:value="358043">
            <text:p>35804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lfonsina</text:p>
          </table:table-cell>
          <table:table-cell office:value-type="float" office:value="314025">
            <text:p>31402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ydney</text:p>
          </table:table-cell>
          <table:table-cell office:value-type="float" office:value="304199">
            <text:p>30419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Challe N</text:p>
          </table:table-cell>
          <table:table-cell office:value-type="float" office:value="303227">
            <text:p>30322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Irma01</text:p>
          </table:table-cell>
          <table:table-cell office:value-type="float" office:value="286906">
            <text:p>28690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a JJ</text:p>
          </table:table-cell>
          <table:table-cell office:value-type="float" office:value="284941">
            <text:p>28494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essan27</text:p>
          </table:table-cell>
          <table:table-cell office:value-type="float" office:value="283006">
            <text:p>28300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a Fjun</text:p>
          </table:table-cell>
          <table:table-cell office:value-type="float" office:value="255181">
            <text:p>25518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hessis77</text:p>
          </table:table-cell>
          <table:table-cell office:value-type="float" office:value="242082">
            <text:p>24208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ittij</text:p>
          </table:table-cell>
          <table:table-cell office:value-type="float" office:value="237399">
            <text:p>23739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iSkaBliTre</text:p>
          </table:table-cell>
          <table:table-cell office:value-type="float" office:value="230056">
            <text:p>23005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urreburre</text:p>
          </table:table-cell>
          <table:table-cell office:value-type="float" office:value="218373">
            <text:p>21837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umblebina</text:p>
          </table:table-cell>
          <table:table-cell office:value-type="float" office:value="212698">
            <text:p>21269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ötskrikan</text:p>
          </table:table-cell>
          <table:table-cell office:value-type="float" office:value="204090">
            <text:p>20409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attyn</text:p>
          </table:table-cell>
          <table:table-cell office:value-type="float" office:value="199042">
            <text:p>19904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olina</text:p>
          </table:table-cell>
          <table:table-cell office:value-type="float" office:value="197647">
            <text:p>19764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ockerkakan</text:p>
          </table:table-cell>
          <table:table-cell office:value-type="float" office:value="196509">
            <text:p>19650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ec06</text:p>
          </table:table-cell>
          <table:table-cell office:value-type="float" office:value="184449">
            <text:p>18444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älva</text:p>
          </table:table-cell>
          <table:table-cell office:value-type="float" office:value="180043">
            <text:p>18004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ommar 77</text:p>
          </table:table-cell>
          <table:table-cell office:value-type="float" office:value="179444">
            <text:p>17944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i77</text:p>
          </table:table-cell>
          <table:table-cell office:value-type="float" office:value="177777">
            <text:p>17777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ida77</text:p>
          </table:table-cell>
          <table:table-cell office:value-type="float" office:value="174308">
            <text:p>17430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doniram</text:p>
          </table:table-cell>
          <table:table-cell office:value-type="float" office:value="168279">
            <text:p>16827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nola</text:p>
          </table:table-cell>
          <table:table-cell office:value-type="float" office:value="167522">
            <text:p>16752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67431">
            <text:p>16743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mmakristina</text:p>
          </table:table-cell>
          <table:table-cell office:value-type="float" office:value="163169">
            <text:p>16316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Git</text:p>
          </table:table-cell>
          <table:table-cell office:value-type="float" office:value="163083">
            <text:p>16308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uvaLi</text:p>
          </table:table-cell>
          <table:table-cell office:value-type="float" office:value="162741">
            <text:p>16274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oona</text:p>
          </table:table-cell>
          <table:table-cell office:value-type="float" office:value="154403">
            <text:p>15440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obidoo</text:p>
          </table:table-cell>
          <table:table-cell office:value-type="float" office:value="154363">
            <text:p>15436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affekopp</text:p>
          </table:table-cell>
          <table:table-cell office:value-type="float" office:value="153413">
            <text:p>15341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Fantastic 4</text:p>
          </table:table-cell>
          <table:table-cell office:value-type="float" office:value="134784">
            <text:p>13478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yndra</text:p>
          </table:table-cell>
          <table:table-cell office:value-type="float" office:value="133897">
            <text:p>13389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ucie</text:p>
          </table:table-cell>
          <table:table-cell office:value-type="float" office:value="128740">
            <text:p>12874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ygge</text:p>
          </table:table-cell>
          <table:table-cell office:value-type="float" office:value="126775">
            <text:p>12677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mma77</text:p>
          </table:table-cell>
          <table:table-cell office:value-type="float" office:value="120868">
            <text:p>12086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na X</text:p>
          </table:table-cell>
          <table:table-cell office:value-type="float" office:value="115592">
            <text:p>11559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ockerStinn</text:p>
          </table:table-cell>
          <table:table-cell office:value-type="float" office:value="115375">
            <text:p>11537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channa</text:p>
          </table:table-cell>
          <table:table-cell office:value-type="float" office:value="115104">
            <text:p>11510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umlekatten</text:p>
          </table:table-cell>
          <table:table-cell office:value-type="float" office:value="114442">
            <text:p>11444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igee</text:p>
          </table:table-cell>
          <table:table-cell office:value-type="float" office:value="113157">
            <text:p>11315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hyme</text:p>
          </table:table-cell>
          <table:table-cell office:value-type="float" office:value="112766">
            <text:p>11276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challis777</text:p>
          </table:table-cell>
          <table:table-cell office:value-type="float" office:value="112257">
            <text:p>11225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10782">
            <text:p>11078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ouise 77</text:p>
          </table:table-cell>
          <table:table-cell office:value-type="float" office:value="106007">
            <text:p>10600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fisbubbla</text:p>
          </table:table-cell>
          <table:table-cell office:value-type="float" office:value="98868">
            <text:p>9886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gedansk</text:p>
          </table:table-cell>
          <table:table-cell office:value-type="float" office:value="98168">
            <text:p>9816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okfia 7</text:p>
          </table:table-cell>
          <table:table-cell office:value-type="float" office:value="96736">
            <text:p>9673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oxen</text:p>
          </table:table-cell>
          <table:table-cell office:value-type="float" office:value="96266">
            <text:p>9626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ojo77</text:p>
          </table:table-cell>
          <table:table-cell office:value-type="float" office:value="96173">
            <text:p>9617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äbben</text:p>
          </table:table-cell>
          <table:table-cell office:value-type="float" office:value="95984">
            <text:p>9598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usiSue</text:p>
          </table:table-cell>
          <table:table-cell office:value-type="float" office:value="93981">
            <text:p>9398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ylten</text:p>
          </table:table-cell>
          <table:table-cell office:value-type="float" office:value="85272">
            <text:p>8527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kruttensmamma</text:p>
          </table:table-cell>
          <table:table-cell office:value-type="float" office:value="82233">
            <text:p>8223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urora1827</text:p>
          </table:table-cell>
          <table:table-cell office:value-type="float" office:value="81754">
            <text:p>8175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Yasmine</text:p>
          </table:table-cell>
          <table:table-cell office:value-type="float" office:value="81212">
            <text:p>8121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D77</text:p>
          </table:table-cell>
          <table:table-cell office:value-type="float" office:value="80490">
            <text:p>8049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igmomma</text:p>
          </table:table-cell>
          <table:table-cell office:value-type="float" office:value="79863">
            <text:p>7986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77801">
            <text:p>7780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binito</text:p>
          </table:table-cell>
          <table:table-cell office:value-type="float" office:value="77446">
            <text:p>7744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llface</text:p>
          </table:table-cell>
          <table:table-cell office:value-type="float" office:value="73590">
            <text:p>7359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ojo7777</text:p>
          </table:table-cell>
          <table:table-cell office:value-type="float" office:value="72822">
            <text:p>7282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69287">
            <text:p>6928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o800</text:p>
          </table:table-cell>
          <table:table-cell office:value-type="float" office:value="68923">
            <text:p>6892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Rose77</text:p>
          </table:table-cell>
          <table:table-cell office:value-type="float" office:value="68417">
            <text:p>6841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lenic</text:p>
          </table:table-cell>
          <table:table-cell office:value-type="float" office:value="67660">
            <text:p>6766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ohanna77</text:p>
          </table:table-cell>
          <table:table-cell office:value-type="float" office:value="66774">
            <text:p>6677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ag1977</text:p>
          </table:table-cell>
          <table:table-cell office:value-type="float" office:value="66309">
            <text:p>6630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pinglan77</text:p>
          </table:table-cell>
          <table:table-cell office:value-type="float" office:value="65825">
            <text:p>6582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ngaGirl</text:p>
          </table:table-cell>
          <table:table-cell office:value-type="float" office:value="65795">
            <text:p>6579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sa1977</text:p>
          </table:table-cell>
          <table:table-cell office:value-type="float" office:value="64739">
            <text:p>6473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H78</text:p>
          </table:table-cell>
          <table:table-cell office:value-type="float" office:value="62485">
            <text:p>6248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Greta Anna</text:p>
          </table:table-cell>
          <table:table-cell office:value-type="float" office:value="61834">
            <text:p>6183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estinationX</text:p>
          </table:table-cell>
          <table:table-cell office:value-type="float" office:value="61671">
            <text:p>6167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krutten00</text:p>
          </table:table-cell>
          <table:table-cell office:value-type="float" office:value="61114">
            <text:p>6111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Olivia2006</text:p>
          </table:table-cell>
          <table:table-cell office:value-type="float" office:value="59417">
            <text:p>5941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mmamebarn</text:p>
          </table:table-cell>
          <table:table-cell office:value-type="float" office:value="58553">
            <text:p>5855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adymarina</text:p>
          </table:table-cell>
          <table:table-cell office:value-type="float" office:value="57194">
            <text:p>5719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elma77</text:p>
          </table:table-cell>
          <table:table-cell office:value-type="float" office:value="56375">
            <text:p>5637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amka</text:p>
          </table:table-cell>
          <table:table-cell office:value-type="float" office:value="55990">
            <text:p>5599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krutthumlan</text:p>
          </table:table-cell>
          <table:table-cell office:value-type="float" office:value="55543">
            <text:p>5554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yssnuff</text:p>
          </table:table-cell>
          <table:table-cell office:value-type="float" office:value="55540">
            <text:p>5554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yinflyttad</text:p>
          </table:table-cell>
          <table:table-cell office:value-type="float" office:value="55300">
            <text:p>5530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essanE</text:p>
          </table:table-cell>
          <table:table-cell office:value-type="float" office:value="55075">
            <text:p>5507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igermom</text:p>
          </table:table-cell>
          <table:table-cell office:value-type="float" office:value="53805">
            <text:p>5380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adfantasten</text:p>
          </table:table-cell>
          <table:table-cell office:value-type="float" office:value="52361">
            <text:p>5236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et</text:p>
          </table:table-cell>
          <table:table-cell office:value-type="float" office:value="52216">
            <text:p>5221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inger</text:p>
          </table:table-cell>
          <table:table-cell office:value-type="float" office:value="52121">
            <text:p>5212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ellisen</text:p>
          </table:table-cell>
          <table:table-cell office:value-type="float" office:value="51241">
            <text:p>5124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mmapåheltid</text:p>
          </table:table-cell>
          <table:table-cell office:value-type="float" office:value="50793">
            <text:p>5079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ickiliisa</text:p>
          </table:table-cell>
          <table:table-cell office:value-type="float" office:value="48728">
            <text:p>4872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agsländan</text:p>
          </table:table-cell>
          <table:table-cell office:value-type="float" office:value="47913">
            <text:p>4791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ictory tilly</text:p>
          </table:table-cell>
          <table:table-cell office:value-type="float" office:value="47900">
            <text:p>4790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uvali</text:p>
          </table:table-cell>
          <table:table-cell office:value-type="float" office:value="47283">
            <text:p>4728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 Z</text:p>
          </table:table-cell>
          <table:table-cell office:value-type="float" office:value="45668">
            <text:p>4566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gelica30</text:p>
          </table:table-cell>
          <table:table-cell office:value-type="float" office:value="45574">
            <text:p>4557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imlan77</text:p>
          </table:table-cell>
          <table:table-cell office:value-type="float" office:value="44683">
            <text:p>4468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Pingla35</text:p>
          </table:table-cell>
          <table:table-cell office:value-type="float" office:value="43926">
            <text:p>4392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urskadetgå</text:p>
          </table:table-cell>
          <table:table-cell office:value-type="float" office:value="43835">
            <text:p>4383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ssAdelaide</text:p>
          </table:table-cell>
          <table:table-cell office:value-type="float" office:value="43377">
            <text:p>4337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Pethrelita</text:p>
          </table:table-cell>
          <table:table-cell office:value-type="float" office:value="43266">
            <text:p>4326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Ängaboll</text:p>
          </table:table-cell>
          <table:table-cell office:value-type="float" office:value="43235">
            <text:p>4323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uo</text:p>
          </table:table-cell>
          <table:table-cell office:value-type="float" office:value="43104">
            <text:p>4310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41949">
            <text:p>4194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acksamt</text:p>
          </table:table-cell>
          <table:table-cell office:value-type="float" office:value="41570">
            <text:p>4157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frankrike</text:p>
          </table:table-cell>
          <table:table-cell office:value-type="float" office:value="41274">
            <text:p>4127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uli1</text:p>
          </table:table-cell>
          <table:table-cell office:value-type="float" office:value="38945">
            <text:p>3894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ainfo</text:p>
          </table:table-cell>
          <table:table-cell office:value-type="float" office:value="38896">
            <text:p>3889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torina</text:p>
          </table:table-cell>
          <table:table-cell office:value-type="float" office:value="38844">
            <text:p>3884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tenmyra</text:p>
          </table:table-cell>
          <table:table-cell office:value-type="float" office:value="38778">
            <text:p>3877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elp77</text:p>
          </table:table-cell>
          <table:table-cell office:value-type="float" office:value="38440">
            <text:p>3844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Gräsrot</text:p>
          </table:table-cell>
          <table:table-cell office:value-type="float" office:value="38232">
            <text:p>3823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am77</text:p>
          </table:table-cell>
          <table:table-cell office:value-type="float" office:value="37780">
            <text:p>3778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kanka</text:p>
          </table:table-cell>
          <table:table-cell office:value-type="float" office:value="37593">
            <text:p>3759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hioo</text:p>
          </table:table-cell>
          <table:table-cell office:value-type="float" office:value="37489">
            <text:p>3748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own under</text:p>
          </table:table-cell>
          <table:table-cell office:value-type="float" office:value="37010">
            <text:p>3701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bra77</text:p>
          </table:table-cell>
          <table:table-cell office:value-type="float" office:value="36906">
            <text:p>3690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fjunis</text:p>
          </table:table-cell>
          <table:table-cell office:value-type="float" office:value="36716">
            <text:p>3671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Froken Lokens</text:p>
          </table:table-cell>
          <table:table-cell office:value-type="float" office:value="36364">
            <text:p>3636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ystersyster</text:p>
          </table:table-cell>
          <table:table-cell office:value-type="float" office:value="36058">
            <text:p>3605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ewchans</text:p>
          </table:table-cell>
          <table:table-cell office:value-type="float" office:value="35879">
            <text:p>3587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nelie77</text:p>
          </table:table-cell>
          <table:table-cell office:value-type="float" office:value="35795">
            <text:p>3579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kaja</text:p>
          </table:table-cell>
          <table:table-cell office:value-type="float" office:value="35683">
            <text:p>3568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ibeche</text:p>
          </table:table-cell>
          <table:table-cell office:value-type="float" office:value="35496">
            <text:p>3549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aralways</text:p>
          </table:table-cell>
          <table:table-cell office:value-type="float" office:value="35400">
            <text:p>3540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torFot</text:p>
          </table:table-cell>
          <table:table-cell office:value-type="float" office:value="35026">
            <text:p>3502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n 78</text:p>
          </table:table-cell>
          <table:table-cell office:value-type="float" office:value="34963">
            <text:p>3496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ectin</text:p>
          </table:table-cell>
          <table:table-cell office:value-type="float" office:value="34631">
            <text:p>3463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usungar2</text:p>
          </table:table-cell>
          <table:table-cell office:value-type="float" office:value="33547">
            <text:p>3354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lvan</text:p>
          </table:table-cell>
          <table:table-cell office:value-type="float" office:value="32869">
            <text:p>3286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YlvaK</text:p>
          </table:table-cell>
          <table:table-cell office:value-type="float" office:value="32594">
            <text:p>3259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nooz</text:p>
          </table:table-cell>
          <table:table-cell office:value-type="float" office:value="32572">
            <text:p>3257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40 plus</text:p>
          </table:table-cell>
          <table:table-cell office:value-type="float" office:value="32212">
            <text:p>3221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mjh</text:p>
          </table:table-cell>
          <table:table-cell office:value-type="float" office:value="31416">
            <text:p>3141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ratz</text:p>
          </table:table-cell>
          <table:table-cell office:value-type="float" office:value="31239">
            <text:p>3123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ullisgirl</text:p>
          </table:table-cell>
          <table:table-cell office:value-type="float" office:value="31117">
            <text:p>3111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icki77</text:p>
          </table:table-cell>
          <table:table-cell office:value-type="float" office:value="31016">
            <text:p>3101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enJoh5</text:p>
          </table:table-cell>
          <table:table-cell office:value-type="float" office:value="30861">
            <text:p>3086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Puff77</text:p>
          </table:table-cell>
          <table:table-cell office:value-type="float" office:value="30729">
            <text:p>3072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nakinn</text:p>
          </table:table-cell>
          <table:table-cell office:value-type="float" office:value="30708">
            <text:p>3070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arärstorken</text:p>
          </table:table-cell>
          <table:table-cell office:value-type="float" office:value="30404">
            <text:p>3040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is 1977</text:p>
          </table:table-cell>
          <table:table-cell office:value-type="float" office:value="29959">
            <text:p>2995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ockerråtta</text:p>
          </table:table-cell>
          <table:table-cell office:value-type="float" office:value="29934">
            <text:p>2993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adhouda</text:p>
          </table:table-cell>
          <table:table-cell office:value-type="float" office:value="29736">
            <text:p>2973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ndolin</text:p>
          </table:table-cell>
          <table:table-cell office:value-type="float" office:value="29478">
            <text:p>2947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rebarns far</text:p>
          </table:table-cell>
          <table:table-cell office:value-type="float" office:value="29077">
            <text:p>2907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ggebagge</text:p>
          </table:table-cell>
          <table:table-cell office:value-type="float" office:value="28910">
            <text:p>2891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issa</text:p>
          </table:table-cell>
          <table:table-cell office:value-type="float" office:value="28728">
            <text:p>2872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C77</text:p>
          </table:table-cell>
          <table:table-cell office:value-type="float" office:value="28659">
            <text:p>2865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igress77</text:p>
          </table:table-cell>
          <table:table-cell office:value-type="float" office:value="28274">
            <text:p>2827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ngelvinge</text:p>
          </table:table-cell>
          <table:table-cell office:value-type="float" office:value="28248">
            <text:p>2824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float" office:value="27750">
            <text:p>2775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våem</text:p>
          </table:table-cell>
          <table:table-cell office:value-type="float" office:value="27499">
            <text:p>2749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älma Riit</text:p>
          </table:table-cell>
          <table:table-cell office:value-type="float" office:value="27451">
            <text:p>2745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yster</text:p>
          </table:table-cell>
          <table:table-cell office:value-type="float" office:value="27418">
            <text:p>2741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aramalia</text:p>
          </table:table-cell>
          <table:table-cell office:value-type="float" office:value="26654">
            <text:p>2665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ina 77</text:p>
          </table:table-cell>
          <table:table-cell office:value-type="float" office:value="26373">
            <text:p>2637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ubbeltess</text:p>
          </table:table-cell>
          <table:table-cell office:value-type="float" office:value="25605">
            <text:p>2560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najo</text:p>
          </table:table-cell>
          <table:table-cell office:value-type="float" office:value="25557">
            <text:p>2555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esslan</text:p>
          </table:table-cell>
          <table:table-cell office:value-type="float" office:value="25362">
            <text:p>2536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UppIDeBlå</text:p>
          </table:table-cell>
          <table:table-cell office:value-type="float" office:value="25195">
            <text:p>2519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jofräs</text:p>
          </table:table-cell>
          <table:table-cell office:value-type="float" office:value="25113">
            <text:p>2511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iWa</text:p>
          </table:table-cell>
          <table:table-cell office:value-type="float" office:value="25067">
            <text:p>2506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eepthefaith</text:p>
          </table:table-cell>
          <table:table-cell office:value-type="float" office:value="24965">
            <text:p>2496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rikaABC</text:p>
          </table:table-cell>
          <table:table-cell office:value-type="float" office:value="24861">
            <text:p>2486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ump</text:p>
          </table:table-cell>
          <table:table-cell office:value-type="float" office:value="24782">
            <text:p>2478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go07</text:p>
          </table:table-cell>
          <table:table-cell office:value-type="float" office:value="24749">
            <text:p>2474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ästerås</text:p>
          </table:table-cell>
          <table:table-cell office:value-type="float" office:value="24440">
            <text:p>2444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oza</text:p>
          </table:table-cell>
          <table:table-cell office:value-type="float" office:value="24397">
            <text:p>2439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axmamman</text:p>
          </table:table-cell>
          <table:table-cell office:value-type="float" office:value="24332">
            <text:p>2433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77</text:p>
          </table:table-cell>
          <table:table-cell office:value-type="float" office:value="23976">
            <text:p>2397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nsombryrsig</text:p>
          </table:table-cell>
          <table:table-cell office:value-type="float" office:value="23919">
            <text:p>2391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rake M</text:p>
          </table:table-cell>
          <table:table-cell office:value-type="float" office:value="23918">
            <text:p>2391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nartmamma</text:p>
          </table:table-cell>
          <table:table-cell office:value-type="float" office:value="23703">
            <text:p>2370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ynastar</text:p>
          </table:table-cell>
          <table:table-cell office:value-type="float" office:value="23470">
            <text:p>2347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ivvi12</text:p>
          </table:table-cell>
          <table:table-cell office:value-type="float" office:value="22534">
            <text:p>2253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napanna77</text:p>
          </table:table-cell>
          <table:table-cell office:value-type="float" office:value="22449">
            <text:p>2244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oe7702</text:p>
          </table:table-cell>
          <table:table-cell office:value-type="float" office:value="21328">
            <text:p>2132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llinormaria</text:p>
          </table:table-cell>
          <table:table-cell office:value-type="float" office:value="21299">
            <text:p>2129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ni77</text:p>
          </table:table-cell>
          <table:table-cell office:value-type="float" office:value="20524">
            <text:p>2052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je</text:p>
          </table:table-cell>
          <table:table-cell office:value-type="float" office:value="20304">
            <text:p>2030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abben</text:p>
          </table:table-cell>
          <table:table-cell office:value-type="float" office:value="20139">
            <text:p>2013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villing</text:p>
          </table:table-cell>
          <table:table-cell office:value-type="float" office:value="19886">
            <text:p>1988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Oo v oO</text:p>
          </table:table-cell>
          <table:table-cell office:value-type="float" office:value="19878">
            <text:p>1987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råkan77</text:p>
          </table:table-cell>
          <table:table-cell office:value-type="float" office:value="19865">
            <text:p>1986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raken22</text:p>
          </table:table-cell>
          <table:table-cell office:value-type="float" office:value="19782">
            <text:p>1978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Rävelina</text:p>
          </table:table-cell>
          <table:table-cell office:value-type="float" office:value="19734">
            <text:p>1973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arin h</text:p>
          </table:table-cell>
          <table:table-cell office:value-type="float" office:value="19419">
            <text:p>1941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unny1</text:p>
          </table:table-cell>
          <table:table-cell office:value-type="float" office:value="19404">
            <text:p>1940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nda b a</text:p>
          </table:table-cell>
          <table:table-cell office:value-type="float" office:value="19377">
            <text:p>1937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rs Marlin</text:p>
          </table:table-cell>
          <table:table-cell office:value-type="float" office:value="19301">
            <text:p>1930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Rirismamma</text:p>
          </table:table-cell>
          <table:table-cell office:value-type="float" office:value="19248">
            <text:p>1924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ndaewer</text:p>
          </table:table-cell>
          <table:table-cell office:value-type="float" office:value="19195">
            <text:p>1919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rsMikas</text:p>
          </table:table-cell>
          <table:table-cell office:value-type="float" office:value="19117">
            <text:p>1911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oelle</text:p>
          </table:table-cell>
          <table:table-cell office:value-type="float" office:value="19040">
            <text:p>1904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elfrida</text:p>
          </table:table-cell>
          <table:table-cell office:value-type="float" office:value="18880">
            <text:p>1888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rolletroll</text:p>
          </table:table-cell>
          <table:table-cell office:value-type="float" office:value="18852">
            <text:p>1885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erkules</text:p>
          </table:table-cell>
          <table:table-cell office:value-type="float" office:value="18786">
            <text:p>1878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mmamia77</text:p>
          </table:table-cell>
          <table:table-cell office:value-type="float" office:value="18245">
            <text:p>1824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jurparken</text:p>
          </table:table-cell>
          <table:table-cell office:value-type="float" office:value="18027">
            <text:p>1802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hinkerbell</text:p>
          </table:table-cell>
          <table:table-cell office:value-type="float" office:value="17893">
            <text:p>1789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itte</text:p>
          </table:table-cell>
          <table:table-cell office:value-type="float" office:value="17827">
            <text:p>1782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Vicha</text:p>
          </table:table-cell>
          <table:table-cell office:value-type="float" office:value="17710">
            <text:p>1771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riamitsu</text:p>
          </table:table-cell>
          <table:table-cell office:value-type="float" office:value="17639">
            <text:p>1763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imy</text:p>
          </table:table-cell>
          <table:table-cell office:value-type="float" office:value="17553">
            <text:p>1755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kela</text:p>
          </table:table-cell>
          <table:table-cell office:value-type="float" office:value="17287">
            <text:p>1728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oppan77</text:p>
          </table:table-cell>
          <table:table-cell office:value-type="float" office:value="17273">
            <text:p>1727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riami</text:p>
          </table:table-cell>
          <table:table-cell office:value-type="float" office:value="17094">
            <text:p>1709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pewe</text:p>
          </table:table-cell>
          <table:table-cell office:value-type="float" office:value="17083">
            <text:p>1708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ysen</text:p>
          </table:table-cell>
          <table:table-cell office:value-type="float" office:value="16987">
            <text:p>1698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uull</text:p>
          </table:table-cell>
          <table:table-cell office:value-type="float" office:value="16967">
            <text:p>1696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llaVanilla</text:p>
          </table:table-cell>
          <table:table-cell office:value-type="float" office:value="16808">
            <text:p>1680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ajda</text:p>
          </table:table-cell>
          <table:table-cell office:value-type="float" office:value="16734">
            <text:p>1673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apia</text:p>
          </table:table-cell>
          <table:table-cell office:value-type="float" office:value="16697">
            <text:p>1669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ronja</text:p>
          </table:table-cell>
          <table:table-cell office:value-type="float" office:value="16300">
            <text:p>1630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allisto</text:p>
          </table:table-cell>
          <table:table-cell office:value-type="float" office:value="16154">
            <text:p>1615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udda</text:p>
          </table:table-cell>
          <table:table-cell office:value-type="float" office:value="16122">
            <text:p>1612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Caspiansmamma</text:p>
          </table:table-cell>
          <table:table-cell office:value-type="float" office:value="15935">
            <text:p>1593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Zakopane</text:p>
          </table:table-cell>
          <table:table-cell office:value-type="float" office:value="15915">
            <text:p>1591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sseire</text:p>
          </table:table-cell>
          <table:table-cell office:value-type="float" office:value="15823">
            <text:p>1582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Cocostopp</text:p>
          </table:table-cell>
          <table:table-cell office:value-type="float" office:value="15764">
            <text:p>1576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FruEdberg</text:p>
          </table:table-cell>
          <table:table-cell office:value-type="float" office:value="15357">
            <text:p>1535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ria2</text:p>
          </table:table-cell>
          <table:table-cell office:value-type="float" office:value="15184">
            <text:p>1518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lmNov</text:p>
          </table:table-cell>
          <table:table-cell office:value-type="float" office:value="15150">
            <text:p>1515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va77</text:p>
          </table:table-cell>
          <table:table-cell office:value-type="float" office:value="15131">
            <text:p>1513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Calliope</text:p>
          </table:table-cell>
          <table:table-cell office:value-type="float" office:value="14664">
            <text:p>1466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redstripe</text:p>
          </table:table-cell>
          <table:table-cell office:value-type="float" office:value="14630">
            <text:p>1463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oijsisen</text:p>
          </table:table-cell>
          <table:table-cell office:value-type="float" office:value="14594">
            <text:p>1459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Såckan</text:p>
          </table:table-cell>
          <table:table-cell office:value-type="float" office:value="14506">
            <text:p>1450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assiopeja</text:p>
          </table:table-cell>
          <table:table-cell office:value-type="float" office:value="14254">
            <text:p>1425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amillan</text:p>
          </table:table-cell>
          <table:table-cell office:value-type="float" office:value="14175">
            <text:p>1417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aby Belle</text:p>
          </table:table-cell>
          <table:table-cell office:value-type="float" office:value="13991">
            <text:p>1399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emo08</text:p>
          </table:table-cell>
          <table:table-cell office:value-type="float" office:value="13924">
            <text:p>1392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grata</text:p>
          </table:table-cell>
          <table:table-cell office:value-type="float" office:value="13899">
            <text:p>1389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BobRob</text:p>
          </table:table-cell>
          <table:table-cell office:value-type="float" office:value="13862">
            <text:p>1386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lltime</text:p>
          </table:table-cell>
          <table:table-cell office:value-type="float" office:value="13397">
            <text:p>1339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Röllekan</text:p>
          </table:table-cell>
          <table:table-cell office:value-type="float" office:value="13233">
            <text:p>1323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glaadamamman</text:p>
          </table:table-cell>
          <table:table-cell office:value-type="float" office:value="13211">
            <text:p>1321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mmaMyran</text:p>
          </table:table-cell>
          <table:table-cell office:value-type="float" office:value="13000">
            <text:p>1300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ogirl</text:p>
          </table:table-cell>
          <table:table-cell office:value-type="float" office:value="12770">
            <text:p>1277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2703">
            <text:p>12703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mmis77</text:p>
          </table:table-cell>
          <table:table-cell office:value-type="float" office:value="12494">
            <text:p>1249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Husfrun</text:p>
          </table:table-cell>
          <table:table-cell office:value-type="float" office:value="12221">
            <text:p>1222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jaMaria78</text:p>
          </table:table-cell>
          <table:table-cell office:value-type="float" office:value="12195">
            <text:p>1219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mia</text:p>
          </table:table-cell>
          <table:table-cell office:value-type="float" office:value="11741">
            <text:p>1174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kkie77</text:p>
          </table:table-cell>
          <table:table-cell office:value-type="float" office:value="11675">
            <text:p>1167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y1977</text:p>
          </table:table-cell>
          <table:table-cell office:value-type="float" office:value="11649">
            <text:p>1164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oT</text:p>
          </table:table-cell>
          <table:table-cell office:value-type="float" office:value="11512">
            <text:p>11512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stro</text:p>
          </table:table-cell>
          <table:table-cell office:value-type="float" office:value="11481">
            <text:p>1148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isses</text:p>
          </table:table-cell>
          <table:table-cell office:value-type="float" office:value="11220">
            <text:p>1122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Fantacia</text:p>
          </table:table-cell>
          <table:table-cell office:value-type="float" office:value="11099">
            <text:p>1109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avi</text:p>
          </table:table-cell>
          <table:table-cell office:value-type="float" office:value="10979">
            <text:p>1097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tiinnaa</text:p>
          </table:table-cell>
          <table:table-cell office:value-type="float" office:value="10881">
            <text:p>1088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ugustibebis2016</text:p>
          </table:table-cell>
          <table:table-cell office:value-type="float" office:value="10755">
            <text:p>10755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ahaud</text:p>
          </table:table-cell>
          <table:table-cell office:value-type="float" office:value="10739">
            <text:p>10739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alin77</text:p>
          </table:table-cell>
          <table:table-cell office:value-type="float" office:value="10600">
            <text:p>10600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Lillis77</text:p>
          </table:table-cell>
          <table:table-cell office:value-type="float" office:value="10571">
            <text:p>1057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klaramamma</text:p>
          </table:table-cell>
          <table:table-cell office:value-type="float" office:value="10524">
            <text:p>1052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Nellabus</text:p>
          </table:table-cell>
          <table:table-cell office:value-type="float" office:value="10456">
            <text:p>1045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Ester77</text:p>
          </table:table-cell>
          <table:table-cell office:value-type="float" office:value="10304">
            <text:p>10304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Duddes mamma</text:p>
          </table:table-cell>
          <table:table-cell office:value-type="float" office:value="10118">
            <text:p>10118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Minfamilj</text:p>
          </table:table-cell>
          <table:table-cell office:value-type="float" office:value="10106">
            <text:p>10106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jagkan</text:p>
          </table:table-cell>
          <table:table-cell office:value-type="float" office:value="10061">
            <text:p>10061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otek</text:p>
          </table:table-cell>
          <table:table-cell office:value-type="float" office:value="10007">
            <text:p>10007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Anova</text:p>
          </table:table-cell>
          <table:table-cell office:value-type="float" office:value="865808">
            <text:p>86580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odestyclara</text:p>
          </table:table-cell>
          <table:table-cell office:value-type="float" office:value="496669">
            <text:p>49666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linI</text:p>
          </table:table-cell>
          <table:table-cell office:value-type="float" office:value="477443">
            <text:p>47744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ögbergarna</text:p>
          </table:table-cell>
          <table:table-cell office:value-type="float" office:value="432840">
            <text:p>43284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annis</text:p>
          </table:table-cell>
          <table:table-cell office:value-type="float" office:value="419186">
            <text:p>41918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tella 78</text:p>
          </table:table-cell>
          <table:table-cell office:value-type="float" office:value="374168">
            <text:p>37416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uMa</text:p>
          </table:table-cell>
          <table:table-cell office:value-type="float" office:value="366097">
            <text:p>36609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kruttis1979</text:p>
          </table:table-cell>
          <table:table-cell office:value-type="float" office:value="342525">
            <text:p>34252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natha</text:p>
          </table:table-cell>
          <table:table-cell office:value-type="float" office:value="280772">
            <text:p>28077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En glad tjej</text:p>
          </table:table-cell>
          <table:table-cell office:value-type="float" office:value="274465">
            <text:p>27446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ofiech78</text:p>
          </table:table-cell>
          <table:table-cell office:value-type="float" office:value="265960">
            <text:p>26596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CA</text:p>
          </table:table-cell>
          <table:table-cell office:value-type="float" office:value="261269">
            <text:p>26126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Vaja</text:p>
          </table:table-cell>
          <table:table-cell office:value-type="float" office:value="258203">
            <text:p>25820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rospicientia</text:p>
          </table:table-cell>
          <table:table-cell office:value-type="float" office:value="254294">
            <text:p>25429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tarbaby</text:p>
          </table:table-cell>
          <table:table-cell office:value-type="float" office:value="246646">
            <text:p>24664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lles matte</text:p>
          </table:table-cell>
          <table:table-cell office:value-type="float" office:value="242140">
            <text:p>24214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ja Gräddnos</text:p>
          </table:table-cell>
          <table:table-cell office:value-type="float" office:value="228557">
            <text:p>22855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220634">
            <text:p>22063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azze</text:p>
          </table:table-cell>
          <table:table-cell office:value-type="float" office:value="212364">
            <text:p>21236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5 barnsmamman</text:p>
          </table:table-cell>
          <table:table-cell office:value-type="float" office:value="204836">
            <text:p>20483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uman78</text:p>
          </table:table-cell>
          <table:table-cell office:value-type="float" office:value="201879">
            <text:p>20187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järtefröjd</text:p>
          </table:table-cell>
          <table:table-cell office:value-type="float" office:value="199143">
            <text:p>19914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kah</text:p>
          </table:table-cell>
          <table:table-cell office:value-type="float" office:value="197061">
            <text:p>19706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unshine78</text:p>
          </table:table-cell>
          <table:table-cell office:value-type="float" office:value="183190">
            <text:p>18319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5barnsmamman</text:p>
          </table:table-cell>
          <table:table-cell office:value-type="float" office:value="181393">
            <text:p>18139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79030">
            <text:p>17903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mave</text:p>
          </table:table-cell>
          <table:table-cell office:value-type="float" office:value="176780">
            <text:p>17678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arinagumman</text:p>
          </table:table-cell>
          <table:table-cell office:value-type="float" office:value="167393">
            <text:p>16739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enny Tom</text:p>
          </table:table-cell>
          <table:table-cell office:value-type="float" office:value="166334">
            <text:p>16633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tampan</text:p>
          </table:table-cell>
          <table:table-cell office:value-type="float" office:value="165884">
            <text:p>16588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igfoot</text:p>
          </table:table-cell>
          <table:table-cell office:value-type="float" office:value="165170">
            <text:p>16517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u smurf</text:p>
          </table:table-cell>
          <table:table-cell office:value-type="float" office:value="162180">
            <text:p>16218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Ullegulle78</text:p>
          </table:table-cell>
          <table:table-cell office:value-type="float" office:value="157757">
            <text:p>15775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norskan78</text:p>
          </table:table-cell>
          <table:table-cell office:value-type="float" office:value="152359">
            <text:p>15235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ärnan</text:p>
          </table:table-cell>
          <table:table-cell office:value-type="float" office:value="149466">
            <text:p>14946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eEMbe</text:p>
          </table:table-cell>
          <table:table-cell office:value-type="float" office:value="146959">
            <text:p>14695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nr1</text:p>
          </table:table-cell>
          <table:table-cell office:value-type="float" office:value="146554">
            <text:p>14655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ymlann</text:p>
          </table:table-cell>
          <table:table-cell office:value-type="float" office:value="135281">
            <text:p>13528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mulu</text:p>
          </table:table-cell>
          <table:table-cell office:value-type="float" office:value="135087">
            <text:p>13508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nubisa</text:p>
          </table:table-cell>
          <table:table-cell office:value-type="float" office:value="130695">
            <text:p>13069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illan81</text:p>
          </table:table-cell>
          <table:table-cell office:value-type="float" office:value="129235">
            <text:p>12923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Indra78</text:p>
          </table:table-cell>
          <table:table-cell office:value-type="float" office:value="127727">
            <text:p>12772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trawberry3</text:p>
          </table:table-cell>
          <table:table-cell office:value-type="float" office:value="126868">
            <text:p>12686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eruleus</text:p>
          </table:table-cell>
          <table:table-cell office:value-type="float" office:value="125182">
            <text:p>12518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ullan1978</text:p>
          </table:table-cell>
          <table:table-cell office:value-type="float" office:value="124517">
            <text:p>12451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emberly</text:p>
          </table:table-cell>
          <table:table-cell office:value-type="float" office:value="116587">
            <text:p>11658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nanasen01</text:p>
          </table:table-cell>
          <table:table-cell office:value-type="float" office:value="115740">
            <text:p>11574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rVen</text:p>
          </table:table-cell>
          <table:table-cell office:value-type="float" office:value="110611">
            <text:p>11061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ulle78</text:p>
          </table:table-cell>
          <table:table-cell office:value-type="float" office:value="110114">
            <text:p>11011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08044">
            <text:p>10804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frodisiac</text:p>
          </table:table-cell>
          <table:table-cell office:value-type="float" office:value="104577">
            <text:p>10457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offiie</text:p>
          </table:table-cell>
          <table:table-cell office:value-type="float" office:value="103121">
            <text:p>10312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iljelin</text:p>
          </table:table-cell>
          <table:table-cell office:value-type="float" office:value="102211">
            <text:p>10221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lon</text:p>
          </table:table-cell>
          <table:table-cell office:value-type="float" office:value="100520">
            <text:p>10052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e petite moi</text:p>
          </table:table-cell>
          <table:table-cell office:value-type="float" office:value="99082">
            <text:p>9908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nna Lisa</text:p>
          </table:table-cell>
          <table:table-cell office:value-type="float" office:value="97017">
            <text:p>9701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Nymphéa</text:p>
          </table:table-cell>
          <table:table-cell office:value-type="float" office:value="96503">
            <text:p>9650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roglo</text:p>
          </table:table-cell>
          <table:table-cell office:value-type="float" office:value="94720">
            <text:p>9472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harika</text:p>
          </table:table-cell>
          <table:table-cell office:value-type="float" office:value="94670">
            <text:p>9467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rinsessanLeia</text:p>
          </table:table-cell>
          <table:table-cell office:value-type="float" office:value="91326">
            <text:p>9132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lutten</text:p>
          </table:table-cell>
          <table:table-cell office:value-type="float" office:value="90521">
            <text:p>9052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hazbo</text:p>
          </table:table-cell>
          <table:table-cell office:value-type="float" office:value="90408">
            <text:p>9040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IdaElinLivia040611</text:p>
          </table:table-cell>
          <table:table-cell office:value-type="float" office:value="88871">
            <text:p>8887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Emmy K</text:p>
          </table:table-cell>
          <table:table-cell office:value-type="float" office:value="88598">
            <text:p>8859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ummisnodden</text:p>
          </table:table-cell>
          <table:table-cell office:value-type="float" office:value="88466">
            <text:p>8846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ddolf</text:p>
          </table:table-cell>
          <table:table-cell office:value-type="float" office:value="86783">
            <text:p>8678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eeluu</text:p>
          </table:table-cell>
          <table:table-cell office:value-type="float" office:value="83396">
            <text:p>8339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järtat78</text:p>
          </table:table-cell>
          <table:table-cell office:value-type="float" office:value="80505">
            <text:p>8050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nda 1978</text:p>
          </table:table-cell>
          <table:table-cell office:value-type="float" office:value="79369">
            <text:p>7936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chella</text:p>
          </table:table-cell>
          <table:table-cell office:value-type="float" office:value="79128">
            <text:p>7912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ja09</text:p>
          </table:table-cell>
          <table:table-cell office:value-type="float" office:value="78748">
            <text:p>7874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nartliverhorn</text:p>
          </table:table-cell>
          <table:table-cell office:value-type="float" office:value="78445">
            <text:p>7844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Rödtjärnens Anna</text:p>
          </table:table-cell>
          <table:table-cell office:value-type="float" office:value="77410">
            <text:p>7741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downismor</text:p>
          </table:table-cell>
          <table:table-cell office:value-type="float" office:value="75524">
            <text:p>7552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inkiepie</text:p>
          </table:table-cell>
          <table:table-cell office:value-type="float" office:value="71332">
            <text:p>7133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rallison</text:p>
          </table:table-cell>
          <table:table-cell office:value-type="float" office:value="70727">
            <text:p>7072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ndelmumsa</text:p>
          </table:table-cell>
          <table:table-cell office:value-type="float" office:value="68998">
            <text:p>6899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nnika78</text:p>
          </table:table-cell>
          <table:table-cell office:value-type="float" office:value="68303">
            <text:p>6830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neffi</text:p>
          </table:table-cell>
          <table:table-cell office:value-type="float" office:value="65928">
            <text:p>6592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lotjohan</text:p>
          </table:table-cell>
          <table:table-cell office:value-type="float" office:value="63831">
            <text:p>6383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arinIngrid</text:p>
          </table:table-cell>
          <table:table-cell office:value-type="float" office:value="62625">
            <text:p>6262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rola78</text:p>
          </table:table-cell>
          <table:table-cell office:value-type="float" office:value="62170">
            <text:p>6217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heOnlyOne</text:p>
          </table:table-cell>
          <table:table-cell office:value-type="float" office:value="62066">
            <text:p>6206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la M</text:p>
          </table:table-cell>
          <table:table-cell office:value-type="float" office:value="60786">
            <text:p>6078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öken Honung</text:p>
          </table:table-cell>
          <table:table-cell office:value-type="float" office:value="57618">
            <text:p>5761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uFH</text:p>
          </table:table-cell>
          <table:table-cell office:value-type="float" office:value="56938">
            <text:p>5693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osJos</text:p>
          </table:table-cell>
          <table:table-cell office:value-type="float" office:value="55845">
            <text:p>5584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oneybee78</text:p>
          </table:table-cell>
          <table:table-cell office:value-type="float" office:value="55366">
            <text:p>5536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öken Fräken</text:p>
          </table:table-cell>
          <table:table-cell office:value-type="float" office:value="55049">
            <text:p>5504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ennyLane</text:p>
          </table:table-cell>
          <table:table-cell office:value-type="float" office:value="54879">
            <text:p>5487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öken sol</text:p>
          </table:table-cell>
          <table:table-cell office:value-type="float" office:value="54695">
            <text:p>5469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iedegard</text:p>
          </table:table-cell>
          <table:table-cell office:value-type="float" office:value="52876">
            <text:p>5287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esa78</text:p>
          </table:table-cell>
          <table:table-cell office:value-type="float" office:value="52843">
            <text:p>5284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mma33</text:p>
          </table:table-cell>
          <table:table-cell office:value-type="float" office:value="52693">
            <text:p>5269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rönräv</text:p>
          </table:table-cell>
          <table:table-cell office:value-type="float" office:value="52206">
            <text:p>5220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linorebro</text:p>
          </table:table-cell>
          <table:table-cell office:value-type="float" office:value="52130">
            <text:p>5213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enny78</text:p>
          </table:table-cell>
          <table:table-cell office:value-type="float" office:value="51927">
            <text:p>5192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ojjo78</text:p>
          </table:table-cell>
          <table:table-cell office:value-type="float" office:value="51342">
            <text:p>5134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eah</text:p>
          </table:table-cell>
          <table:table-cell office:value-type="float" office:value="51163">
            <text:p>5116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letrille</text:p>
          </table:table-cell>
          <table:table-cell office:value-type="float" office:value="50573">
            <text:p>5057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hdela</text:p>
          </table:table-cell>
          <table:table-cell office:value-type="float" office:value="49725">
            <text:p>4972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araCarolina</text:p>
          </table:table-cell>
          <table:table-cell office:value-type="float" office:value="49216">
            <text:p>4921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la C</text:p>
          </table:table-cell>
          <table:table-cell office:value-type="float" office:value="48653">
            <text:p>4865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ordgubbe1</text:p>
          </table:table-cell>
          <table:table-cell office:value-type="float" office:value="47240">
            <text:p>4724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arap1978</text:p>
          </table:table-cell>
          <table:table-cell office:value-type="float" office:value="47184">
            <text:p>4718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rasall</text:p>
          </table:table-cell>
          <table:table-cell office:value-type="float" office:value="46532">
            <text:p>4653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alooba</text:p>
          </table:table-cell>
          <table:table-cell office:value-type="float" office:value="46434">
            <text:p>4643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weety78</text:p>
          </table:table-cell>
          <table:table-cell office:value-type="float" office:value="45866">
            <text:p>4586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zalea</text:p>
          </table:table-cell>
          <table:table-cell office:value-type="float" office:value="45450">
            <text:p>4545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uckyme</text:p>
          </table:table-cell>
          <table:table-cell office:value-type="float" office:value="45419">
            <text:p>4541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Wida</text:p>
          </table:table-cell>
          <table:table-cell office:value-type="float" office:value="45356">
            <text:p>4535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herkan</text:p>
          </table:table-cell>
          <table:table-cell office:value-type="float" office:value="45125">
            <text:p>4512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lexia78</text:p>
          </table:table-cell>
          <table:table-cell office:value-type="float" office:value="43994">
            <text:p>4399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ollyN</text:p>
          </table:table-cell>
          <table:table-cell office:value-type="float" office:value="43700">
            <text:p>4370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aian</text:p>
          </table:table-cell>
          <table:table-cell office:value-type="float" office:value="43125">
            <text:p>4312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linw</text:p>
          </table:table-cell>
          <table:table-cell office:value-type="float" office:value="42525">
            <text:p>4252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ummetott</text:p>
          </table:table-cell>
          <table:table-cell office:value-type="float" office:value="41823">
            <text:p>4182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ttapult</text:p>
          </table:table-cell>
          <table:table-cell office:value-type="float" office:value="41767">
            <text:p>4176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Equal</text:p>
          </table:table-cell>
          <table:table-cell office:value-type="float" office:value="41421">
            <text:p>4142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essican</text:p>
          </table:table-cell>
          <table:table-cell office:value-type="float" office:value="41163">
            <text:p>4116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ilsbergen</text:p>
          </table:table-cell>
          <table:table-cell office:value-type="float" office:value="40879">
            <text:p>4087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ella78</text:p>
          </table:table-cell>
          <table:table-cell office:value-type="float" office:value="40820">
            <text:p>4082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yanha</text:p>
          </table:table-cell>
          <table:table-cell office:value-type="float" office:value="40713">
            <text:p>4071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arnsugen</text:p>
          </table:table-cell>
          <table:table-cell office:value-type="float" office:value="40614">
            <text:p>4061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ängtan01</text:p>
          </table:table-cell>
          <table:table-cell office:value-type="float" office:value="40304">
            <text:p>4030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attmor</text:p>
          </table:table-cell>
          <table:table-cell office:value-type="float" office:value="40057">
            <text:p>4005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arderoben</text:p>
          </table:table-cell>
          <table:table-cell office:value-type="float" office:value="39227">
            <text:p>3922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adabing</text:p>
          </table:table-cell>
          <table:table-cell office:value-type="float" office:value="38784">
            <text:p>3878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jej78</text:p>
          </table:table-cell>
          <table:table-cell office:value-type="float" office:value="38698">
            <text:p>3869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mma33</text:p>
          </table:table-cell>
          <table:table-cell office:value-type="float" office:value="38424">
            <text:p>3842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enni</text:p>
          </table:table-cell>
          <table:table-cell office:value-type="float" office:value="38045">
            <text:p>3804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amiljenekberg</text:p>
          </table:table-cell>
          <table:table-cell office:value-type="float" office:value="37864">
            <text:p>3786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ia lotta lus</text:p>
          </table:table-cell>
          <table:table-cell office:value-type="float" office:value="37666">
            <text:p>3766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hallis</text:p>
          </table:table-cell>
          <table:table-cell office:value-type="float" office:value="37407">
            <text:p>3740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maSniff</text:p>
          </table:table-cell>
          <table:table-cell office:value-type="float" office:value="36925">
            <text:p>3692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tensMamma</text:p>
          </table:table-cell>
          <table:table-cell office:value-type="float" office:value="36450">
            <text:p>3645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jamjau</text:p>
          </table:table-cell>
          <table:table-cell office:value-type="float" office:value="36405">
            <text:p>3640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Ocdkille</text:p>
          </table:table-cell>
          <table:table-cell office:value-type="float" office:value="36183">
            <text:p>3618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Österbotten</text:p>
          </table:table-cell>
          <table:table-cell office:value-type="float" office:value="36015">
            <text:p>3601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Olivia3mars</text:p>
          </table:table-cell>
          <table:table-cell office:value-type="float" office:value="35770">
            <text:p>3577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ogen</text:p>
          </table:table-cell>
          <table:table-cell office:value-type="float" office:value="35354">
            <text:p>3535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impim78</text:p>
          </table:table-cell>
          <table:table-cell office:value-type="float" office:value="35086">
            <text:p>3508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oocachoo</text:p>
          </table:table-cell>
          <table:table-cell office:value-type="float" office:value="35014">
            <text:p>3501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krotis78</text:p>
          </table:table-cell>
          <table:table-cell office:value-type="float" office:value="34716">
            <text:p>3471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tarka</text:p>
          </table:table-cell>
          <table:table-cell office:value-type="float" office:value="34424">
            <text:p>3442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rattle and hum</text:p>
          </table:table-cell>
          <table:table-cell office:value-type="float" office:value="33864">
            <text:p>3386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ris78</text:p>
          </table:table-cell>
          <table:table-cell office:value-type="float" office:value="33523">
            <text:p>3352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ia78</text:p>
          </table:table-cell>
          <table:table-cell office:value-type="float" office:value="33024">
            <text:p>3302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nda007</text:p>
          </table:table-cell>
          <table:table-cell office:value-type="float" office:value="32433">
            <text:p>3243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tugan</text:p>
          </table:table-cell>
          <table:table-cell office:value-type="float" office:value="31519">
            <text:p>3151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enso</text:p>
          </table:table-cell>
          <table:table-cell office:value-type="float" office:value="31308">
            <text:p>3130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ppans</text:p>
          </table:table-cell>
          <table:table-cell office:value-type="float" office:value="30983">
            <text:p>3098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illFlorida</text:p>
          </table:table-cell>
          <table:table-cell office:value-type="float" office:value="30798">
            <text:p>3079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essan</text:p>
          </table:table-cell>
          <table:table-cell office:value-type="float" office:value="30414">
            <text:p>3041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allandsliv</text:p>
          </table:table-cell>
          <table:table-cell office:value-type="float" office:value="30124">
            <text:p>3012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ollyMilly</text:p>
          </table:table-cell>
          <table:table-cell office:value-type="float" office:value="29956">
            <text:p>2995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TA</text:p>
          </table:table-cell>
          <table:table-cell office:value-type="float" office:value="29674">
            <text:p>2967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ssy78</text:p>
          </table:table-cell>
          <table:table-cell office:value-type="float" office:value="29521">
            <text:p>2952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udde1</text:p>
          </table:table-cell>
          <table:table-cell office:value-type="float" office:value="29320">
            <text:p>2932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harli</text:p>
          </table:table-cell>
          <table:table-cell office:value-type="float" office:value="29228">
            <text:p>2922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kaela1978</text:p>
          </table:table-cell>
          <table:table-cell office:value-type="float" office:value="28963">
            <text:p>2896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tarlight78</text:p>
          </table:table-cell>
          <table:table-cell office:value-type="float" office:value="28729">
            <text:p>2872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uffy78</text:p>
          </table:table-cell>
          <table:table-cell office:value-type="float" office:value="28013">
            <text:p>2801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ekia</text:p>
          </table:table-cell>
          <table:table-cell office:value-type="float" office:value="27117">
            <text:p>2711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olw24311</text:p>
          </table:table-cell>
          <table:table-cell office:value-type="float" office:value="26543">
            <text:p>2654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ennySpindel</text:p>
          </table:table-cell>
          <table:table-cell office:value-type="float" office:value="26531">
            <text:p>2653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utam</text:p>
          </table:table-cell>
          <table:table-cell office:value-type="float" office:value="26319">
            <text:p>2631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lljor</text:p>
          </table:table-cell>
          <table:table-cell office:value-type="float" office:value="25872">
            <text:p>2587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enny E</text:p>
          </table:table-cell>
          <table:table-cell office:value-type="float" office:value="25865">
            <text:p>2586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nnaMaria</text:p>
          </table:table-cell>
          <table:table-cell office:value-type="float" office:value="25676">
            <text:p>2567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ynona</text:p>
          </table:table-cell>
          <table:table-cell office:value-type="float" office:value="25507">
            <text:p>2550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appa2006</text:p>
          </table:table-cell>
          <table:table-cell office:value-type="float" office:value="25484">
            <text:p>2548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Vaddårå</text:p>
          </table:table-cell>
          <table:table-cell office:value-type="float" office:value="25211">
            <text:p>2521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ippipopp</text:p>
          </table:table-cell>
          <table:table-cell office:value-type="float" office:value="25151">
            <text:p>2515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mmisen</text:p>
          </table:table-cell>
          <table:table-cell office:value-type="float" office:value="25059">
            <text:p>2505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riaMalmö</text:p>
          </table:table-cell>
          <table:table-cell office:value-type="float" office:value="24696">
            <text:p>2469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ometimes</text:p>
          </table:table-cell>
          <table:table-cell office:value-type="float" office:value="24210">
            <text:p>2421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yran78</text:p>
          </table:table-cell>
          <table:table-cell office:value-type="float" office:value="24107">
            <text:p>2410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orlando</text:p>
          </table:table-cell>
          <table:table-cell office:value-type="float" office:value="23911">
            <text:p>2391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ndis1978</text:p>
          </table:table-cell>
          <table:table-cell office:value-type="float" office:value="23713">
            <text:p>2371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våbarnsmamman78</text:p>
          </table:table-cell>
          <table:table-cell office:value-type="float" office:value="23494">
            <text:p>2349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Wolfie</text:p>
          </table:table-cell>
          <table:table-cell office:value-type="float" office:value="23486">
            <text:p>2348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yssan78</text:p>
          </table:table-cell>
          <table:table-cell office:value-type="float" office:value="23461">
            <text:p>2346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ängla</text:p>
          </table:table-cell>
          <table:table-cell office:value-type="float" office:value="23309">
            <text:p>2330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lblobb</text:p>
          </table:table-cell>
          <table:table-cell office:value-type="float" office:value="22972">
            <text:p>2297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nimor78</text:p>
          </table:table-cell>
          <table:table-cell office:value-type="float" office:value="22775">
            <text:p>2277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ina78</text:p>
          </table:table-cell>
          <table:table-cell office:value-type="float" office:value="22720">
            <text:p>2272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la H</text:p>
          </table:table-cell>
          <table:table-cell office:value-type="float" office:value="22497">
            <text:p>2249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ÄlskadeGryn</text:p>
          </table:table-cell>
          <table:table-cell office:value-type="float" office:value="22452">
            <text:p>2245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icke</text:p>
          </table:table-cell>
          <table:table-cell office:value-type="float" office:value="22259">
            <text:p>2225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sssen</text:p>
          </table:table-cell>
          <table:table-cell office:value-type="float" office:value="22196">
            <text:p>2219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Yonna</text:p>
          </table:table-cell>
          <table:table-cell office:value-type="float" office:value="21949">
            <text:p>2194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avannas mamma</text:p>
          </table:table-cell>
          <table:table-cell office:value-type="float" office:value="21247">
            <text:p>2124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ErikaCC</text:p>
          </table:table-cell>
          <table:table-cell office:value-type="float" office:value="21175">
            <text:p>2117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nnas</text:p>
          </table:table-cell>
          <table:table-cell office:value-type="float" office:value="20989">
            <text:p>2098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usfrö10</text:p>
          </table:table-cell>
          <table:table-cell office:value-type="float" office:value="20488">
            <text:p>2048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Ida83</text:p>
          </table:table-cell>
          <table:table-cell office:value-type="float" office:value="20341">
            <text:p>2034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venOlsson</text:p>
          </table:table-cell>
          <table:table-cell office:value-type="float" office:value="19986">
            <text:p>1998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544">
            <text:p>1954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mmaBorg</text:p>
          </table:table-cell>
          <table:table-cell office:value-type="float" office:value="19415">
            <text:p>1941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ugustikatten</text:p>
          </table:table-cell>
          <table:table-cell office:value-type="float" office:value="19349">
            <text:p>1934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ollan79</text:p>
          </table:table-cell>
          <table:table-cell office:value-type="float" office:value="19103">
            <text:p>1910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idefix</text:p>
          </table:table-cell>
          <table:table-cell office:value-type="float" office:value="19001">
            <text:p>1900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amej</text:p>
          </table:table-cell>
          <table:table-cell office:value-type="float" office:value="18739">
            <text:p>1873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sarin</text:p>
          </table:table-cell>
          <table:table-cell office:value-type="float" office:value="18713">
            <text:p>1871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Rosalia</text:p>
          </table:table-cell>
          <table:table-cell office:value-type="float" office:value="18533">
            <text:p>1853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erniebernie</text:p>
          </table:table-cell>
          <table:table-cell office:value-type="float" office:value="18531">
            <text:p>1853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inski</text:p>
          </table:table-cell>
          <table:table-cell office:value-type="float" office:value="18378">
            <text:p>1837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VBK</text:p>
          </table:table-cell>
          <table:table-cell office:value-type="float" office:value="18348">
            <text:p>1834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jej 79</text:p>
          </table:table-cell>
          <table:table-cell office:value-type="float" office:value="18347">
            <text:p>1834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hokladspad</text:p>
          </table:table-cell>
          <table:table-cell office:value-type="float" office:value="18115">
            <text:p>1811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Rosmarin</text:p>
          </table:table-cell>
          <table:table-cell office:value-type="float" office:value="17930">
            <text:p>1793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euss</text:p>
          </table:table-cell>
          <table:table-cell office:value-type="float" office:value="17771">
            <text:p>1777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diggiz</text:p>
          </table:table-cell>
          <table:table-cell office:value-type="float" office:value="17705">
            <text:p>1770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upermamman2</text:p>
          </table:table-cell>
          <table:table-cell office:value-type="float" office:value="17615">
            <text:p>1761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äsis</text:p>
          </table:table-cell>
          <table:table-cell office:value-type="float" office:value="17427">
            <text:p>1742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Rootsler</text:p>
          </table:table-cell>
          <table:table-cell office:value-type="float" office:value="17245">
            <text:p>1724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onicag</text:p>
          </table:table-cell>
          <table:table-cell office:value-type="float" office:value="17208">
            <text:p>1720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ida</text:p>
          </table:table-cell>
          <table:table-cell office:value-type="float" office:value="16888">
            <text:p>1688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Dist</text:p>
          </table:table-cell>
          <table:table-cell office:value-type="float" office:value="16780">
            <text:p>1678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rialintott</text:p>
          </table:table-cell>
          <table:table-cell office:value-type="float" office:value="16737">
            <text:p>1673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nilla78</text:p>
          </table:table-cell>
          <table:table-cell office:value-type="float" office:value="16690">
            <text:p>1669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nc</text:p>
          </table:table-cell>
          <table:table-cell office:value-type="float" office:value="16036">
            <text:p>1603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Keeya</text:p>
          </table:table-cell>
          <table:table-cell office:value-type="float" office:value="16005">
            <text:p>1600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ysigast</text:p>
          </table:table-cell>
          <table:table-cell office:value-type="float" office:value="15908">
            <text:p>1590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odess</text:p>
          </table:table-cell>
          <table:table-cell office:value-type="float" office:value="15859">
            <text:p>1585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tzy</text:p>
          </table:table-cell>
          <table:table-cell office:value-type="float" office:value="15835">
            <text:p>1583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78Suss</text:p>
          </table:table-cell>
          <table:table-cell office:value-type="float" office:value="15655">
            <text:p>1565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inkygirl</text:p>
          </table:table-cell>
          <table:table-cell office:value-type="float" office:value="15606">
            <text:p>1560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Odhos</text:p>
          </table:table-cell>
          <table:table-cell office:value-type="float" office:value="15343">
            <text:p>1534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mmas propp</text:p>
          </table:table-cell>
          <table:table-cell office:value-type="float" office:value="15278">
            <text:p>1527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rro34</text:p>
          </table:table-cell>
          <table:table-cell office:value-type="float" office:value="14958">
            <text:p>1495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armen1</text:p>
          </table:table-cell>
          <table:table-cell office:value-type="float" office:value="14872">
            <text:p>1487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u M</text:p>
          </table:table-cell>
          <table:table-cell office:value-type="float" office:value="14834">
            <text:p>1483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ycka78</text:p>
          </table:table-cell>
          <table:table-cell office:value-type="float" office:value="14542">
            <text:p>1454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ine78</text:p>
          </table:table-cell>
          <table:table-cell office:value-type="float" office:value="14542">
            <text:p>1454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u Frax</text:p>
          </table:table-cell>
          <table:table-cell office:value-type="float" office:value="14500">
            <text:p>1450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ossan79</text:p>
          </table:table-cell>
          <table:table-cell office:value-type="float" office:value="14343">
            <text:p>1434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essos</text:p>
          </table:table-cell>
          <table:table-cell office:value-type="float" office:value="14161">
            <text:p>1416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uzzelina</text:p>
          </table:table-cell>
          <table:table-cell office:value-type="float" office:value="14149">
            <text:p>1414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CharlotteA</text:p>
          </table:table-cell>
          <table:table-cell office:value-type="float" office:value="14137">
            <text:p>1413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strid40</text:p>
          </table:table-cell>
          <table:table-cell office:value-type="float" office:value="14109">
            <text:p>1410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o far away</text:p>
          </table:table-cell>
          <table:table-cell office:value-type="float" office:value="14086">
            <text:p>1408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enny7804</text:p>
          </table:table-cell>
          <table:table-cell office:value-type="float" office:value="14041">
            <text:p>1404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xioria1</text:p>
          </table:table-cell>
          <table:table-cell office:value-type="float" office:value="13869">
            <text:p>1386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ollsan06</text:p>
          </table:table-cell>
          <table:table-cell office:value-type="float" office:value="13741">
            <text:p>1374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ke</text:p>
          </table:table-cell>
          <table:table-cell office:value-type="float" office:value="13681">
            <text:p>1368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opp och Förtvivlan</text:p>
          </table:table-cell>
          <table:table-cell office:value-type="float" office:value="13577">
            <text:p>1357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Persikaplommon</text:p>
          </table:table-cell>
          <table:table-cell office:value-type="float" office:value="13422">
            <text:p>1342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na N</text:p>
          </table:table-cell>
          <table:table-cell office:value-type="float" office:value="13381">
            <text:p>1338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oding6666</text:p>
          </table:table-cell>
          <table:table-cell office:value-type="float" office:value="13368">
            <text:p>1336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Jiged</text:p>
          </table:table-cell>
          <table:table-cell office:value-type="float" office:value="13192">
            <text:p>1319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KF</text:p>
          </table:table-cell>
          <table:table-cell office:value-type="float" office:value="13038">
            <text:p>1303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Ilus</text:p>
          </table:table-cell>
          <table:table-cell office:value-type="float" office:value="12922">
            <text:p>1292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2619">
            <text:p>1261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olvicmax</text:p>
          </table:table-cell>
          <table:table-cell office:value-type="float" office:value="12565">
            <text:p>1256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rallan78</text:p>
          </table:table-cell>
          <table:table-cell office:value-type="float" office:value="12560">
            <text:p>1256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umbi</text:p>
          </table:table-cell>
          <table:table-cell office:value-type="float" office:value="12544">
            <text:p>1254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Vanilla78</text:p>
          </table:table-cell>
          <table:table-cell office:value-type="float" office:value="12372">
            <text:p>1237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ellström</text:p>
          </table:table-cell>
          <table:table-cell office:value-type="float" office:value="12340">
            <text:p>1234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eHappy</text:p>
          </table:table-cell>
          <table:table-cell office:value-type="float" office:value="12299">
            <text:p>1229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agasofie</text:p>
          </table:table-cell>
          <table:table-cell office:value-type="float" office:value="12242">
            <text:p>1224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ddalia</text:p>
          </table:table-cell>
          <table:table-cell office:value-type="float" office:value="12099">
            <text:p>1209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ariakall</text:p>
          </table:table-cell>
          <table:table-cell office:value-type="float" office:value="12072">
            <text:p>1207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ymor</text:p>
          </table:table-cell>
          <table:table-cell office:value-type="float" office:value="11893">
            <text:p>1189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Zamigo</text:p>
          </table:table-cell>
          <table:table-cell office:value-type="float" office:value="11787">
            <text:p>1178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Elbea</text:p>
          </table:table-cell>
          <table:table-cell office:value-type="float" office:value="11698">
            <text:p>1169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ELLY78</text:p>
          </table:table-cell>
          <table:table-cell office:value-type="float" office:value="11695">
            <text:p>1169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Aurora2005</text:p>
          </table:table-cell>
          <table:table-cell office:value-type="float" office:value="11595">
            <text:p>11595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otties</text:p>
          </table:table-cell>
          <table:table-cell office:value-type="float" office:value="11523">
            <text:p>1152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ottentotten</text:p>
          </table:table-cell>
          <table:table-cell office:value-type="float" office:value="11514">
            <text:p>1151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Bebbefabriken</text:p>
          </table:table-cell>
          <table:table-cell office:value-type="float" office:value="11478">
            <text:p>1147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Miffe78</text:p>
          </table:table-cell>
          <table:table-cell office:value-type="float" office:value="11423">
            <text:p>11423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la Mina</text:p>
          </table:table-cell>
          <table:table-cell office:value-type="float" office:value="11229">
            <text:p>1122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offH</text:p>
          </table:table-cell>
          <table:table-cell office:value-type="float" office:value="11190">
            <text:p>11190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gwendelyn</text:p>
          </table:table-cell>
          <table:table-cell office:value-type="float" office:value="11188">
            <text:p>11188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Isalisa</text:p>
          </table:table-cell>
          <table:table-cell office:value-type="float" office:value="10461">
            <text:p>1046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ommar78</text:p>
          </table:table-cell>
          <table:table-cell office:value-type="float" office:value="10431">
            <text:p>1043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Hoppfullheten</text:p>
          </table:table-cell>
          <table:table-cell office:value-type="float" office:value="10347">
            <text:p>1034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Nellan78</text:p>
          </table:table-cell>
          <table:table-cell office:value-type="float" office:value="10271">
            <text:p>10271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Wikings</text:p>
          </table:table-cell>
          <table:table-cell office:value-type="float" office:value="10222">
            <text:p>10222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Rusticola</text:p>
          </table:table-cell>
          <table:table-cell office:value-type="float" office:value="10147">
            <text:p>10147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Niina78</text:p>
          </table:table-cell>
          <table:table-cell office:value-type="float" office:value="10114">
            <text:p>1011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lfjant</text:p>
          </table:table-cell>
          <table:table-cell office:value-type="float" office:value="10084">
            <text:p>10084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0069">
            <text:p>1006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Soultravel</text:p>
          </table:table-cell>
          <table:table-cell office:value-type="float" office:value="10059">
            <text:p>1005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oijsan</text:p>
          </table:table-cell>
          <table:table-cell office:value-type="float" office:value="10049">
            <text:p>10049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Flisan79</text:p>
          </table:table-cell>
          <table:table-cell office:value-type="float" office:value="946211">
            <text:p>94621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ena</text:p>
          </table:table-cell>
          <table:table-cell office:value-type="float" office:value="750678">
            <text:p>75067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BrödernaBus</text:p>
          </table:table-cell>
          <table:table-cell office:value-type="float" office:value="625089">
            <text:p>62508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starte</text:p>
          </table:table-cell>
          <table:table-cell office:value-type="float" office:value="615491">
            <text:p>61549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ate79</text:p>
          </table:table-cell>
          <table:table-cell office:value-type="float" office:value="568500">
            <text:p>5685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yodi</text:p>
          </table:table-cell>
          <table:table-cell office:value-type="float" office:value="483456">
            <text:p>48345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HUF</text:p>
          </table:table-cell>
          <table:table-cell office:value-type="float" office:value="479126">
            <text:p>47912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oolJen</text:p>
          </table:table-cell>
          <table:table-cell office:value-type="float" office:value="443199">
            <text:p>44319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dora1</text:p>
          </table:table-cell>
          <table:table-cell office:value-type="float" office:value="439386">
            <text:p>43938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ot fuss</text:p>
          </table:table-cell>
          <table:table-cell office:value-type="float" office:value="425678">
            <text:p>42567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igra79</text:p>
          </table:table-cell>
          <table:table-cell office:value-type="float" office:value="397744">
            <text:p>39774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ina79</text:p>
          </table:table-cell>
          <table:table-cell office:value-type="float" office:value="354350">
            <text:p>35435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ylla</text:p>
          </table:table-cell>
          <table:table-cell office:value-type="float" office:value="346993">
            <text:p>34699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ricia</text:p>
          </table:table-cell>
          <table:table-cell office:value-type="float" office:value="343167">
            <text:p>34316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giftgrodan</text:p>
          </table:table-cell>
          <table:table-cell office:value-type="float" office:value="340282">
            <text:p>34028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heFamily</text:p>
          </table:table-cell>
          <table:table-cell office:value-type="float" office:value="322276">
            <text:p>32227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isolande</text:p>
          </table:table-cell>
          <table:table-cell office:value-type="float" office:value="312127">
            <text:p>31212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iaMarias</text:p>
          </table:table-cell>
          <table:table-cell office:value-type="float" office:value="290253">
            <text:p>29025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eriall</text:p>
          </table:table-cell>
          <table:table-cell office:value-type="float" office:value="272650">
            <text:p>27265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WhiteAngels</text:p>
          </table:table-cell>
          <table:table-cell office:value-type="float" office:value="254372">
            <text:p>25437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aramla</text:p>
          </table:table-cell>
          <table:table-cell office:value-type="float" office:value="234587">
            <text:p>23458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noffsan</text:p>
          </table:table-cell>
          <table:table-cell office:value-type="float" office:value="233431">
            <text:p>23343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jaMaria79</text:p>
          </table:table-cell>
          <table:table-cell office:value-type="float" office:value="222104">
            <text:p>22210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oriah</text:p>
          </table:table-cell>
          <table:table-cell office:value-type="float" office:value="219932">
            <text:p>21993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Zophia</text:p>
          </table:table-cell>
          <table:table-cell office:value-type="float" office:value="218874">
            <text:p>21887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ennyL29</text:p>
          </table:table-cell>
          <table:table-cell office:value-type="float" office:value="201728">
            <text:p>20172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innie</text:p>
          </table:table-cell>
          <table:table-cell office:value-type="float" office:value="190269">
            <text:p>19026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heresa1</text:p>
          </table:table-cell>
          <table:table-cell office:value-type="float" office:value="183075">
            <text:p>18307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ennaz</text:p>
          </table:table-cell>
          <table:table-cell office:value-type="float" office:value="181543">
            <text:p>18154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yntharen</text:p>
          </table:table-cell>
          <table:table-cell office:value-type="float" office:value="178720">
            <text:p>17872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re</text:p>
          </table:table-cell>
          <table:table-cell office:value-type="float" office:value="174457">
            <text:p>17445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rnlia03</text:p>
          </table:table-cell>
          <table:table-cell office:value-type="float" office:value="168808">
            <text:p>16880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mmbop</text:p>
          </table:table-cell>
          <table:table-cell office:value-type="float" office:value="165976">
            <text:p>16597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uppepuppe</text:p>
          </table:table-cell>
          <table:table-cell office:value-type="float" office:value="161858">
            <text:p>16185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otherone</text:p>
          </table:table-cell>
          <table:table-cell office:value-type="float" office:value="160662">
            <text:p>16066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pril79</text:p>
          </table:table-cell>
          <table:table-cell office:value-type="float" office:value="159774">
            <text:p>15977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elestina</text:p>
          </table:table-cell>
          <table:table-cell office:value-type="float" office:value="154571">
            <text:p>15457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ultignutten</text:p>
          </table:table-cell>
          <table:table-cell office:value-type="float" office:value="151791">
            <text:p>15179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jukisb</text:p>
          </table:table-cell>
          <table:table-cell office:value-type="float" office:value="151435">
            <text:p>15143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rk lorelei</text:p>
          </table:table-cell>
          <table:table-cell office:value-type="float" office:value="151321">
            <text:p>15132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rs TH</text:p>
          </table:table-cell>
          <table:table-cell office:value-type="float" office:value="145618">
            <text:p>14561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isco</text:p>
          </table:table-cell>
          <table:table-cell office:value-type="float" office:value="144465">
            <text:p>14446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norkan</text:p>
          </table:table-cell>
          <table:table-cell office:value-type="float" office:value="140684">
            <text:p>14068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tormfågel</text:p>
          </table:table-cell>
          <table:table-cell office:value-type="float" office:value="137526">
            <text:p>13752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llabebben</text:p>
          </table:table-cell>
          <table:table-cell office:value-type="float" office:value="137156">
            <text:p>13715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Rimfolina</text:p>
          </table:table-cell>
          <table:table-cell office:value-type="float" office:value="134636">
            <text:p>13463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na gottegris</text:p>
          </table:table-cell>
          <table:table-cell office:value-type="float" office:value="132993">
            <text:p>13299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ummer</text:p>
          </table:table-cell>
          <table:table-cell office:value-type="float" office:value="129764">
            <text:p>12976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Ofeigur</text:p>
          </table:table-cell>
          <table:table-cell office:value-type="float" office:value="129475">
            <text:p>12947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jorven01</text:p>
          </table:table-cell>
          <table:table-cell office:value-type="float" office:value="129026">
            <text:p>12902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essie2022</text:p>
          </table:table-cell>
          <table:table-cell office:value-type="float" office:value="128746">
            <text:p>12874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oalan</text:p>
          </table:table-cell>
          <table:table-cell office:value-type="float" office:value="126594">
            <text:p>12659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at79</text:p>
          </table:table-cell>
          <table:table-cell office:value-type="float" office:value="123163">
            <text:p>1231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Zezana</text:p>
          </table:table-cell>
          <table:table-cell office:value-type="float" office:value="122934">
            <text:p>12293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lexix</text:p>
          </table:table-cell>
          <table:table-cell office:value-type="float" office:value="121546">
            <text:p>12154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erulean</text:p>
          </table:table-cell>
          <table:table-cell office:value-type="float" office:value="120852">
            <text:p>12085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19863">
            <text:p>1198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arla79</text:p>
          </table:table-cell>
          <table:table-cell office:value-type="float" office:value="116972">
            <text:p>11697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halaenopsis</text:p>
          </table:table-cell>
          <table:table-cell office:value-type="float" office:value="107205">
            <text:p>10720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ekramaren</text:p>
          </table:table-cell>
          <table:table-cell office:value-type="float" office:value="107200">
            <text:p>1072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Rundabullar</text:p>
          </table:table-cell>
          <table:table-cell office:value-type="float" office:value="106743">
            <text:p>10674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allen</text:p>
          </table:table-cell>
          <table:table-cell office:value-type="float" office:value="103249">
            <text:p>10324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urelyplatonic</text:p>
          </table:table-cell>
          <table:table-cell office:value-type="float" office:value="102238">
            <text:p>10223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eavy</text:p>
          </table:table-cell>
          <table:table-cell office:value-type="float" office:value="101581">
            <text:p>10158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hippan</text:p>
          </table:table-cell>
          <table:table-cell office:value-type="float" office:value="101321">
            <text:p>10132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tenlind</text:p>
          </table:table-cell>
          <table:table-cell office:value-type="float" office:value="100303">
            <text:p>10030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IMagine</text:p>
          </table:table-cell>
          <table:table-cell office:value-type="float" office:value="99538">
            <text:p>9953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lwilda</text:p>
          </table:table-cell>
          <table:table-cell office:value-type="float" office:value="97727">
            <text:p>9772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ennsan79</text:p>
          </table:table-cell>
          <table:table-cell office:value-type="float" office:value="95730">
            <text:p>9573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altvatten</text:p>
          </table:table-cell>
          <table:table-cell office:value-type="float" office:value="95674">
            <text:p>9567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ndizJ</text:p>
          </table:table-cell>
          <table:table-cell office:value-type="float" office:value="95657">
            <text:p>9565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94740">
            <text:p>9474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Ulrisa</text:p>
          </table:table-cell>
          <table:table-cell office:value-type="float" office:value="94608">
            <text:p>9460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umsi</text:p>
          </table:table-cell>
          <table:table-cell office:value-type="float" office:value="93998">
            <text:p>9399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mmelinan</text:p>
          </table:table-cell>
          <table:table-cell office:value-type="float" office:value="92505">
            <text:p>9250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arah H</text:p>
          </table:table-cell>
          <table:table-cell office:value-type="float" office:value="91303">
            <text:p>9130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gtiwi</text:p>
          </table:table-cell>
          <table:table-cell office:value-type="float" office:value="90484">
            <text:p>9048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BirkaCarro</text:p>
          </table:table-cell>
          <table:table-cell office:value-type="float" office:value="90449">
            <text:p>9044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owa</text:p>
          </table:table-cell>
          <table:table-cell office:value-type="float" office:value="89246">
            <text:p>8924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lvinbus</text:p>
          </table:table-cell>
          <table:table-cell office:value-type="float" office:value="89036">
            <text:p>8903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roken</text:p>
          </table:table-cell>
          <table:table-cell office:value-type="float" office:value="88194">
            <text:p>8819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ill 79</text:p>
          </table:table-cell>
          <table:table-cell office:value-type="float" office:value="87886">
            <text:p>8788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allemero79</text:p>
          </table:table-cell>
          <table:table-cell office:value-type="float" office:value="87533">
            <text:p>8753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sparinC</text:p>
          </table:table-cell>
          <table:table-cell office:value-type="float" office:value="87052">
            <text:p>8705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 inne</text:p>
          </table:table-cell>
          <table:table-cell office:value-type="float" office:value="86334">
            <text:p>8633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ynamic</text:p>
          </table:table-cell>
          <table:table-cell office:value-type="float" office:value="86308">
            <text:p>8630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mmaOh</text:p>
          </table:table-cell>
          <table:table-cell office:value-type="float" office:value="85735">
            <text:p>8573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laudia gbg</text:p>
          </table:table-cell>
          <table:table-cell office:value-type="float" office:value="85585">
            <text:p>8558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rifantasi</text:p>
          </table:table-cell>
          <table:table-cell office:value-type="float" office:value="85217">
            <text:p>8521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ucky</text:p>
          </table:table-cell>
          <table:table-cell office:value-type="float" office:value="84062">
            <text:p>8406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Utflykt i verkligheten</text:p>
          </table:table-cell>
          <table:table-cell office:value-type="float" office:value="82753">
            <text:p>8275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akida</text:p>
          </table:table-cell>
          <table:table-cell office:value-type="float" office:value="82578">
            <text:p>8257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nry</text:p>
          </table:table-cell>
          <table:table-cell office:value-type="float" office:value="81599">
            <text:p>8159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ixxie</text:p>
          </table:table-cell>
          <table:table-cell office:value-type="float" office:value="81536">
            <text:p>8153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aprikan</text:p>
          </table:table-cell>
          <table:table-cell office:value-type="float" office:value="80781">
            <text:p>8078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dyP</text:p>
          </table:table-cell>
          <table:table-cell office:value-type="float" office:value="80340">
            <text:p>8034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ofi 79</text:p>
          </table:table-cell>
          <table:table-cell office:value-type="float" office:value="78563">
            <text:p>785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ebbeman</text:p>
          </table:table-cell>
          <table:table-cell office:value-type="float" office:value="78319">
            <text:p>7831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sa1018</text:p>
          </table:table-cell>
          <table:table-cell office:value-type="float" office:value="76615">
            <text:p>7661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 Anttila</text:p>
          </table:table-cell>
          <table:table-cell office:value-type="float" office:value="75192">
            <text:p>7519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era79</text:p>
          </table:table-cell>
          <table:table-cell office:value-type="float" office:value="74382">
            <text:p>7438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BounceT</text:p>
          </table:table-cell>
          <table:table-cell office:value-type="float" office:value="74111">
            <text:p>7411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jo79</text:p>
          </table:table-cell>
          <table:table-cell office:value-type="float" office:value="72863">
            <text:p>728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remask</text:p>
          </table:table-cell>
          <table:table-cell office:value-type="float" office:value="71817">
            <text:p>7181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Zinara</text:p>
          </table:table-cell>
          <table:table-cell office:value-type="float" office:value="71803">
            <text:p>7180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az</text:p>
          </table:table-cell>
          <table:table-cell office:value-type="float" office:value="70725">
            <text:p>7072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cilia</text:p>
          </table:table-cell>
          <table:table-cell office:value-type="float" office:value="70418">
            <text:p>7041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vinna79</text:p>
          </table:table-cell>
          <table:table-cell office:value-type="float" office:value="70185">
            <text:p>7018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heetah</text:p>
          </table:table-cell>
          <table:table-cell office:value-type="float" office:value="69776">
            <text:p>6977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mandamamman</text:p>
          </table:table-cell>
          <table:table-cell office:value-type="float" office:value="68163">
            <text:p>681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Bong</text:p>
          </table:table-cell>
          <table:table-cell office:value-type="float" office:value="67646">
            <text:p>6764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atten79</text:p>
          </table:table-cell>
          <table:table-cell office:value-type="float" office:value="67363">
            <text:p>673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Rue</text:p>
          </table:table-cell>
          <table:table-cell office:value-type="float" office:value="67201">
            <text:p>6720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0211</text:p>
          </table:table-cell>
          <table:table-cell office:value-type="float" office:value="66431">
            <text:p>6643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ome</text:p>
          </table:table-cell>
          <table:table-cell office:value-type="float" office:value="66282">
            <text:p>6628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Wkd chick</text:p>
          </table:table-cell>
          <table:table-cell office:value-type="float" office:value="64293">
            <text:p>6429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lisan16</text:p>
          </table:table-cell>
          <table:table-cell office:value-type="float" office:value="64020">
            <text:p>6402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vena</text:p>
          </table:table-cell>
          <table:table-cell office:value-type="float" office:value="63977">
            <text:p>6397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ia</text:p>
          </table:table-cell>
          <table:table-cell office:value-type="float" office:value="63231">
            <text:p>6323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rossfit</text:p>
          </table:table-cell>
          <table:table-cell office:value-type="float" office:value="62727">
            <text:p>6272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anna elise</text:p>
          </table:table-cell>
          <table:table-cell office:value-type="float" office:value="62249">
            <text:p>6224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melb</text:p>
          </table:table-cell>
          <table:table-cell office:value-type="float" office:value="61217">
            <text:p>6121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roppen100</text:p>
          </table:table-cell>
          <table:table-cell office:value-type="float" office:value="60991">
            <text:p>6099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intervacker</text:p>
          </table:table-cell>
          <table:table-cell office:value-type="float" office:value="59724">
            <text:p>5972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osefin L</text:p>
          </table:table-cell>
          <table:table-cell office:value-type="float" office:value="59557">
            <text:p>5955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abineb</text:p>
          </table:table-cell>
          <table:table-cell office:value-type="float" office:value="59155">
            <text:p>5915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a79</text:p>
          </table:table-cell>
          <table:table-cell office:value-type="float" office:value="57305">
            <text:p>5730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nny79</text:p>
          </table:table-cell>
          <table:table-cell office:value-type="float" office:value="57087">
            <text:p>5708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aramella</text:p>
          </table:table-cell>
          <table:table-cell office:value-type="float" office:value="56153">
            <text:p>5615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parvöga</text:p>
          </table:table-cell>
          <table:table-cell office:value-type="float" office:value="55704">
            <text:p>5570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yster C</text:p>
          </table:table-cell>
          <table:table-cell office:value-type="float" office:value="54189">
            <text:p>5418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ilgrimka</text:p>
          </table:table-cell>
          <table:table-cell office:value-type="float" office:value="53562">
            <text:p>5356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vie</text:p>
          </table:table-cell>
          <table:table-cell office:value-type="float" office:value="52353">
            <text:p>5235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rsMumrik</text:p>
          </table:table-cell>
          <table:table-cell office:value-type="float" office:value="52346">
            <text:p>5234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Royalle</text:p>
          </table:table-cell>
          <table:table-cell office:value-type="float" office:value="51156">
            <text:p>5115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onna79</text:p>
          </table:table-cell>
          <table:table-cell office:value-type="float" office:value="51118">
            <text:p>5111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ubbelt upp</text:p>
          </table:table-cell>
          <table:table-cell office:value-type="float" office:value="50938">
            <text:p>5093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Beebii</text:p>
          </table:table-cell>
          <table:table-cell office:value-type="float" office:value="50690">
            <text:p>5069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ummelisa06</text:p>
          </table:table-cell>
          <table:table-cell office:value-type="float" office:value="50192">
            <text:p>5019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yDignity</text:p>
          </table:table-cell>
          <table:table-cell office:value-type="float" office:value="49440">
            <text:p>4944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nvian</text:p>
          </table:table-cell>
          <table:table-cell office:value-type="float" office:value="49101">
            <text:p>4910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ockerslav</text:p>
          </table:table-cell>
          <table:table-cell office:value-type="float" office:value="48995">
            <text:p>4899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aos</text:p>
          </table:table-cell>
          <table:table-cell office:value-type="float" office:value="48400">
            <text:p>484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jällsippa</text:p>
          </table:table-cell>
          <table:table-cell office:value-type="float" office:value="48244">
            <text:p>4824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ommarmalva</text:p>
          </table:table-cell>
          <table:table-cell office:value-type="float" office:value="47481">
            <text:p>4748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issUnderstood</text:p>
          </table:table-cell>
          <table:table-cell office:value-type="float" office:value="47332">
            <text:p>4733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icny</text:p>
          </table:table-cell>
          <table:table-cell office:value-type="float" office:value="47165">
            <text:p>4716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Rundown</text:p>
          </table:table-cell>
          <table:table-cell office:value-type="float" office:value="46987">
            <text:p>4698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ockiplast</text:p>
          </table:table-cell>
          <table:table-cell office:value-type="float" office:value="46871">
            <text:p>4687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Respekt</text:p>
          </table:table-cell>
          <table:table-cell office:value-type="float" office:value="45403">
            <text:p>4540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ussi</text:p>
          </table:table-cell>
          <table:table-cell office:value-type="float" office:value="45069">
            <text:p>4506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79a</text:p>
          </table:table-cell>
          <table:table-cell office:value-type="float" office:value="44922">
            <text:p>4492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olliver</text:p>
          </table:table-cell>
          <table:table-cell office:value-type="float" office:value="44888">
            <text:p>4488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tella79</text:p>
          </table:table-cell>
          <table:table-cell office:value-type="float" office:value="43990">
            <text:p>4399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ulcinea</text:p>
          </table:table-cell>
          <table:table-cell office:value-type="float" office:value="43931">
            <text:p>4393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Y2004</text:p>
          </table:table-cell>
          <table:table-cell office:value-type="float" office:value="43860">
            <text:p>4386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rokodila</text:p>
          </table:table-cell>
          <table:table-cell office:value-type="float" office:value="43218">
            <text:p>4321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tenkatt</text:p>
          </table:table-cell>
          <table:table-cell office:value-type="float" office:value="43140">
            <text:p>4314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usi79</text:p>
          </table:table-cell>
          <table:table-cell office:value-type="float" office:value="42512">
            <text:p>4251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ll Fia</text:p>
          </table:table-cell>
          <table:table-cell office:value-type="float" office:value="41707">
            <text:p>4170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GlitterLina</text:p>
          </table:table-cell>
          <table:table-cell office:value-type="float" office:value="41560">
            <text:p>4156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valon</text:p>
          </table:table-cell>
          <table:table-cell office:value-type="float" office:value="41380">
            <text:p>4138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oxy79</text:p>
          </table:table-cell>
          <table:table-cell office:value-type="float" office:value="41238">
            <text:p>4123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arbon</text:p>
          </table:table-cell>
          <table:table-cell office:value-type="float" office:value="40409">
            <text:p>4040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ettie</text:p>
          </table:table-cell>
          <table:table-cell office:value-type="float" office:value="40312">
            <text:p>4031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onna</text:p>
          </table:table-cell>
          <table:table-cell office:value-type="float" office:value="40159">
            <text:p>4015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ndy01</text:p>
          </table:table-cell>
          <table:table-cell office:value-type="float" office:value="39740">
            <text:p>3974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anope</text:p>
          </table:table-cell>
          <table:table-cell office:value-type="float" office:value="39650">
            <text:p>3965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hipotle</text:p>
          </table:table-cell>
          <table:table-cell office:value-type="float" office:value="39245">
            <text:p>3924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er1979</text:p>
          </table:table-cell>
          <table:table-cell office:value-type="float" office:value="38930">
            <text:p>3893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go</text:p>
          </table:table-cell>
          <table:table-cell office:value-type="float" office:value="38508">
            <text:p>3850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8airam8</text:p>
          </table:table-cell>
          <table:table-cell office:value-type="float" office:value="38000">
            <text:p>380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nasara</text:p>
          </table:table-cell>
          <table:table-cell office:value-type="float" office:value="37863">
            <text:p>378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liine</text:p>
          </table:table-cell>
          <table:table-cell office:value-type="float" office:value="37321">
            <text:p>3732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emone</text:p>
          </table:table-cell>
          <table:table-cell office:value-type="float" office:value="37100">
            <text:p>371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ussunge</text:p>
          </table:table-cell>
          <table:table-cell office:value-type="float" office:value="36553">
            <text:p>3655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jejmamma79</text:p>
          </table:table-cell>
          <table:table-cell office:value-type="float" office:value="36509">
            <text:p>3650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ddeofreddes</text:p>
          </table:table-cell>
          <table:table-cell office:value-type="float" office:value="36127">
            <text:p>3612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ysis</text:p>
          </table:table-cell>
          <table:table-cell office:value-type="float" office:value="35355">
            <text:p>3535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ove child</text:p>
          </table:table-cell>
          <table:table-cell office:value-type="float" office:value="35257">
            <text:p>3525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ristin10</text:p>
          </table:table-cell>
          <table:table-cell office:value-type="float" office:value="35198">
            <text:p>3519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sa1979</text:p>
          </table:table-cell>
          <table:table-cell office:value-type="float" office:value="34606">
            <text:p>3460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ire</text:p>
          </table:table-cell>
          <table:table-cell office:value-type="float" office:value="34396">
            <text:p>3439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yl</text:p>
          </table:table-cell>
          <table:table-cell office:value-type="float" office:value="33866">
            <text:p>3386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appandreo</text:p>
          </table:table-cell>
          <table:table-cell office:value-type="float" office:value="33713">
            <text:p>3371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erkar</text:p>
          </table:table-cell>
          <table:table-cell office:value-type="float" office:value="33213">
            <text:p>3321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agomamma</text:p>
          </table:table-cell>
          <table:table-cell office:value-type="float" office:value="33182">
            <text:p>3318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mmasGos</text:p>
          </table:table-cell>
          <table:table-cell office:value-type="float" office:value="33172">
            <text:p>3317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nnna</text:p>
          </table:table-cell>
          <table:table-cell office:value-type="float" office:value="33121">
            <text:p>3312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mo08</text:p>
          </table:table-cell>
          <table:table-cell office:value-type="float" office:value="33022">
            <text:p>3302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sfaltsBlomma</text:p>
          </table:table-cell>
          <table:table-cell office:value-type="float" office:value="32786">
            <text:p>3278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ompis</text:p>
          </table:table-cell>
          <table:table-cell office:value-type="float" office:value="32576">
            <text:p>3257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mi79</text:p>
          </table:table-cell>
          <table:table-cell office:value-type="float" office:value="32550">
            <text:p>3255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neliesofia</text:p>
          </table:table-cell>
          <table:table-cell office:value-type="float" office:value="32533">
            <text:p>3253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ie79</text:p>
          </table:table-cell>
          <table:table-cell office:value-type="float" office:value="32408">
            <text:p>3240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Bä007</text:p>
          </table:table-cell>
          <table:table-cell office:value-type="float" office:value="32128">
            <text:p>3212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ki79</text:p>
          </table:table-cell>
          <table:table-cell office:value-type="float" office:value="31998">
            <text:p>3199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ossan</text:p>
          </table:table-cell>
          <table:table-cell office:value-type="float" office:value="31537">
            <text:p>3153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evotion</text:p>
          </table:table-cell>
          <table:table-cell office:value-type="float" office:value="31530">
            <text:p>3153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rslonely</text:p>
          </table:table-cell>
          <table:table-cell office:value-type="float" office:value="31166">
            <text:p>3116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mon</text:p>
          </table:table-cell>
          <table:table-cell office:value-type="float" office:value="31158">
            <text:p>3115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zeppelinmamma</text:p>
          </table:table-cell>
          <table:table-cell office:value-type="float" office:value="30776">
            <text:p>3077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iaMedFunkk</text:p>
          </table:table-cell>
          <table:table-cell office:value-type="float" office:value="30436">
            <text:p>3043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iana79</text:p>
          </table:table-cell>
          <table:table-cell office:value-type="float" office:value="30434">
            <text:p>3043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dzy</text:p>
          </table:table-cell>
          <table:table-cell office:value-type="float" office:value="30248">
            <text:p>3024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Ingenpingvin</text:p>
          </table:table-cell>
          <table:table-cell office:value-type="float" office:value="30229">
            <text:p>3022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amMel</text:p>
          </table:table-cell>
          <table:table-cell office:value-type="float" office:value="29865">
            <text:p>2986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ellokitty</text:p>
          </table:table-cell>
          <table:table-cell office:value-type="float" office:value="29530">
            <text:p>2953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ufftomat</text:p>
          </table:table-cell>
          <table:table-cell office:value-type="float" office:value="29369">
            <text:p>2936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okmonkan</text:p>
          </table:table-cell>
          <table:table-cell office:value-type="float" office:value="29118">
            <text:p>2911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mmaHenke</text:p>
          </table:table-cell>
          <table:table-cell office:value-type="float" office:value="28930">
            <text:p>2893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lla1979</text:p>
          </table:table-cell>
          <table:table-cell office:value-type="float" office:value="28897">
            <text:p>2889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leator</text:p>
          </table:table-cell>
          <table:table-cell office:value-type="float" office:value="28677">
            <text:p>2867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amje</text:p>
          </table:table-cell>
          <table:table-cell office:value-type="float" office:value="28451">
            <text:p>2845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cln</text:p>
          </table:table-cell>
          <table:table-cell office:value-type="float" office:value="28449">
            <text:p>2844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arin och Pyret</text:p>
          </table:table-cell>
          <table:table-cell office:value-type="float" office:value="28284">
            <text:p>2828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mmaTillEnPrins</text:p>
          </table:table-cell>
          <table:table-cell office:value-type="float" office:value="27723">
            <text:p>2772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liselisan</text:p>
          </table:table-cell>
          <table:table-cell office:value-type="float" office:value="27557">
            <text:p>2755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ate</text:p>
          </table:table-cell>
          <table:table-cell office:value-type="float" office:value="27019">
            <text:p>2701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reaming of You</text:p>
          </table:table-cell>
          <table:table-cell office:value-type="float" office:value="26934">
            <text:p>2693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efertiti</text:p>
          </table:table-cell>
          <table:table-cell office:value-type="float" office:value="26822">
            <text:p>2682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cy</text:p>
          </table:table-cell>
          <table:table-cell office:value-type="float" office:value="26663">
            <text:p>266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arola 79</text:p>
          </table:table-cell>
          <table:table-cell office:value-type="float" office:value="26595">
            <text:p>2659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Williamsmamma</text:p>
          </table:table-cell>
          <table:table-cell office:value-type="float" office:value="26495">
            <text:p>2649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iliduttan</text:p>
          </table:table-cell>
          <table:table-cell office:value-type="float" office:value="26368">
            <text:p>2636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licantina</text:p>
          </table:table-cell>
          <table:table-cell office:value-type="float" office:value="25810">
            <text:p>2581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weetCA</text:p>
          </table:table-cell>
          <table:table-cell office:value-type="float" office:value="25424">
            <text:p>2542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llsussan</text:p>
          </table:table-cell>
          <table:table-cell office:value-type="float" office:value="25277">
            <text:p>2527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ady Unicorn</text:p>
          </table:table-cell>
          <table:table-cell office:value-type="float" office:value="25110">
            <text:p>2511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ejla</text:p>
          </table:table-cell>
          <table:table-cell office:value-type="float" office:value="24823">
            <text:p>2482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wala</text:p>
          </table:table-cell>
          <table:table-cell office:value-type="float" office:value="24657">
            <text:p>2465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imbo</text:p>
          </table:table-cell>
          <table:table-cell office:value-type="float" office:value="24641">
            <text:p>2464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anneq</text:p>
          </table:table-cell>
          <table:table-cell office:value-type="float" office:value="24122">
            <text:p>2412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Whitehorse1979</text:p>
          </table:table-cell>
          <table:table-cell office:value-type="float" office:value="24077">
            <text:p>2407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ejonungen</text:p>
          </table:table-cell>
          <table:table-cell office:value-type="float" office:value="24016">
            <text:p>2401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röken fegis</text:p>
          </table:table-cell>
          <table:table-cell office:value-type="float" office:value="23842">
            <text:p>2384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oonlightG</text:p>
          </table:table-cell>
          <table:table-cell office:value-type="float" office:value="23821">
            <text:p>2382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gentkia</text:p>
          </table:table-cell>
          <table:table-cell office:value-type="float" office:value="23703">
            <text:p>2370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iaD</text:p>
          </table:table-cell>
          <table:table-cell office:value-type="float" office:value="23592">
            <text:p>2359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nurranfian</text:p>
          </table:table-cell>
          <table:table-cell office:value-type="float" office:value="23482">
            <text:p>2348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obbelina</text:p>
          </table:table-cell>
          <table:table-cell office:value-type="float" office:value="23237">
            <text:p>2323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lumsan</text:p>
          </table:table-cell>
          <table:table-cell office:value-type="float" office:value="23220">
            <text:p>2322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essanM</text:p>
          </table:table-cell>
          <table:table-cell office:value-type="float" office:value="22814">
            <text:p>2281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nart3barn</text:p>
          </table:table-cell>
          <table:table-cell office:value-type="float" office:value="22806">
            <text:p>2280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ens</text:p>
          </table:table-cell>
          <table:table-cell office:value-type="float" office:value="22623">
            <text:p>2262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erea</text:p>
          </table:table-cell>
          <table:table-cell office:value-type="float" office:value="22319">
            <text:p>2231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lexxa79</text:p>
          </table:table-cell>
          <table:table-cell office:value-type="float" office:value="22029">
            <text:p>2202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stös</text:p>
          </table:table-cell>
          <table:table-cell office:value-type="float" office:value="21946">
            <text:p>2194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aga 79</text:p>
          </table:table-cell>
          <table:table-cell office:value-type="float" office:value="21711">
            <text:p>2171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jenny7906</text:p>
          </table:table-cell>
          <table:table-cell office:value-type="float" office:value="21538">
            <text:p>2153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unshine03</text:p>
          </table:table-cell>
          <table:table-cell office:value-type="float" office:value="21521">
            <text:p>2152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Ävlan</text:p>
          </table:table-cell>
          <table:table-cell office:value-type="float" office:value="21411">
            <text:p>2141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ew age</text:p>
          </table:table-cell>
          <table:table-cell office:value-type="float" office:value="21178">
            <text:p>2117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orrbollen</text:p>
          </table:table-cell>
          <table:table-cell office:value-type="float" office:value="20962">
            <text:p>2096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mion</text:p>
          </table:table-cell>
          <table:table-cell office:value-type="float" office:value="20898">
            <text:p>2089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lower79</text:p>
          </table:table-cell>
          <table:table-cell office:value-type="float" office:value="20825">
            <text:p>2082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issariella</text:p>
          </table:table-cell>
          <table:table-cell office:value-type="float" office:value="20641">
            <text:p>2064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zeebra</text:p>
          </table:table-cell>
          <table:table-cell office:value-type="float" office:value="20603">
            <text:p>2060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nutte</text:p>
          </table:table-cell>
          <table:table-cell office:value-type="float" office:value="20414">
            <text:p>2041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ia303</text:p>
          </table:table-cell>
          <table:table-cell office:value-type="float" office:value="20336">
            <text:p>2033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iaE</text:p>
          </table:table-cell>
          <table:table-cell office:value-type="float" office:value="20203">
            <text:p>2020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mmamina</text:p>
          </table:table-cell>
          <table:table-cell office:value-type="float" office:value="20154">
            <text:p>2015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ber4</text:p>
          </table:table-cell>
          <table:table-cell office:value-type="float" office:value="20007">
            <text:p>2000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annahLee</text:p>
          </table:table-cell>
          <table:table-cell office:value-type="float" office:value="19929">
            <text:p>1992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owler</text:p>
          </table:table-cell>
          <table:table-cell office:value-type="float" office:value="19864">
            <text:p>1986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v2014</text:p>
          </table:table-cell>
          <table:table-cell office:value-type="float" office:value="19662">
            <text:p>1966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Beccibus</text:p>
          </table:table-cell>
          <table:table-cell office:value-type="float" office:value="19463">
            <text:p>1946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araSahara</text:p>
          </table:table-cell>
          <table:table-cell office:value-type="float" office:value="19215">
            <text:p>1921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ess1979</text:p>
          </table:table-cell>
          <table:table-cell office:value-type="float" office:value="19094">
            <text:p>1909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ingela</text:p>
          </table:table-cell>
          <table:table-cell office:value-type="float" office:value="18998">
            <text:p>1899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illakilla</text:p>
          </table:table-cell>
          <table:table-cell office:value-type="float" office:value="18752">
            <text:p>1875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atu</text:p>
          </table:table-cell>
          <table:table-cell office:value-type="float" office:value="18622">
            <text:p>1862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na79</text:p>
          </table:table-cell>
          <table:table-cell office:value-type="float" office:value="18597">
            <text:p>1859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ejda79</text:p>
          </table:table-cell>
          <table:table-cell office:value-type="float" office:value="18397">
            <text:p>1839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draSladdis</text:p>
          </table:table-cell>
          <table:table-cell office:value-type="float" office:value="18080">
            <text:p>1808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årran</text:p>
          </table:table-cell>
          <table:table-cell office:value-type="float" office:value="17789">
            <text:p>1778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hea</text:p>
          </table:table-cell>
          <table:table-cell office:value-type="float" office:value="17412">
            <text:p>1741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issMollis</text:p>
          </table:table-cell>
          <table:table-cell office:value-type="float" office:value="17247">
            <text:p>1724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orken</text:p>
          </table:table-cell>
          <table:table-cell office:value-type="float" office:value="17194">
            <text:p>1719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overgirl80</text:p>
          </table:table-cell>
          <table:table-cell office:value-type="float" office:value="17112">
            <text:p>1711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azzle</text:p>
          </table:table-cell>
          <table:table-cell office:value-type="float" office:value="16947">
            <text:p>1694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wik</text:p>
          </table:table-cell>
          <table:table-cell office:value-type="float" office:value="16877">
            <text:p>1687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umpling</text:p>
          </table:table-cell>
          <table:table-cell office:value-type="float" office:value="16831">
            <text:p>1683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llakulan</text:p>
          </table:table-cell>
          <table:table-cell office:value-type="float" office:value="16671">
            <text:p>1667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ommar barn</text:p>
          </table:table-cell>
          <table:table-cell office:value-type="float" office:value="16586">
            <text:p>1658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mmsen79</text:p>
          </table:table-cell>
          <table:table-cell office:value-type="float" office:value="16561">
            <text:p>1656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astbilsfarsan</text:p>
          </table:table-cell>
          <table:table-cell office:value-type="float" office:value="16381">
            <text:p>1638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ixxia</text:p>
          </table:table-cell>
          <table:table-cell office:value-type="float" office:value="16192">
            <text:p>1619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eronicabelly</text:p>
          </table:table-cell>
          <table:table-cell office:value-type="float" office:value="15986">
            <text:p>1598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itt liv</text:p>
          </table:table-cell>
          <table:table-cell office:value-type="float" office:value="15877">
            <text:p>1587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johooj</text:p>
          </table:table-cell>
          <table:table-cell office:value-type="float" office:value="15694">
            <text:p>1569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3Jane</text:p>
          </table:table-cell>
          <table:table-cell office:value-type="float" office:value="15691">
            <text:p>1569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irjo79</text:p>
          </table:table-cell>
          <table:table-cell office:value-type="float" office:value="15521">
            <text:p>1552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alnaneas</text:p>
          </table:table-cell>
          <table:table-cell office:value-type="float" office:value="15406">
            <text:p>1540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mmie79</text:p>
          </table:table-cell>
          <table:table-cell office:value-type="float" office:value="15183">
            <text:p>1518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nUlla</text:p>
          </table:table-cell>
          <table:table-cell office:value-type="float" office:value="15151">
            <text:p>1515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idarchefar</text:p>
          </table:table-cell>
          <table:table-cell office:value-type="float" office:value="15093">
            <text:p>1509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illnu</text:p>
          </table:table-cell>
          <table:table-cell office:value-type="float" office:value="14831">
            <text:p>1483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han2</text:p>
          </table:table-cell>
          <table:table-cell office:value-type="float" office:value="14762">
            <text:p>1476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dame Hoffa</text:p>
          </table:table-cell>
          <table:table-cell office:value-type="float" office:value="14419">
            <text:p>1441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omao</text:p>
          </table:table-cell>
          <table:table-cell office:value-type="float" office:value="14356">
            <text:p>1435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erelin</text:p>
          </table:table-cell>
          <table:table-cell office:value-type="float" office:value="14320">
            <text:p>1432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rukarlsson</text:p>
          </table:table-cell>
          <table:table-cell office:value-type="float" office:value="14284">
            <text:p>1428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jorvet</text:p>
          </table:table-cell>
          <table:table-cell office:value-type="float" office:value="14168">
            <text:p>1416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Wilbo80</text:p>
          </table:table-cell>
          <table:table-cell office:value-type="float" office:value="14126">
            <text:p>1412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ndanÖ</text:p>
          </table:table-cell>
          <table:table-cell office:value-type="float" office:value="14109">
            <text:p>1410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itSnö</text:p>
          </table:table-cell>
          <table:table-cell office:value-type="float" office:value="14066">
            <text:p>1406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rox</text:p>
          </table:table-cell>
          <table:table-cell office:value-type="float" office:value="14053">
            <text:p>1405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heKakan</text:p>
          </table:table-cell>
          <table:table-cell office:value-type="float" office:value="14008">
            <text:p>1400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etejagdet</text:p>
          </table:table-cell>
          <table:table-cell office:value-type="float" office:value="13982">
            <text:p>1398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icecreamlover</text:p>
          </table:table-cell>
          <table:table-cell office:value-type="float" office:value="13902">
            <text:p>1390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rugan79</text:p>
          </table:table-cell>
          <table:table-cell office:value-type="float" office:value="13772">
            <text:p>1377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rymdmonstret</text:p>
          </table:table-cell>
          <table:table-cell office:value-type="float" office:value="13759">
            <text:p>1375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gina2012</text:p>
          </table:table-cell>
          <table:table-cell office:value-type="float" office:value="13673">
            <text:p>1367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arpeDiem</text:p>
          </table:table-cell>
          <table:table-cell office:value-type="float" office:value="13278">
            <text:p>1327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Yoenia</text:p>
          </table:table-cell>
          <table:table-cell office:value-type="float" office:value="13061">
            <text:p>1306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jja79</text:p>
          </table:table-cell>
          <table:table-cell office:value-type="float" office:value="12960">
            <text:p>1296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2877">
            <text:p>1287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Ixam</text:p>
          </table:table-cell>
          <table:table-cell office:value-type="float" office:value="12841">
            <text:p>1284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buslings mamma</text:p>
          </table:table-cell>
          <table:table-cell office:value-type="float" office:value="12786">
            <text:p>1278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anniz</text:p>
          </table:table-cell>
          <table:table-cell office:value-type="float" office:value="12774">
            <text:p>1277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mmas Kalle</text:p>
          </table:table-cell>
          <table:table-cell office:value-type="float" office:value="12714">
            <text:p>1271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elena 79</text:p>
          </table:table-cell>
          <table:table-cell office:value-type="float" office:value="12677">
            <text:p>1267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Nyström</text:p>
          </table:table-cell>
          <table:table-cell office:value-type="float" office:value="12618">
            <text:p>1261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mme79</text:p>
          </table:table-cell>
          <table:table-cell office:value-type="float" office:value="12371">
            <text:p>1237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Petal</text:p>
          </table:table-cell>
          <table:table-cell office:value-type="float" office:value="12023">
            <text:p>12023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äxanSurtant</text:p>
          </table:table-cell>
          <table:table-cell office:value-type="float" office:value="11834">
            <text:p>1183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EF</text:p>
          </table:table-cell>
          <table:table-cell office:value-type="float" office:value="11796">
            <text:p>1179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lin22</text:p>
          </table:table-cell>
          <table:table-cell office:value-type="float" office:value="11565">
            <text:p>1156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linz</text:p>
          </table:table-cell>
          <table:table-cell office:value-type="float" office:value="11506">
            <text:p>1150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oria</text:p>
          </table:table-cell>
          <table:table-cell office:value-type="float" office:value="11500">
            <text:p>115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ejonhjärtat</text:p>
          </table:table-cell>
          <table:table-cell office:value-type="float" office:value="11491">
            <text:p>1149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Citrona</text:p>
          </table:table-cell>
          <table:table-cell office:value-type="float" office:value="11439">
            <text:p>1143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näckan1979</text:p>
          </table:table-cell>
          <table:table-cell office:value-type="float" office:value="11401">
            <text:p>1140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ummelgard</text:p>
          </table:table-cell>
          <table:table-cell office:value-type="float" office:value="11232">
            <text:p>1123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wisti</text:p>
          </table:table-cell>
          <table:table-cell office:value-type="float" office:value="11192">
            <text:p>1119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lbertine79</text:p>
          </table:table-cell>
          <table:table-cell office:value-type="float" office:value="11159">
            <text:p>1115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dicken 29</text:p>
          </table:table-cell>
          <table:table-cell office:value-type="float" office:value="11100">
            <text:p>111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aria Q</text:p>
          </table:table-cell>
          <table:table-cell office:value-type="float" office:value="11092">
            <text:p>1109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BrittaKarin</text:p>
          </table:table-cell>
          <table:table-cell office:value-type="float" office:value="11054">
            <text:p>11054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navalladom</text:p>
          </table:table-cell>
          <table:table-cell office:value-type="float" office:value="11035">
            <text:p>11035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uper S</text:p>
          </table:table-cell>
          <table:table-cell office:value-type="float" office:value="10931">
            <text:p>1093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nnah01</text:p>
          </table:table-cell>
          <table:table-cell office:value-type="float" office:value="10879">
            <text:p>1087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Wonderfluff</text:p>
          </table:table-cell>
          <table:table-cell office:value-type="float" office:value="10869">
            <text:p>1086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linsen79</text:p>
          </table:table-cell>
          <table:table-cell office:value-type="float" office:value="10860">
            <text:p>1086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AryHann</text:p>
          </table:table-cell>
          <table:table-cell office:value-type="float" office:value="10668">
            <text:p>1066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VandrarEnsam</text:p>
          </table:table-cell>
          <table:table-cell office:value-type="float" office:value="10609">
            <text:p>10609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79anil</text:p>
          </table:table-cell>
          <table:table-cell office:value-type="float" office:value="10468">
            <text:p>1046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ellerud</text:p>
          </table:table-cell>
          <table:table-cell office:value-type="float" office:value="10426">
            <text:p>1042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Krusmynta</text:p>
          </table:table-cell>
          <table:table-cell office:value-type="float" office:value="10422">
            <text:p>10422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0396">
            <text:p>1039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Elisabeth09</text:p>
          </table:table-cell>
          <table:table-cell office:value-type="float" office:value="10257">
            <text:p>10257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husetsfru</text:p>
          </table:table-cell>
          <table:table-cell office:value-type="float" office:value="10248">
            <text:p>1024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Tvåbarnsmamman79</text:p>
          </table:table-cell>
          <table:table-cell office:value-type="float" office:value="10238">
            <text:p>1023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Dan Syndrom</text:p>
          </table:table-cell>
          <table:table-cell office:value-type="float" office:value="10091">
            <text:p>10091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irimånstråle</text:p>
          </table:table-cell>
          <table:table-cell office:value-type="float" office:value="10016">
            <text:p>10016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morotsland</text:p>
          </table:table-cell>
          <table:table-cell office:value-type="float" office:value="935255">
            <text:p>93525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ss Cee</text:p>
          </table:table-cell>
          <table:table-cell office:value-type="float" office:value="853530">
            <text:p>85353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ddisen80</text:p>
          </table:table-cell>
          <table:table-cell office:value-type="float" office:value="747251">
            <text:p>74725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nakeheart</text:p>
          </table:table-cell>
          <table:table-cell office:value-type="float" office:value="507071">
            <text:p>50707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lisa</text:p>
          </table:table-cell>
          <table:table-cell office:value-type="float" office:value="437450">
            <text:p>43745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meliee</text:p>
          </table:table-cell>
          <table:table-cell office:value-type="float" office:value="399744">
            <text:p>39974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uttie</text:p>
          </table:table-cell>
          <table:table-cell office:value-type="float" office:value="373010">
            <text:p>37301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korpiona</text:p>
          </table:table-cell>
          <table:table-cell office:value-type="float" office:value="310517">
            <text:p>31051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umama</text:p>
          </table:table-cell>
          <table:table-cell office:value-type="float" office:value="307903">
            <text:p>30790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lembke</text:p>
          </table:table-cell>
          <table:table-cell office:value-type="float" office:value="304030">
            <text:p>30403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azzkatten</text:p>
          </table:table-cell>
          <table:table-cell office:value-type="float" office:value="278294">
            <text:p>27829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laLoppanT</text:p>
          </table:table-cell>
          <table:table-cell office:value-type="float" office:value="274540">
            <text:p>27454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Vintersol80</text:p>
          </table:table-cell>
          <table:table-cell office:value-type="float" office:value="274466">
            <text:p>27446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rsCharlotte</text:p>
          </table:table-cell>
          <table:table-cell office:value-type="float" office:value="271573">
            <text:p>27157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linville</text:p>
          </table:table-cell>
          <table:table-cell office:value-type="float" office:value="266186">
            <text:p>26618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nooze</text:p>
          </table:table-cell>
          <table:table-cell office:value-type="float" office:value="250968">
            <text:p>25096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jzzan</text:p>
          </table:table-cell>
          <table:table-cell office:value-type="float" office:value="244624">
            <text:p>24462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rsCD</text:p>
          </table:table-cell>
          <table:table-cell office:value-type="float" office:value="233005">
            <text:p>2330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eshia</text:p>
          </table:table-cell>
          <table:table-cell office:value-type="float" office:value="229387">
            <text:p>22938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213604">
            <text:p>21360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nnie80</text:p>
          </table:table-cell>
          <table:table-cell office:value-type="float" office:value="212794">
            <text:p>21279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aggelgirl</text:p>
          </table:table-cell>
          <table:table-cell office:value-type="float" office:value="210462">
            <text:p>21046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Plopps80</text:p>
          </table:table-cell>
          <table:table-cell office:value-type="float" office:value="206280">
            <text:p>20628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ulletuss</text:p>
          </table:table-cell>
          <table:table-cell office:value-type="float" office:value="204751">
            <text:p>20475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olisa</text:p>
          </table:table-cell>
          <table:table-cell office:value-type="float" office:value="198829">
            <text:p>19882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nnamaja</text:p>
          </table:table-cell>
          <table:table-cell office:value-type="float" office:value="197572">
            <text:p>19757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milla0608</text:p>
          </table:table-cell>
          <table:table-cell office:value-type="float" office:value="196047">
            <text:p>19604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icek</text:p>
          </table:table-cell>
          <table:table-cell office:value-type="float" office:value="195738">
            <text:p>19573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emba</text:p>
          </table:table-cell>
          <table:table-cell office:value-type="float" office:value="194987">
            <text:p>19498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1980 längtar</text:p>
          </table:table-cell>
          <table:table-cell office:value-type="float" office:value="191322">
            <text:p>19132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jsan2</text:p>
          </table:table-cell>
          <table:table-cell office:value-type="float" office:value="187840">
            <text:p>18784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nutten</text:p>
          </table:table-cell>
          <table:table-cell office:value-type="float" office:value="186041">
            <text:p>18604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85716">
            <text:p>18571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kleja</text:p>
          </table:table-cell>
          <table:table-cell office:value-type="float" office:value="176636">
            <text:p>17663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ieRO</text:p>
          </table:table-cell>
          <table:table-cell office:value-type="float" office:value="166782">
            <text:p>16678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61884">
            <text:p>16188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owika</text:p>
          </table:table-cell>
          <table:table-cell office:value-type="float" office:value="160358">
            <text:p>16035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aemma</text:p>
          </table:table-cell>
          <table:table-cell office:value-type="float" office:value="154612">
            <text:p>15461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Riskiflickan</text:p>
          </table:table-cell>
          <table:table-cell office:value-type="float" office:value="153234">
            <text:p>15323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önnsirap</text:p>
          </table:table-cell>
          <table:table-cell office:value-type="float" office:value="149703">
            <text:p>14970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lingring</text:p>
          </table:table-cell>
          <table:table-cell office:value-type="float" office:value="149346">
            <text:p>14934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abibty81</text:p>
          </table:table-cell>
          <table:table-cell office:value-type="float" office:value="147830">
            <text:p>14783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nnJes</text:p>
          </table:table-cell>
          <table:table-cell office:value-type="float" office:value="144805">
            <text:p>1448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imps</text:p>
          </table:table-cell>
          <table:table-cell office:value-type="float" office:value="144679">
            <text:p>14467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etGodaLivet</text:p>
          </table:table-cell>
          <table:table-cell office:value-type="float" office:value="144639">
            <text:p>14463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tardream</text:p>
          </table:table-cell>
          <table:table-cell office:value-type="float" office:value="137994">
            <text:p>13799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philmKarin</text:p>
          </table:table-cell>
          <table:table-cell office:value-type="float" office:value="137989">
            <text:p>13798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37346">
            <text:p>13734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aMaa</text:p>
          </table:table-cell>
          <table:table-cell office:value-type="float" office:value="135246">
            <text:p>13524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ugnistormen</text:p>
          </table:table-cell>
          <table:table-cell office:value-type="float" office:value="135127">
            <text:p>13512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abo</text:p>
          </table:table-cell>
          <table:table-cell office:value-type="float" office:value="133998">
            <text:p>13399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reamy</text:p>
          </table:table-cell>
          <table:table-cell office:value-type="float" office:value="125348">
            <text:p>12534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VA</text:p>
          </table:table-cell>
          <table:table-cell office:value-type="float" office:value="124793">
            <text:p>12479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jillevippen</text:p>
          </table:table-cell>
          <table:table-cell office:value-type="float" office:value="124492">
            <text:p>12449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erafine</text:p>
          </table:table-cell>
          <table:table-cell office:value-type="float" office:value="123990">
            <text:p>12399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ona</text:p>
          </table:table-cell>
          <table:table-cell office:value-type="float" office:value="118455">
            <text:p>11845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ssis</text:p>
          </table:table-cell>
          <table:table-cell office:value-type="float" office:value="113220">
            <text:p>11322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att tass</text:p>
          </table:table-cell>
          <table:table-cell office:value-type="float" office:value="104531">
            <text:p>10453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03514">
            <text:p>10351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Plly</text:p>
          </table:table-cell>
          <table:table-cell office:value-type="float" office:value="101753">
            <text:p>10175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nna Hbg</text:p>
          </table:table-cell>
          <table:table-cell office:value-type="float" office:value="99965">
            <text:p>9996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röttimössan</text:p>
          </table:table-cell>
          <table:table-cell office:value-type="float" office:value="96481">
            <text:p>9648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ma80</text:p>
          </table:table-cell>
          <table:table-cell office:value-type="float" office:value="96369">
            <text:p>9636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ollystar</text:p>
          </table:table-cell>
          <table:table-cell office:value-type="float" office:value="95972">
            <text:p>9597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fterlife</text:p>
          </table:table-cell>
          <table:table-cell office:value-type="float" office:value="93695">
            <text:p>9369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ysan31</text:p>
          </table:table-cell>
          <table:table-cell office:value-type="float" office:value="93223">
            <text:p>9322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ed två små</text:p>
          </table:table-cell>
          <table:table-cell office:value-type="float" office:value="91475">
            <text:p>9147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ultis</text:p>
          </table:table-cell>
          <table:table-cell office:value-type="float" office:value="88096">
            <text:p>8809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ilda</text:p>
          </table:table-cell>
          <table:table-cell office:value-type="float" office:value="87448">
            <text:p>8744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ovi</text:p>
          </table:table-cell>
          <table:table-cell office:value-type="float" office:value="87363">
            <text:p>8736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jken81</text:p>
          </table:table-cell>
          <table:table-cell office:value-type="float" office:value="86680">
            <text:p>8668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rki</text:p>
          </table:table-cell>
          <table:table-cell office:value-type="float" office:value="86190">
            <text:p>8619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Ylwa</text:p>
          </table:table-cell>
          <table:table-cell office:value-type="float" office:value="83008">
            <text:p>8300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okacitron</text:p>
          </table:table-cell>
          <table:table-cell office:value-type="float" office:value="81172">
            <text:p>8117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mipig</text:p>
          </table:table-cell>
          <table:table-cell office:value-type="float" office:value="79329">
            <text:p>7932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79261">
            <text:p>7926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ulda</text:p>
          </table:table-cell>
          <table:table-cell office:value-type="float" office:value="79018">
            <text:p>7901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riaWe</text:p>
          </table:table-cell>
          <table:table-cell office:value-type="float" office:value="77302">
            <text:p>7730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ariba</text:p>
          </table:table-cell>
          <table:table-cell office:value-type="float" office:value="75333">
            <text:p>7533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usfröet</text:p>
          </table:table-cell>
          <table:table-cell office:value-type="float" office:value="74606">
            <text:p>7460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Ida Maria</text:p>
          </table:table-cell>
          <table:table-cell office:value-type="float" office:value="74297">
            <text:p>7429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arabellis kusp</text:p>
          </table:table-cell>
          <table:table-cell office:value-type="float" office:value="74180">
            <text:p>7418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eptemberängel</text:p>
          </table:table-cell>
          <table:table-cell office:value-type="float" office:value="73376">
            <text:p>7337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nasan</text:p>
          </table:table-cell>
          <table:table-cell office:value-type="float" office:value="72482">
            <text:p>7248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emonina</text:p>
          </table:table-cell>
          <table:table-cell office:value-type="float" office:value="71957">
            <text:p>7195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Isola80</text:p>
          </table:table-cell>
          <table:table-cell office:value-type="float" office:value="71719">
            <text:p>7171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årrFåfflan</text:p>
          </table:table-cell>
          <table:table-cell office:value-type="float" office:value="70123">
            <text:p>7012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ess26</text:p>
          </table:table-cell>
          <table:table-cell office:value-type="float" office:value="69499">
            <text:p>6949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eetle</text:p>
          </table:table-cell>
          <table:table-cell office:value-type="float" office:value="68601">
            <text:p>6860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rynet2010</text:p>
          </table:table-cell>
          <table:table-cell office:value-type="float" office:value="68427">
            <text:p>6842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LP</text:p>
          </table:table-cell>
          <table:table-cell office:value-type="float" office:value="68211">
            <text:p>6821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våvillblitre</text:p>
          </table:table-cell>
          <table:table-cell office:value-type="float" office:value="68017">
            <text:p>6801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upyours</text:p>
          </table:table-cell>
          <table:table-cell office:value-type="float" office:value="67809">
            <text:p>6780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mc</text:p>
          </table:table-cell>
          <table:table-cell office:value-type="float" office:value="66646">
            <text:p>6664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strid80</text:p>
          </table:table-cell>
          <table:table-cell office:value-type="float" office:value="66325">
            <text:p>6632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ossa8</text:p>
          </table:table-cell>
          <table:table-cell office:value-type="float" office:value="64207">
            <text:p>6420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essise</text:p>
          </table:table-cell>
          <table:table-cell office:value-type="float" office:value="64129">
            <text:p>6412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nnelie80</text:p>
          </table:table-cell>
          <table:table-cell office:value-type="float" office:value="63953">
            <text:p>6395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wedding2009</text:p>
          </table:table-cell>
          <table:table-cell office:value-type="float" office:value="62473">
            <text:p>6247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unibarn</text:p>
          </table:table-cell>
          <table:table-cell office:value-type="float" office:value="62429">
            <text:p>6242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nira</text:p>
          </table:table-cell>
          <table:table-cell office:value-type="float" office:value="62373">
            <text:p>6237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rre80</text:p>
          </table:table-cell>
          <table:table-cell office:value-type="float" office:value="62311">
            <text:p>6231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atja80</text:p>
          </table:table-cell>
          <table:table-cell office:value-type="float" office:value="61420">
            <text:p>6142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gogirl</text:p>
          </table:table-cell>
          <table:table-cell office:value-type="float" office:value="58060">
            <text:p>5806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hereseK</text:p>
          </table:table-cell>
          <table:table-cell office:value-type="float" office:value="57561">
            <text:p>5756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linsoderman</text:p>
          </table:table-cell>
          <table:table-cell office:value-type="float" office:value="56889">
            <text:p>5688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ldflamman</text:p>
          </table:table-cell>
          <table:table-cell office:value-type="float" office:value="56838">
            <text:p>5683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lomman80</text:p>
          </table:table-cell>
          <table:table-cell office:value-type="float" office:value="56322">
            <text:p>5632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strella81</text:p>
          </table:table-cell>
          <table:table-cell office:value-type="float" office:value="54913">
            <text:p>5491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RockingSkåne</text:p>
          </table:table-cell>
          <table:table-cell office:value-type="float" office:value="54451">
            <text:p>5445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ezzy</text:p>
          </table:table-cell>
          <table:table-cell office:value-type="float" office:value="53982">
            <text:p>5398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novembersol</text:p>
          </table:table-cell>
          <table:table-cell office:value-type="float" office:value="53808">
            <text:p>5380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ddiebella</text:p>
          </table:table-cell>
          <table:table-cell office:value-type="float" office:value="53598">
            <text:p>5359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igge</text:p>
          </table:table-cell>
          <table:table-cell office:value-type="float" office:value="52710">
            <text:p>5271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rafs</text:p>
          </table:table-cell>
          <table:table-cell office:value-type="float" office:value="52269">
            <text:p>5226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ka1980</text:p>
          </table:table-cell>
          <table:table-cell office:value-type="float" office:value="51998">
            <text:p>5199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ejas mamma</text:p>
          </table:table-cell>
          <table:table-cell office:value-type="float" office:value="51718">
            <text:p>5171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ZezzA80</text:p>
          </table:table-cell>
          <table:table-cell office:value-type="float" office:value="51416">
            <text:p>5141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oppfull 80</text:p>
          </table:table-cell>
          <table:table-cell office:value-type="float" office:value="51143">
            <text:p>5114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icek</text:p>
          </table:table-cell>
          <table:table-cell office:value-type="float" office:value="51044">
            <text:p>5104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vintertjej</text:p>
          </table:table-cell>
          <table:table-cell office:value-type="float" office:value="50592">
            <text:p>5059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andra O</text:p>
          </table:table-cell>
          <table:table-cell office:value-type="float" office:value="50467">
            <text:p>5046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idamarie</text:p>
          </table:table-cell>
          <table:table-cell office:value-type="float" office:value="49723">
            <text:p>4972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osun</text:p>
          </table:table-cell>
          <table:table-cell office:value-type="float" office:value="49091">
            <text:p>4909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ybe2501</text:p>
          </table:table-cell>
          <table:table-cell office:value-type="float" office:value="48925">
            <text:p>4892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aab</text:p>
          </table:table-cell>
          <table:table-cell office:value-type="float" office:value="48746">
            <text:p>4874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athil</text:p>
          </table:table-cell>
          <table:table-cell office:value-type="float" office:value="48211">
            <text:p>4821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Zanda</text:p>
          </table:table-cell>
          <table:table-cell office:value-type="float" office:value="47995">
            <text:p>4799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ulricaz</text:p>
          </table:table-cell>
          <table:table-cell office:value-type="float" office:value="47964">
            <text:p>4796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lis80</text:p>
          </table:table-cell>
          <table:table-cell office:value-type="float" office:value="47692">
            <text:p>4769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r ia</text:p>
          </table:table-cell>
          <table:table-cell office:value-type="float" office:value="46264">
            <text:p>4626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rs girl</text:p>
          </table:table-cell>
          <table:table-cell office:value-type="float" office:value="46129">
            <text:p>4612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ri80</text:p>
          </table:table-cell>
          <table:table-cell office:value-type="float" office:value="46090">
            <text:p>4609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steri</text:p>
          </table:table-cell>
          <table:table-cell office:value-type="float" office:value="45530">
            <text:p>4553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Ummi07</text:p>
          </table:table-cell>
          <table:table-cell office:value-type="float" office:value="45217">
            <text:p>4521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zoomzoom</text:p>
          </table:table-cell>
          <table:table-cell office:value-type="float" office:value="45048">
            <text:p>4504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uldlock1980</text:p>
          </table:table-cell>
          <table:table-cell office:value-type="float" office:value="44639">
            <text:p>4463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gelita80</text:p>
          </table:table-cell>
          <table:table-cell office:value-type="float" office:value="44360">
            <text:p>4436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ensan 80</text:p>
          </table:table-cell>
          <table:table-cell office:value-type="float" office:value="43398">
            <text:p>4339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enedikten</text:p>
          </table:table-cell>
          <table:table-cell office:value-type="float" office:value="43312">
            <text:p>4331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rs Flink</text:p>
          </table:table-cell>
          <table:table-cell office:value-type="float" office:value="43167">
            <text:p>4316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nhol</text:p>
          </table:table-cell>
          <table:table-cell office:value-type="float" office:value="43059">
            <text:p>4305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irsten</text:p>
          </table:table-cell>
          <table:table-cell office:value-type="float" office:value="43050">
            <text:p>4305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Vilda</text:p>
          </table:table-cell>
          <table:table-cell office:value-type="float" office:value="42962">
            <text:p>4296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lin neli</text:p>
          </table:table-cell>
          <table:table-cell office:value-type="float" office:value="42689">
            <text:p>4268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nnika81</text:p>
          </table:table-cell>
          <table:table-cell office:value-type="float" office:value="42337">
            <text:p>4233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WeeBee</text:p>
          </table:table-cell>
          <table:table-cell office:value-type="float" office:value="42003">
            <text:p>4200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arzanina</text:p>
          </table:table-cell>
          <table:table-cell office:value-type="float" office:value="41932">
            <text:p>4193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haton</text:p>
          </table:table-cell>
          <table:table-cell office:value-type="float" office:value="41772">
            <text:p>4177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ddex</text:p>
          </table:table-cell>
          <table:table-cell office:value-type="float" office:value="41606">
            <text:p>4160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icelolly</text:p>
          </table:table-cell>
          <table:table-cell office:value-type="float" office:value="41205">
            <text:p>412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n skrutt</text:p>
          </table:table-cell>
          <table:table-cell office:value-type="float" office:value="41094">
            <text:p>4109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ennnyberg</text:p>
          </table:table-cell>
          <table:table-cell office:value-type="float" office:value="41036">
            <text:p>4103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 R</text:p>
          </table:table-cell>
          <table:table-cell office:value-type="float" office:value="40436">
            <text:p>4043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ffifi</text:p>
          </table:table-cell>
          <table:table-cell office:value-type="float" office:value="40333">
            <text:p>4033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n skrutt</text:p>
          </table:table-cell>
          <table:table-cell office:value-type="float" office:value="40111">
            <text:p>4011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ökenblomman</text:p>
          </table:table-cell>
          <table:table-cell office:value-type="float" office:value="39980">
            <text:p>3998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Urpan</text:p>
          </table:table-cell>
          <table:table-cell office:value-type="float" office:value="39783">
            <text:p>3978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len2</text:p>
          </table:table-cell>
          <table:table-cell office:value-type="float" office:value="38733">
            <text:p>3873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estia</text:p>
          </table:table-cell>
          <table:table-cell office:value-type="float" office:value="38570">
            <text:p>3857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Regndamen</text:p>
          </table:table-cell>
          <table:table-cell office:value-type="float" office:value="38505">
            <text:p>385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iddisen80</text:p>
          </table:table-cell>
          <table:table-cell office:value-type="float" office:value="38493">
            <text:p>3849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veronica03</text:p>
          </table:table-cell>
          <table:table-cell office:value-type="float" office:value="38451">
            <text:p>3845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marthuvud</text:p>
          </table:table-cell>
          <table:table-cell office:value-type="float" office:value="38313">
            <text:p>3831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onzonto</text:p>
          </table:table-cell>
          <table:table-cell office:value-type="float" office:value="37806">
            <text:p>3780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ennah</text:p>
          </table:table-cell>
          <table:table-cell office:value-type="float" office:value="37765">
            <text:p>3776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ssHelene</text:p>
          </table:table-cell>
          <table:table-cell office:value-type="float" office:value="37624">
            <text:p>3762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indy03</text:p>
          </table:table-cell>
          <table:table-cell office:value-type="float" office:value="36678">
            <text:p>3667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ryd</text:p>
          </table:table-cell>
          <table:table-cell office:value-type="float" office:value="36285">
            <text:p>3628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tina t</text:p>
          </table:table-cell>
          <table:table-cell office:value-type="float" office:value="36007">
            <text:p>3600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Ulrika 80</text:p>
          </table:table-cell>
          <table:table-cell office:value-type="float" office:value="35586">
            <text:p>3558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err Häst</text:p>
          </table:table-cell>
          <table:table-cell office:value-type="float" office:value="35485">
            <text:p>3548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murfen70</text:p>
          </table:table-cell>
          <table:table-cell office:value-type="float" office:value="35235">
            <text:p>3523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anem</text:p>
          </table:table-cell>
          <table:table-cell office:value-type="float" office:value="34700">
            <text:p>3470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Nikitastar</text:p>
          </table:table-cell>
          <table:table-cell office:value-type="float" office:value="34654">
            <text:p>3465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order1</text:p>
          </table:table-cell>
          <table:table-cell office:value-type="float" office:value="34404">
            <text:p>3440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xed</text:p>
          </table:table-cell>
          <table:table-cell office:value-type="float" office:value="34179">
            <text:p>3417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essan100</text:p>
          </table:table-cell>
          <table:table-cell office:value-type="float" office:value="33965">
            <text:p>3396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tinur</text:p>
          </table:table-cell>
          <table:table-cell office:value-type="float" office:value="33955">
            <text:p>3395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ugger i sten</text:p>
          </table:table-cell>
          <table:table-cell office:value-type="float" office:value="33471">
            <text:p>3347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iger</text:p>
          </table:table-cell>
          <table:table-cell office:value-type="float" office:value="33421">
            <text:p>3342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Nort</text:p>
          </table:table-cell>
          <table:table-cell office:value-type="float" office:value="32675">
            <text:p>3267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xarizaw</text:p>
          </table:table-cell>
          <table:table-cell office:value-type="float" office:value="32556">
            <text:p>3255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Redaktör</text:p>
          </table:table-cell>
          <table:table-cell office:value-type="float" office:value="32240">
            <text:p>3224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Xina</text:p>
          </table:table-cell>
          <table:table-cell office:value-type="float" office:value="32181">
            <text:p>3218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nnaA80</text:p>
          </table:table-cell>
          <table:table-cell office:value-type="float" office:value="32104">
            <text:p>3210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nnapanna80</text:p>
          </table:table-cell>
          <table:table-cell office:value-type="float" office:value="32051">
            <text:p>3205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villingmamma80</text:p>
          </table:table-cell>
          <table:table-cell office:value-type="float" office:value="31669">
            <text:p>3166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inskorpan</text:p>
          </table:table-cell>
          <table:table-cell office:value-type="float" office:value="31517">
            <text:p>3151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Urtica</text:p>
          </table:table-cell>
          <table:table-cell office:value-type="float" office:value="31468">
            <text:p>3146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osse B</text:p>
          </table:table-cell>
          <table:table-cell office:value-type="float" office:value="31136">
            <text:p>3113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passionsfrukten</text:p>
          </table:table-cell>
          <table:table-cell office:value-type="float" office:value="30720">
            <text:p>3072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ollin</text:p>
          </table:table-cell>
          <table:table-cell office:value-type="float" office:value="30459">
            <text:p>3045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rötta Lina</text:p>
          </table:table-cell>
          <table:table-cell office:value-type="float" office:value="30174">
            <text:p>3017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ixy</text:p>
          </table:table-cell>
          <table:table-cell office:value-type="float" office:value="30085">
            <text:p>3008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paqnirk</text:p>
          </table:table-cell>
          <table:table-cell office:value-type="float" office:value="29902">
            <text:p>2990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virre80</text:p>
          </table:table-cell>
          <table:table-cell office:value-type="float" office:value="29836">
            <text:p>2983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Raggarmunk</text:p>
          </table:table-cell>
          <table:table-cell office:value-type="float" office:value="29652">
            <text:p>2965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weetheart80</text:p>
          </table:table-cell>
          <table:table-cell office:value-type="float" office:value="29478">
            <text:p>2947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aby81</text:p>
          </table:table-cell>
          <table:table-cell office:value-type="float" office:value="29440">
            <text:p>2944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assasara</text:p>
          </table:table-cell>
          <table:table-cell office:value-type="float" office:value="28714">
            <text:p>2871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muz</text:p>
          </table:table-cell>
          <table:table-cell office:value-type="float" office:value="28428">
            <text:p>2842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ftyy</text:p>
          </table:table-cell>
          <table:table-cell office:value-type="float" office:value="28378">
            <text:p>2837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hilianna</text:p>
          </table:table-cell>
          <table:table-cell office:value-type="float" office:value="28087">
            <text:p>2808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mmar123</text:p>
          </table:table-cell>
          <table:table-cell office:value-type="float" office:value="28065">
            <text:p>2806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ianne</text:p>
          </table:table-cell>
          <table:table-cell office:value-type="float" office:value="28062">
            <text:p>2806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Rebecca</text:p>
          </table:table-cell>
          <table:table-cell office:value-type="float" office:value="27462">
            <text:p>2746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lade</text:p>
          </table:table-cell>
          <table:table-cell office:value-type="float" office:value="27454">
            <text:p>2745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pamsa</text:p>
          </table:table-cell>
          <table:table-cell office:value-type="float" office:value="27259">
            <text:p>2725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tarla</text:p>
          </table:table-cell>
          <table:table-cell office:value-type="float" office:value="26331">
            <text:p>2633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WilliamSofia</text:p>
          </table:table-cell>
          <table:table-cell office:value-type="float" office:value="26309">
            <text:p>2630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ndaMattias</text:p>
          </table:table-cell>
          <table:table-cell office:value-type="float" office:value="26221">
            <text:p>2622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mmut80</text:p>
          </table:table-cell>
          <table:table-cell office:value-type="float" office:value="25905">
            <text:p>259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nnsMamma</text:p>
          </table:table-cell>
          <table:table-cell office:value-type="float" office:value="25828">
            <text:p>2582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ilyaln</text:p>
          </table:table-cell>
          <table:table-cell office:value-type="float" office:value="25810">
            <text:p>2581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Ylviz</text:p>
          </table:table-cell>
          <table:table-cell office:value-type="float" office:value="25446">
            <text:p>2544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icki</text:p>
          </table:table-cell>
          <table:table-cell office:value-type="float" office:value="25293">
            <text:p>2529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lsmulan</text:p>
          </table:table-cell>
          <table:table-cell office:value-type="float" office:value="25227">
            <text:p>2522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ithmoon</text:p>
          </table:table-cell>
          <table:table-cell office:value-type="float" office:value="25139">
            <text:p>2513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lara 80</text:p>
          </table:table-cell>
          <table:table-cell office:value-type="float" office:value="25138">
            <text:p>2513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kumtomte</text:p>
          </table:table-cell>
          <table:table-cell office:value-type="float" office:value="25019">
            <text:p>2501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arinF</text:p>
          </table:table-cell>
          <table:table-cell office:value-type="float" office:value="24488">
            <text:p>2448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ecilia80</text:p>
          </table:table-cell>
          <table:table-cell office:value-type="float" office:value="24179">
            <text:p>2417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KU</text:p>
          </table:table-cell>
          <table:table-cell office:value-type="float" office:value="24153">
            <text:p>2415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nami</text:p>
          </table:table-cell>
          <table:table-cell office:value-type="float" office:value="24025">
            <text:p>2402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anna80</text:p>
          </table:table-cell>
          <table:table-cell office:value-type="float" office:value="23979">
            <text:p>2397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alici</text:p>
          </table:table-cell>
          <table:table-cell office:value-type="float" office:value="23438">
            <text:p>2343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järtemax</text:p>
          </table:table-cell>
          <table:table-cell office:value-type="float" office:value="22757">
            <text:p>2275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ira</text:p>
          </table:table-cell>
          <table:table-cell office:value-type="float" office:value="22574">
            <text:p>2257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arin Hanna</text:p>
          </table:table-cell>
          <table:table-cell office:value-type="float" office:value="22459">
            <text:p>2245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amikirimusi</text:p>
          </table:table-cell>
          <table:table-cell office:value-type="float" office:value="22366">
            <text:p>2236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usyloo</text:p>
          </table:table-cell>
          <table:table-cell office:value-type="float" office:value="22348">
            <text:p>2234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lno</text:p>
          </table:table-cell>
          <table:table-cell office:value-type="float" office:value="22240">
            <text:p>2224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ams mamma07</text:p>
          </table:table-cell>
          <table:table-cell office:value-type="float" office:value="22207">
            <text:p>2220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ilvermist</text:p>
          </table:table-cell>
          <table:table-cell office:value-type="float" office:value="22089">
            <text:p>2208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igDreams</text:p>
          </table:table-cell>
          <table:table-cell office:value-type="float" office:value="21661">
            <text:p>2166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ulleplutten</text:p>
          </table:table-cell>
          <table:table-cell office:value-type="float" office:value="21645">
            <text:p>2164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eona987</text:p>
          </table:table-cell>
          <table:table-cell office:value-type="float" office:value="21592">
            <text:p>2159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kysome</text:p>
          </table:table-cell>
          <table:table-cell office:value-type="float" office:value="21535">
            <text:p>2153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ena28</text:p>
          </table:table-cell>
          <table:table-cell office:value-type="float" office:value="21177">
            <text:p>2117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ysmonstret</text:p>
          </table:table-cell>
          <table:table-cell office:value-type="float" office:value="20860">
            <text:p>2086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uttan80</text:p>
          </table:table-cell>
          <table:table-cell office:value-type="float" office:value="20475">
            <text:p>2047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ida198004</text:p>
          </table:table-cell>
          <table:table-cell office:value-type="float" office:value="20405">
            <text:p>204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en där Mary</text:p>
          </table:table-cell>
          <table:table-cell office:value-type="float" office:value="20362">
            <text:p>2036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idalusen</text:p>
          </table:table-cell>
          <table:table-cell office:value-type="float" office:value="20285">
            <text:p>2028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nda 80</text:p>
          </table:table-cell>
          <table:table-cell office:value-type="float" office:value="20258">
            <text:p>2025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oment22</text:p>
          </table:table-cell>
          <table:table-cell office:value-type="float" office:value="20042">
            <text:p>2004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ödermamman</text:p>
          </table:table-cell>
          <table:table-cell office:value-type="float" office:value="19994">
            <text:p>1999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arttin80</text:p>
          </table:table-cell>
          <table:table-cell office:value-type="float" office:value="19968">
            <text:p>1996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ysande</text:p>
          </table:table-cell>
          <table:table-cell office:value-type="float" office:value="19938">
            <text:p>1993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Paige80</text:p>
          </table:table-cell>
          <table:table-cell office:value-type="float" office:value="19617">
            <text:p>1961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inessa</text:p>
          </table:table-cell>
          <table:table-cell office:value-type="float" office:value="19219">
            <text:p>1921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l33</text:p>
          </table:table-cell>
          <table:table-cell office:value-type="float" office:value="19179">
            <text:p>1917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ebismamma</text:p>
          </table:table-cell>
          <table:table-cell office:value-type="float" office:value="19076">
            <text:p>1907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err Lindström</text:p>
          </table:table-cell>
          <table:table-cell office:value-type="float" office:value="19064">
            <text:p>1906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lyssa81</text:p>
          </table:table-cell>
          <table:table-cell office:value-type="float" office:value="18996">
            <text:p>1899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ssPearl</text:p>
          </table:table-cell>
          <table:table-cell office:value-type="float" office:value="18971">
            <text:p>1897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violla</text:p>
          </table:table-cell>
          <table:table-cell office:value-type="float" office:value="18584">
            <text:p>1858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imbis</text:p>
          </table:table-cell>
          <table:table-cell office:value-type="float" office:value="18403">
            <text:p>1840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reTriss</text:p>
          </table:table-cell>
          <table:table-cell office:value-type="float" office:value="18074">
            <text:p>1807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hiquita</text:p>
          </table:table-cell>
          <table:table-cell office:value-type="float" office:value="17692">
            <text:p>1769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7641">
            <text:p>1764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NinaTherese</text:p>
          </table:table-cell>
          <table:table-cell office:value-type="float" office:value="17456">
            <text:p>1745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taFord</text:p>
          </table:table-cell>
          <table:table-cell office:value-type="float" office:value="17380">
            <text:p>1738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jert</text:p>
          </table:table-cell>
          <table:table-cell office:value-type="float" office:value="17354">
            <text:p>1735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vättbjörn</text:p>
          </table:table-cell>
          <table:table-cell office:value-type="float" office:value="17332">
            <text:p>1733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dWi</text:p>
          </table:table-cell>
          <table:table-cell office:value-type="float" office:value="16806">
            <text:p>1680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zandra80</text:p>
          </table:table-cell>
          <table:table-cell office:value-type="float" office:value="16660">
            <text:p>1666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6624">
            <text:p>1662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rook123</text:p>
          </table:table-cell>
          <table:table-cell office:value-type="float" office:value="16605">
            <text:p>166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ano</text:p>
          </table:table-cell>
          <table:table-cell office:value-type="float" office:value="16529">
            <text:p>1652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ipsybird</text:p>
          </table:table-cell>
          <table:table-cell office:value-type="float" office:value="16437">
            <text:p>1643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reeta</text:p>
          </table:table-cell>
          <table:table-cell office:value-type="float" office:value="16266">
            <text:p>1626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rsAlonso</text:p>
          </table:table-cell>
          <table:table-cell office:value-type="float" office:value="16034">
            <text:p>1603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rsCL</text:p>
          </table:table-cell>
          <table:table-cell office:value-type="float" office:value="15901">
            <text:p>1590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eonesse</text:p>
          </table:table-cell>
          <table:table-cell office:value-type="float" office:value="15792">
            <text:p>1579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arlgrey</text:p>
          </table:table-cell>
          <table:table-cell office:value-type="float" office:value="15683">
            <text:p>1568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Idchen</text:p>
          </table:table-cell>
          <table:table-cell office:value-type="float" office:value="15603">
            <text:p>1560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aratjej</text:p>
          </table:table-cell>
          <table:table-cell office:value-type="float" office:value="15408">
            <text:p>1540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lkatta</text:p>
          </table:table-cell>
          <table:table-cell office:value-type="float" office:value="15404">
            <text:p>1540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Nordie</text:p>
          </table:table-cell>
          <table:table-cell office:value-type="float" office:value="15391">
            <text:p>1539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amela</text:p>
          </table:table-cell>
          <table:table-cell office:value-type="float" office:value="15337">
            <text:p>1533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ax</text:p>
          </table:table-cell>
          <table:table-cell office:value-type="float" office:value="15311">
            <text:p>1531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ottling</text:p>
          </table:table-cell>
          <table:table-cell office:value-type="float" office:value="15230">
            <text:p>1523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jsansarne</text:p>
          </table:table-cell>
          <table:table-cell office:value-type="float" office:value="15210">
            <text:p>1521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5010">
            <text:p>1501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rsjo</text:p>
          </table:table-cell>
          <table:table-cell office:value-type="float" office:value="15007">
            <text:p>1500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ökenPillson</text:p>
          </table:table-cell>
          <table:table-cell office:value-type="float" office:value="14988">
            <text:p>1498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oL</text:p>
          </table:table-cell>
          <table:table-cell office:value-type="float" office:value="14855">
            <text:p>1485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orkidee80</text:p>
          </table:table-cell>
          <table:table-cell office:value-type="float" office:value="14605">
            <text:p>146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umma</text:p>
          </table:table-cell>
          <table:table-cell office:value-type="float" office:value="14384">
            <text:p>1438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emaka</text:p>
          </table:table-cell>
          <table:table-cell office:value-type="float" office:value="14325">
            <text:p>1432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llebelle</text:p>
          </table:table-cell>
          <table:table-cell office:value-type="float" office:value="14280">
            <text:p>1428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isko</text:p>
          </table:table-cell>
          <table:table-cell office:value-type="float" office:value="14206">
            <text:p>1420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rs Jen</text:p>
          </table:table-cell>
          <table:table-cell office:value-type="float" office:value="14194">
            <text:p>1419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ÖnskaTroHoppas</text:p>
          </table:table-cell>
          <table:table-cell office:value-type="float" office:value="14076">
            <text:p>1407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naten</text:p>
          </table:table-cell>
          <table:table-cell office:value-type="float" office:value="14039">
            <text:p>1403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3873">
            <text:p>1387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aile</text:p>
          </table:table-cell>
          <table:table-cell office:value-type="float" office:value="13846">
            <text:p>1384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Persika80</text:p>
          </table:table-cell>
          <table:table-cell office:value-type="float" office:value="13838">
            <text:p>1383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inskorpan</text:p>
          </table:table-cell>
          <table:table-cell office:value-type="float" office:value="13691">
            <text:p>1369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oa</text:p>
          </table:table-cell>
          <table:table-cell office:value-type="float" office:value="13657">
            <text:p>1365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AL</text:p>
          </table:table-cell>
          <table:table-cell office:value-type="float" office:value="13624">
            <text:p>1362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osco</text:p>
          </table:table-cell>
          <table:table-cell office:value-type="float" office:value="13604">
            <text:p>1360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Oktoberbebis</text:p>
          </table:table-cell>
          <table:table-cell office:value-type="float" office:value="13474">
            <text:p>1347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ara</text:p>
          </table:table-cell>
          <table:table-cell office:value-type="float" office:value="13429">
            <text:p>1342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oneyBee</text:p>
          </table:table-cell>
          <table:table-cell office:value-type="float" office:value="13354">
            <text:p>1335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ogSandra</text:p>
          </table:table-cell>
          <table:table-cell office:value-type="float" office:value="13319">
            <text:p>1331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aloo</text:p>
          </table:table-cell>
          <table:table-cell office:value-type="float" office:value="13307">
            <text:p>1330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ilverjag</text:p>
          </table:table-cell>
          <table:table-cell office:value-type="float" office:value="13302">
            <text:p>1330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essicaskärlekar</text:p>
          </table:table-cell>
          <table:table-cell office:value-type="float" office:value="13205">
            <text:p>1320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iper</text:p>
          </table:table-cell>
          <table:table-cell office:value-type="float" office:value="13186">
            <text:p>1318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leva80</text:p>
          </table:table-cell>
          <table:table-cell office:value-type="float" office:value="13140">
            <text:p>1314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nus</text:p>
          </table:table-cell>
          <table:table-cell office:value-type="float" office:value="13086">
            <text:p>1308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emilsmamma</text:p>
          </table:table-cell>
          <table:table-cell office:value-type="float" office:value="13007">
            <text:p>1300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appen</text:p>
          </table:table-cell>
          <table:table-cell office:value-type="float" office:value="12964">
            <text:p>1296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etalmom</text:p>
          </table:table-cell>
          <table:table-cell office:value-type="float" office:value="12929">
            <text:p>1292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Höstvind</text:p>
          </table:table-cell>
          <table:table-cell office:value-type="float" office:value="12891">
            <text:p>1289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otta80</text:p>
          </table:table-cell>
          <table:table-cell office:value-type="float" office:value="12865">
            <text:p>1286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ngu80</text:p>
          </table:table-cell>
          <table:table-cell office:value-type="float" office:value="12783">
            <text:p>1278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lmyra</text:p>
          </table:table-cell>
          <table:table-cell office:value-type="float" office:value="12743">
            <text:p>1274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yzz</text:p>
          </table:table-cell>
          <table:table-cell office:value-type="float" office:value="12695">
            <text:p>1269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uperolga</text:p>
          </table:table-cell>
          <table:table-cell office:value-type="float" office:value="12574">
            <text:p>1257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omsom</text:p>
          </table:table-cell>
          <table:table-cell office:value-type="float" office:value="12477">
            <text:p>1247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hattisen</text:p>
          </table:table-cell>
          <table:table-cell office:value-type="float" office:value="12474">
            <text:p>1247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Gostosa</text:p>
          </table:table-cell>
          <table:table-cell office:value-type="float" office:value="12385">
            <text:p>1238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våBusar</text:p>
          </table:table-cell>
          <table:table-cell office:value-type="float" office:value="12354">
            <text:p>1235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ristina</text:p>
          </table:table-cell>
          <table:table-cell office:value-type="float" office:value="12217">
            <text:p>1221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nnairam80</text:p>
          </table:table-cell>
          <table:table-cell office:value-type="float" office:value="12097">
            <text:p>1209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ria1971</text:p>
          </table:table-cell>
          <table:table-cell office:value-type="float" office:value="11793">
            <text:p>1179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agarMilla</text:p>
          </table:table-cell>
          <table:table-cell office:value-type="float" office:value="11770">
            <text:p>1177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Pluss</text:p>
          </table:table-cell>
          <table:table-cell office:value-type="float" office:value="11719">
            <text:p>1171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Rizzla</text:p>
          </table:table-cell>
          <table:table-cell office:value-type="float" office:value="11560">
            <text:p>1156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torstrumpan</text:p>
          </table:table-cell>
          <table:table-cell office:value-type="float" office:value="11444">
            <text:p>1144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T80</text:p>
          </table:table-cell>
          <table:table-cell office:value-type="float" office:value="11432">
            <text:p>11432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amma0005</text:p>
          </table:table-cell>
          <table:table-cell office:value-type="float" office:value="11404">
            <text:p>1140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eicc</text:p>
          </table:table-cell>
          <table:table-cell office:value-type="float" office:value="11386">
            <text:p>1138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onnaLisa</text:p>
          </table:table-cell>
          <table:table-cell office:value-type="float" office:value="11377">
            <text:p>1137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Trojan Rudeboy</text:p>
          </table:table-cell>
          <table:table-cell office:value-type="float" office:value="11359">
            <text:p>1135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ruvans</text:p>
          </table:table-cell>
          <table:table-cell office:value-type="float" office:value="11347">
            <text:p>1134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nili</text:p>
          </table:table-cell>
          <table:table-cell office:value-type="float" office:value="11223">
            <text:p>1122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Frijon</text:p>
          </table:table-cell>
          <table:table-cell office:value-type="float" office:value="10940">
            <text:p>1094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dore26</text:p>
          </table:table-cell>
          <table:table-cell office:value-type="float" office:value="10927">
            <text:p>1092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Russinet</text:p>
          </table:table-cell>
          <table:table-cell office:value-type="float" office:value="10837">
            <text:p>1083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Killekille34</text:p>
          </table:table-cell>
          <table:table-cell office:value-type="float" office:value="10693">
            <text:p>1069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gatha</text:p>
          </table:table-cell>
          <table:table-cell office:value-type="float" office:value="10470">
            <text:p>10470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ErikaST80</text:p>
          </table:table-cell>
          <table:table-cell office:value-type="float" office:value="10427">
            <text:p>10427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lillnageln</text:p>
          </table:table-cell>
          <table:table-cell office:value-type="float" office:value="10421">
            <text:p>1042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sspoison</text:p>
          </table:table-cell>
          <table:table-cell office:value-type="float" office:value="10369">
            <text:p>10369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utter80</text:p>
          </table:table-cell>
          <table:table-cell office:value-type="float" office:value="10283">
            <text:p>10283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ruvan52</text:p>
          </table:table-cell>
          <table:table-cell office:value-type="float" office:value="10245">
            <text:p>10245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Jigga</text:p>
          </table:table-cell>
          <table:table-cell office:value-type="float" office:value="10178">
            <text:p>1017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Cerenna</text:p>
          </table:table-cell>
          <table:table-cell office:value-type="float" office:value="10166">
            <text:p>10166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stefansoder80</text:p>
          </table:table-cell>
          <table:table-cell office:value-type="float" office:value="10088">
            <text:p>10088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annthos</text:p>
          </table:table-cell>
          <table:table-cell office:value-type="float" office:value="10031">
            <text:p>1003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bmbengtsson</text:p>
          </table:table-cell>
          <table:table-cell office:value-type="float" office:value="10021">
            <text:p>10021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MiniLi</text:p>
          </table:table-cell>
          <table:table-cell office:value-type="float" office:value="10014">
            <text:p>10014</text:p>
          </table:table-cell>
          <table:table-cell office:value-type="float" office:value="1981">
            <text:p>1981</text:p>
          </table:table-cell>
          <table:table-cell table:number-columns-repeated="4"/>
        </table:table-row>
        <table:table-row table:style-name="ro1">
          <table:table-cell office:value-type="string">
            <text:p>Digestive</text:p>
          </table:table-cell>
          <table:table-cell office:value-type="float" office:value="1211552">
            <text:p>121155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diblon</text:p>
          </table:table-cell>
          <table:table-cell office:value-type="float" office:value="949939">
            <text:p>94993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ambigirl</text:p>
          </table:table-cell>
          <table:table-cell office:value-type="float" office:value="657992">
            <text:p>65799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ixan</text:p>
          </table:table-cell>
          <table:table-cell office:value-type="float" office:value="648993">
            <text:p>64899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olstraalen</text:p>
          </table:table-cell>
          <table:table-cell office:value-type="float" office:value="602930">
            <text:p>60293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umpkinQueen</text:p>
          </table:table-cell>
          <table:table-cell office:value-type="float" office:value="459615">
            <text:p>45961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oomin</text:p>
          </table:table-cell>
          <table:table-cell office:value-type="float" office:value="418858">
            <text:p>41885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nsatt</text:p>
          </table:table-cell>
          <table:table-cell office:value-type="float" office:value="417061">
            <text:p>41706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osmamma</text:p>
          </table:table-cell>
          <table:table-cell office:value-type="float" office:value="394562">
            <text:p>39456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odestyB</text:p>
          </table:table-cell>
          <table:table-cell office:value-type="float" office:value="386518">
            <text:p>38651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uzR</text:p>
          </table:table-cell>
          <table:table-cell office:value-type="float" office:value="379926">
            <text:p>37992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kruttis11</text:p>
          </table:table-cell>
          <table:table-cell office:value-type="float" office:value="373337">
            <text:p>37333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tudentpappa</text:p>
          </table:table-cell>
          <table:table-cell office:value-type="float" office:value="370116">
            <text:p>37011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kånegås</text:p>
          </table:table-cell>
          <table:table-cell office:value-type="float" office:value="349029">
            <text:p>34902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riaheterjag</text:p>
          </table:table-cell>
          <table:table-cell office:value-type="float" office:value="338314">
            <text:p>33831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leksandra Barnmorska</text:p>
          </table:table-cell>
          <table:table-cell office:value-type="float" office:value="331029">
            <text:p>33102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okesMammi</text:p>
          </table:table-cell>
          <table:table-cell office:value-type="float" office:value="324037">
            <text:p>32403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ärlan81</text:p>
          </table:table-cell>
          <table:table-cell office:value-type="float" office:value="307118">
            <text:p>30711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zitis81</text:p>
          </table:table-cell>
          <table:table-cell office:value-type="float" office:value="286519">
            <text:p>28651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ridapida</text:p>
          </table:table-cell>
          <table:table-cell office:value-type="float" office:value="249525">
            <text:p>24952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ngram</text:p>
          </table:table-cell>
          <table:table-cell office:value-type="float" office:value="248145">
            <text:p>24814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ra1981</text:p>
          </table:table-cell>
          <table:table-cell office:value-type="float" office:value="231400">
            <text:p>23140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na81</text:p>
          </table:table-cell>
          <table:table-cell office:value-type="float" office:value="229571">
            <text:p>22957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Xay1de</text:p>
          </table:table-cell>
          <table:table-cell office:value-type="float" office:value="226834">
            <text:p>2268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azmine25</text:p>
          </table:table-cell>
          <table:table-cell office:value-type="float" office:value="224711">
            <text:p>22471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eyley</text:p>
          </table:table-cell>
          <table:table-cell office:value-type="float" office:value="223836">
            <text:p>22383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ejje</text:p>
          </table:table-cell>
          <table:table-cell office:value-type="float" office:value="215014">
            <text:p>21501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muliz</text:p>
          </table:table-cell>
          <table:table-cell office:value-type="float" office:value="202629">
            <text:p>20262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eadwarf</text:p>
          </table:table-cell>
          <table:table-cell office:value-type="float" office:value="201008">
            <text:p>20100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weasmamma</text:p>
          </table:table-cell>
          <table:table-cell office:value-type="float" office:value="200538">
            <text:p>20053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smalin</text:p>
          </table:table-cell>
          <table:table-cell office:value-type="float" office:value="200153">
            <text:p>20015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tti</text:p>
          </table:table-cell>
          <table:table-cell office:value-type="float" office:value="195719">
            <text:p>19571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leonor01</text:p>
          </table:table-cell>
          <table:table-cell office:value-type="float" office:value="178880">
            <text:p>17888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mma Tes</text:p>
          </table:table-cell>
          <table:table-cell office:value-type="float" office:value="174066">
            <text:p>17406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oneybunches</text:p>
          </table:table-cell>
          <table:table-cell office:value-type="float" office:value="167924">
            <text:p>16792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vampp</text:p>
          </table:table-cell>
          <table:table-cell office:value-type="float" office:value="167359">
            <text:p>16735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ria8109</text:p>
          </table:table-cell>
          <table:table-cell office:value-type="float" office:value="162813">
            <text:p>16281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ttengustav</text:p>
          </table:table-cell>
          <table:table-cell office:value-type="float" office:value="154105">
            <text:p>15410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unimagi</text:p>
          </table:table-cell>
          <table:table-cell office:value-type="float" office:value="151015">
            <text:p>15101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ebbo</text:p>
          </table:table-cell>
          <table:table-cell office:value-type="float" office:value="150482">
            <text:p>15048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enny81</text:p>
          </table:table-cell>
          <table:table-cell office:value-type="float" office:value="149306">
            <text:p>14930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ntra</text:p>
          </table:table-cell>
          <table:table-cell office:value-type="float" office:value="146700">
            <text:p>14670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 Kalle</text:p>
          </table:table-cell>
          <table:table-cell office:value-type="float" office:value="143189">
            <text:p>14318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orpset</text:p>
          </table:table-cell>
          <table:table-cell office:value-type="float" office:value="141234">
            <text:p>1412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ursocka</text:p>
          </table:table-cell>
          <table:table-cell office:value-type="float" office:value="130019">
            <text:p>13001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9545">
            <text:p>12954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elenFr</text:p>
          </table:table-cell>
          <table:table-cell office:value-type="float" office:value="125652">
            <text:p>12565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olrosen81</text:p>
          </table:table-cell>
          <table:table-cell office:value-type="float" office:value="123796">
            <text:p>12379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itchigaBea</text:p>
          </table:table-cell>
          <table:table-cell office:value-type="float" office:value="123721">
            <text:p>12372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atja3</text:p>
          </table:table-cell>
          <table:table-cell office:value-type="float" office:value="122778">
            <text:p>12277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angoria</text:p>
          </table:table-cell>
          <table:table-cell office:value-type="float" office:value="122567">
            <text:p>12256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elena1981</text:p>
          </table:table-cell>
          <table:table-cell office:value-type="float" office:value="119397">
            <text:p>11939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mma N</text:p>
          </table:table-cell>
          <table:table-cell office:value-type="float" office:value="119232">
            <text:p>11923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laa</text:p>
          </table:table-cell>
          <table:table-cell office:value-type="float" office:value="117887">
            <text:p>11788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Diana P</text:p>
          </table:table-cell>
          <table:table-cell office:value-type="float" office:value="116784">
            <text:p>11678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amartini</text:p>
          </table:table-cell>
          <table:table-cell office:value-type="float" office:value="116208">
            <text:p>11620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orpan81</text:p>
          </table:table-cell>
          <table:table-cell office:value-type="float" office:value="115065">
            <text:p>11506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tella81</text:p>
          </table:table-cell>
          <table:table-cell office:value-type="float" office:value="113810">
            <text:p>11381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yspysan</text:p>
          </table:table-cell>
          <table:table-cell office:value-type="float" office:value="113742">
            <text:p>11374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ikki81</text:p>
          </table:table-cell>
          <table:table-cell office:value-type="float" office:value="109917">
            <text:p>10991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änslan</text:p>
          </table:table-cell>
          <table:table-cell office:value-type="float" office:value="107586">
            <text:p>10758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81missan</text:p>
          </table:table-cell>
          <table:table-cell office:value-type="float" office:value="102254">
            <text:p>10225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he Viksan</text:p>
          </table:table-cell>
          <table:table-cell office:value-type="float" office:value="97360">
            <text:p>9736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UmeåElin</text:p>
          </table:table-cell>
          <table:table-cell office:value-type="float" office:value="96244">
            <text:p>9624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nejl</text:p>
          </table:table-cell>
          <table:table-cell office:value-type="float" office:value="94434">
            <text:p>944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eanette81</text:p>
          </table:table-cell>
          <table:table-cell office:value-type="float" office:value="93473">
            <text:p>9347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emligt gravid</text:p>
          </table:table-cell>
          <table:table-cell office:value-type="float" office:value="92634">
            <text:p>926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oa Li</text:p>
          </table:table-cell>
          <table:table-cell office:value-type="float" office:value="92280">
            <text:p>9228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llstrumpa</text:p>
          </table:table-cell>
          <table:table-cell office:value-type="float" office:value="91443">
            <text:p>9144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ssKS</text:p>
          </table:table-cell>
          <table:table-cell office:value-type="float" office:value="89964">
            <text:p>8996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G1981</text:p>
          </table:table-cell>
          <table:table-cell office:value-type="float" office:value="87309">
            <text:p>8730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iiaaa</text:p>
          </table:table-cell>
          <table:table-cell office:value-type="float" office:value="86907">
            <text:p>8690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Grävlingen</text:p>
          </table:table-cell>
          <table:table-cell office:value-type="float" office:value="85384">
            <text:p>8538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ssSindra</text:p>
          </table:table-cell>
          <table:table-cell office:value-type="float" office:value="85376">
            <text:p>8537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kira Öken</text:p>
          </table:table-cell>
          <table:table-cell office:value-type="float" office:value="85107">
            <text:p>8510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atox9</text:p>
          </table:table-cell>
          <table:table-cell office:value-type="float" office:value="84767">
            <text:p>8476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edja</text:p>
          </table:table-cell>
          <table:table-cell office:value-type="float" office:value="84019">
            <text:p>8401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enabolin</text:p>
          </table:table-cell>
          <table:table-cell office:value-type="float" office:value="81154">
            <text:p>8115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ållgan</text:p>
          </table:table-cell>
          <table:table-cell office:value-type="float" office:value="80375">
            <text:p>8037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oxy</text:p>
          </table:table-cell>
          <table:table-cell office:value-type="float" office:value="79706">
            <text:p>7970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uni 06</text:p>
          </table:table-cell>
          <table:table-cell office:value-type="float" office:value="78947">
            <text:p>7894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annovich</text:p>
          </table:table-cell>
          <table:table-cell office:value-type="float" office:value="78934">
            <text:p>789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mulanpus</text:p>
          </table:table-cell>
          <table:table-cell office:value-type="float" office:value="78655">
            <text:p>7865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n lilla groda</text:p>
          </table:table-cell>
          <table:table-cell office:value-type="float" office:value="77241">
            <text:p>7724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ånskugga</text:p>
          </table:table-cell>
          <table:table-cell office:value-type="float" office:value="76812">
            <text:p>7681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sablo</text:p>
          </table:table-cell>
          <table:table-cell office:value-type="float" office:value="75682">
            <text:p>7568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mandia</text:p>
          </table:table-cell>
          <table:table-cell office:value-type="float" office:value="75609">
            <text:p>7560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eAndBaby</text:p>
          </table:table-cell>
          <table:table-cell office:value-type="float" office:value="75564">
            <text:p>7556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uliaIsabella</text:p>
          </table:table-cell>
          <table:table-cell office:value-type="float" office:value="73557">
            <text:p>7355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acan</text:p>
          </table:table-cell>
          <table:table-cell office:value-type="float" office:value="73415">
            <text:p>7341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mman2008</text:p>
          </table:table-cell>
          <table:table-cell office:value-type="float" office:value="73280">
            <text:p>7328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nowieflickan</text:p>
          </table:table-cell>
          <table:table-cell office:value-type="float" office:value="73157">
            <text:p>7315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mmaBecca</text:p>
          </table:table-cell>
          <table:table-cell office:value-type="float" office:value="72790">
            <text:p>7279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riella81</text:p>
          </table:table-cell>
          <table:table-cell office:value-type="float" office:value="70750">
            <text:p>7075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Åja81</text:p>
          </table:table-cell>
          <table:table-cell office:value-type="float" office:value="70525">
            <text:p>7052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ucyinthesky</text:p>
          </table:table-cell>
          <table:table-cell office:value-type="float" office:value="68825">
            <text:p>6882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mpan81</text:p>
          </table:table-cell>
          <table:table-cell office:value-type="float" office:value="68786">
            <text:p>6878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epsikatten</text:p>
          </table:table-cell>
          <table:table-cell office:value-type="float" office:value="67020">
            <text:p>6702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pirituality</text:p>
          </table:table-cell>
          <table:table-cell office:value-type="float" office:value="64853">
            <text:p>6485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ry</text:p>
          </table:table-cell>
          <table:table-cell office:value-type="float" office:value="64210">
            <text:p>6421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joflöjt</text:p>
          </table:table-cell>
          <table:table-cell office:value-type="float" office:value="63464">
            <text:p>6346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guld lock</text:p>
          </table:table-cell>
          <table:table-cell office:value-type="float" office:value="63445">
            <text:p>6344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oppfull idag</text:p>
          </table:table-cell>
          <table:table-cell office:value-type="float" office:value="63170">
            <text:p>6317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em3</text:p>
          </table:table-cell>
          <table:table-cell office:value-type="float" office:value="63005">
            <text:p>6300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ffy</text:p>
          </table:table-cell>
          <table:table-cell office:value-type="float" office:value="62774">
            <text:p>6277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ucy</text:p>
          </table:table-cell>
          <table:table-cell office:value-type="float" office:value="62545">
            <text:p>6254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ho81</text:p>
          </table:table-cell>
          <table:table-cell office:value-type="float" office:value="62150">
            <text:p>6215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yrklovern</text:p>
          </table:table-cell>
          <table:table-cell office:value-type="float" office:value="61734">
            <text:p>617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eptember2009</text:p>
          </table:table-cell>
          <table:table-cell office:value-type="float" office:value="61440">
            <text:p>6144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2barnsmorsa</text:p>
          </table:table-cell>
          <table:table-cell office:value-type="float" office:value="60269">
            <text:p>6026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ofie27</text:p>
          </table:table-cell>
          <table:table-cell office:value-type="float" office:value="60199">
            <text:p>6019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rah81</text:p>
          </table:table-cell>
          <table:table-cell office:value-type="float" office:value="59708">
            <text:p>5970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ricaN81</text:p>
          </table:table-cell>
          <table:table-cell office:value-type="float" office:value="58248">
            <text:p>5824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ndy1981</text:p>
          </table:table-cell>
          <table:table-cell office:value-type="float" office:value="57371">
            <text:p>5737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rissa</text:p>
          </table:table-cell>
          <table:table-cell office:value-type="float" office:value="56559">
            <text:p>5655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usetti</text:p>
          </table:table-cell>
          <table:table-cell office:value-type="float" office:value="56535">
            <text:p>5653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ru H 81</text:p>
          </table:table-cell>
          <table:table-cell office:value-type="float" office:value="56367">
            <text:p>5636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onsai</text:p>
          </table:table-cell>
          <table:table-cell office:value-type="float" office:value="56182">
            <text:p>5618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nisens81</text:p>
          </table:table-cell>
          <table:table-cell office:value-type="float" office:value="55206">
            <text:p>5520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lo</text:p>
          </table:table-cell>
          <table:table-cell office:value-type="float" office:value="54785">
            <text:p>5478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Älskade Neo</text:p>
          </table:table-cell>
          <table:table-cell office:value-type="float" office:value="53922">
            <text:p>5392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anna81</text:p>
          </table:table-cell>
          <table:table-cell office:value-type="float" office:value="52605">
            <text:p>5260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52418">
            <text:p>5241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ldflugan</text:p>
          </table:table-cell>
          <table:table-cell office:value-type="float" office:value="52249">
            <text:p>5224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rsJ</text:p>
          </table:table-cell>
          <table:table-cell office:value-type="float" office:value="52236">
            <text:p>5223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lsis</text:p>
          </table:table-cell>
          <table:table-cell office:value-type="float" office:value="51380">
            <text:p>5138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lsa o jag</text:p>
          </table:table-cell>
          <table:table-cell office:value-type="float" office:value="51326">
            <text:p>5132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okis</text:p>
          </table:table-cell>
          <table:table-cell office:value-type="float" office:value="50643">
            <text:p>5064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llaNovaK</text:p>
          </table:table-cell>
          <table:table-cell office:value-type="float" office:value="50634">
            <text:p>506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orpan</text:p>
          </table:table-cell>
          <table:table-cell office:value-type="float" office:value="49761">
            <text:p>4976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våbarnsmamman81</text:p>
          </table:table-cell>
          <table:table-cell office:value-type="float" office:value="49650">
            <text:p>4965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ru Lillstrumpa</text:p>
          </table:table-cell>
          <table:table-cell office:value-type="float" office:value="49558">
            <text:p>4955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raLj</text:p>
          </table:table-cell>
          <table:table-cell office:value-type="float" office:value="48999">
            <text:p>4899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orguse</text:p>
          </table:table-cell>
          <table:table-cell office:value-type="float" office:value="48827">
            <text:p>4882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aptic</text:p>
          </table:table-cell>
          <table:table-cell office:value-type="float" office:value="48576">
            <text:p>4857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valonC</text:p>
          </table:table-cell>
          <table:table-cell office:value-type="float" office:value="47786">
            <text:p>4778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llaknytet</text:p>
          </table:table-cell>
          <table:table-cell office:value-type="float" office:value="46706">
            <text:p>4670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tzon</text:p>
          </table:table-cell>
          <table:table-cell office:value-type="float" office:value="46651">
            <text:p>4665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Gutan</text:p>
          </table:table-cell>
          <table:table-cell office:value-type="float" office:value="46118">
            <text:p>4611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milou77</text:p>
          </table:table-cell>
          <table:table-cell office:value-type="float" office:value="46010">
            <text:p>4601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olourful</text:p>
          </table:table-cell>
          <table:table-cell office:value-type="float" office:value="45381">
            <text:p>4538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mmatillFelix</text:p>
          </table:table-cell>
          <table:table-cell office:value-type="float" office:value="44872">
            <text:p>4487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ELLAm2</text:p>
          </table:table-cell>
          <table:table-cell office:value-type="float" office:value="44277">
            <text:p>4427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ztarshine</text:p>
          </table:table-cell>
          <table:table-cell office:value-type="float" office:value="43985">
            <text:p>4398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lfonsmamman</text:p>
          </table:table-cell>
          <table:table-cell office:value-type="float" office:value="43369">
            <text:p>4336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dab</text:p>
          </table:table-cell>
          <table:table-cell office:value-type="float" office:value="42473">
            <text:p>4247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varta</text:p>
          </table:table-cell>
          <table:table-cell office:value-type="float" office:value="42454">
            <text:p>4245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iwi10</text:p>
          </table:table-cell>
          <table:table-cell office:value-type="float" office:value="42163">
            <text:p>4216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ames</text:p>
          </table:table-cell>
          <table:table-cell office:value-type="float" office:value="41621">
            <text:p>4162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inxy</text:p>
          </table:table-cell>
          <table:table-cell office:value-type="float" office:value="40393">
            <text:p>4039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tumpan81</text:p>
          </table:table-cell>
          <table:table-cell office:value-type="float" office:value="39861">
            <text:p>3986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sa123</text:p>
          </table:table-cell>
          <table:table-cell office:value-type="float" office:value="39832">
            <text:p>3983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kumbollen</text:p>
          </table:table-cell>
          <table:table-cell office:value-type="float" office:value="39804">
            <text:p>3980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milla</text:p>
          </table:table-cell>
          <table:table-cell office:value-type="float" office:value="39016">
            <text:p>3901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atasita81</text:p>
          </table:table-cell>
          <table:table-cell office:value-type="float" office:value="38363">
            <text:p>3836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Zamina</text:p>
          </table:table-cell>
          <table:table-cell office:value-type="float" office:value="37971">
            <text:p>3797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Wikström</text:p>
          </table:table-cell>
          <table:table-cell office:value-type="float" office:value="37333">
            <text:p>3733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kinny</text:p>
          </table:table-cell>
          <table:table-cell office:value-type="float" office:value="37331">
            <text:p>3733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7feb</text:p>
          </table:table-cell>
          <table:table-cell office:value-type="float" office:value="37234">
            <text:p>372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J81</text:p>
          </table:table-cell>
          <table:table-cell office:value-type="float" office:value="36940">
            <text:p>3694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Once</text:p>
          </table:table-cell>
          <table:table-cell office:value-type="float" office:value="36850">
            <text:p>3685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tudent</text:p>
          </table:table-cell>
          <table:table-cell office:value-type="float" office:value="36266">
            <text:p>3626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otus09</text:p>
          </table:table-cell>
          <table:table-cell office:value-type="float" office:value="36218">
            <text:p>3621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okusPokus</text:p>
          </table:table-cell>
          <table:table-cell office:value-type="float" office:value="36019">
            <text:p>3601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gSjälv</text:p>
          </table:table-cell>
          <table:table-cell office:value-type="float" office:value="35891">
            <text:p>3589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a W</text:p>
          </table:table-cell>
          <table:table-cell office:value-type="float" office:value="35787">
            <text:p>3578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goslott</text:p>
          </table:table-cell>
          <table:table-cell office:value-type="float" office:value="35741">
            <text:p>3574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ru Plommon81</text:p>
          </table:table-cell>
          <table:table-cell office:value-type="float" office:value="35544">
            <text:p>3554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mboo</text:p>
          </table:table-cell>
          <table:table-cell office:value-type="float" office:value="35269">
            <text:p>3526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cka!</text:p>
          </table:table-cell>
          <table:table-cell office:value-type="float" office:value="35093">
            <text:p>3509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eb81</text:p>
          </table:table-cell>
          <table:table-cell office:value-type="float" office:value="34127">
            <text:p>3412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one81</text:p>
          </table:table-cell>
          <table:table-cell office:value-type="float" office:value="33904">
            <text:p>3390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ara</text:p>
          </table:table-cell>
          <table:table-cell office:value-type="float" office:value="33873">
            <text:p>3387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annyB</text:p>
          </table:table-cell>
          <table:table-cell office:value-type="float" office:value="33257">
            <text:p>3325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rsEnglund</text:p>
          </table:table-cell>
          <table:table-cell office:value-type="float" office:value="32803">
            <text:p>3280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lapback</text:p>
          </table:table-cell>
          <table:table-cell office:value-type="float" office:value="32517">
            <text:p>3251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nitrollet</text:p>
          </table:table-cell>
          <table:table-cell office:value-type="float" office:value="32003">
            <text:p>3200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lla Lycka</text:p>
          </table:table-cell>
          <table:table-cell office:value-type="float" office:value="31965">
            <text:p>3196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roma</text:p>
          </table:table-cell>
          <table:table-cell office:value-type="float" office:value="31835">
            <text:p>3183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nnon</text:p>
          </table:table-cell>
          <table:table-cell office:value-type="float" office:value="31607">
            <text:p>3160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kstrumpa</text:p>
          </table:table-cell>
          <table:table-cell office:value-type="float" office:value="31537">
            <text:p>3153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ottsan</text:p>
          </table:table-cell>
          <table:table-cell office:value-type="float" office:value="31420">
            <text:p>3142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lashieangel</text:p>
          </table:table-cell>
          <table:table-cell office:value-type="float" office:value="31224">
            <text:p>3122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jsa81</text:p>
          </table:table-cell>
          <table:table-cell office:value-type="float" office:value="30679">
            <text:p>3067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vaChristina</text:p>
          </table:table-cell>
          <table:table-cell office:value-type="float" office:value="30570">
            <text:p>3057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tjärnfall</text:p>
          </table:table-cell>
          <table:table-cell office:value-type="float" office:value="30566">
            <text:p>3056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ssy81</text:p>
          </table:table-cell>
          <table:table-cell office:value-type="float" office:value="30371">
            <text:p>3037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katergirl81</text:p>
          </table:table-cell>
          <table:table-cell office:value-type="float" office:value="30203">
            <text:p>3020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lexia06</text:p>
          </table:table-cell>
          <table:table-cell office:value-type="float" office:value="29794">
            <text:p>2979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ia81</text:p>
          </table:table-cell>
          <table:table-cell office:value-type="float" office:value="29730">
            <text:p>2973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irun</text:p>
          </table:table-cell>
          <table:table-cell office:value-type="float" office:value="29700">
            <text:p>2970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teniAugusti</text:p>
          </table:table-cell>
          <table:table-cell office:value-type="float" office:value="29656">
            <text:p>2965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rainbowbrite</text:p>
          </table:table-cell>
          <table:table-cell office:value-type="float" office:value="29069">
            <text:p>2906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Raggarflickan</text:p>
          </table:table-cell>
          <table:table-cell office:value-type="float" office:value="28744">
            <text:p>2874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mulan1981</text:p>
          </table:table-cell>
          <table:table-cell office:value-type="float" office:value="28642">
            <text:p>2864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ebble</text:p>
          </table:table-cell>
          <table:table-cell office:value-type="float" office:value="28622">
            <text:p>2862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Za81</text:p>
          </table:table-cell>
          <table:table-cell office:value-type="float" office:value="28067">
            <text:p>2806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lantus</text:p>
          </table:table-cell>
          <table:table-cell office:value-type="float" office:value="27779">
            <text:p>2777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ofiedellholm</text:p>
          </table:table-cell>
          <table:table-cell office:value-type="float" office:value="27686">
            <text:p>2768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heldaZelda</text:p>
          </table:table-cell>
          <table:table-cell office:value-type="float" office:value="27557">
            <text:p>2755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unas</text:p>
          </table:table-cell>
          <table:table-cell office:value-type="float" office:value="27532">
            <text:p>2753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ockerkakan81</text:p>
          </table:table-cell>
          <table:table-cell office:value-type="float" office:value="27243">
            <text:p>2724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milla</text:p>
          </table:table-cell>
          <table:table-cell office:value-type="float" office:value="26969">
            <text:p>2696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mmatezz81</text:p>
          </table:table-cell>
          <table:table-cell office:value-type="float" office:value="26384">
            <text:p>2638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A81</text:p>
          </table:table-cell>
          <table:table-cell office:value-type="float" office:value="26321">
            <text:p>2632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obido</text:p>
          </table:table-cell>
          <table:table-cell office:value-type="float" office:value="26261">
            <text:p>2626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mmaaug</text:p>
          </table:table-cell>
          <table:table-cell office:value-type="float" office:value="26125">
            <text:p>2612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mazzin</text:p>
          </table:table-cell>
          <table:table-cell office:value-type="float" office:value="26113">
            <text:p>2611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25924">
            <text:p>2592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Goklumpen</text:p>
          </table:table-cell>
          <table:table-cell office:value-type="float" office:value="25883">
            <text:p>2588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da3</text:p>
          </table:table-cell>
          <table:table-cell office:value-type="float" office:value="25714">
            <text:p>2571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iramis</text:p>
          </table:table-cell>
          <table:table-cell office:value-type="float" office:value="25594">
            <text:p>2559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ottans</text:p>
          </table:table-cell>
          <table:table-cell office:value-type="float" office:value="25515">
            <text:p>2551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datmw</text:p>
          </table:table-cell>
          <table:table-cell office:value-type="float" office:value="25363">
            <text:p>2536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ussilago6</text:p>
          </table:table-cell>
          <table:table-cell office:value-type="float" office:value="25251">
            <text:p>2525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ojzan</text:p>
          </table:table-cell>
          <table:table-cell office:value-type="float" office:value="25162">
            <text:p>2516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ånrad</text:p>
          </table:table-cell>
          <table:table-cell office:value-type="float" office:value="25123">
            <text:p>2512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Äntligenvi</text:p>
          </table:table-cell>
          <table:table-cell office:value-type="float" office:value="24815">
            <text:p>2481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ka och uggla</text:p>
          </table:table-cell>
          <table:table-cell office:value-type="float" office:value="24616">
            <text:p>2461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nemi</text:p>
          </table:table-cell>
          <table:table-cell office:value-type="float" office:value="24354">
            <text:p>2435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nutteplutt</text:p>
          </table:table-cell>
          <table:table-cell office:value-type="float" office:value="24319">
            <text:p>2431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järilen</text:p>
          </table:table-cell>
          <table:table-cell office:value-type="float" office:value="24144">
            <text:p>2414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allåja</text:p>
          </table:table-cell>
          <table:table-cell office:value-type="float" office:value="23867">
            <text:p>2386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ollSjuTjugo</text:p>
          </table:table-cell>
          <table:table-cell office:value-type="float" office:value="23685">
            <text:p>2368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zamoon</text:p>
          </table:table-cell>
          <table:table-cell office:value-type="float" office:value="23579">
            <text:p>2357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23514">
            <text:p>2351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rgit</text:p>
          </table:table-cell>
          <table:table-cell office:value-type="float" office:value="23513">
            <text:p>2351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ussen06</text:p>
          </table:table-cell>
          <table:table-cell office:value-type="float" office:value="23443">
            <text:p>2344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emmal</text:p>
          </table:table-cell>
          <table:table-cell office:value-type="float" office:value="23404">
            <text:p>2340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vildovacker1</text:p>
          </table:table-cell>
          <table:table-cell office:value-type="float" office:value="23186">
            <text:p>2318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a gartija</text:p>
          </table:table-cell>
          <table:table-cell office:value-type="float" office:value="22917">
            <text:p>2291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wallis</text:p>
          </table:table-cell>
          <table:table-cell office:value-type="float" office:value="22626">
            <text:p>2262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da o Olivia</text:p>
          </table:table-cell>
          <table:table-cell office:value-type="float" office:value="22580">
            <text:p>2258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darkisen</text:p>
          </table:table-cell>
          <table:table-cell office:value-type="float" office:value="22380">
            <text:p>2238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anter</text:p>
          </table:table-cell>
          <table:table-cell office:value-type="float" office:value="22049">
            <text:p>2204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mila</text:p>
          </table:table-cell>
          <table:table-cell office:value-type="float" office:value="21876">
            <text:p>2187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kapika81</text:p>
          </table:table-cell>
          <table:table-cell office:value-type="float" office:value="21831">
            <text:p>2183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emligeArne</text:p>
          </table:table-cell>
          <table:table-cell office:value-type="float" office:value="21651">
            <text:p>2165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jbaby2011</text:p>
          </table:table-cell>
          <table:table-cell office:value-type="float" office:value="21240">
            <text:p>2124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omanjot</text:p>
          </table:table-cell>
          <table:table-cell office:value-type="float" office:value="20734">
            <text:p>207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ralainen</text:p>
          </table:table-cell>
          <table:table-cell office:value-type="float" office:value="20668">
            <text:p>2066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Zagis</text:p>
          </table:table-cell>
          <table:table-cell office:value-type="float" office:value="20652">
            <text:p>2065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mma till V</text:p>
          </table:table-cell>
          <table:table-cell office:value-type="float" office:value="20581">
            <text:p>2058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ssC24</text:p>
          </table:table-cell>
          <table:table-cell office:value-type="float" office:value="20557">
            <text:p>2055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rinsessanTyra</text:p>
          </table:table-cell>
          <table:table-cell office:value-type="float" office:value="20536">
            <text:p>2053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BQ</text:p>
          </table:table-cell>
          <table:table-cell office:value-type="float" office:value="20434">
            <text:p>204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esslaw</text:p>
          </table:table-cell>
          <table:table-cell office:value-type="float" office:value="20385">
            <text:p>2038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esssi</text:p>
          </table:table-cell>
          <table:table-cell office:value-type="float" office:value="20368">
            <text:p>2036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elina04</text:p>
          </table:table-cell>
          <table:table-cell office:value-type="float" office:value="20195">
            <text:p>2019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llinora</text:p>
          </table:table-cell>
          <table:table-cell office:value-type="float" office:value="20089">
            <text:p>2008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RapidAngel</text:p>
          </table:table-cell>
          <table:table-cell office:value-type="float" office:value="20033">
            <text:p>2003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otte38</text:p>
          </table:table-cell>
          <table:table-cell office:value-type="float" office:value="19978">
            <text:p>1997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na Panna 81</text:p>
          </table:table-cell>
          <table:table-cell office:value-type="float" office:value="19737">
            <text:p>1973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umlan</text:p>
          </table:table-cell>
          <table:table-cell office:value-type="float" office:value="19707">
            <text:p>1970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Vilja81</text:p>
          </table:table-cell>
          <table:table-cell office:value-type="float" office:value="19604">
            <text:p>1960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llalitenjag</text:p>
          </table:table-cell>
          <table:table-cell office:value-type="float" office:value="19579">
            <text:p>1957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dream81</text:p>
          </table:table-cell>
          <table:table-cell office:value-type="float" office:value="19338">
            <text:p>1933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iinuli</text:p>
          </table:table-cell>
          <table:table-cell office:value-type="float" office:value="19207">
            <text:p>1920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Vill bli fler</text:p>
          </table:table-cell>
          <table:table-cell office:value-type="float" office:value="19134">
            <text:p>191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ussiek</text:p>
          </table:table-cell>
          <table:table-cell office:value-type="float" office:value="18957">
            <text:p>1895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na81</text:p>
          </table:table-cell>
          <table:table-cell office:value-type="float" office:value="18809">
            <text:p>1880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itti</text:p>
          </table:table-cell>
          <table:table-cell office:value-type="float" office:value="18631">
            <text:p>1863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Dalhia</text:p>
          </table:table-cell>
          <table:table-cell office:value-type="float" office:value="18342">
            <text:p>1834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mufflan</text:p>
          </table:table-cell>
          <table:table-cell office:value-type="float" office:value="18128">
            <text:p>1812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riXa</text:p>
          </table:table-cell>
          <table:table-cell office:value-type="float" office:value="18077">
            <text:p>1807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illata</text:p>
          </table:table-cell>
          <table:table-cell office:value-type="float" office:value="17718">
            <text:p>1771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nalena81</text:p>
          </table:table-cell>
          <table:table-cell office:value-type="float" office:value="17712">
            <text:p>1771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adyC</text:p>
          </table:table-cell>
          <table:table-cell office:value-type="float" office:value="17683">
            <text:p>1768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lre</text:p>
          </table:table-cell>
          <table:table-cell office:value-type="float" office:value="17676">
            <text:p>1767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daJEA</text:p>
          </table:table-cell>
          <table:table-cell office:value-type="float" office:value="17296">
            <text:p>1729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andy</text:p>
          </table:table-cell>
          <table:table-cell office:value-type="float" office:value="17105">
            <text:p>1710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randynova</text:p>
          </table:table-cell>
          <table:table-cell office:value-type="float" office:value="16943">
            <text:p>1694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ennieAnderson</text:p>
          </table:table-cell>
          <table:table-cell office:value-type="float" office:value="16898">
            <text:p>1689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måland</text:p>
          </table:table-cell>
          <table:table-cell office:value-type="float" office:value="16756">
            <text:p>1675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heresa28</text:p>
          </table:table-cell>
          <table:table-cell office:value-type="float" office:value="16741">
            <text:p>1674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ellie81</text:p>
          </table:table-cell>
          <table:table-cell office:value-type="float" office:value="16738">
            <text:p>1673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oppan25</text:p>
          </table:table-cell>
          <table:table-cell office:value-type="float" office:value="16626">
            <text:p>1662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xxMollyxx</text:p>
          </table:table-cell>
          <table:table-cell office:value-type="float" office:value="16582">
            <text:p>1658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vaa</text:p>
          </table:table-cell>
          <table:table-cell office:value-type="float" office:value="16532">
            <text:p>1653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reptilina</text:p>
          </table:table-cell>
          <table:table-cell office:value-type="float" office:value="16311">
            <text:p>1631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iiiica</text:p>
          </table:table-cell>
          <table:table-cell office:value-type="float" office:value="16304">
            <text:p>1630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niecaroline</text:p>
          </table:table-cell>
          <table:table-cell office:value-type="float" office:value="16188">
            <text:p>1618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uzieq</text:p>
          </table:table-cell>
          <table:table-cell office:value-type="float" office:value="16186">
            <text:p>1618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Videunge</text:p>
          </table:table-cell>
          <table:table-cell office:value-type="float" office:value="16082">
            <text:p>1608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lways choklad</text:p>
          </table:table-cell>
          <table:table-cell office:value-type="float" office:value="16044">
            <text:p>1604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najosefina</text:p>
          </table:table-cell>
          <table:table-cell office:value-type="float" office:value="15992">
            <text:p>1599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5961">
            <text:p>1596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Desiderans</text:p>
          </table:table-cell>
          <table:table-cell office:value-type="float" office:value="15804">
            <text:p>1580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kogisen</text:p>
          </table:table-cell>
          <table:table-cell office:value-type="float" office:value="15756">
            <text:p>1575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ldamilda</text:p>
          </table:table-cell>
          <table:table-cell office:value-type="float" office:value="15447">
            <text:p>1544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ab</text:p>
          </table:table-cell>
          <table:table-cell office:value-type="float" office:value="15439">
            <text:p>1543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en10</text:p>
          </table:table-cell>
          <table:table-cell office:value-type="float" office:value="15402">
            <text:p>1540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ttelG</text:p>
          </table:table-cell>
          <table:table-cell office:value-type="float" office:value="15294">
            <text:p>1529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yggan82</text:p>
          </table:table-cell>
          <table:table-cell office:value-type="float" office:value="15234">
            <text:p>1523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offy</text:p>
          </table:table-cell>
          <table:table-cell office:value-type="float" office:value="15221">
            <text:p>1522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5194">
            <text:p>1519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milla</text:p>
          </table:table-cell>
          <table:table-cell office:value-type="float" office:value="15121">
            <text:p>1512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ellan</text:p>
          </table:table-cell>
          <table:table-cell office:value-type="float" office:value="15057">
            <text:p>1505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he W family</text:p>
          </table:table-cell>
          <table:table-cell office:value-type="float" office:value="15036">
            <text:p>1503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Jejja</text:p>
          </table:table-cell>
          <table:table-cell office:value-type="float" office:value="14984">
            <text:p>1498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atha</text:p>
          </table:table-cell>
          <table:table-cell office:value-type="float" office:value="14826">
            <text:p>1482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licka81</text:p>
          </table:table-cell>
          <table:table-cell office:value-type="float" office:value="14759">
            <text:p>1475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Duvmamman</text:p>
          </table:table-cell>
          <table:table-cell office:value-type="float" office:value="14693">
            <text:p>1469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recious</text:p>
          </table:table-cell>
          <table:table-cell office:value-type="float" office:value="14619">
            <text:p>1461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Guldkorn</text:p>
          </table:table-cell>
          <table:table-cell office:value-type="float" office:value="14586">
            <text:p>1458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irenia</text:p>
          </table:table-cell>
          <table:table-cell office:value-type="float" office:value="14404">
            <text:p>1440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nno81</text:p>
          </table:table-cell>
          <table:table-cell office:value-type="float" office:value="14157">
            <text:p>1415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alegria</text:p>
          </table:table-cell>
          <table:table-cell office:value-type="float" office:value="14151">
            <text:p>1415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aLo</text:p>
          </table:table-cell>
          <table:table-cell office:value-type="float" office:value="14105">
            <text:p>1410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dex</text:p>
          </table:table-cell>
          <table:table-cell office:value-type="float" office:value="14038">
            <text:p>1403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uminmamman 81</text:p>
          </table:table-cell>
          <table:table-cell office:value-type="float" office:value="14004">
            <text:p>1400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llis81</text:p>
          </table:table-cell>
          <table:table-cell office:value-type="float" office:value="13751">
            <text:p>1375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savanna1</text:p>
          </table:table-cell>
          <table:table-cell office:value-type="float" office:value="13731">
            <text:p>1373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obben</text:p>
          </table:table-cell>
          <table:table-cell office:value-type="float" office:value="13711">
            <text:p>1371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sse</text:p>
          </table:table-cell>
          <table:table-cell office:value-type="float" office:value="13549">
            <text:p>1354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ängtar17</text:p>
          </table:table-cell>
          <table:table-cell office:value-type="float" office:value="13182">
            <text:p>1318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huss</text:p>
          </table:table-cell>
          <table:table-cell office:value-type="float" office:value="13163">
            <text:p>1316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oa131</text:p>
          </table:table-cell>
          <table:table-cell office:value-type="float" office:value="13093">
            <text:p>1309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ordia</text:p>
          </table:table-cell>
          <table:table-cell office:value-type="float" office:value="13035">
            <text:p>1303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pona</text:p>
          </table:table-cell>
          <table:table-cell office:value-type="float" office:value="12914">
            <text:p>1291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daphne</text:p>
          </table:table-cell>
          <table:table-cell office:value-type="float" office:value="12872">
            <text:p>1287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ebis0307</text:p>
          </table:table-cell>
          <table:table-cell office:value-type="float" office:value="12546">
            <text:p>1254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ickisen</text:p>
          </table:table-cell>
          <table:table-cell office:value-type="float" office:value="12427">
            <text:p>1242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ollie</text:p>
          </table:table-cell>
          <table:table-cell office:value-type="float" office:value="12349">
            <text:p>1234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ängtan81</text:p>
          </table:table-cell>
          <table:table-cell office:value-type="float" office:value="12320">
            <text:p>1232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Hannah1981</text:p>
          </table:table-cell>
          <table:table-cell office:value-type="float" office:value="12237">
            <text:p>1223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assilina</text:p>
          </table:table-cell>
          <table:table-cell office:value-type="float" office:value="12215">
            <text:p>1221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xenastina</text:p>
          </table:table-cell>
          <table:table-cell office:value-type="float" office:value="12192">
            <text:p>1219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tovida</text:p>
          </table:table-cell>
          <table:table-cell office:value-type="float" office:value="12172">
            <text:p>1217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aetitia81</text:p>
          </table:table-cell>
          <table:table-cell office:value-type="float" office:value="11871">
            <text:p>1187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djevojka</text:p>
          </table:table-cell>
          <table:table-cell office:value-type="float" office:value="11831">
            <text:p>1183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ottaU</text:p>
          </table:table-cell>
          <table:table-cell office:value-type="float" office:value="11801">
            <text:p>1180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illan81</text:p>
          </table:table-cell>
          <table:table-cell office:value-type="float" office:value="11694">
            <text:p>1169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issily</text:p>
          </table:table-cell>
          <table:table-cell office:value-type="float" office:value="11686">
            <text:p>1168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arin81</text:p>
          </table:table-cell>
          <table:table-cell office:value-type="float" office:value="11613">
            <text:p>1161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grinchen</text:p>
          </table:table-cell>
          <table:table-cell office:value-type="float" office:value="11590">
            <text:p>1159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olemio</text:p>
          </table:table-cell>
          <table:table-cell office:value-type="float" office:value="11450">
            <text:p>1145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väntanpåivf</text:p>
          </table:table-cell>
          <table:table-cell office:value-type="float" office:value="11348">
            <text:p>1134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Klöverdam</text:p>
          </table:table-cell>
          <table:table-cell office:value-type="float" office:value="11235">
            <text:p>1123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ettis81</text:p>
          </table:table-cell>
          <table:table-cell office:value-type="float" office:value="11187">
            <text:p>1118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urremarre</text:p>
          </table:table-cell>
          <table:table-cell office:value-type="float" office:value="11153">
            <text:p>1115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ttlefriend</text:p>
          </table:table-cell>
          <table:table-cell office:value-type="float" office:value="11090">
            <text:p>11090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jomsan</text:p>
          </table:table-cell>
          <table:table-cell office:value-type="float" office:value="11049">
            <text:p>1104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ummer tre</text:p>
          </table:table-cell>
          <table:table-cell office:value-type="float" office:value="11021">
            <text:p>1102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rMister82</text:p>
          </table:table-cell>
          <table:table-cell office:value-type="float" office:value="10967">
            <text:p>10967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Rosielou</text:p>
          </table:table-cell>
          <table:table-cell office:value-type="float" office:value="10961">
            <text:p>1096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81 an</text:p>
          </table:table-cell>
          <table:table-cell office:value-type="float" office:value="10884">
            <text:p>1088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tarline</text:p>
          </table:table-cell>
          <table:table-cell office:value-type="float" office:value="10846">
            <text:p>1084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da 1981</text:p>
          </table:table-cell>
          <table:table-cell office:value-type="float" office:value="10753">
            <text:p>1075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Pissarro2</text:p>
          </table:table-cell>
          <table:table-cell office:value-type="float" office:value="10743">
            <text:p>1074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nobbas</text:p>
          </table:table-cell>
          <table:table-cell office:value-type="float" office:value="10685">
            <text:p>1068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mmispemmis</text:p>
          </table:table-cell>
          <table:table-cell office:value-type="float" office:value="10662">
            <text:p>1066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nea med 2</text:p>
          </table:table-cell>
          <table:table-cell office:value-type="float" office:value="10436">
            <text:p>10436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lintiger</text:p>
          </table:table-cell>
          <table:table-cell office:value-type="float" office:value="10393">
            <text:p>10393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Fatumeh</text:p>
          </table:table-cell>
          <table:table-cell office:value-type="float" office:value="10379">
            <text:p>1037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Cupere</text:p>
          </table:table-cell>
          <table:table-cell office:value-type="float" office:value="10364">
            <text:p>1036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jmy</text:p>
          </table:table-cell>
          <table:table-cell office:value-type="float" office:value="10338">
            <text:p>1033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karozzz</text:p>
          </table:table-cell>
          <table:table-cell office:value-type="float" office:value="10325">
            <text:p>10325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mya</text:p>
          </table:table-cell>
          <table:table-cell office:value-type="float" office:value="10244">
            <text:p>10244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marija81</text:p>
          </table:table-cell>
          <table:table-cell office:value-type="float" office:value="10241">
            <text:p>1024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nusmumriken</text:p>
          </table:table-cell>
          <table:table-cell office:value-type="float" office:value="10201">
            <text:p>1020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Speeddevil</text:p>
          </table:table-cell>
          <table:table-cell office:value-type="float" office:value="10189">
            <text:p>10189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emmis82</text:p>
          </table:table-cell>
          <table:table-cell office:value-type="float" office:value="10178">
            <text:p>10178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iMitera</text:p>
          </table:table-cell>
          <table:table-cell office:value-type="float" office:value="10161">
            <text:p>10161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umbie81</text:p>
          </table:table-cell>
          <table:table-cell office:value-type="float" office:value="10012">
            <text:p>10012</text:p>
          </table:table-cell>
          <table:table-cell office:value-type="float" office:value="1982">
            <text:p>1982</text:p>
          </table:table-cell>
          <table:table-cell table:number-columns-repeated="4"/>
        </table:table-row>
        <table:table-row table:style-name="ro1">
          <table:table-cell office:value-type="string">
            <text:p>Beckah82</text:p>
          </table:table-cell>
          <table:table-cell office:value-type="float" office:value="2107851">
            <text:p>210785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thrandil</text:p>
          </table:table-cell>
          <table:table-cell office:value-type="float" office:value="687118">
            <text:p>68711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502336">
            <text:p>5023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gosmamman</text:p>
          </table:table-cell>
          <table:table-cell office:value-type="float" office:value="411000">
            <text:p>41100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rla82</text:p>
          </table:table-cell>
          <table:table-cell office:value-type="float" office:value="395728">
            <text:p>39572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ant Groda</text:p>
          </table:table-cell>
          <table:table-cell office:value-type="float" office:value="389452">
            <text:p>38945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kroE</text:p>
          </table:table-cell>
          <table:table-cell office:value-type="float" office:value="369808">
            <text:p>36980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taffenAssar</text:p>
          </table:table-cell>
          <table:table-cell office:value-type="float" office:value="313052">
            <text:p>31305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ja1661</text:p>
          </table:table-cell>
          <table:table-cell office:value-type="float" office:value="290076">
            <text:p>29007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eropegia</text:p>
          </table:table-cell>
          <table:table-cell office:value-type="float" office:value="281154">
            <text:p>28115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indrande</text:p>
          </table:table-cell>
          <table:table-cell office:value-type="float" office:value="280960">
            <text:p>28096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loff</text:p>
          </table:table-cell>
          <table:table-cell office:value-type="float" office:value="266515">
            <text:p>26651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262400">
            <text:p>26240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saCMoJs</text:p>
          </table:table-cell>
          <table:table-cell office:value-type="float" office:value="247599">
            <text:p>24759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jatt</text:p>
          </table:table-cell>
          <table:table-cell office:value-type="float" office:value="238042">
            <text:p>23804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Rona</text:p>
          </table:table-cell>
          <table:table-cell office:value-type="float" office:value="232633">
            <text:p>23263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nneaJosie</text:p>
          </table:table-cell>
          <table:table-cell office:value-type="float" office:value="230119">
            <text:p>2301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jsvej</text:p>
          </table:table-cell>
          <table:table-cell office:value-type="float" office:value="227988">
            <text:p>22798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VFmamma</text:p>
          </table:table-cell>
          <table:table-cell office:value-type="float" office:value="224210">
            <text:p>22421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L Lisa</text:p>
          </table:table-cell>
          <table:table-cell office:value-type="float" office:value="222611">
            <text:p>22261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anana82</text:p>
          </table:table-cell>
          <table:table-cell office:value-type="float" office:value="218765">
            <text:p>21876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yXX</text:p>
          </table:table-cell>
          <table:table-cell office:value-type="float" office:value="210035">
            <text:p>21003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gosis</text:p>
          </table:table-cell>
          <table:table-cell office:value-type="float" office:value="176616">
            <text:p>17661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olrosen82</text:p>
          </table:table-cell>
          <table:table-cell office:value-type="float" office:value="175439">
            <text:p>17543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 a C</text:p>
          </table:table-cell>
          <table:table-cell office:value-type="float" office:value="173540">
            <text:p>17354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rosenkind</text:p>
          </table:table-cell>
          <table:table-cell office:value-type="float" office:value="163420">
            <text:p>16342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erumstessan</text:p>
          </table:table-cell>
          <table:table-cell office:value-type="float" office:value="160110">
            <text:p>16011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rickelina</text:p>
          </table:table-cell>
          <table:table-cell office:value-type="float" office:value="156537">
            <text:p>15653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lllinda</text:p>
          </table:table-cell>
          <table:table-cell office:value-type="float" office:value="154601">
            <text:p>15460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riaJuj</text:p>
          </table:table-cell>
          <table:table-cell office:value-type="float" office:value="152150">
            <text:p>15215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lani</text:p>
          </table:table-cell>
          <table:table-cell office:value-type="float" office:value="151269">
            <text:p>15126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roll</text:p>
          </table:table-cell>
          <table:table-cell office:value-type="float" office:value="146673">
            <text:p>14667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oorii</text:p>
          </table:table-cell>
          <table:table-cell office:value-type="float" office:value="146424">
            <text:p>14642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lbasmamma</text:p>
          </table:table-cell>
          <table:table-cell office:value-type="float" office:value="139748">
            <text:p>13974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eesa</text:p>
          </table:table-cell>
          <table:table-cell office:value-type="float" office:value="137849">
            <text:p>13784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ophie82</text:p>
          </table:table-cell>
          <table:table-cell office:value-type="float" office:value="135636">
            <text:p>1356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3 barns mor</text:p>
          </table:table-cell>
          <table:table-cell office:value-type="float" office:value="135395">
            <text:p>13539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vischan</text:p>
          </table:table-cell>
          <table:table-cell office:value-type="float" office:value="134677">
            <text:p>13467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ie1982</text:p>
          </table:table-cell>
          <table:table-cell office:value-type="float" office:value="132892">
            <text:p>13289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yre på väg</text:p>
          </table:table-cell>
          <table:table-cell office:value-type="float" office:value="131894">
            <text:p>13189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zatori</text:p>
          </table:table-cell>
          <table:table-cell office:value-type="float" office:value="129464">
            <text:p>12946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urJo</text:p>
          </table:table-cell>
          <table:table-cell office:value-type="float" office:value="128535">
            <text:p>12853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usflickan</text:p>
          </table:table-cell>
          <table:table-cell office:value-type="float" office:value="127711">
            <text:p>12771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eandHim</text:p>
          </table:table-cell>
          <table:table-cell office:value-type="float" office:value="126713">
            <text:p>12671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ängtan82</text:p>
          </table:table-cell>
          <table:table-cell office:value-type="float" office:value="126189">
            <text:p>12618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astasia</text:p>
          </table:table-cell>
          <table:table-cell office:value-type="float" office:value="124815">
            <text:p>12481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ngridlinnéa</text:p>
          </table:table-cell>
          <table:table-cell office:value-type="float" office:value="124805">
            <text:p>12480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imoteja00</text:p>
          </table:table-cell>
          <table:table-cell office:value-type="float" office:value="124148">
            <text:p>12414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m82</text:p>
          </table:table-cell>
          <table:table-cell office:value-type="float" office:value="123276">
            <text:p>12327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aghetersophia</text:p>
          </table:table-cell>
          <table:table-cell office:value-type="float" office:value="122187">
            <text:p>12218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uperhero</text:p>
          </table:table-cell>
          <table:table-cell office:value-type="float" office:value="121885">
            <text:p>12188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n the papa</text:p>
          </table:table-cell>
          <table:table-cell office:value-type="float" office:value="119526">
            <text:p>11952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ssB</text:p>
          </table:table-cell>
          <table:table-cell office:value-type="float" office:value="117090">
            <text:p>11709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ssa82</text:p>
          </table:table-cell>
          <table:table-cell office:value-type="float" office:value="115789">
            <text:p>11578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goatess82</text:p>
          </table:table-cell>
          <table:table-cell office:value-type="float" office:value="112176">
            <text:p>11217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sychadelia</text:p>
          </table:table-cell>
          <table:table-cell office:value-type="float" office:value="111279">
            <text:p>11127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vart ros</text:p>
          </table:table-cell>
          <table:table-cell office:value-type="float" office:value="108955">
            <text:p>10895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Dompans mamma</text:p>
          </table:table-cell>
          <table:table-cell office:value-type="float" office:value="103005">
            <text:p>10300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riem</text:p>
          </table:table-cell>
          <table:table-cell office:value-type="float" office:value="95616">
            <text:p>9561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om en sol</text:p>
          </table:table-cell>
          <table:table-cell office:value-type="float" office:value="94782">
            <text:p>9478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Änglaflickan</text:p>
          </table:table-cell>
          <table:table-cell office:value-type="float" office:value="93988">
            <text:p>9398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killa</text:p>
          </table:table-cell>
          <table:table-cell office:value-type="float" office:value="93749">
            <text:p>9374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rin82</text:p>
          </table:table-cell>
          <table:table-cell office:value-type="float" office:value="93237">
            <text:p>9323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amieolivia</text:p>
          </table:table-cell>
          <table:table-cell office:value-type="float" office:value="93226">
            <text:p>9322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hicopico</text:p>
          </table:table-cell>
          <table:table-cell office:value-type="float" office:value="93078">
            <text:p>9307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rlan</text:p>
          </table:table-cell>
          <table:table-cell office:value-type="float" office:value="92858">
            <text:p>9285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siss</text:p>
          </table:table-cell>
          <table:table-cell office:value-type="float" office:value="89773">
            <text:p>8977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wen</text:p>
          </table:table-cell>
          <table:table-cell office:value-type="float" office:value="89638">
            <text:p>8963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la Jade</text:p>
          </table:table-cell>
          <table:table-cell office:value-type="float" office:value="87008">
            <text:p>8700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82</text:p>
          </table:table-cell>
          <table:table-cell office:value-type="float" office:value="86676">
            <text:p>8667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 Markatta</text:p>
          </table:table-cell>
          <table:table-cell office:value-type="float" office:value="85662">
            <text:p>8566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viz08</text:p>
          </table:table-cell>
          <table:table-cell office:value-type="float" office:value="84542">
            <text:p>8454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tenIsa</text:p>
          </table:table-cell>
          <table:table-cell office:value-type="float" office:value="84519">
            <text:p>845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ossilalli</text:p>
          </table:table-cell>
          <table:table-cell office:value-type="float" office:value="82649">
            <text:p>8264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l</text:p>
          </table:table-cell>
          <table:table-cell office:value-type="float" office:value="81130">
            <text:p>8113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Ollibolli</text:p>
          </table:table-cell>
          <table:table-cell office:value-type="float" office:value="80725">
            <text:p>8072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Älskar</text:p>
          </table:table-cell>
          <table:table-cell office:value-type="float" office:value="79524">
            <text:p>7952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mmasälskling</text:p>
          </table:table-cell>
          <table:table-cell office:value-type="float" office:value="79168">
            <text:p>7916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lin</text:p>
          </table:table-cell>
          <table:table-cell office:value-type="float" office:value="77714">
            <text:p>7771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otus</text:p>
          </table:table-cell>
          <table:table-cell office:value-type="float" office:value="77079">
            <text:p>7707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rocco</text:p>
          </table:table-cell>
          <table:table-cell office:value-type="float" office:value="76578">
            <text:p>7657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higo</text:p>
          </table:table-cell>
          <table:table-cell office:value-type="float" office:value="75569">
            <text:p>7556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illemajsan</text:p>
          </table:table-cell>
          <table:table-cell office:value-type="float" office:value="75036">
            <text:p>750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onayti</text:p>
          </table:table-cell>
          <table:table-cell office:value-type="float" office:value="73621">
            <text:p>7362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edalen</text:p>
          </table:table-cell>
          <table:table-cell office:value-type="float" office:value="73484">
            <text:p>7348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iva</text:p>
          </table:table-cell>
          <table:table-cell office:value-type="float" office:value="72657">
            <text:p>7265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deecember</text:p>
          </table:table-cell>
          <table:table-cell office:value-type="float" office:value="70840">
            <text:p>7084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ika23</text:p>
          </table:table-cell>
          <table:table-cell office:value-type="float" office:value="69262">
            <text:p>6926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iten</text:p>
          </table:table-cell>
          <table:table-cell office:value-type="float" office:value="69061">
            <text:p>6906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ajsa K</text:p>
          </table:table-cell>
          <table:table-cell office:value-type="float" office:value="68837">
            <text:p>6883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eMeAr</text:p>
          </table:table-cell>
          <table:table-cell office:value-type="float" office:value="68814">
            <text:p>6881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abe</text:p>
          </table:table-cell>
          <table:table-cell office:value-type="float" office:value="68169">
            <text:p>6816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orrtjejjen</text:p>
          </table:table-cell>
          <table:table-cell office:value-type="float" office:value="67446">
            <text:p>6744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londie82</text:p>
          </table:table-cell>
          <table:table-cell office:value-type="float" office:value="67331">
            <text:p>6733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ruLiniz</text:p>
          </table:table-cell>
          <table:table-cell office:value-type="float" office:value="65670">
            <text:p>6567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antasy06</text:p>
          </table:table-cell>
          <table:table-cell office:value-type="float" office:value="63796">
            <text:p>6379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ettan1982</text:p>
          </table:table-cell>
          <table:table-cell office:value-type="float" office:value="63733">
            <text:p>6373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nhall</text:p>
          </table:table-cell>
          <table:table-cell office:value-type="float" office:value="63336">
            <text:p>633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2babiesmom</text:p>
          </table:table-cell>
          <table:table-cell office:value-type="float" office:value="62966">
            <text:p>6296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ickilina</text:p>
          </table:table-cell>
          <table:table-cell office:value-type="float" office:value="61997">
            <text:p>6199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assa A</text:p>
          </table:table-cell>
          <table:table-cell office:value-type="float" office:value="61675">
            <text:p>6167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enn82</text:p>
          </table:table-cell>
          <table:table-cell office:value-type="float" office:value="60522">
            <text:p>6052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irona</text:p>
          </table:table-cell>
          <table:table-cell office:value-type="float" office:value="60437">
            <text:p>6043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ion82</text:p>
          </table:table-cell>
          <table:table-cell office:value-type="float" office:value="59552">
            <text:p>5955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ejasmorsa</text:p>
          </table:table-cell>
          <table:table-cell office:value-type="float" office:value="59426">
            <text:p>5942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a82</text:p>
          </table:table-cell>
          <table:table-cell office:value-type="float" office:value="56665">
            <text:p>5666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ennski</text:p>
          </table:table-cell>
          <table:table-cell office:value-type="float" office:value="56426">
            <text:p>5642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milsmamma</text:p>
          </table:table-cell>
          <table:table-cell office:value-type="float" office:value="55915">
            <text:p>5591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lHel</text:p>
          </table:table-cell>
          <table:table-cell office:value-type="float" office:value="55737">
            <text:p>5573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llzan</text:p>
          </table:table-cell>
          <table:table-cell office:value-type="float" office:value="55718">
            <text:p>5571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ideloo</text:p>
          </table:table-cell>
          <table:table-cell office:value-type="float" office:value="55613">
            <text:p>5561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HK</text:p>
          </table:table-cell>
          <table:table-cell office:value-type="float" office:value="55419">
            <text:p>554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rrbloss_83</text:p>
          </table:table-cell>
          <table:table-cell office:value-type="float" office:value="54912">
            <text:p>5491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Dianbobo</text:p>
          </table:table-cell>
          <table:table-cell office:value-type="float" office:value="54636">
            <text:p>546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umlansbebis</text:p>
          </table:table-cell>
          <table:table-cell office:value-type="float" office:value="54393">
            <text:p>5439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sswiren</text:p>
          </table:table-cell>
          <table:table-cell office:value-type="float" office:value="54321">
            <text:p>5432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niStumpan</text:p>
          </table:table-cell>
          <table:table-cell office:value-type="float" office:value="53233">
            <text:p>5323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za</text:p>
          </table:table-cell>
          <table:table-cell office:value-type="float" office:value="53224">
            <text:p>5322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nLitenSvamp</text:p>
          </table:table-cell>
          <table:table-cell office:value-type="float" office:value="53129">
            <text:p>5312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mmaNova</text:p>
          </table:table-cell>
          <table:table-cell office:value-type="float" office:value="52378">
            <text:p>5237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abydeluxe</text:p>
          </table:table-cell>
          <table:table-cell office:value-type="float" office:value="52262">
            <text:p>5226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hallan82</text:p>
          </table:table-cell>
          <table:table-cell office:value-type="float" office:value="52244">
            <text:p>5224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elike</text:p>
          </table:table-cell>
          <table:table-cell office:value-type="float" office:value="52205">
            <text:p>5220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ilvanus</text:p>
          </table:table-cell>
          <table:table-cell office:value-type="float" office:value="52168">
            <text:p>5216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rdgubben82</text:p>
          </table:table-cell>
          <table:table-cell office:value-type="float" office:value="51980">
            <text:p>519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acrima</text:p>
          </table:table-cell>
          <table:table-cell office:value-type="float" office:value="51172">
            <text:p>5117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helma82</text:p>
          </table:table-cell>
          <table:table-cell office:value-type="float" office:value="50911">
            <text:p>5091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noza</text:p>
          </table:table-cell>
          <table:table-cell office:value-type="float" office:value="48664">
            <text:p>4866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va adore</text:p>
          </table:table-cell>
          <table:table-cell office:value-type="float" office:value="48188">
            <text:p>4818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ssidy</text:p>
          </table:table-cell>
          <table:table-cell office:value-type="float" office:value="47603">
            <text:p>4760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olanappen</text:p>
          </table:table-cell>
          <table:table-cell office:value-type="float" office:value="47557">
            <text:p>4755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yride</text:p>
          </table:table-cell>
          <table:table-cell office:value-type="float" office:value="47273">
            <text:p>4727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Ängeln Casper</text:p>
          </table:table-cell>
          <table:table-cell office:value-type="float" office:value="47236">
            <text:p>472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la82</text:p>
          </table:table-cell>
          <table:table-cell office:value-type="float" office:value="46614">
            <text:p>4661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iden</text:p>
          </table:table-cell>
          <table:table-cell office:value-type="float" office:value="45878">
            <text:p>4587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ysselmajjo</text:p>
          </table:table-cell>
          <table:table-cell office:value-type="float" office:value="45823">
            <text:p>4582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artgirl</text:p>
          </table:table-cell>
          <table:table-cell office:value-type="float" office:value="45777">
            <text:p>4577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ilu</text:p>
          </table:table-cell>
          <table:table-cell office:value-type="float" office:value="45697">
            <text:p>4569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ur</text:p>
          </table:table-cell>
          <table:table-cell office:value-type="float" office:value="45416">
            <text:p>4541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ssWiren</text:p>
          </table:table-cell>
          <table:table-cell office:value-type="float" office:value="44780">
            <text:p>447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Queenofice</text:p>
          </table:table-cell>
          <table:table-cell office:value-type="float" office:value="44737">
            <text:p>4473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illalamm</text:p>
          </table:table-cell>
          <table:table-cell office:value-type="float" office:value="44442">
            <text:p>4444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Zazz82</text:p>
          </table:table-cell>
          <table:table-cell office:value-type="float" office:value="44292">
            <text:p>4429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ian</text:p>
          </table:table-cell>
          <table:table-cell office:value-type="float" office:value="44248">
            <text:p>4424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lena och Axel</text:p>
          </table:table-cell>
          <table:table-cell office:value-type="float" office:value="44192">
            <text:p>4419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urpa</text:p>
          </table:table-cell>
          <table:table-cell office:value-type="float" office:value="43879">
            <text:p>4387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43461">
            <text:p>4346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allenAngel</text:p>
          </table:table-cell>
          <table:table-cell office:value-type="float" office:value="43236">
            <text:p>432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Gosegumman22</text:p>
          </table:table-cell>
          <table:table-cell office:value-type="float" office:value="43206">
            <text:p>4320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EL</text:p>
          </table:table-cell>
          <table:table-cell office:value-type="float" office:value="41982">
            <text:p>4198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razy catlady</text:p>
          </table:table-cell>
          <table:table-cell office:value-type="float" office:value="41616">
            <text:p>4161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mma T</text:p>
          </table:table-cell>
          <table:table-cell office:value-type="float" office:value="41321">
            <text:p>4132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Rainbowbright</text:p>
          </table:table-cell>
          <table:table-cell office:value-type="float" office:value="40834">
            <text:p>4083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johooo82</text:p>
          </table:table-cell>
          <table:table-cell office:value-type="float" office:value="40373">
            <text:p>4037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uno</text:p>
          </table:table-cell>
          <table:table-cell office:value-type="float" office:value="40043">
            <text:p>4004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trumpemamma</text:p>
          </table:table-cell>
          <table:table-cell office:value-type="float" office:value="39762">
            <text:p>3976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rmioney</text:p>
          </table:table-cell>
          <table:table-cell office:value-type="float" office:value="39370">
            <text:p>3937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i</text:p>
          </table:table-cell>
          <table:table-cell office:value-type="float" office:value="39118">
            <text:p>3911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yStyle</text:p>
          </table:table-cell>
          <table:table-cell office:value-type="float" office:value="39018">
            <text:p>3901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a123</text:p>
          </table:table-cell>
          <table:table-cell office:value-type="float" office:value="38494">
            <text:p>3849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thie</text:p>
          </table:table-cell>
          <table:table-cell office:value-type="float" office:value="38075">
            <text:p>3807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ini</text:p>
          </table:table-cell>
          <table:table-cell office:value-type="float" office:value="37454">
            <text:p>3745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i01</text:p>
          </table:table-cell>
          <table:table-cell office:value-type="float" office:value="37446">
            <text:p>3744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ndy500</text:p>
          </table:table-cell>
          <table:table-cell office:value-type="float" office:value="37432">
            <text:p>3743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avenlie</text:p>
          </table:table-cell>
          <table:table-cell office:value-type="float" office:value="37271">
            <text:p>3727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ssFreckles</text:p>
          </table:table-cell>
          <table:table-cell office:value-type="float" office:value="37193">
            <text:p>3719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mmePemme</text:p>
          </table:table-cell>
          <table:table-cell office:value-type="float" office:value="37122">
            <text:p>3712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hasmin</text:p>
          </table:table-cell>
          <table:table-cell office:value-type="float" office:value="36980">
            <text:p>369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ussi82</text:p>
          </table:table-cell>
          <table:table-cell office:value-type="float" office:value="36288">
            <text:p>3628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adyLi</text:p>
          </table:table-cell>
          <table:table-cell office:value-type="float" office:value="36130">
            <text:p>3613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odjuret</text:p>
          </table:table-cell>
          <table:table-cell office:value-type="float" office:value="36037">
            <text:p>3603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ersikan</text:p>
          </table:table-cell>
          <table:table-cell office:value-type="float" office:value="35642">
            <text:p>3564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Velociped</text:p>
          </table:table-cell>
          <table:table-cell office:value-type="float" office:value="35155">
            <text:p>3515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toce</text:p>
          </table:table-cell>
          <table:table-cell office:value-type="float" office:value="35119">
            <text:p>351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ia 82</text:p>
          </table:table-cell>
          <table:table-cell office:value-type="float" office:value="34829">
            <text:p>3482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udor 05</text:p>
          </table:table-cell>
          <table:table-cell office:value-type="float" office:value="34746">
            <text:p>3474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godistroll</text:p>
          </table:table-cell>
          <table:table-cell office:value-type="float" office:value="34177">
            <text:p>3417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lurran</text:p>
          </table:table-cell>
          <table:table-cell office:value-type="float" office:value="33539">
            <text:p>3353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L2011</text:p>
          </table:table-cell>
          <table:table-cell office:value-type="float" office:value="33308">
            <text:p>3330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chel</text:p>
          </table:table-cell>
          <table:table-cell office:value-type="float" office:value="33152">
            <text:p>3315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irba</text:p>
          </table:table-cell>
          <table:table-cell office:value-type="float" office:value="33099">
            <text:p>3309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eeandra</text:p>
          </table:table-cell>
          <table:table-cell office:value-type="float" office:value="32946">
            <text:p>3294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ie82</text:p>
          </table:table-cell>
          <table:table-cell office:value-type="float" office:value="32092">
            <text:p>3209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olrosen1</text:p>
          </table:table-cell>
          <table:table-cell office:value-type="float" office:value="31887">
            <text:p>3188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alli</text:p>
          </table:table-cell>
          <table:table-cell office:value-type="float" office:value="31868">
            <text:p>3186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mabear</text:p>
          </table:table-cell>
          <table:table-cell office:value-type="float" office:value="31680">
            <text:p>316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ousou</text:p>
          </table:table-cell>
          <table:table-cell office:value-type="float" office:value="31677">
            <text:p>3167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ria1982</text:p>
          </table:table-cell>
          <table:table-cell office:value-type="float" office:value="31578">
            <text:p>3157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lbicemammaR</text:p>
          </table:table-cell>
          <table:table-cell office:value-type="float" office:value="30435">
            <text:p>3043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sa82</text:p>
          </table:table-cell>
          <table:table-cell office:value-type="float" office:value="30231">
            <text:p>3023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mani</text:p>
          </table:table-cell>
          <table:table-cell office:value-type="float" office:value="30063">
            <text:p>3006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raJ</text:p>
          </table:table-cell>
          <table:table-cell office:value-type="float" office:value="29896">
            <text:p>2989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off82</text:p>
          </table:table-cell>
          <table:table-cell office:value-type="float" office:value="29889">
            <text:p>2988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exasthecat</text:p>
          </table:table-cell>
          <table:table-cell office:value-type="float" office:value="29773">
            <text:p>2977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ramses</text:p>
          </table:table-cell>
          <table:table-cell office:value-type="float" office:value="29770">
            <text:p>2977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ni 82</text:p>
          </table:table-cell>
          <table:table-cell office:value-type="float" office:value="29416">
            <text:p>2941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ektra82</text:p>
          </table:table-cell>
          <table:table-cell office:value-type="float" office:value="29379">
            <text:p>2937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attasmamma</text:p>
          </table:table-cell>
          <table:table-cell office:value-type="float" office:value="29334">
            <text:p>2933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ielee</text:p>
          </table:table-cell>
          <table:table-cell office:value-type="float" office:value="29318">
            <text:p>2931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Darling82</text:p>
          </table:table-cell>
          <table:table-cell office:value-type="float" office:value="28901">
            <text:p>2890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sofie82</text:p>
          </table:table-cell>
          <table:table-cell office:value-type="float" office:value="28649">
            <text:p>2864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chelle Ö</text:p>
          </table:table-cell>
          <table:table-cell office:value-type="float" office:value="28426">
            <text:p>2842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kim</text:p>
          </table:table-cell>
          <table:table-cell office:value-type="float" office:value="28113">
            <text:p>2811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licia82</text:p>
          </table:table-cell>
          <table:table-cell office:value-type="float" office:value="28022">
            <text:p>2802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iffilin</text:p>
          </table:table-cell>
          <table:table-cell office:value-type="float" office:value="27975">
            <text:p>2797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iotillfem</text:p>
          </table:table-cell>
          <table:table-cell office:value-type="float" office:value="27907">
            <text:p>2790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jingelingan</text:p>
          </table:table-cell>
          <table:table-cell office:value-type="float" office:value="27782">
            <text:p>2778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EnNiK</text:p>
          </table:table-cell>
          <table:table-cell office:value-type="float" office:value="27659">
            <text:p>2765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ocine</text:p>
          </table:table-cell>
          <table:table-cell office:value-type="float" office:value="27543">
            <text:p>2754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nismurfen</text:p>
          </table:table-cell>
          <table:table-cell office:value-type="float" office:value="27512">
            <text:p>2751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issiS</text:p>
          </table:table-cell>
          <table:table-cell office:value-type="float" office:value="27241">
            <text:p>2724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ssi82</text:p>
          </table:table-cell>
          <table:table-cell office:value-type="float" office:value="27129">
            <text:p>2712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appan</text:p>
          </table:table-cell>
          <table:table-cell office:value-type="float" office:value="27081">
            <text:p>2708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akritsglassen</text:p>
          </table:table-cell>
          <table:table-cell office:value-type="float" office:value="26674">
            <text:p>2667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nLitenEmma</text:p>
          </table:table-cell>
          <table:table-cell office:value-type="float" office:value="26513">
            <text:p>2651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niebananie</text:p>
          </table:table-cell>
          <table:table-cell office:value-type="float" office:value="26448">
            <text:p>2644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lueberry4</text:p>
          </table:table-cell>
          <table:table-cell office:value-type="float" office:value="26197">
            <text:p>2619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JS</text:p>
          </table:table-cell>
          <table:table-cell office:value-type="float" office:value="25694">
            <text:p>2569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mcam1</text:p>
          </table:table-cell>
          <table:table-cell office:value-type="float" office:value="25649">
            <text:p>2564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arahJ</text:p>
          </table:table-cell>
          <table:table-cell office:value-type="float" office:value="25562">
            <text:p>2556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mirfas</text:p>
          </table:table-cell>
          <table:table-cell office:value-type="float" office:value="25478">
            <text:p>2547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LM82</text:p>
          </table:table-cell>
          <table:table-cell office:value-type="float" office:value="24980">
            <text:p>249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lubban82</text:p>
          </table:table-cell>
          <table:table-cell office:value-type="float" office:value="24951">
            <text:p>2495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krollansmamma</text:p>
          </table:table-cell>
          <table:table-cell office:value-type="float" office:value="24917">
            <text:p>2491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onzan</text:p>
          </table:table-cell>
          <table:table-cell office:value-type="float" office:value="24668">
            <text:p>2466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nastintis</text:p>
          </table:table-cell>
          <table:table-cell office:value-type="float" office:value="24505">
            <text:p>2450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EED</text:p>
          </table:table-cell>
          <table:table-cell office:value-type="float" office:value="24428">
            <text:p>2442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irak Gbg</text:p>
          </table:table-cell>
          <table:table-cell office:value-type="float" office:value="24413">
            <text:p>2441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ängtans tider</text:p>
          </table:table-cell>
          <table:table-cell office:value-type="float" office:value="23980">
            <text:p>239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agge</text:p>
          </table:table-cell>
          <table:table-cell office:value-type="float" office:value="23942">
            <text:p>2394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emlan</text:p>
          </table:table-cell>
          <table:table-cell office:value-type="float" office:value="23919">
            <text:p>239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ingeling82</text:p>
          </table:table-cell>
          <table:table-cell office:value-type="float" office:value="23349">
            <text:p>2334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ssEve</text:p>
          </table:table-cell>
          <table:table-cell office:value-type="float" office:value="23147">
            <text:p>2314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ennySofiMari</text:p>
          </table:table-cell>
          <table:table-cell office:value-type="float" office:value="23136">
            <text:p>231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EARM</text:p>
          </table:table-cell>
          <table:table-cell office:value-type="float" office:value="22970">
            <text:p>2297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22959">
            <text:p>2295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lommonben</text:p>
          </table:table-cell>
          <table:table-cell office:value-type="float" office:value="22930">
            <text:p>2293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ss Piggy 82</text:p>
          </table:table-cell>
          <table:table-cell office:value-type="float" office:value="22919">
            <text:p>229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norrisen</text:p>
          </table:table-cell>
          <table:table-cell office:value-type="float" office:value="22570">
            <text:p>2257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Foktober2017</text:p>
          </table:table-cell>
          <table:table-cell office:value-type="float" office:value="22080">
            <text:p>220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uck</text:p>
          </table:table-cell>
          <table:table-cell office:value-type="float" office:value="21888">
            <text:p>2188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ovemissen</text:p>
          </table:table-cell>
          <table:table-cell office:value-type="float" office:value="21887">
            <text:p>2188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umulus</text:p>
          </table:table-cell>
          <table:table-cell office:value-type="float" office:value="21609">
            <text:p>2160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atuJonna</text:p>
          </table:table-cell>
          <table:table-cell office:value-type="float" office:value="21521">
            <text:p>2152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anook</text:p>
          </table:table-cell>
          <table:table-cell office:value-type="float" office:value="21286">
            <text:p>2128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andiberu</text:p>
          </table:table-cell>
          <table:table-cell office:value-type="float" office:value="21131">
            <text:p>2113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anaya</text:p>
          </table:table-cell>
          <table:table-cell office:value-type="float" office:value="21117">
            <text:p>2111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nåjtis</text:p>
          </table:table-cell>
          <table:table-cell office:value-type="float" office:value="20989">
            <text:p>2098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tenskit</text:p>
          </table:table-cell>
          <table:table-cell office:value-type="float" office:value="20949">
            <text:p>2094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iaSara</text:p>
          </table:table-cell>
          <table:table-cell office:value-type="float" office:value="20638">
            <text:p>2063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Vinterbarnet</text:p>
          </table:table-cell>
          <table:table-cell office:value-type="float" office:value="20344">
            <text:p>2034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mmamumin</text:p>
          </table:table-cell>
          <table:table-cell office:value-type="float" office:value="20272">
            <text:p>2027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urora82</text:p>
          </table:table-cell>
          <table:table-cell office:value-type="float" office:value="20224">
            <text:p>2022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yggan01</text:p>
          </table:table-cell>
          <table:table-cell office:value-type="float" office:value="20033">
            <text:p>2003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allonhopp</text:p>
          </table:table-cell>
          <table:table-cell office:value-type="float" office:value="19950">
            <text:p>1995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nusann</text:p>
          </table:table-cell>
          <table:table-cell office:value-type="float" office:value="19734">
            <text:p>1973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rasis</text:p>
          </table:table-cell>
          <table:table-cell office:value-type="float" office:value="19719">
            <text:p>197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ummy82</text:p>
          </table:table-cell>
          <table:table-cell office:value-type="float" office:value="19386">
            <text:p>1938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lessa</text:p>
          </table:table-cell>
          <table:table-cell office:value-type="float" office:value="19355">
            <text:p>1935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mmamelle82</text:p>
          </table:table-cell>
          <table:table-cell office:value-type="float" office:value="19033">
            <text:p>1903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ppalojna</text:p>
          </table:table-cell>
          <table:table-cell office:value-type="float" office:value="18723">
            <text:p>1872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llan 82</text:p>
          </table:table-cell>
          <table:table-cell office:value-type="float" office:value="18696">
            <text:p>1869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sssssss8</text:p>
          </table:table-cell>
          <table:table-cell office:value-type="float" office:value="18689">
            <text:p>1868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darkwell82</text:p>
          </table:table-cell>
          <table:table-cell office:value-type="float" office:value="18542">
            <text:p>1854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vattenkanna</text:p>
          </table:table-cell>
          <table:table-cell office:value-type="float" office:value="18482">
            <text:p>1848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tenD</text:p>
          </table:table-cell>
          <table:table-cell office:value-type="float" office:value="18236">
            <text:p>1823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ingeling</text:p>
          </table:table-cell>
          <table:table-cell office:value-type="float" office:value="18208">
            <text:p>1820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Vapor</text:p>
          </table:table-cell>
          <table:table-cell office:value-type="float" office:value="18058">
            <text:p>1805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aisana</text:p>
          </table:table-cell>
          <table:table-cell office:value-type="float" office:value="17756">
            <text:p>1775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arah32</text:p>
          </table:table-cell>
          <table:table-cell office:value-type="float" office:value="17618">
            <text:p>1761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mola</text:p>
          </table:table-cell>
          <table:table-cell office:value-type="float" office:value="17523">
            <text:p>1752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noddass</text:p>
          </table:table-cell>
          <table:table-cell office:value-type="float" office:value="16957">
            <text:p>1695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millis06</text:p>
          </table:table-cell>
          <table:table-cell office:value-type="float" office:value="16917">
            <text:p>1691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arah82</text:p>
          </table:table-cell>
          <table:table-cell office:value-type="float" office:value="16794">
            <text:p>1679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tina1982</text:p>
          </table:table-cell>
          <table:table-cell office:value-type="float" office:value="16353">
            <text:p>1635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rriz99</text:p>
          </table:table-cell>
          <table:table-cell office:value-type="float" office:value="16343">
            <text:p>1634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uni2009</text:p>
          </table:table-cell>
          <table:table-cell office:value-type="float" office:value="16180">
            <text:p>161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eeLoo82</text:p>
          </table:table-cell>
          <table:table-cell office:value-type="float" office:value="16169">
            <text:p>1616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nLitenFlicka</text:p>
          </table:table-cell>
          <table:table-cell office:value-type="float" office:value="16168">
            <text:p>1616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uffins2017</text:p>
          </table:table-cell>
          <table:table-cell office:value-type="float" office:value="16113">
            <text:p>1611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orgard82</text:p>
          </table:table-cell>
          <table:table-cell office:value-type="float" office:value="16033">
            <text:p>1603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ckelova</text:p>
          </table:table-cell>
          <table:table-cell office:value-type="float" office:value="15999">
            <text:p>1599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isen82</text:p>
          </table:table-cell>
          <table:table-cell office:value-type="float" office:value="15911">
            <text:p>1591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vixi82</text:p>
          </table:table-cell>
          <table:table-cell office:value-type="float" office:value="15782">
            <text:p>1578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velina</text:p>
          </table:table-cell>
          <table:table-cell office:value-type="float" office:value="15766">
            <text:p>1576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ecam</text:p>
          </table:table-cell>
          <table:table-cell office:value-type="float" office:value="15674">
            <text:p>1567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ilkingtonforpresident</text:p>
          </table:table-cell>
          <table:table-cell office:value-type="float" office:value="15631">
            <text:p>1563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netten</text:p>
          </table:table-cell>
          <table:table-cell office:value-type="float" office:value="15582">
            <text:p>1558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reshLinen</text:p>
          </table:table-cell>
          <table:table-cell office:value-type="float" office:value="15562">
            <text:p>1556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olli82</text:p>
          </table:table-cell>
          <table:table-cell office:value-type="float" office:value="15531">
            <text:p>1553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emonad</text:p>
          </table:table-cell>
          <table:table-cell office:value-type="float" office:value="15426">
            <text:p>1542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rs U</text:p>
          </table:table-cell>
          <table:table-cell office:value-type="float" office:value="15187">
            <text:p>1518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herryblossom</text:p>
          </table:table-cell>
          <table:table-cell office:value-type="float" office:value="15056">
            <text:p>1505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isa</text:p>
          </table:table-cell>
          <table:table-cell office:value-type="float" office:value="15008">
            <text:p>1500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hameless</text:p>
          </table:table-cell>
          <table:table-cell office:value-type="float" office:value="14992">
            <text:p>1499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03san</text:p>
          </table:table-cell>
          <table:table-cell office:value-type="float" office:value="14959">
            <text:p>1495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essaCarlsson</text:p>
          </table:table-cell>
          <table:table-cell office:value-type="float" office:value="14906">
            <text:p>1490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uthentic</text:p>
          </table:table-cell>
          <table:table-cell office:value-type="float" office:value="14813">
            <text:p>1481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yrlöv</text:p>
          </table:table-cell>
          <table:table-cell office:value-type="float" office:value="14797">
            <text:p>1479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joddas</text:p>
          </table:table-cell>
          <table:table-cell office:value-type="float" office:value="14702">
            <text:p>1470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4680">
            <text:p>146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welins</text:p>
          </table:table-cell>
          <table:table-cell office:value-type="float" office:value="14425">
            <text:p>1442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mUrFtUsS</text:p>
          </table:table-cell>
          <table:table-cell office:value-type="float" office:value="14414">
            <text:p>1441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llgrodan2010</text:p>
          </table:table-cell>
          <table:table-cell office:value-type="float" office:value="14406">
            <text:p>1440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izabett</text:p>
          </table:table-cell>
          <table:table-cell office:value-type="float" office:value="14369">
            <text:p>1436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nredarpanik</text:p>
          </table:table-cell>
          <table:table-cell office:value-type="float" office:value="14224">
            <text:p>1422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ssnea</text:p>
          </table:table-cell>
          <table:table-cell office:value-type="float" office:value="14220">
            <text:p>1422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anna1982</text:p>
          </table:table-cell>
          <table:table-cell office:value-type="float" office:value="14137">
            <text:p>1413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ena Miranda</text:p>
          </table:table-cell>
          <table:table-cell office:value-type="float" office:value="14121">
            <text:p>1412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el</text:p>
          </table:table-cell>
          <table:table-cell office:value-type="float" office:value="13791">
            <text:p>1379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ttle Mrs Li</text:p>
          </table:table-cell>
          <table:table-cell office:value-type="float" office:value="13731">
            <text:p>1373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arro2012</text:p>
          </table:table-cell>
          <table:table-cell office:value-type="float" office:value="13256">
            <text:p>1325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adyViolet</text:p>
          </table:table-cell>
          <table:table-cell office:value-type="float" office:value="13149">
            <text:p>1314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ian82</text:p>
          </table:table-cell>
          <table:table-cell office:value-type="float" office:value="13144">
            <text:p>1314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elin</text:p>
          </table:table-cell>
          <table:table-cell office:value-type="float" office:value="13140">
            <text:p>1314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innus</text:p>
          </table:table-cell>
          <table:table-cell office:value-type="float" office:value="13102">
            <text:p>1310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harlen</text:p>
          </table:table-cell>
          <table:table-cell office:value-type="float" office:value="13065">
            <text:p>1306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tsafreakshow</text:p>
          </table:table-cell>
          <table:table-cell office:value-type="float" office:value="13044">
            <text:p>1304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yflower</text:p>
          </table:table-cell>
          <table:table-cell office:value-type="float" office:value="13034">
            <text:p>1303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laner för Juni</text:p>
          </table:table-cell>
          <table:table-cell office:value-type="float" office:value="12897">
            <text:p>1289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sol</text:p>
          </table:table-cell>
          <table:table-cell office:value-type="float" office:value="12859">
            <text:p>1285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Karolina1982</text:p>
          </table:table-cell>
          <table:table-cell office:value-type="float" office:value="12762">
            <text:p>1276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eMa</text:p>
          </table:table-cell>
          <table:table-cell office:value-type="float" office:value="12656">
            <text:p>1265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vias</text:p>
          </table:table-cell>
          <table:table-cell office:value-type="float" office:value="12617">
            <text:p>1261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rain</text:p>
          </table:table-cell>
          <table:table-cell office:value-type="float" office:value="12577">
            <text:p>1257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udelsoppa</text:p>
          </table:table-cell>
          <table:table-cell office:value-type="float" office:value="12510">
            <text:p>1251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ytilio</text:p>
          </table:table-cell>
          <table:table-cell office:value-type="float" office:value="12485">
            <text:p>1248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milia</text:p>
          </table:table-cell>
          <table:table-cell office:value-type="float" office:value="12356">
            <text:p>1235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Ida82</text:p>
          </table:table-cell>
          <table:table-cell office:value-type="float" office:value="12194">
            <text:p>1219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aLovLuc</text:p>
          </table:table-cell>
          <table:table-cell office:value-type="float" office:value="12172">
            <text:p>1217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ra 82a</text:p>
          </table:table-cell>
          <table:table-cell office:value-type="float" office:value="12102">
            <text:p>1210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vardh</text:p>
          </table:table-cell>
          <table:table-cell office:value-type="float" office:value="11998">
            <text:p>1199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babylon</text:p>
          </table:table-cell>
          <table:table-cell office:value-type="float" office:value="11986">
            <text:p>1198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luffbabe</text:p>
          </table:table-cell>
          <table:table-cell office:value-type="float" office:value="11946">
            <text:p>1194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0SSAN</text:p>
          </table:table-cell>
          <table:table-cell office:value-type="float" office:value="11935">
            <text:p>1193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erplex</text:p>
          </table:table-cell>
          <table:table-cell office:value-type="float" office:value="11929">
            <text:p>1192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ina82</text:p>
          </table:table-cell>
          <table:table-cell office:value-type="float" office:value="11911">
            <text:p>1191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mmeth</text:p>
          </table:table-cell>
          <table:table-cell office:value-type="float" office:value="11887">
            <text:p>1188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essan2016</text:p>
          </table:table-cell>
          <table:table-cell office:value-type="float" office:value="11853">
            <text:p>1185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grodan 82</text:p>
          </table:table-cell>
          <table:table-cell office:value-type="float" office:value="11845">
            <text:p>1184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chicko</text:p>
          </table:table-cell>
          <table:table-cell office:value-type="float" office:value="11786">
            <text:p>1178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mmaMew</text:p>
          </table:table-cell>
          <table:table-cell office:value-type="float" office:value="11699">
            <text:p>1169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Änglasöt</text:p>
          </table:table-cell>
          <table:table-cell office:value-type="float" office:value="11639">
            <text:p>1163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rust</text:p>
          </table:table-cell>
          <table:table-cell office:value-type="float" office:value="11623">
            <text:p>1162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luffer</text:p>
          </table:table-cell>
          <table:table-cell office:value-type="float" office:value="11539">
            <text:p>1153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llajag01</text:p>
          </table:table-cell>
          <table:table-cell office:value-type="float" office:value="11420">
            <text:p>1142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attluven</text:p>
          </table:table-cell>
          <table:table-cell office:value-type="float" office:value="11419">
            <text:p>114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sFrida</text:p>
          </table:table-cell>
          <table:table-cell office:value-type="float" office:value="11419">
            <text:p>1141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rullis82</text:p>
          </table:table-cell>
          <table:table-cell office:value-type="float" office:value="11405">
            <text:p>1140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örtrollad</text:p>
          </table:table-cell>
          <table:table-cell office:value-type="float" office:value="11292">
            <text:p>1129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xpat</text:p>
          </table:table-cell>
          <table:table-cell office:value-type="float" office:value="11209">
            <text:p>1120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NikZan</text:p>
          </table:table-cell>
          <table:table-cell office:value-type="float" office:value="11206">
            <text:p>1120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mmy82</text:p>
          </table:table-cell>
          <table:table-cell office:value-type="float" office:value="11094">
            <text:p>1109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1092">
            <text:p>11092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ssP</text:p>
          </table:table-cell>
          <table:table-cell office:value-type="float" office:value="11081">
            <text:p>1108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a therese</text:p>
          </table:table-cell>
          <table:table-cell office:value-type="float" office:value="11015">
            <text:p>1101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heDummy</text:p>
          </table:table-cell>
          <table:table-cell office:value-type="float" office:value="10787">
            <text:p>1078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flisan82</text:p>
          </table:table-cell>
          <table:table-cell office:value-type="float" office:value="10776">
            <text:p>1077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ostkroken</text:p>
          </table:table-cell>
          <table:table-cell office:value-type="float" office:value="10757">
            <text:p>1075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samaria01</text:p>
          </table:table-cell>
          <table:table-cell office:value-type="float" office:value="10635">
            <text:p>1063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johanna3</text:p>
          </table:table-cell>
          <table:table-cell office:value-type="float" office:value="10547">
            <text:p>1054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iica</text:p>
          </table:table-cell>
          <table:table-cell office:value-type="float" office:value="10460">
            <text:p>1046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Pyret10</text:p>
          </table:table-cell>
          <table:table-cell office:value-type="float" office:value="10371">
            <text:p>10371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ElinMic</text:p>
          </table:table-cell>
          <table:table-cell office:value-type="float" office:value="10323">
            <text:p>10323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Gummiankan</text:p>
          </table:table-cell>
          <table:table-cell office:value-type="float" office:value="10299">
            <text:p>10299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lilja82</text:p>
          </table:table-cell>
          <table:table-cell office:value-type="float" office:value="10278">
            <text:p>10278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oa83</text:p>
          </table:table-cell>
          <table:table-cell office:value-type="float" office:value="10266">
            <text:p>1026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Yohan</text:p>
          </table:table-cell>
          <table:table-cell office:value-type="float" office:value="10144">
            <text:p>10144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taz99</text:p>
          </table:table-cell>
          <table:table-cell office:value-type="float" office:value="10080">
            <text:p>1008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AaronElina</text:p>
          </table:table-cell>
          <table:table-cell office:value-type="float" office:value="10066">
            <text:p>10066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Zinken</text:p>
          </table:table-cell>
          <table:table-cell office:value-type="float" office:value="10057">
            <text:p>10057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Mollan2</text:p>
          </table:table-cell>
          <table:table-cell office:value-type="float" office:value="10040">
            <text:p>10040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Seven Costanza</text:p>
          </table:table-cell>
          <table:table-cell office:value-type="float" office:value="906094">
            <text:p>90609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yssen</text:p>
          </table:table-cell>
          <table:table-cell office:value-type="float" office:value="596367">
            <text:p>59636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ltlakrits</text:p>
          </table:table-cell>
          <table:table-cell office:value-type="float" office:value="438570">
            <text:p>43857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rokig</text:p>
          </table:table-cell>
          <table:table-cell office:value-type="float" office:value="409236">
            <text:p>40923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inskaflikkan</text:p>
          </table:table-cell>
          <table:table-cell office:value-type="float" office:value="399549">
            <text:p>39954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a Morran</text:p>
          </table:table-cell>
          <table:table-cell office:value-type="float" office:value="383738">
            <text:p>38373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eaveMeAlone</text:p>
          </table:table-cell>
          <table:table-cell office:value-type="float" office:value="367762">
            <text:p>36776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icoleSthlm</text:p>
          </table:table-cell>
          <table:table-cell office:value-type="float" office:value="342485">
            <text:p>34248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die</text:p>
          </table:table-cell>
          <table:table-cell office:value-type="float" office:value="338089">
            <text:p>33808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iNan</text:p>
          </table:table-cell>
          <table:table-cell office:value-type="float" office:value="328708">
            <text:p>32870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umlemamma</text:p>
          </table:table-cell>
          <table:table-cell office:value-type="float" office:value="328150">
            <text:p>32815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mi27</text:p>
          </table:table-cell>
          <table:table-cell office:value-type="float" office:value="326824">
            <text:p>32682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celise</text:p>
          </table:table-cell>
          <table:table-cell office:value-type="float" office:value="319756">
            <text:p>31975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tinis83</text:p>
          </table:table-cell>
          <table:table-cell office:value-type="float" office:value="304082">
            <text:p>30408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lamma</text:p>
          </table:table-cell>
          <table:table-cell office:value-type="float" office:value="299494">
            <text:p>29949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rs B</text:p>
          </table:table-cell>
          <table:table-cell office:value-type="float" office:value="286674">
            <text:p>28667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leeping angel</text:p>
          </table:table-cell>
          <table:table-cell office:value-type="float" office:value="277432">
            <text:p>27743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ådåsåatt</text:p>
          </table:table-cell>
          <table:table-cell office:value-type="float" office:value="275533">
            <text:p>27553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1983</text:p>
          </table:table-cell>
          <table:table-cell office:value-type="float" office:value="270528">
            <text:p>27052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oppan84</text:p>
          </table:table-cell>
          <table:table-cell office:value-type="float" office:value="268241">
            <text:p>2682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nilorac</text:p>
          </table:table-cell>
          <table:table-cell office:value-type="float" office:value="266545">
            <text:p>26654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niz1983</text:p>
          </table:table-cell>
          <table:table-cell office:value-type="float" office:value="264785">
            <text:p>26478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uzze</text:p>
          </table:table-cell>
          <table:table-cell office:value-type="float" office:value="247643">
            <text:p>24764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essaLisa</text:p>
          </table:table-cell>
          <table:table-cell office:value-type="float" office:value="243173">
            <text:p>24317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ssHellen</text:p>
          </table:table-cell>
          <table:table-cell office:value-type="float" office:value="242304">
            <text:p>2423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osse83</text:p>
          </table:table-cell>
          <table:table-cell office:value-type="float" office:value="240004">
            <text:p>2400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reeForAll</text:p>
          </table:table-cell>
          <table:table-cell office:value-type="float" office:value="236892">
            <text:p>23689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Amma</text:p>
          </table:table-cell>
          <table:table-cell office:value-type="float" office:value="228849">
            <text:p>22884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83an</text:p>
          </table:table-cell>
          <table:table-cell office:value-type="float" office:value="227936">
            <text:p>22793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craptroll</text:p>
          </table:table-cell>
          <table:table-cell office:value-type="float" office:value="224653">
            <text:p>22465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rollvinter</text:p>
          </table:table-cell>
          <table:table-cell office:value-type="float" office:value="218208">
            <text:p>21820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ennypenny83</text:p>
          </table:table-cell>
          <table:table-cell office:value-type="float" office:value="212250">
            <text:p>21225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ymetrical</text:p>
          </table:table-cell>
          <table:table-cell office:value-type="float" office:value="202660">
            <text:p>20266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jes83</text:p>
          </table:table-cell>
          <table:table-cell office:value-type="float" office:value="197575">
            <text:p>19757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bbis</text:p>
          </table:table-cell>
          <table:table-cell office:value-type="float" office:value="191053">
            <text:p>19105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orReal</text:p>
          </table:table-cell>
          <table:table-cell office:value-type="float" office:value="181909">
            <text:p>18190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nas fina</text:p>
          </table:table-cell>
          <table:table-cell office:value-type="float" office:value="176854">
            <text:p>17685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draS</text:p>
          </table:table-cell>
          <table:table-cell office:value-type="float" office:value="175932">
            <text:p>17593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drafia</text:p>
          </table:table-cell>
          <table:table-cell office:value-type="float" office:value="175915">
            <text:p>17591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saA</text:p>
          </table:table-cell>
          <table:table-cell office:value-type="float" office:value="172600">
            <text:p>17260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binaa</text:p>
          </table:table-cell>
          <table:table-cell office:value-type="float" office:value="167218">
            <text:p>16721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a83</text:p>
          </table:table-cell>
          <table:table-cell office:value-type="float" office:value="159636">
            <text:p>15963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inaLi</text:p>
          </table:table-cell>
          <table:table-cell office:value-type="float" office:value="159192">
            <text:p>15919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neralvatten</text:p>
          </table:table-cell>
          <table:table-cell office:value-type="float" office:value="153200">
            <text:p>15320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my1983</text:p>
          </table:table-cell>
          <table:table-cell office:value-type="float" office:value="150600">
            <text:p>15060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iz83</text:p>
          </table:table-cell>
          <table:table-cell office:value-type="float" office:value="148694">
            <text:p>14869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Yarrow</text:p>
          </table:table-cell>
          <table:table-cell office:value-type="float" office:value="144019">
            <text:p>14401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miaa</text:p>
          </table:table-cell>
          <table:table-cell office:value-type="float" office:value="141359">
            <text:p>14135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Idizen</text:p>
          </table:table-cell>
          <table:table-cell office:value-type="float" office:value="140161">
            <text:p>14016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oney Boo</text:p>
          </table:table-cell>
          <table:table-cell office:value-type="float" office:value="134169">
            <text:p>13416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rau M</text:p>
          </table:table-cell>
          <table:table-cell office:value-type="float" office:value="133643">
            <text:p>13364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paceylisie</text:p>
          </table:table-cell>
          <table:table-cell office:value-type="float" office:value="133161">
            <text:p>13316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Diabetikern Jojo</text:p>
          </table:table-cell>
          <table:table-cell office:value-type="float" office:value="130777">
            <text:p>13077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ECJ</text:p>
          </table:table-cell>
          <table:table-cell office:value-type="float" office:value="130633">
            <text:p>13063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aby Doll</text:p>
          </table:table-cell>
          <table:table-cell office:value-type="float" office:value="130272">
            <text:p>13027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elia</text:p>
          </table:table-cell>
          <table:table-cell office:value-type="float" office:value="129937">
            <text:p>12993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indile</text:p>
          </table:table-cell>
          <table:table-cell office:value-type="float" office:value="129551">
            <text:p>12955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sv17</text:p>
          </table:table-cell>
          <table:table-cell office:value-type="float" office:value="129413">
            <text:p>12941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roosAnna</text:p>
          </table:table-cell>
          <table:table-cell office:value-type="float" office:value="129335">
            <text:p>12933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izzan</text:p>
          </table:table-cell>
          <table:table-cell office:value-type="float" office:value="125649">
            <text:p>12564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athrinLarsson</text:p>
          </table:table-cell>
          <table:table-cell office:value-type="float" office:value="123734">
            <text:p>12373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nnea83</text:p>
          </table:table-cell>
          <table:table-cell office:value-type="float" office:value="123395">
            <text:p>12339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ten måne</text:p>
          </table:table-cell>
          <table:table-cell office:value-type="float" office:value="123295">
            <text:p>12329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w83</text:p>
          </table:table-cell>
          <table:table-cell office:value-type="float" office:value="122791">
            <text:p>12279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he bad seed</text:p>
          </table:table-cell>
          <table:table-cell office:value-type="float" office:value="122747">
            <text:p>12274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jällräven</text:p>
          </table:table-cell>
          <table:table-cell office:value-type="float" office:value="119904">
            <text:p>1199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maRoSa</text:p>
          </table:table-cell>
          <table:table-cell office:value-type="float" office:value="118190">
            <text:p>11819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llla</text:p>
          </table:table-cell>
          <table:table-cell office:value-type="float" office:value="118030">
            <text:p>11803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amas</text:p>
          </table:table-cell>
          <table:table-cell office:value-type="float" office:value="112181">
            <text:p>11218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10616">
            <text:p>11061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Angel</text:p>
          </table:table-cell>
          <table:table-cell office:value-type="float" office:value="106188">
            <text:p>10618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03337">
            <text:p>10333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undtok</text:p>
          </table:table-cell>
          <table:table-cell office:value-type="float" office:value="102605">
            <text:p>10260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usstuss</text:p>
          </table:table-cell>
          <table:table-cell office:value-type="float" office:value="101384">
            <text:p>10138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a Jag</text:p>
          </table:table-cell>
          <table:table-cell office:value-type="float" office:value="98911">
            <text:p>9891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umpkinpie</text:p>
          </table:table-cell>
          <table:table-cell office:value-type="float" office:value="98876">
            <text:p>9887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ianca1</text:p>
          </table:table-cell>
          <table:table-cell office:value-type="float" office:value="96827">
            <text:p>9682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isa</text:p>
          </table:table-cell>
          <table:table-cell office:value-type="float" office:value="96586">
            <text:p>9658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jauen</text:p>
          </table:table-cell>
          <table:table-cell office:value-type="float" office:value="96562">
            <text:p>9656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float" office:value="94536">
            <text:p>9453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ol1</text:p>
          </table:table-cell>
          <table:table-cell office:value-type="float" office:value="93502">
            <text:p>9350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dwinter</text:p>
          </table:table-cell>
          <table:table-cell office:value-type="float" office:value="91511">
            <text:p>9151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erez</text:p>
          </table:table-cell>
          <table:table-cell office:value-type="float" office:value="90487">
            <text:p>9048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urnisen</text:p>
          </table:table-cell>
          <table:table-cell office:value-type="float" office:value="89410">
            <text:p>8941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ruAnna</text:p>
          </table:table-cell>
          <table:table-cell office:value-type="float" office:value="88408">
            <text:p>8840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ru LB</text:p>
          </table:table-cell>
          <table:table-cell office:value-type="float" office:value="87672">
            <text:p>8767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örnen</text:p>
          </table:table-cell>
          <table:table-cell office:value-type="float" office:value="83429">
            <text:p>8342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25</text:p>
          </table:table-cell>
          <table:table-cell office:value-type="float" office:value="79382">
            <text:p>7938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essLiihten</text:p>
          </table:table-cell>
          <table:table-cell office:value-type="float" office:value="78941">
            <text:p>789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ästkusttjejen</text:p>
          </table:table-cell>
          <table:table-cell office:value-type="float" office:value="77463">
            <text:p>7746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Izela</text:p>
          </table:table-cell>
          <table:table-cell office:value-type="float" office:value="76457">
            <text:p>7645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annaS83</text:p>
          </table:table-cell>
          <table:table-cell office:value-type="float" office:value="75648">
            <text:p>7564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or till Ella</text:p>
          </table:table-cell>
          <table:table-cell office:value-type="float" office:value="74641">
            <text:p>746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undafrida</text:p>
          </table:table-cell>
          <table:table-cell office:value-type="float" office:value="74016">
            <text:p>7401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ockenrola</text:p>
          </table:table-cell>
          <table:table-cell office:value-type="float" office:value="73561">
            <text:p>7356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iiiinkcat</text:p>
          </table:table-cell>
          <table:table-cell office:value-type="float" office:value="72762">
            <text:p>7276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rlin16</text:p>
          </table:table-cell>
          <table:table-cell office:value-type="float" office:value="72204">
            <text:p>722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zerus</text:p>
          </table:table-cell>
          <table:table-cell office:value-type="float" office:value="71560">
            <text:p>7156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a ruffs</text:p>
          </table:table-cell>
          <table:table-cell office:value-type="float" office:value="69046">
            <text:p>6904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ac</text:p>
          </table:table-cell>
          <table:table-cell office:value-type="float" office:value="68571">
            <text:p>6857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rash Man</text:p>
          </table:table-cell>
          <table:table-cell office:value-type="float" office:value="66562">
            <text:p>6656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puckot</text:p>
          </table:table-cell>
          <table:table-cell office:value-type="float" office:value="64741">
            <text:p>647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aAlex</text:p>
          </table:table-cell>
          <table:table-cell office:value-type="float" office:value="64147">
            <text:p>6414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Um muhammed</text:p>
          </table:table-cell>
          <table:table-cell office:value-type="float" office:value="63996">
            <text:p>6399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ramKalas</text:p>
          </table:table-cell>
          <table:table-cell office:value-type="float" office:value="63582">
            <text:p>6358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y</text:p>
          </table:table-cell>
          <table:table-cell office:value-type="float" office:value="62722">
            <text:p>6272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ipper500</text:p>
          </table:table-cell>
          <table:table-cell office:value-type="float" office:value="61840">
            <text:p>6184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fia</text:p>
          </table:table-cell>
          <table:table-cell office:value-type="float" office:value="61379">
            <text:p>6137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eela</text:p>
          </table:table-cell>
          <table:table-cell office:value-type="float" office:value="61376">
            <text:p>6137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ssMe83</text:p>
          </table:table-cell>
          <table:table-cell office:value-type="float" office:value="60280">
            <text:p>6028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owynAurora</text:p>
          </table:table-cell>
          <table:table-cell office:value-type="float" office:value="59985">
            <text:p>5998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trawberry Mum</text:p>
          </table:table-cell>
          <table:table-cell office:value-type="float" office:value="59735">
            <text:p>5973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usina</text:p>
          </table:table-cell>
          <table:table-cell office:value-type="float" office:value="58665">
            <text:p>5866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ddeli</text:p>
          </table:table-cell>
          <table:table-cell office:value-type="float" office:value="58255">
            <text:p>5825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niFröberg</text:p>
          </table:table-cell>
          <table:table-cell office:value-type="float" office:value="58106">
            <text:p>5810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lemmentina</text:p>
          </table:table-cell>
          <table:table-cell office:value-type="float" office:value="57584">
            <text:p>5758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rulle</text:p>
          </table:table-cell>
          <table:table-cell office:value-type="float" office:value="56999">
            <text:p>5699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mah83</text:p>
          </table:table-cell>
          <table:table-cell office:value-type="float" office:value="56370">
            <text:p>5637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ilversvans</text:p>
          </table:table-cell>
          <table:table-cell office:value-type="float" office:value="55944">
            <text:p>5594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zuzzan</text:p>
          </table:table-cell>
          <table:table-cell office:value-type="float" office:value="54980">
            <text:p>5498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ålvakten</text:p>
          </table:table-cell>
          <table:table-cell office:value-type="float" office:value="54719">
            <text:p>5471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Duttan</text:p>
          </table:table-cell>
          <table:table-cell office:value-type="float" office:value="54537">
            <text:p>5453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83a</text:p>
          </table:table-cell>
          <table:table-cell office:value-type="float" office:value="54217">
            <text:p>5421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aura</text:p>
          </table:table-cell>
          <table:table-cell office:value-type="float" office:value="54085">
            <text:p>5408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garden</text:p>
          </table:table-cell>
          <table:table-cell office:value-type="float" office:value="54005">
            <text:p>5400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alin</text:p>
          </table:table-cell>
          <table:table-cell office:value-type="float" office:value="53814">
            <text:p>5381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Unaangelita</text:p>
          </table:table-cell>
          <table:table-cell office:value-type="float" office:value="53547">
            <text:p>5354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unawaybride</text:p>
          </table:table-cell>
          <table:table-cell office:value-type="float" office:value="53107">
            <text:p>5310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velinas</text:p>
          </table:table-cell>
          <table:table-cell office:value-type="float" office:value="52415">
            <text:p>5241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mazonija</text:p>
          </table:table-cell>
          <table:table-cell office:value-type="float" office:value="52371">
            <text:p>5237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enshii</text:p>
          </table:table-cell>
          <table:table-cell office:value-type="float" office:value="51254">
            <text:p>5125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opycat83</text:p>
          </table:table-cell>
          <table:table-cell office:value-type="float" office:value="50928">
            <text:p>5092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oseeffin</text:p>
          </table:table-cell>
          <table:table-cell office:value-type="float" office:value="50829">
            <text:p>5082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OojespersmammaoO</text:p>
          </table:table-cell>
          <table:table-cell office:value-type="float" office:value="50727">
            <text:p>5072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illiana</text:p>
          </table:table-cell>
          <table:table-cell office:value-type="float" office:value="50623">
            <text:p>5062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ss Johanna</text:p>
          </table:table-cell>
          <table:table-cell office:value-type="float" office:value="50492">
            <text:p>5049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unniva</text:p>
          </table:table-cell>
          <table:table-cell office:value-type="float" office:value="50246">
            <text:p>5024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my27</text:p>
          </table:table-cell>
          <table:table-cell office:value-type="float" office:value="48293">
            <text:p>4829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aringe</text:p>
          </table:table-cell>
          <table:table-cell office:value-type="float" office:value="48133">
            <text:p>4813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3NN3</text:p>
          </table:table-cell>
          <table:table-cell office:value-type="float" office:value="47719">
            <text:p>4771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ckattis</text:p>
          </table:table-cell>
          <table:table-cell office:value-type="float" office:value="47178">
            <text:p>4717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quarius</text:p>
          </table:table-cell>
          <table:table-cell office:value-type="float" office:value="47166">
            <text:p>4716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Dumbledore</text:p>
          </table:table-cell>
          <table:table-cell office:value-type="float" office:value="46998">
            <text:p>4699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ica74</text:p>
          </table:table-cell>
          <table:table-cell office:value-type="float" office:value="46926">
            <text:p>4692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issa83</text:p>
          </table:table-cell>
          <table:table-cell office:value-type="float" office:value="46814">
            <text:p>4681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Lin</text:p>
          </table:table-cell>
          <table:table-cell office:value-type="float" office:value="46769">
            <text:p>4676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amPam</text:p>
          </table:table-cell>
          <table:table-cell office:value-type="float" office:value="46336">
            <text:p>4633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bo</text:p>
          </table:table-cell>
          <table:table-cell office:value-type="float" office:value="46134">
            <text:p>4613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evinsMamma83</text:p>
          </table:table-cell>
          <table:table-cell office:value-type="float" office:value="46059">
            <text:p>4605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deez</text:p>
          </table:table-cell>
          <table:table-cell office:value-type="float" office:value="45662">
            <text:p>4566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allarros</text:p>
          </table:table-cell>
          <table:table-cell office:value-type="float" office:value="44704">
            <text:p>447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pplepie</text:p>
          </table:table-cell>
          <table:table-cell office:value-type="float" office:value="44115">
            <text:p>4411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iis</text:p>
          </table:table-cell>
          <table:table-cell office:value-type="float" office:value="43811">
            <text:p>4381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aOchMatte</text:p>
          </table:table-cell>
          <table:table-cell office:value-type="float" office:value="43692">
            <text:p>4369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oneybun</text:p>
          </table:table-cell>
          <table:table-cell office:value-type="float" office:value="43614">
            <text:p>4361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eecock</text:p>
          </table:table-cell>
          <table:table-cell office:value-type="float" office:value="43245">
            <text:p>4324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42624">
            <text:p>4262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42453">
            <text:p>4245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na</text:p>
          </table:table-cell>
          <table:table-cell office:value-type="float" office:value="42235">
            <text:p>4223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a83</text:p>
          </table:table-cell>
          <table:table-cell office:value-type="float" office:value="42187">
            <text:p>4218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42091">
            <text:p>4209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KT83</text:p>
          </table:table-cell>
          <table:table-cell office:value-type="float" office:value="41893">
            <text:p>4189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l83</text:p>
          </table:table-cell>
          <table:table-cell office:value-type="float" office:value="41121">
            <text:p>4112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drömmare</text:p>
          </table:table-cell>
          <table:table-cell office:value-type="float" office:value="40431">
            <text:p>4043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nis83</text:p>
          </table:table-cell>
          <table:table-cell office:value-type="float" office:value="40323">
            <text:p>4032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rlene83</text:p>
          </table:table-cell>
          <table:table-cell office:value-type="float" office:value="40254">
            <text:p>4025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gelicious</text:p>
          </table:table-cell>
          <table:table-cell office:value-type="float" office:value="39485">
            <text:p>3948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usan</text:p>
          </table:table-cell>
          <table:table-cell office:value-type="float" office:value="39028">
            <text:p>3902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Dina</text:p>
          </table:table-cell>
          <table:table-cell office:value-type="float" office:value="38708">
            <text:p>3870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gulligavera</text:p>
          </table:table-cell>
          <table:table-cell office:value-type="float" office:value="38705">
            <text:p>3870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azza</text:p>
          </table:table-cell>
          <table:table-cell office:value-type="float" office:value="37786">
            <text:p>3778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ialia</text:p>
          </table:table-cell>
          <table:table-cell office:value-type="float" office:value="37641">
            <text:p>376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icolinus</text:p>
          </table:table-cell>
          <table:table-cell office:value-type="float" office:value="36890">
            <text:p>3689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ysgrodan</text:p>
          </table:table-cell>
          <table:table-cell office:value-type="float" office:value="36417">
            <text:p>3641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usieQ</text:p>
          </table:table-cell>
          <table:table-cell office:value-type="float" office:value="36404">
            <text:p>364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attizzz83</text:p>
          </table:table-cell>
          <table:table-cell office:value-type="float" office:value="36189">
            <text:p>3618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enni</text:p>
          </table:table-cell>
          <table:table-cell office:value-type="float" office:value="35799">
            <text:p>3579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mi83</text:p>
          </table:table-cell>
          <table:table-cell office:value-type="float" office:value="35474">
            <text:p>3547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ussilago00</text:p>
          </table:table-cell>
          <table:table-cell office:value-type="float" office:value="35391">
            <text:p>3539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atarinab</text:p>
          </table:table-cell>
          <table:table-cell office:value-type="float" office:value="34979">
            <text:p>3497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OoSOLINoO</text:p>
          </table:table-cell>
          <table:table-cell office:value-type="float" office:value="34628">
            <text:p>3462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ove H</text:p>
          </table:table-cell>
          <table:table-cell office:value-type="float" office:value="34493">
            <text:p>3449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ttlestar83</text:p>
          </table:table-cell>
          <table:table-cell office:value-type="float" office:value="34485">
            <text:p>3448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im</text:p>
          </table:table-cell>
          <table:table-cell office:value-type="float" office:value="34418">
            <text:p>3441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emdär</text:p>
          </table:table-cell>
          <table:table-cell office:value-type="float" office:value="34377">
            <text:p>3437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sofie83</text:p>
          </table:table-cell>
          <table:table-cell office:value-type="float" office:value="34311">
            <text:p>3431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mmetrocker</text:p>
          </table:table-cell>
          <table:table-cell office:value-type="float" office:value="34187">
            <text:p>3418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attis83</text:p>
          </table:table-cell>
          <table:table-cell office:value-type="float" office:value="34056">
            <text:p>3405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onica83</text:p>
          </table:table-cell>
          <table:table-cell office:value-type="float" office:value="33474">
            <text:p>3347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na83</text:p>
          </table:table-cell>
          <table:table-cell office:value-type="float" office:value="32822">
            <text:p>3282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agoyam W</text:p>
          </table:table-cell>
          <table:table-cell office:value-type="float" office:value="32748">
            <text:p>3274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läck</text:p>
          </table:table-cell>
          <table:table-cell office:value-type="float" office:value="32473">
            <text:p>3247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raK83</text:p>
          </table:table-cell>
          <table:table-cell office:value-type="float" office:value="32168">
            <text:p>3216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ystermalin</text:p>
          </table:table-cell>
          <table:table-cell office:value-type="float" office:value="31974">
            <text:p>3197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ikaojohan</text:p>
          </table:table-cell>
          <table:table-cell office:value-type="float" office:value="31484">
            <text:p>3148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leonore</text:p>
          </table:table-cell>
          <table:table-cell office:value-type="float" office:value="31205">
            <text:p>3120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Ölandstoka</text:p>
          </table:table-cell>
          <table:table-cell office:value-type="float" office:value="31054">
            <text:p>3105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sams5</text:p>
          </table:table-cell>
          <table:table-cell office:value-type="float" office:value="30812">
            <text:p>3081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rockmamman</text:p>
          </table:table-cell>
          <table:table-cell office:value-type="float" office:value="30386">
            <text:p>3038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attuman83</text:p>
          </table:table-cell>
          <table:table-cell office:value-type="float" office:value="30384">
            <text:p>3038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is83</text:p>
          </table:table-cell>
          <table:table-cell office:value-type="float" office:value="29827">
            <text:p>2982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ndaPalm</text:p>
          </table:table-cell>
          <table:table-cell office:value-type="float" office:value="29672">
            <text:p>2967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Gunge</text:p>
          </table:table-cell>
          <table:table-cell office:value-type="float" office:value="29341">
            <text:p>293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Uhngoliant</text:p>
          </table:table-cell>
          <table:table-cell office:value-type="float" office:value="29299">
            <text:p>2929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anniiee</text:p>
          </table:table-cell>
          <table:table-cell office:value-type="float" office:value="29131">
            <text:p>2913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ouisa83</text:p>
          </table:table-cell>
          <table:table-cell office:value-type="float" office:value="29096">
            <text:p>2909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essJH</text:p>
          </table:table-cell>
          <table:table-cell office:value-type="float" office:value="28653">
            <text:p>2865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inituss</text:p>
          </table:table-cell>
          <table:table-cell office:value-type="float" office:value="28430">
            <text:p>2843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rtinis</text:p>
          </table:table-cell>
          <table:table-cell office:value-type="float" office:value="28277">
            <text:p>2827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olion</text:p>
          </table:table-cell>
          <table:table-cell office:value-type="float" office:value="28230">
            <text:p>2823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fot</text:p>
          </table:table-cell>
          <table:table-cell office:value-type="float" office:value="28133">
            <text:p>2813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arolineA</text:p>
          </table:table-cell>
          <table:table-cell office:value-type="float" office:value="27481">
            <text:p>2748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UmeAnkan</text:p>
          </table:table-cell>
          <table:table-cell office:value-type="float" office:value="27437">
            <text:p>2743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ynara</text:p>
          </table:table-cell>
          <table:table-cell office:value-type="float" office:value="27373">
            <text:p>2737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jaB</text:p>
          </table:table-cell>
          <table:table-cell office:value-type="float" office:value="27255">
            <text:p>2725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maMag</text:p>
          </table:table-cell>
          <table:table-cell office:value-type="float" office:value="27072">
            <text:p>2707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dde1983</text:p>
          </table:table-cell>
          <table:table-cell office:value-type="float" office:value="26804">
            <text:p>268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ovember2007</text:p>
          </table:table-cell>
          <table:table-cell office:value-type="float" office:value="26714">
            <text:p>2671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Wicked113</text:p>
          </table:table-cell>
          <table:table-cell office:value-type="float" office:value="26710">
            <text:p>2671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undtok</text:p>
          </table:table-cell>
          <table:table-cell office:value-type="float" office:value="26481">
            <text:p>2648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an83</text:p>
          </table:table-cell>
          <table:table-cell office:value-type="float" office:value="26440">
            <text:p>2644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kabetti</text:p>
          </table:table-cell>
          <table:table-cell office:value-type="float" office:value="26024">
            <text:p>2602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ovaliss</text:p>
          </table:table-cell>
          <table:table-cell office:value-type="float" office:value="26024">
            <text:p>2602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aive</text:p>
          </table:table-cell>
          <table:table-cell office:value-type="float" office:value="25909">
            <text:p>2590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alo83</text:p>
          </table:table-cell>
          <table:table-cell office:value-type="float" office:value="25895">
            <text:p>2589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na84</text:p>
          </table:table-cell>
          <table:table-cell office:value-type="float" office:value="25861">
            <text:p>2586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Iza2011</text:p>
          </table:table-cell>
          <table:table-cell office:value-type="float" office:value="25436">
            <text:p>2543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gosmagen</text:p>
          </table:table-cell>
          <table:table-cell office:value-type="float" office:value="25153">
            <text:p>2515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ady Blue</text:p>
          </table:table-cell>
          <table:table-cell office:value-type="float" office:value="25011">
            <text:p>2501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uritella</text:p>
          </table:table-cell>
          <table:table-cell office:value-type="float" office:value="25009">
            <text:p>2500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24948">
            <text:p>2494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ya84</text:p>
          </table:table-cell>
          <table:table-cell office:value-type="float" office:value="24921">
            <text:p>2492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yrtuva</text:p>
          </table:table-cell>
          <table:table-cell office:value-type="float" office:value="24908">
            <text:p>2490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naJo83</text:p>
          </table:table-cell>
          <table:table-cell office:value-type="float" office:value="24876">
            <text:p>2487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ovli</text:p>
          </table:table-cell>
          <table:table-cell office:value-type="float" office:value="24858">
            <text:p>2485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ucke</text:p>
          </table:table-cell>
          <table:table-cell office:value-type="float" office:value="24855">
            <text:p>2485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antasyforever</text:p>
          </table:table-cell>
          <table:table-cell office:value-type="float" office:value="24821">
            <text:p>2482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akan</text:p>
          </table:table-cell>
          <table:table-cell office:value-type="float" office:value="24741">
            <text:p>247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nnie83</text:p>
          </table:table-cell>
          <table:table-cell office:value-type="float" office:value="24688">
            <text:p>2468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ma0709</text:p>
          </table:table-cell>
          <table:table-cell office:value-type="float" office:value="24397">
            <text:p>2439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ombus</text:p>
          </table:table-cell>
          <table:table-cell office:value-type="float" office:value="23924">
            <text:p>2392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riahogergö</text:p>
          </table:table-cell>
          <table:table-cell office:value-type="float" office:value="23896">
            <text:p>2389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GeRDiS</text:p>
          </table:table-cell>
          <table:table-cell office:value-type="float" office:value="23757">
            <text:p>2375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ooova</text:p>
          </table:table-cell>
          <table:table-cell office:value-type="float" office:value="23643">
            <text:p>2364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vetpålandet</text:p>
          </table:table-cell>
          <table:table-cell office:value-type="float" office:value="23314">
            <text:p>2331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bbi</text:p>
          </table:table-cell>
          <table:table-cell office:value-type="float" office:value="23302">
            <text:p>2330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earlA</text:p>
          </table:table-cell>
          <table:table-cell office:value-type="float" office:value="23295">
            <text:p>2329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MCG</text:p>
          </table:table-cell>
          <table:table-cell office:value-type="float" office:value="23241">
            <text:p>232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abyboom2005</text:p>
          </table:table-cell>
          <table:table-cell office:value-type="float" office:value="23167">
            <text:p>2316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lsjo</text:p>
          </table:table-cell>
          <table:table-cell office:value-type="float" office:value="23127">
            <text:p>2312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a83</text:p>
          </table:table-cell>
          <table:table-cell office:value-type="float" office:value="23006">
            <text:p>2300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ndalii</text:p>
          </table:table-cell>
          <table:table-cell office:value-type="float" office:value="22754">
            <text:p>2275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llana</text:p>
          </table:table-cell>
          <table:table-cell office:value-type="float" office:value="22709">
            <text:p>2270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 queer star</text:p>
          </table:table-cell>
          <table:table-cell office:value-type="float" office:value="22690">
            <text:p>2269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a0911</text:p>
          </table:table-cell>
          <table:table-cell office:value-type="float" office:value="22638">
            <text:p>2263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Bog</text:p>
          </table:table-cell>
          <table:table-cell office:value-type="float" office:value="22489">
            <text:p>2248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ecilia84</text:p>
          </table:table-cell>
          <table:table-cell office:value-type="float" office:value="22423">
            <text:p>2242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Gardenia</text:p>
          </table:table-cell>
          <table:table-cell office:value-type="float" office:value="22384">
            <text:p>2238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etulaK</text:p>
          </table:table-cell>
          <table:table-cell office:value-type="float" office:value="22339">
            <text:p>2233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alorten06</text:p>
          </table:table-cell>
          <table:table-cell office:value-type="float" office:value="22329">
            <text:p>2232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ärmlandstösen</text:p>
          </table:table-cell>
          <table:table-cell office:value-type="float" office:value="21925">
            <text:p>2192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lliot</text:p>
          </table:table-cell>
          <table:table-cell office:value-type="float" office:value="21889">
            <text:p>2188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mJay</text:p>
          </table:table-cell>
          <table:table-cell office:value-type="float" office:value="21887">
            <text:p>2188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ottizz</text:p>
          </table:table-cell>
          <table:table-cell office:value-type="float" office:value="21853">
            <text:p>2185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rancisca</text:p>
          </table:table-cell>
          <table:table-cell office:value-type="float" office:value="21786">
            <text:p>2178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zophieed</text:p>
          </table:table-cell>
          <table:table-cell office:value-type="float" office:value="21521">
            <text:p>2152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offan83</text:p>
          </table:table-cell>
          <table:table-cell office:value-type="float" office:value="21452">
            <text:p>2145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an01</text:p>
          </table:table-cell>
          <table:table-cell office:value-type="float" office:value="21136">
            <text:p>2113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ndaLoue</text:p>
          </table:table-cell>
          <table:table-cell office:value-type="float" office:value="20969">
            <text:p>2096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ebbejonte</text:p>
          </table:table-cell>
          <table:table-cell office:value-type="float" office:value="20876">
            <text:p>2087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zz</text:p>
          </table:table-cell>
          <table:table-cell office:value-type="float" office:value="20825">
            <text:p>2082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ndslott</text:p>
          </table:table-cell>
          <table:table-cell office:value-type="float" office:value="20774">
            <text:p>2077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riaC</text:p>
          </table:table-cell>
          <table:table-cell office:value-type="float" office:value="20715">
            <text:p>2071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CEG</text:p>
          </table:table-cell>
          <table:table-cell office:value-type="float" office:value="20458">
            <text:p>2045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essica83</text:p>
          </table:table-cell>
          <table:table-cell office:value-type="float" office:value="20371">
            <text:p>2037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aSvea</text:p>
          </table:table-cell>
          <table:table-cell office:value-type="float" office:value="20237">
            <text:p>2023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uvaduva</text:p>
          </table:table-cell>
          <table:table-cell office:value-type="float" office:value="20027">
            <text:p>2002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Wilden</text:p>
          </table:table-cell>
          <table:table-cell office:value-type="float" office:value="19967">
            <text:p>1996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ssan</text:p>
          </table:table-cell>
          <table:table-cell office:value-type="float" office:value="19899">
            <text:p>1989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äntligen Vi</text:p>
          </table:table-cell>
          <table:table-cell office:value-type="float" office:value="19690">
            <text:p>1969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rincess edition</text:p>
          </table:table-cell>
          <table:table-cell office:value-type="float" office:value="19604">
            <text:p>196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enzia</text:p>
          </table:table-cell>
          <table:table-cell office:value-type="float" office:value="19595">
            <text:p>1959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359">
            <text:p>1935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ehla</text:p>
          </table:table-cell>
          <table:table-cell office:value-type="float" office:value="19309">
            <text:p>1930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ssH</text:p>
          </table:table-cell>
          <table:table-cell office:value-type="float" office:value="19276">
            <text:p>1927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millaK</text:p>
          </table:table-cell>
          <table:table-cell office:value-type="float" office:value="19271">
            <text:p>1927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onelyheart</text:p>
          </table:table-cell>
          <table:table-cell office:value-type="float" office:value="19114">
            <text:p>1911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yros</text:p>
          </table:table-cell>
          <table:table-cell office:value-type="float" office:value="18763">
            <text:p>1876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enna9</text:p>
          </table:table-cell>
          <table:table-cell office:value-type="float" office:value="18738">
            <text:p>1873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astumpan</text:p>
          </table:table-cell>
          <table:table-cell office:value-type="float" office:value="18555">
            <text:p>1855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onungssmulan</text:p>
          </table:table-cell>
          <table:table-cell office:value-type="float" office:value="18528">
            <text:p>1852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Oo P A oO</text:p>
          </table:table-cell>
          <table:table-cell office:value-type="float" office:value="18378">
            <text:p>1837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mubben</text:p>
          </table:table-cell>
          <table:table-cell office:value-type="float" office:value="18373">
            <text:p>1837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a1983</text:p>
          </table:table-cell>
          <table:table-cell office:value-type="float" office:value="18345">
            <text:p>1834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ria1</text:p>
          </table:table-cell>
          <table:table-cell office:value-type="float" office:value="18073">
            <text:p>1807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arssonsophie</text:p>
          </table:table-cell>
          <table:table-cell office:value-type="float" office:value="17921">
            <text:p>1792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ofie83</text:p>
          </table:table-cell>
          <table:table-cell office:value-type="float" office:value="17865">
            <text:p>1786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isse</text:p>
          </table:table-cell>
          <table:table-cell office:value-type="float" office:value="17783">
            <text:p>1778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lingo</text:p>
          </table:table-cell>
          <table:table-cell office:value-type="float" office:value="17676">
            <text:p>1767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ofiaah</text:p>
          </table:table-cell>
          <table:table-cell office:value-type="float" office:value="17623">
            <text:p>1762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itty3465</text:p>
          </table:table-cell>
          <table:table-cell office:value-type="float" office:value="17297">
            <text:p>1729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ajagmedstorahjärtat</text:p>
          </table:table-cell>
          <table:table-cell office:value-type="float" office:value="17079">
            <text:p>1707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trumpa</text:p>
          </table:table-cell>
          <table:table-cell office:value-type="float" office:value="17070">
            <text:p>1707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ra jolu</text:p>
          </table:table-cell>
          <table:table-cell office:value-type="float" office:value="16948">
            <text:p>1694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baby</text:p>
          </table:table-cell>
          <table:table-cell office:value-type="float" office:value="16945">
            <text:p>1694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attamaja</text:p>
          </table:table-cell>
          <table:table-cell office:value-type="float" office:value="16749">
            <text:p>1674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trumpa</text:p>
          </table:table-cell>
          <table:table-cell office:value-type="float" office:value="16711">
            <text:p>1671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omelikeithot</text:p>
          </table:table-cell>
          <table:table-cell office:value-type="float" office:value="16480">
            <text:p>1648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arro 83</text:p>
          </table:table-cell>
          <table:table-cell office:value-type="float" office:value="16421">
            <text:p>1642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Hultis</text:p>
          </table:table-cell>
          <table:table-cell office:value-type="float" office:value="16264">
            <text:p>1626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izelisan</text:p>
          </table:table-cell>
          <table:table-cell office:value-type="float" office:value="16222">
            <text:p>1622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a Evve</text:p>
          </table:table-cell>
          <table:table-cell office:value-type="float" office:value="16159">
            <text:p>1615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rsPJ</text:p>
          </table:table-cell>
          <table:table-cell office:value-type="float" office:value="16103">
            <text:p>1610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vedalatjessi</text:p>
          </table:table-cell>
          <table:table-cell office:value-type="float" office:value="16041">
            <text:p>1604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Karroägget</text:p>
          </table:table-cell>
          <table:table-cell office:value-type="float" office:value="15997">
            <text:p>1599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adja83</text:p>
          </table:table-cell>
          <table:table-cell office:value-type="float" office:value="15933">
            <text:p>1593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ooba</text:p>
          </table:table-cell>
          <table:table-cell office:value-type="float" office:value="15895">
            <text:p>1589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A26</text:p>
          </table:table-cell>
          <table:table-cell office:value-type="float" office:value="15711">
            <text:p>1571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ysMalin</text:p>
          </table:table-cell>
          <table:table-cell office:value-type="float" office:value="15710">
            <text:p>1571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heRoses</text:p>
          </table:table-cell>
          <table:table-cell office:value-type="float" office:value="15648">
            <text:p>1564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abola</text:p>
          </table:table-cell>
          <table:table-cell office:value-type="float" office:value="15648">
            <text:p>1564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tellanocte</text:p>
          </table:table-cell>
          <table:table-cell office:value-type="float" office:value="15579">
            <text:p>1557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nmanmedskägg</text:p>
          </table:table-cell>
          <table:table-cell office:value-type="float" office:value="15534">
            <text:p>1553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yheartbelongstoyou</text:p>
          </table:table-cell>
          <table:table-cell office:value-type="float" office:value="15522">
            <text:p>1552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ärlan83</text:p>
          </table:table-cell>
          <table:table-cell office:value-type="float" office:value="15372">
            <text:p>1537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eciliaL</text:p>
          </table:table-cell>
          <table:table-cell office:value-type="float" office:value="15367">
            <text:p>1536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issan83</text:p>
          </table:table-cell>
          <table:table-cell office:value-type="float" office:value="15365">
            <text:p>1536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rre</text:p>
          </table:table-cell>
          <table:table-cell office:value-type="float" office:value="15323">
            <text:p>1532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adbollen</text:p>
          </table:table-cell>
          <table:table-cell office:value-type="float" office:value="15315">
            <text:p>1531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mzi</text:p>
          </table:table-cell>
          <table:table-cell office:value-type="float" office:value="15112">
            <text:p>1511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ticky</text:p>
          </table:table-cell>
          <table:table-cell office:value-type="float" office:value="15091">
            <text:p>1509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usstuss</text:p>
          </table:table-cell>
          <table:table-cell office:value-type="float" office:value="14667">
            <text:p>1466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nanathalia</text:p>
          </table:table-cell>
          <table:table-cell office:value-type="float" office:value="14591">
            <text:p>1459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mmaMoon</text:p>
          </table:table-cell>
          <table:table-cell office:value-type="float" office:value="14555">
            <text:p>1455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tar83</text:p>
          </table:table-cell>
          <table:table-cell office:value-type="float" office:value="14537">
            <text:p>1453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elika</text:p>
          </table:table-cell>
          <table:table-cell office:value-type="float" office:value="14508">
            <text:p>1450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lerattälska</text:p>
          </table:table-cell>
          <table:table-cell office:value-type="float" office:value="14351">
            <text:p>1435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jej84</text:p>
          </table:table-cell>
          <table:table-cell office:value-type="float" office:value="14299">
            <text:p>1429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llFia</text:p>
          </table:table-cell>
          <table:table-cell office:value-type="float" office:value="14139">
            <text:p>1413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unx4life</text:p>
          </table:table-cell>
          <table:table-cell office:value-type="float" office:value="14106">
            <text:p>1410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essie83</text:p>
          </table:table-cell>
          <table:table-cell office:value-type="float" office:value="13689">
            <text:p>1368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jnollnio</text:p>
          </table:table-cell>
          <table:table-cell office:value-type="float" office:value="13616">
            <text:p>1361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itenOchSkeptisk</text:p>
          </table:table-cell>
          <table:table-cell office:value-type="float" office:value="13376">
            <text:p>1337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assionsblomma</text:p>
          </table:table-cell>
          <table:table-cell office:value-type="float" office:value="13296">
            <text:p>1329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enga</text:p>
          </table:table-cell>
          <table:table-cell office:value-type="float" office:value="13143">
            <text:p>1314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Dincer83</text:p>
          </table:table-cell>
          <table:table-cell office:value-type="float" office:value="13131">
            <text:p>1313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ilssonPettersson</text:p>
          </table:table-cell>
          <table:table-cell office:value-type="float" office:value="13079">
            <text:p>1307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snuttan</text:p>
          </table:table-cell>
          <table:table-cell office:value-type="float" office:value="12996">
            <text:p>1299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nicol</text:p>
          </table:table-cell>
          <table:table-cell office:value-type="float" office:value="12939">
            <text:p>1293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ängtafia</text:p>
          </table:table-cell>
          <table:table-cell office:value-type="float" office:value="12844">
            <text:p>1284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omalolinon</text:p>
          </table:table-cell>
          <table:table-cell office:value-type="float" office:value="12758">
            <text:p>1275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rinsmamma</text:p>
          </table:table-cell>
          <table:table-cell office:value-type="float" office:value="12675">
            <text:p>1267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2640">
            <text:p>1264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llibelli</text:p>
          </table:table-cell>
          <table:table-cell office:value-type="float" office:value="12629">
            <text:p>1262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rilis</text:p>
          </table:table-cell>
          <table:table-cell office:value-type="float" office:value="12595">
            <text:p>1259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K83</text:p>
          </table:table-cell>
          <table:table-cell office:value-type="float" office:value="12533">
            <text:p>1253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adygum</text:p>
          </table:table-cell>
          <table:table-cell office:value-type="float" office:value="12443">
            <text:p>1244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ikkey</text:p>
          </table:table-cell>
          <table:table-cell office:value-type="float" office:value="12380">
            <text:p>1238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ockertoppen27</text:p>
          </table:table-cell>
          <table:table-cell office:value-type="float" office:value="12349">
            <text:p>1234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mbrosia</text:p>
          </table:table-cell>
          <table:table-cell office:value-type="float" office:value="12348">
            <text:p>1234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ilamila</text:p>
          </table:table-cell>
          <table:table-cell office:value-type="float" office:value="12347">
            <text:p>1234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ussilago83</text:p>
          </table:table-cell>
          <table:table-cell office:value-type="float" office:value="12301">
            <text:p>1230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ebba83</text:p>
          </table:table-cell>
          <table:table-cell office:value-type="float" office:value="12269">
            <text:p>1226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hishii</text:p>
          </table:table-cell>
          <table:table-cell office:value-type="float" office:value="12204">
            <text:p>1220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Ia84</text:p>
          </table:table-cell>
          <table:table-cell office:value-type="float" office:value="12171">
            <text:p>1217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ollyBuz</text:p>
          </table:table-cell>
          <table:table-cell office:value-type="float" office:value="12165">
            <text:p>1216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hantom</text:p>
          </table:table-cell>
          <table:table-cell office:value-type="float" office:value="12045">
            <text:p>1204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atKay83</text:p>
          </table:table-cell>
          <table:table-cell office:value-type="float" office:value="11821">
            <text:p>1182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vilhoney</text:p>
          </table:table-cell>
          <table:table-cell office:value-type="float" office:value="11662">
            <text:p>1166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arabou</text:p>
          </table:table-cell>
          <table:table-cell office:value-type="float" office:value="11657">
            <text:p>1165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melica</text:p>
          </table:table-cell>
          <table:table-cell office:value-type="float" office:value="11613">
            <text:p>1161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obou</text:p>
          </table:table-cell>
          <table:table-cell office:value-type="float" office:value="11603">
            <text:p>1160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moniquee83</text:p>
          </table:table-cell>
          <table:table-cell office:value-type="float" office:value="11600">
            <text:p>1160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ilda å Jimmy</text:p>
          </table:table-cell>
          <table:table-cell office:value-type="float" office:value="11588">
            <text:p>11588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mulan777</text:p>
          </table:table-cell>
          <table:table-cell office:value-type="float" office:value="11572">
            <text:p>1157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Znickers</text:p>
          </table:table-cell>
          <table:table-cell office:value-type="float" office:value="11519">
            <text:p>1151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näckis</text:p>
          </table:table-cell>
          <table:table-cell office:value-type="float" office:value="11439">
            <text:p>1143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antidyllen</text:p>
          </table:table-cell>
          <table:table-cell office:value-type="float" office:value="11226">
            <text:p>1122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Taao83</text:p>
          </table:table-cell>
          <table:table-cell office:value-type="float" office:value="11195">
            <text:p>1119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gge83</text:p>
          </table:table-cell>
          <table:table-cell office:value-type="float" office:value="11113">
            <text:p>11113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b imo pectore</text:p>
          </table:table-cell>
          <table:table-cell office:value-type="float" office:value="11059">
            <text:p>1105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assi83</text:p>
          </table:table-cell>
          <table:table-cell office:value-type="float" office:value="10932">
            <text:p>1093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jush</text:p>
          </table:table-cell>
          <table:table-cell office:value-type="float" office:value="10886">
            <text:p>1088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0861">
            <text:p>10861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rida S83</text:p>
          </table:table-cell>
          <table:table-cell office:value-type="float" office:value="10820">
            <text:p>10820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Att vänta</text:p>
          </table:table-cell>
          <table:table-cell office:value-type="float" office:value="10782">
            <text:p>1078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snäckis</text:p>
          </table:table-cell>
          <table:table-cell office:value-type="float" office:value="10707">
            <text:p>1070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utterfly83</text:p>
          </table:table-cell>
          <table:table-cell office:value-type="float" office:value="10475">
            <text:p>1047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uteCherryAnn</text:p>
          </table:table-cell>
          <table:table-cell office:value-type="float" office:value="10322">
            <text:p>1032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Nilla83</text:p>
          </table:table-cell>
          <table:table-cell office:value-type="float" office:value="10285">
            <text:p>1028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ellllen83</text:p>
          </table:table-cell>
          <table:table-cell office:value-type="float" office:value="10216">
            <text:p>1021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Bliss</text:p>
          </table:table-cell>
          <table:table-cell office:value-type="float" office:value="10192">
            <text:p>10192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Frugravid</text:p>
          </table:table-cell>
          <table:table-cell office:value-type="float" office:value="10154">
            <text:p>10154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pinky</text:p>
          </table:table-cell>
          <table:table-cell office:value-type="float" office:value="10139">
            <text:p>10139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Väduren83</text:p>
          </table:table-cell>
          <table:table-cell office:value-type="float" office:value="10065">
            <text:p>10065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Chief Wiggum</text:p>
          </table:table-cell>
          <table:table-cell office:value-type="float" office:value="10046">
            <text:p>10046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1">
          <table:table-cell office:value-type="string">
            <text:p>LaFontaine</text:p>
          </table:table-cell>
          <table:table-cell office:value-type="float" office:value="746205">
            <text:p>74620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umpkin</text:p>
          </table:table-cell>
          <table:table-cell office:value-type="float" office:value="632908">
            <text:p>63290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iboflavin</text:p>
          </table:table-cell>
          <table:table-cell office:value-type="float" office:value="586660">
            <text:p>58666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ilcha</text:p>
          </table:table-cell>
          <table:table-cell office:value-type="float" office:value="459040">
            <text:p>45904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onvaljen</text:p>
          </table:table-cell>
          <table:table-cell office:value-type="float" office:value="414018">
            <text:p>41401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mba</text:p>
          </table:table-cell>
          <table:table-cell office:value-type="float" office:value="388577">
            <text:p>38857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ttizm</text:p>
          </table:table-cell>
          <table:table-cell office:value-type="float" office:value="375898">
            <text:p>37589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amillaJ</text:p>
          </table:table-cell>
          <table:table-cell office:value-type="float" office:value="369380">
            <text:p>36938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mandaBrun</text:p>
          </table:table-cell>
          <table:table-cell office:value-type="float" office:value="353863">
            <text:p>35386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popan</text:p>
          </table:table-cell>
          <table:table-cell office:value-type="float" office:value="352821">
            <text:p>35282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ickyb</text:p>
          </table:table-cell>
          <table:table-cell office:value-type="float" office:value="347561">
            <text:p>34756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erstin</text:p>
          </table:table-cell>
          <table:table-cell office:value-type="float" office:value="345863">
            <text:p>34586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manda84</text:p>
          </table:table-cell>
          <table:table-cell office:value-type="float" office:value="308791">
            <text:p>30879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enen</text:p>
          </table:table-cell>
          <table:table-cell office:value-type="float" office:value="283291">
            <text:p>28329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egewiel</text:p>
          </table:table-cell>
          <table:table-cell office:value-type="float" office:value="277422">
            <text:p>27742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ndra1984</text:p>
          </table:table-cell>
          <table:table-cell office:value-type="float" office:value="271242">
            <text:p>27124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oppfull84</text:p>
          </table:table-cell>
          <table:table-cell office:value-type="float" office:value="266365">
            <text:p>2663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årblomma</text:p>
          </table:table-cell>
          <table:table-cell office:value-type="float" office:value="259799">
            <text:p>25979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abyJia</text:p>
          </table:table-cell>
          <table:table-cell office:value-type="float" office:value="255947">
            <text:p>25594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ocktroll</text:p>
          </table:table-cell>
          <table:table-cell office:value-type="float" office:value="249290">
            <text:p>24929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sadragon</text:p>
          </table:table-cell>
          <table:table-cell office:value-type="float" office:value="244747">
            <text:p>24474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id</text:p>
          </table:table-cell>
          <table:table-cell office:value-type="float" office:value="240074">
            <text:p>24007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nasiga morsan</text:p>
          </table:table-cell>
          <table:table-cell office:value-type="float" office:value="214427">
            <text:p>21442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tumpan84</text:p>
          </table:table-cell>
          <table:table-cell office:value-type="float" office:value="199166">
            <text:p>19916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UmmAminah</text:p>
          </table:table-cell>
          <table:table-cell office:value-type="float" office:value="198872">
            <text:p>19887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arrobarro84</text:p>
          </table:table-cell>
          <table:table-cell office:value-type="float" office:value="192052">
            <text:p>19205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essum</text:p>
          </table:table-cell>
          <table:table-cell office:value-type="float" office:value="188855">
            <text:p>1888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lllis</text:p>
          </table:table-cell>
          <table:table-cell office:value-type="float" office:value="180839">
            <text:p>18083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ajjelen</text:p>
          </table:table-cell>
          <table:table-cell office:value-type="float" office:value="172324">
            <text:p>17232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emlighet</text:p>
          </table:table-cell>
          <table:table-cell office:value-type="float" office:value="164184">
            <text:p>16418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kpg Deluxe</text:p>
          </table:table-cell>
          <table:table-cell office:value-type="float" office:value="163845">
            <text:p>16384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rrebusan</text:p>
          </table:table-cell>
          <table:table-cell office:value-type="float" office:value="162449">
            <text:p>16244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Imagine this</text:p>
          </table:table-cell>
          <table:table-cell office:value-type="float" office:value="153017">
            <text:p>15301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mmisss</text:p>
          </table:table-cell>
          <table:table-cell office:value-type="float" office:value="146290">
            <text:p>14629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jskorn</text:p>
          </table:table-cell>
          <table:table-cell office:value-type="float" office:value="143515">
            <text:p>14351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iqa84</text:p>
          </table:table-cell>
          <table:table-cell office:value-type="float" office:value="142313">
            <text:p>14231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C</text:p>
          </table:table-cell>
          <table:table-cell office:value-type="float" office:value="140220">
            <text:p>14022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mmatill5</text:p>
          </table:table-cell>
          <table:table-cell office:value-type="float" office:value="139333">
            <text:p>13933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31611">
            <text:p>13161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nusen</text:p>
          </table:table-cell>
          <table:table-cell office:value-type="float" office:value="129660">
            <text:p>12966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yennie84</text:p>
          </table:table-cell>
          <table:table-cell office:value-type="float" office:value="129105">
            <text:p>12910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etika</text:p>
          </table:table-cell>
          <table:table-cell office:value-type="float" office:value="126530">
            <text:p>12653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ildblomman</text:p>
          </table:table-cell>
          <table:table-cell office:value-type="float" office:value="125506">
            <text:p>12550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almrosi</text:p>
          </table:table-cell>
          <table:table-cell office:value-type="float" office:value="121560">
            <text:p>12156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eijer</text:p>
          </table:table-cell>
          <table:table-cell office:value-type="float" office:value="119318">
            <text:p>11931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ofiafia</text:p>
          </table:table-cell>
          <table:table-cell office:value-type="float" office:value="118073">
            <text:p>11807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ssMy</text:p>
          </table:table-cell>
          <table:table-cell office:value-type="float" office:value="117914">
            <text:p>11791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berté</text:p>
          </table:table-cell>
          <table:table-cell office:value-type="float" office:value="117605">
            <text:p>11760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mma till 1</text:p>
          </table:table-cell>
          <table:table-cell office:value-type="float" office:value="116909">
            <text:p>11690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MM</text:p>
          </table:table-cell>
          <table:table-cell office:value-type="float" office:value="116373">
            <text:p>11637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ynn84</text:p>
          </table:table-cell>
          <table:table-cell office:value-type="float" office:value="116289">
            <text:p>11628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ra E</text:p>
          </table:table-cell>
          <table:table-cell office:value-type="float" office:value="115256">
            <text:p>11525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ezza</text:p>
          </table:table-cell>
          <table:table-cell office:value-type="float" office:value="114582">
            <text:p>1145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ottelina</text:p>
          </table:table-cell>
          <table:table-cell office:value-type="float" office:value="112673">
            <text:p>11267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ochA</text:p>
          </table:table-cell>
          <table:table-cell office:value-type="float" office:value="110781">
            <text:p>11078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dréa84</text:p>
          </table:table-cell>
          <table:table-cell office:value-type="float" office:value="110513">
            <text:p>11051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lueBlue</text:p>
          </table:table-cell>
          <table:table-cell office:value-type="float" office:value="107477">
            <text:p>10747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mpo</text:p>
          </table:table-cell>
          <table:table-cell office:value-type="float" office:value="106798">
            <text:p>10679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rtinaE</text:p>
          </table:table-cell>
          <table:table-cell office:value-type="float" office:value="105370">
            <text:p>10537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eyMama</text:p>
          </table:table-cell>
          <table:table-cell office:value-type="float" office:value="102342">
            <text:p>10234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ohjo</text:p>
          </table:table-cell>
          <table:table-cell office:value-type="float" office:value="101353">
            <text:p>10135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upermamsen</text:p>
          </table:table-cell>
          <table:table-cell office:value-type="float" office:value="99972">
            <text:p>9997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irrAnna</text:p>
          </table:table-cell>
          <table:table-cell office:value-type="float" office:value="99806">
            <text:p>9980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harmeuse</text:p>
          </table:table-cell>
          <table:table-cell office:value-type="float" office:value="98438">
            <text:p>9843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inina</text:p>
          </table:table-cell>
          <table:table-cell office:value-type="float" office:value="98255">
            <text:p>982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upin84</text:p>
          </table:table-cell>
          <table:table-cell office:value-type="float" office:value="93828">
            <text:p>9382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umma84</text:p>
          </table:table-cell>
          <table:table-cell office:value-type="float" office:value="93199">
            <text:p>9319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ndy sandy</text:p>
          </table:table-cell>
          <table:table-cell office:value-type="float" office:value="92652">
            <text:p>9265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rizajo</text:p>
          </table:table-cell>
          <table:table-cell office:value-type="float" office:value="92033">
            <text:p>9203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azzy</text:p>
          </table:table-cell>
          <table:table-cell office:value-type="float" office:value="88187">
            <text:p>8818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irnanog</text:p>
          </table:table-cell>
          <table:table-cell office:value-type="float" office:value="87471">
            <text:p>8747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visaC</text:p>
          </table:table-cell>
          <table:table-cell office:value-type="float" office:value="86737">
            <text:p>8673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näckan84</text:p>
          </table:table-cell>
          <table:table-cell office:value-type="float" office:value="86625">
            <text:p>8662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ulius</text:p>
          </table:table-cell>
          <table:table-cell office:value-type="float" office:value="86286">
            <text:p>8628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lin8401</text:p>
          </table:table-cell>
          <table:table-cell office:value-type="float" office:value="86163">
            <text:p>8616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irrepirre</text:p>
          </table:table-cell>
          <table:table-cell office:value-type="float" office:value="86089">
            <text:p>8608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aja</text:p>
          </table:table-cell>
          <table:table-cell office:value-type="float" office:value="85497">
            <text:p>8549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naslus</text:p>
          </table:table-cell>
          <table:table-cell office:value-type="float" office:value="84178">
            <text:p>8417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Gyllan</text:p>
          </table:table-cell>
          <table:table-cell office:value-type="float" office:value="83451">
            <text:p>8345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illyChili</text:p>
          </table:table-cell>
          <table:table-cell office:value-type="float" office:value="81331">
            <text:p>8133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ess1984</text:p>
          </table:table-cell>
          <table:table-cell office:value-type="float" office:value="76261">
            <text:p>7626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ll Mamsen</text:p>
          </table:table-cell>
          <table:table-cell office:value-type="float" office:value="74350">
            <text:p>7435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atooooosh</text:p>
          </table:table-cell>
          <table:table-cell office:value-type="float" office:value="72251">
            <text:p>7225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mma Emma</text:p>
          </table:table-cell>
          <table:table-cell office:value-type="float" office:value="71774">
            <text:p>7177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ohanninen</text:p>
          </table:table-cell>
          <table:table-cell office:value-type="float" office:value="70927">
            <text:p>7092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uffin</text:p>
          </table:table-cell>
          <table:table-cell office:value-type="float" office:value="69654">
            <text:p>6965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trawberrypie</text:p>
          </table:table-cell>
          <table:table-cell office:value-type="float" office:value="69149">
            <text:p>6914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ejonSa</text:p>
          </table:table-cell>
          <table:table-cell office:value-type="float" office:value="67882">
            <text:p>678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offsan</text:p>
          </table:table-cell>
          <table:table-cell office:value-type="float" office:value="67546">
            <text:p>6754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ndra N</text:p>
          </table:table-cell>
          <table:table-cell office:value-type="float" office:value="66665">
            <text:p>666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rolli</text:p>
          </table:table-cell>
          <table:table-cell office:value-type="float" office:value="66618">
            <text:p>6661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hokladpinglan</text:p>
          </table:table-cell>
          <table:table-cell office:value-type="float" office:value="66051">
            <text:p>6605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elon</text:p>
          </table:table-cell>
          <table:table-cell office:value-type="float" office:value="65997">
            <text:p>6599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lllarsson</text:p>
          </table:table-cell>
          <table:table-cell office:value-type="float" office:value="65645">
            <text:p>6564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sM84</text:p>
          </table:table-cell>
          <table:table-cell office:value-type="float" office:value="65557">
            <text:p>6555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östbebis2010</text:p>
          </table:table-cell>
          <table:table-cell office:value-type="float" office:value="64420">
            <text:p>6442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s Trooper</text:p>
          </table:table-cell>
          <table:table-cell office:value-type="float" office:value="64082">
            <text:p>640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enzaiten</text:p>
          </table:table-cell>
          <table:table-cell office:value-type="float" office:value="63919">
            <text:p>6391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72dagar</text:p>
          </table:table-cell>
          <table:table-cell office:value-type="float" office:value="63705">
            <text:p>6370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qbtq</text:p>
          </table:table-cell>
          <table:table-cell office:value-type="float" office:value="63632">
            <text:p>6363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ängtan8402</text:p>
          </table:table-cell>
          <table:table-cell office:value-type="float" office:value="61065">
            <text:p>610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nelullan</text:p>
          </table:table-cell>
          <table:table-cell office:value-type="float" office:value="60113">
            <text:p>6011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MA84</text:p>
          </table:table-cell>
          <table:table-cell office:value-type="float" office:value="59792">
            <text:p>5979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elenaH</text:p>
          </table:table-cell>
          <table:table-cell office:value-type="float" office:value="58739">
            <text:p>5873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ggeli</text:p>
          </table:table-cell>
          <table:table-cell office:value-type="float" office:value="58488">
            <text:p>5848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lisie</text:p>
          </table:table-cell>
          <table:table-cell office:value-type="float" office:value="56788">
            <text:p>5678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rSmith</text:p>
          </table:table-cell>
          <table:table-cell office:value-type="float" office:value="56560">
            <text:p>5656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annizz</text:p>
          </table:table-cell>
          <table:table-cell office:value-type="float" office:value="56398">
            <text:p>5639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atli</text:p>
          </table:table-cell>
          <table:table-cell office:value-type="float" office:value="56077">
            <text:p>5607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mukke</text:p>
          </table:table-cell>
          <table:table-cell office:value-type="float" office:value="56065">
            <text:p>560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ummerchild</text:p>
          </table:table-cell>
          <table:table-cell office:value-type="float" office:value="54795">
            <text:p>5479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aDiza</text:p>
          </table:table-cell>
          <table:table-cell office:value-type="float" office:value="53916">
            <text:p>5391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ASP</text:p>
          </table:table-cell>
          <table:table-cell office:value-type="float" office:value="53752">
            <text:p>5375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ookie8409</text:p>
          </table:table-cell>
          <table:table-cell office:value-type="float" office:value="53269">
            <text:p>5326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rsC</text:p>
          </table:table-cell>
          <table:table-cell office:value-type="float" office:value="52915">
            <text:p>5291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iaFunderar</text:p>
          </table:table-cell>
          <table:table-cell office:value-type="float" office:value="51933">
            <text:p>5193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elen 1984</text:p>
          </table:table-cell>
          <table:table-cell office:value-type="float" office:value="51825">
            <text:p>5182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essan84</text:p>
          </table:table-cell>
          <table:table-cell office:value-type="float" office:value="51580">
            <text:p>5158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hessiss</text:p>
          </table:table-cell>
          <table:table-cell office:value-type="float" office:value="51554">
            <text:p>5155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onnie</text:p>
          </table:table-cell>
          <table:table-cell office:value-type="float" office:value="51026">
            <text:p>5102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ojan</text:p>
          </table:table-cell>
          <table:table-cell office:value-type="float" office:value="49937">
            <text:p>4993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Xadime</text:p>
          </table:table-cell>
          <table:table-cell office:value-type="float" office:value="49511">
            <text:p>4951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Gullebulle25</text:p>
          </table:table-cell>
          <table:table-cell office:value-type="float" office:value="49098">
            <text:p>4909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olkatten</text:p>
          </table:table-cell>
          <table:table-cell office:value-type="float" office:value="48950">
            <text:p>4895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huppShupp</text:p>
          </table:table-cell>
          <table:table-cell office:value-type="float" office:value="48509">
            <text:p>4850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mulanjag</text:p>
          </table:table-cell>
          <table:table-cell office:value-type="float" office:value="48278">
            <text:p>4827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Decibel84</text:p>
          </table:table-cell>
          <table:table-cell office:value-type="float" office:value="47929">
            <text:p>4792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GalnaMamman</text:p>
          </table:table-cell>
          <table:table-cell office:value-type="float" office:value="47213">
            <text:p>4721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ussies</text:p>
          </table:table-cell>
          <table:table-cell office:value-type="float" office:value="46964">
            <text:p>4696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ettyboopan</text:p>
          </table:table-cell>
          <table:table-cell office:value-type="float" office:value="46236">
            <text:p>4623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Orka</text:p>
          </table:table-cell>
          <table:table-cell office:value-type="float" office:value="45646">
            <text:p>4564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inmamma</text:p>
          </table:table-cell>
          <table:table-cell office:value-type="float" office:value="45634">
            <text:p>4563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ersemona</text:p>
          </table:table-cell>
          <table:table-cell office:value-type="float" office:value="44921">
            <text:p>4492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ebecca1</text:p>
          </table:table-cell>
          <table:table-cell office:value-type="float" office:value="44816">
            <text:p>4481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fot</text:p>
          </table:table-cell>
          <table:table-cell office:value-type="float" office:value="44727">
            <text:p>4472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S84</text:p>
          </table:table-cell>
          <table:table-cell office:value-type="float" office:value="44720">
            <text:p>4472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urora84</text:p>
          </table:table-cell>
          <table:table-cell office:value-type="float" office:value="43317">
            <text:p>4331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ettyboopan1984</text:p>
          </table:table-cell>
          <table:table-cell office:value-type="float" office:value="43188">
            <text:p>4318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heia</text:p>
          </table:table-cell>
          <table:table-cell office:value-type="float" office:value="42326">
            <text:p>4232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amilla040609</text:p>
          </table:table-cell>
          <table:table-cell office:value-type="float" office:value="41397">
            <text:p>4139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vigLängtan</text:p>
          </table:table-cell>
          <table:table-cell office:value-type="float" office:value="41116">
            <text:p>4111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arrossk</text:p>
          </table:table-cell>
          <table:table-cell office:value-type="float" office:value="40649">
            <text:p>4064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 som i elin</text:p>
          </table:table-cell>
          <table:table-cell office:value-type="float" office:value="40561">
            <text:p>4056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rya</text:p>
          </table:table-cell>
          <table:table-cell office:value-type="float" office:value="40335">
            <text:p>4033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nöbarn</text:p>
          </table:table-cell>
          <table:table-cell office:value-type="float" office:value="40009">
            <text:p>4000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uttiluttan</text:p>
          </table:table-cell>
          <table:table-cell office:value-type="float" office:value="39710">
            <text:p>3971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eesa</text:p>
          </table:table-cell>
          <table:table-cell office:value-type="float" office:value="39495">
            <text:p>3949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Dan</text:p>
          </table:table-cell>
          <table:table-cell office:value-type="float" office:value="38576">
            <text:p>3857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ephyr</text:p>
          </table:table-cell>
          <table:table-cell office:value-type="float" office:value="38565">
            <text:p>385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Ängsblomma</text:p>
          </table:table-cell>
          <table:table-cell office:value-type="float" office:value="38523">
            <text:p>3852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kesMamma84</text:p>
          </table:table-cell>
          <table:table-cell office:value-type="float" office:value="37774">
            <text:p>3777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onno</text:p>
          </table:table-cell>
          <table:table-cell office:value-type="float" office:value="37332">
            <text:p>3733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jöhästen</text:p>
          </table:table-cell>
          <table:table-cell office:value-type="float" office:value="36920">
            <text:p>3692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auraPalmer</text:p>
          </table:table-cell>
          <table:table-cell office:value-type="float" office:value="36810">
            <text:p>3681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36566">
            <text:p>3656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wannabemom</text:p>
          </table:table-cell>
          <table:table-cell office:value-type="float" office:value="36449">
            <text:p>3644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avendeln</text:p>
          </table:table-cell>
          <table:table-cell office:value-type="float" office:value="36413">
            <text:p>3641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nosan</text:p>
          </table:table-cell>
          <table:table-cell office:value-type="float" office:value="35623">
            <text:p>3562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ullen1984</text:p>
          </table:table-cell>
          <table:table-cell office:value-type="float" office:value="35609">
            <text:p>3560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errn i unform</text:p>
          </table:table-cell>
          <table:table-cell office:value-type="float" office:value="35364">
            <text:p>3536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mma till L</text:p>
          </table:table-cell>
          <table:table-cell office:value-type="float" office:value="35354">
            <text:p>3535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osephina</text:p>
          </table:table-cell>
          <table:table-cell office:value-type="float" office:value="35245">
            <text:p>3524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äntanochLängtan</text:p>
          </table:table-cell>
          <table:table-cell office:value-type="float" office:value="35206">
            <text:p>3520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eiah</text:p>
          </table:table-cell>
          <table:table-cell office:value-type="float" office:value="34931">
            <text:p>3493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83</text:p>
          </table:table-cell>
          <table:table-cell office:value-type="float" office:value="34926">
            <text:p>3492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ebblas</text:p>
          </table:table-cell>
          <table:table-cell office:value-type="float" office:value="34795">
            <text:p>3479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hosho83</text:p>
          </table:table-cell>
          <table:table-cell office:value-type="float" office:value="34563">
            <text:p>3456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tfix</text:p>
          </table:table-cell>
          <table:table-cell office:value-type="float" office:value="33686">
            <text:p>3368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lidasofie</text:p>
          </table:table-cell>
          <table:table-cell office:value-type="float" office:value="33602">
            <text:p>3360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verBambi</text:p>
          </table:table-cell>
          <table:table-cell office:value-type="float" office:value="33555">
            <text:p>335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tJ08</text:p>
          </table:table-cell>
          <table:table-cell office:value-type="float" office:value="33539">
            <text:p>3353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linsson84</text:p>
          </table:table-cell>
          <table:table-cell office:value-type="float" office:value="33236">
            <text:p>3323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a22</text:p>
          </table:table-cell>
          <table:table-cell office:value-type="float" office:value="32752">
            <text:p>3275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ovaLi</text:p>
          </table:table-cell>
          <table:table-cell office:value-type="float" office:value="32715">
            <text:p>3271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iori84</text:p>
          </table:table-cell>
          <table:table-cell office:value-type="float" office:value="32642">
            <text:p>3264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erja99</text:p>
          </table:table-cell>
          <table:table-cell office:value-type="float" office:value="32447">
            <text:p>3244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lommig</text:p>
          </table:table-cell>
          <table:table-cell office:value-type="float" office:value="32021">
            <text:p>3202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ofia L</text:p>
          </table:table-cell>
          <table:table-cell office:value-type="float" office:value="31750">
            <text:p>3175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ofieann</text:p>
          </table:table-cell>
          <table:table-cell office:value-type="float" office:value="31553">
            <text:p>3155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essTessan</text:p>
          </table:table-cell>
          <table:table-cell office:value-type="float" office:value="31354">
            <text:p>3135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dut 27</text:p>
          </table:table-cell>
          <table:table-cell office:value-type="float" office:value="31233">
            <text:p>3123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nÖgonsten</text:p>
          </table:table-cell>
          <table:table-cell office:value-type="float" office:value="31221">
            <text:p>3122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uSabbi</text:p>
          </table:table-cell>
          <table:table-cell office:value-type="float" office:value="31219">
            <text:p>3121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ndyn</text:p>
          </table:table-cell>
          <table:table-cell office:value-type="float" office:value="31149">
            <text:p>3114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ärlek84</text:p>
          </table:table-cell>
          <table:table-cell office:value-type="float" office:value="31081">
            <text:p>3108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eija</text:p>
          </table:table-cell>
          <table:table-cell office:value-type="float" office:value="30476">
            <text:p>3047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osa84</text:p>
          </table:table-cell>
          <table:table-cell office:value-type="float" office:value="30449">
            <text:p>3044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anna E</text:p>
          </table:table-cell>
          <table:table-cell office:value-type="float" office:value="30238">
            <text:p>3023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i Me</text:p>
          </table:table-cell>
          <table:table-cell office:value-type="float" office:value="30030">
            <text:p>3003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84</text:p>
          </table:table-cell>
          <table:table-cell office:value-type="float" office:value="29885">
            <text:p>2988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ofiFrid</text:p>
          </table:table-cell>
          <table:table-cell office:value-type="float" office:value="29799">
            <text:p>2979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lio</text:p>
          </table:table-cell>
          <table:table-cell office:value-type="float" office:value="29591">
            <text:p>2959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itaAndersson</text:p>
          </table:table-cell>
          <table:table-cell office:value-type="float" office:value="29517">
            <text:p>2951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uggummigirl</text:p>
          </table:table-cell>
          <table:table-cell office:value-type="float" office:value="29478">
            <text:p>2947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illintevaramed</text:p>
          </table:table-cell>
          <table:table-cell office:value-type="float" office:value="29408">
            <text:p>2940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lvin110813</text:p>
          </table:table-cell>
          <table:table-cell office:value-type="float" office:value="29382">
            <text:p>293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hristin3</text:p>
          </table:table-cell>
          <table:table-cell office:value-type="float" office:value="29375">
            <text:p>2937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jaMi</text:p>
          </table:table-cell>
          <table:table-cell office:value-type="float" office:value="29301">
            <text:p>2930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emone</text:p>
          </table:table-cell>
          <table:table-cell office:value-type="float" office:value="29087">
            <text:p>2908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84</text:p>
          </table:table-cell>
          <table:table-cell office:value-type="float" office:value="28954">
            <text:p>2895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izi</text:p>
          </table:table-cell>
          <table:table-cell office:value-type="float" office:value="28761">
            <text:p>2876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ady84</text:p>
          </table:table-cell>
          <table:table-cell office:value-type="float" office:value="28682">
            <text:p>286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amarina84</text:p>
          </table:table-cell>
          <table:table-cell office:value-type="float" office:value="28652">
            <text:p>2865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esse26</text:p>
          </table:table-cell>
          <table:table-cell office:value-type="float" office:value="28529">
            <text:p>2852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ria1984</text:p>
          </table:table-cell>
          <table:table-cell office:value-type="float" office:value="28490">
            <text:p>2849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esso84</text:p>
          </table:table-cell>
          <table:table-cell office:value-type="float" office:value="28428">
            <text:p>2842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ophias</text:p>
          </table:table-cell>
          <table:table-cell office:value-type="float" office:value="28305">
            <text:p>2830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rs12</text:p>
          </table:table-cell>
          <table:table-cell office:value-type="float" office:value="28104">
            <text:p>2810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ubstitutet</text:p>
          </table:table-cell>
          <table:table-cell office:value-type="float" office:value="28055">
            <text:p>280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harin84</text:p>
          </table:table-cell>
          <table:table-cell office:value-type="float" office:value="27999">
            <text:p>2799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nime</text:p>
          </table:table-cell>
          <table:table-cell office:value-type="float" office:value="27965">
            <text:p>279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ullvaden</text:p>
          </table:table-cell>
          <table:table-cell office:value-type="float" office:value="27911">
            <text:p>2791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ariin</text:p>
          </table:table-cell>
          <table:table-cell office:value-type="float" office:value="27875">
            <text:p>2787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27738">
            <text:p>2773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matory</text:p>
          </table:table-cell>
          <table:table-cell office:value-type="float" office:value="27584">
            <text:p>2758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ollan06</text:p>
          </table:table-cell>
          <table:table-cell office:value-type="float" office:value="27451">
            <text:p>2745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mmaMia84</text:p>
          </table:table-cell>
          <table:table-cell office:value-type="float" office:value="27412">
            <text:p>2741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ysifer</text:p>
          </table:table-cell>
          <table:table-cell office:value-type="float" office:value="27145">
            <text:p>2714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llkossan</text:p>
          </table:table-cell>
          <table:table-cell office:value-type="float" office:value="27028">
            <text:p>2702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uBorg</text:p>
          </table:table-cell>
          <table:table-cell office:value-type="float" office:value="26911">
            <text:p>2691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26486">
            <text:p>2648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viglängtan</text:p>
          </table:table-cell>
          <table:table-cell office:value-type="float" office:value="26437">
            <text:p>2643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iddelin</text:p>
          </table:table-cell>
          <table:table-cell office:value-type="float" office:value="26248">
            <text:p>2624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dezzon</text:p>
          </table:table-cell>
          <table:table-cell office:value-type="float" office:value="26103">
            <text:p>2610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tabilo</text:p>
          </table:table-cell>
          <table:table-cell office:value-type="float" office:value="26094">
            <text:p>2609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Ärtansmamma</text:p>
          </table:table-cell>
          <table:table-cell office:value-type="float" office:value="25818">
            <text:p>2581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 n n e L i e</text:p>
          </table:table-cell>
          <table:table-cell office:value-type="float" office:value="25721">
            <text:p>2572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iskalainen</text:p>
          </table:table-cell>
          <table:table-cell office:value-type="float" office:value="25611">
            <text:p>2561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mmaT</text:p>
          </table:table-cell>
          <table:table-cell office:value-type="float" office:value="25454">
            <text:p>2545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vaViola</text:p>
          </table:table-cell>
          <table:table-cell office:value-type="float" office:value="25365">
            <text:p>253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 ek84</text:p>
          </table:table-cell>
          <table:table-cell office:value-type="float" office:value="25216">
            <text:p>2521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kmaria</text:p>
          </table:table-cell>
          <table:table-cell office:value-type="float" office:value="24817">
            <text:p>2481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eith</text:p>
          </table:table-cell>
          <table:table-cell office:value-type="float" office:value="24786">
            <text:p>2478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ica83</text:p>
          </table:table-cell>
          <table:table-cell office:value-type="float" office:value="24728">
            <text:p>2472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a84</text:p>
          </table:table-cell>
          <table:table-cell office:value-type="float" office:value="24655">
            <text:p>246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multronrosa</text:p>
          </table:table-cell>
          <table:table-cell office:value-type="float" office:value="24273">
            <text:p>2427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ysmamma84</text:p>
          </table:table-cell>
          <table:table-cell office:value-type="float" office:value="24180">
            <text:p>2418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amJo</text:p>
          </table:table-cell>
          <table:table-cell office:value-type="float" office:value="24065">
            <text:p>240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la11</text:p>
          </table:table-cell>
          <table:table-cell office:value-type="float" office:value="23921">
            <text:p>2392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ysterika</text:p>
          </table:table-cell>
          <table:table-cell office:value-type="float" office:value="23801">
            <text:p>2380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lambards</text:p>
          </table:table-cell>
          <table:table-cell office:value-type="float" office:value="23277">
            <text:p>2327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ckan84</text:p>
          </table:table-cell>
          <table:table-cell office:value-type="float" office:value="23260">
            <text:p>2326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ry84</text:p>
          </table:table-cell>
          <table:table-cell office:value-type="float" office:value="23239">
            <text:p>2323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onäslina</text:p>
          </table:table-cell>
          <table:table-cell office:value-type="float" office:value="23036">
            <text:p>2303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onika84</text:p>
          </table:table-cell>
          <table:table-cell office:value-type="float" office:value="22898">
            <text:p>2289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edis</text:p>
          </table:table-cell>
          <table:table-cell office:value-type="float" office:value="22836">
            <text:p>2283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a hepp</text:p>
          </table:table-cell>
          <table:table-cell office:value-type="float" office:value="22832">
            <text:p>2283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atiin</text:p>
          </table:table-cell>
          <table:table-cell office:value-type="float" office:value="22818">
            <text:p>2281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ööderbönan</text:p>
          </table:table-cell>
          <table:table-cell office:value-type="float" office:value="22647">
            <text:p>2264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ox</text:p>
          </table:table-cell>
          <table:table-cell office:value-type="float" office:value="22495">
            <text:p>2249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unnan</text:p>
          </table:table-cell>
          <table:table-cell office:value-type="float" office:value="22433">
            <text:p>2243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ayJay</text:p>
          </table:table-cell>
          <table:table-cell office:value-type="float" office:value="22400">
            <text:p>2240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nsamamma</text:p>
          </table:table-cell>
          <table:table-cell office:value-type="float" office:value="22192">
            <text:p>2219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hupa chups</text:p>
          </table:table-cell>
          <table:table-cell office:value-type="float" office:value="22182">
            <text:p>221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u84</text:p>
          </table:table-cell>
          <table:table-cell office:value-type="float" office:value="22130">
            <text:p>2213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illa84</text:p>
          </table:table-cell>
          <table:table-cell office:value-type="float" office:value="22040">
            <text:p>2204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ut</text:p>
          </table:table-cell>
          <table:table-cell office:value-type="float" office:value="21776">
            <text:p>2177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a84</text:p>
          </table:table-cell>
          <table:table-cell office:value-type="float" office:value="21513">
            <text:p>2151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Disa35</text:p>
          </table:table-cell>
          <table:table-cell office:value-type="float" office:value="21211">
            <text:p>2121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ågis</text:p>
          </table:table-cell>
          <table:table-cell office:value-type="float" office:value="21130">
            <text:p>2113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nSam</text:p>
          </table:table-cell>
          <table:table-cell office:value-type="float" office:value="20969">
            <text:p>2096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id</text:p>
          </table:table-cell>
          <table:table-cell office:value-type="float" office:value="20863">
            <text:p>2086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multronet84</text:p>
          </table:table-cell>
          <table:table-cell office:value-type="float" office:value="20751">
            <text:p>2075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ebisnummertvå</text:p>
          </table:table-cell>
          <table:table-cell office:value-type="float" office:value="20727">
            <text:p>2072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pl</text:p>
          </table:table-cell>
          <table:table-cell office:value-type="float" office:value="20564">
            <text:p>2056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aS84</text:p>
          </table:table-cell>
          <table:table-cell office:value-type="float" office:value="20447">
            <text:p>2044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oppfullhet</text:p>
          </table:table-cell>
          <table:table-cell office:value-type="float" office:value="20206">
            <text:p>2020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allonsmoothie</text:p>
          </table:table-cell>
          <table:table-cell office:value-type="float" office:value="20091">
            <text:p>2009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eyja</text:p>
          </table:table-cell>
          <table:table-cell office:value-type="float" office:value="19879">
            <text:p>1987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a Magdalena</text:p>
          </table:table-cell>
          <table:table-cell office:value-type="float" office:value="19735">
            <text:p>1973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funa</text:p>
          </table:table-cell>
          <table:table-cell office:value-type="float" office:value="19473">
            <text:p>1947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rollungen08</text:p>
          </table:table-cell>
          <table:table-cell office:value-type="float" office:value="19467">
            <text:p>1946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ha</text:p>
          </table:table-cell>
          <table:table-cell office:value-type="float" office:value="19376">
            <text:p>1937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illa6</text:p>
          </table:table-cell>
          <table:table-cell office:value-type="float" office:value="19345">
            <text:p>1934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jåsk</text:p>
          </table:table-cell>
          <table:table-cell office:value-type="float" office:value="19298">
            <text:p>1929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Gelicapelica</text:p>
          </table:table-cell>
          <table:table-cell office:value-type="float" office:value="19132">
            <text:p>1913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rsGalotti</text:p>
          </table:table-cell>
          <table:table-cell office:value-type="float" office:value="19002">
            <text:p>1900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ken</text:p>
          </table:table-cell>
          <table:table-cell office:value-type="float" office:value="18988">
            <text:p>1898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attiizz</text:p>
          </table:table-cell>
          <table:table-cell office:value-type="float" office:value="18923">
            <text:p>1892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ugrahn</text:p>
          </table:table-cell>
          <table:table-cell office:value-type="float" office:value="18912">
            <text:p>1891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ypys</text:p>
          </table:table-cell>
          <table:table-cell office:value-type="float" office:value="18809">
            <text:p>1880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linK85</text:p>
          </table:table-cell>
          <table:table-cell office:value-type="float" office:value="18741">
            <text:p>1874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Inferna</text:p>
          </table:table-cell>
          <table:table-cell office:value-type="float" office:value="18562">
            <text:p>1856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aKatarina</text:p>
          </table:table-cell>
          <table:table-cell office:value-type="float" office:value="18446">
            <text:p>1844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cre</text:p>
          </table:table-cell>
          <table:table-cell office:value-type="float" office:value="18393">
            <text:p>1839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ijo</text:p>
          </table:table-cell>
          <table:table-cell office:value-type="float" office:value="18370">
            <text:p>1837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kywalker</text:p>
          </table:table-cell>
          <table:table-cell office:value-type="float" office:value="18357">
            <text:p>1835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runoBus</text:p>
          </table:table-cell>
          <table:table-cell office:value-type="float" office:value="18315">
            <text:p>1831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Gnozza</text:p>
          </table:table-cell>
          <table:table-cell office:value-type="float" office:value="18315">
            <text:p>1831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imzeiy</text:p>
          </table:table-cell>
          <table:table-cell office:value-type="float" office:value="17906">
            <text:p>1790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henalle</text:p>
          </table:table-cell>
          <table:table-cell office:value-type="float" office:value="17882">
            <text:p>178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iasofia</text:p>
          </table:table-cell>
          <table:table-cell office:value-type="float" office:value="17643">
            <text:p>1764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murfen84</text:p>
          </table:table-cell>
          <table:table-cell office:value-type="float" office:value="17562">
            <text:p>1756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osen123</text:p>
          </table:table-cell>
          <table:table-cell office:value-type="float" office:value="17314">
            <text:p>1731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jau84</text:p>
          </table:table-cell>
          <table:table-cell office:value-type="float" office:value="17308">
            <text:p>1730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trumpansmamma</text:p>
          </table:table-cell>
          <table:table-cell office:value-type="float" office:value="17265">
            <text:p>172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hillaMilla</text:p>
          </table:table-cell>
          <table:table-cell office:value-type="float" office:value="17167">
            <text:p>1716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7157">
            <text:p>1715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ophie</text:p>
          </table:table-cell>
          <table:table-cell office:value-type="float" office:value="16992">
            <text:p>1699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onvaljen</text:p>
          </table:table-cell>
          <table:table-cell office:value-type="float" office:value="16979">
            <text:p>1697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nslusa</text:p>
          </table:table-cell>
          <table:table-cell office:value-type="float" office:value="16630">
            <text:p>1663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llensmamma</text:p>
          </table:table-cell>
          <table:table-cell office:value-type="float" office:value="16518">
            <text:p>1651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oyzi</text:p>
          </table:table-cell>
          <table:table-cell office:value-type="float" office:value="16509">
            <text:p>1650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6411">
            <text:p>1641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iley</text:p>
          </table:table-cell>
          <table:table-cell office:value-type="float" office:value="16334">
            <text:p>1633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afan dåh</text:p>
          </table:table-cell>
          <table:table-cell office:value-type="float" office:value="16229">
            <text:p>1622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na74</text:p>
          </table:table-cell>
          <table:table-cell office:value-type="float" office:value="16183">
            <text:p>1618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ennen sthlm</text:p>
          </table:table-cell>
          <table:table-cell office:value-type="float" office:value="16109">
            <text:p>1610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ya21</text:p>
          </table:table-cell>
          <table:table-cell office:value-type="float" office:value="16007">
            <text:p>1600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ra Viktoria</text:p>
          </table:table-cell>
          <table:table-cell office:value-type="float" office:value="15981">
            <text:p>1598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istla</text:p>
          </table:table-cell>
          <table:table-cell office:value-type="float" office:value="15931">
            <text:p>1593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onbon</text:p>
          </table:table-cell>
          <table:table-cell office:value-type="float" office:value="15818">
            <text:p>1581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ettan84</text:p>
          </table:table-cell>
          <table:table-cell office:value-type="float" office:value="15779">
            <text:p>1577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llahumla84</text:p>
          </table:table-cell>
          <table:table-cell office:value-type="float" office:value="15769">
            <text:p>1576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hrille 84</text:p>
          </table:table-cell>
          <table:table-cell office:value-type="float" office:value="15708">
            <text:p>1570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rus84</text:p>
          </table:table-cell>
          <table:table-cell office:value-type="float" office:value="15608">
            <text:p>1560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vea84</text:p>
          </table:table-cell>
          <table:table-cell office:value-type="float" office:value="15557">
            <text:p>1555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lle84</text:p>
          </table:table-cell>
          <table:table-cell office:value-type="float" office:value="15260">
            <text:p>1526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ria 8403</text:p>
          </table:table-cell>
          <table:table-cell office:value-type="float" office:value="15245">
            <text:p>1524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gopeden</text:p>
          </table:table-cell>
          <table:table-cell office:value-type="float" office:value="15099">
            <text:p>1509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sen84</text:p>
          </table:table-cell>
          <table:table-cell office:value-type="float" office:value="14971">
            <text:p>1497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4969">
            <text:p>1496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itanica</text:p>
          </table:table-cell>
          <table:table-cell office:value-type="float" office:value="14865">
            <text:p>1486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tagligen</text:p>
          </table:table-cell>
          <table:table-cell office:value-type="float" office:value="14798">
            <text:p>1479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eme</text:p>
          </table:table-cell>
          <table:table-cell office:value-type="float" office:value="14726">
            <text:p>1472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rsNilsson</text:p>
          </table:table-cell>
          <table:table-cell office:value-type="float" office:value="14688">
            <text:p>1468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orina</text:p>
          </table:table-cell>
          <table:table-cell office:value-type="float" office:value="14672">
            <text:p>1467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aas</text:p>
          </table:table-cell>
          <table:table-cell office:value-type="float" office:value="14632">
            <text:p>1463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 som i Elin</text:p>
          </table:table-cell>
          <table:table-cell office:value-type="float" office:value="14579">
            <text:p>1457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kogsråttan</text:p>
          </table:table-cell>
          <table:table-cell office:value-type="float" office:value="14520">
            <text:p>1452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assen</text:p>
          </table:table-cell>
          <table:table-cell office:value-type="float" office:value="14508">
            <text:p>1450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laddisen</text:p>
          </table:table-cell>
          <table:table-cell office:value-type="float" office:value="14501">
            <text:p>1450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Queenxiter</text:p>
          </table:table-cell>
          <table:table-cell office:value-type="float" office:value="14450">
            <text:p>1445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ope03</text:p>
          </table:table-cell>
          <table:table-cell office:value-type="float" office:value="14413">
            <text:p>1441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jjis</text:p>
          </table:table-cell>
          <table:table-cell office:value-type="float" office:value="14411">
            <text:p>1441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Yin</text:p>
          </table:table-cell>
          <table:table-cell office:value-type="float" office:value="14340">
            <text:p>1434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valee</text:p>
          </table:table-cell>
          <table:table-cell office:value-type="float" office:value="14248">
            <text:p>1424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oos</text:p>
          </table:table-cell>
          <table:table-cell office:value-type="float" office:value="14182">
            <text:p>141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mms1984</text:p>
          </table:table-cell>
          <table:table-cell office:value-type="float" office:value="14175">
            <text:p>1417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öndag</text:p>
          </table:table-cell>
          <table:table-cell office:value-type="float" office:value="14171">
            <text:p>1417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Dolphin Blue</text:p>
          </table:table-cell>
          <table:table-cell office:value-type="float" office:value="14136">
            <text:p>1413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aMia</text:p>
          </table:table-cell>
          <table:table-cell office:value-type="float" office:value="14117">
            <text:p>1411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ojan84</text:p>
          </table:table-cell>
          <table:table-cell office:value-type="float" office:value="14090">
            <text:p>1409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uffinsmamman</text:p>
          </table:table-cell>
          <table:table-cell office:value-type="float" office:value="14055">
            <text:p>140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indicaana</text:p>
          </table:table-cell>
          <table:table-cell office:value-type="float" office:value="14034">
            <text:p>1403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eeWe</text:p>
          </table:table-cell>
          <table:table-cell office:value-type="float" office:value="13879">
            <text:p>1387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vinna84a</text:p>
          </table:table-cell>
          <table:table-cell office:value-type="float" office:value="13840">
            <text:p>1384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enniz</text:p>
          </table:table-cell>
          <table:table-cell office:value-type="float" office:value="13679">
            <text:p>1367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aijah</text:p>
          </table:table-cell>
          <table:table-cell office:value-type="float" office:value="13619">
            <text:p>1361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@llon</text:p>
          </table:table-cell>
          <table:table-cell office:value-type="float" office:value="13610">
            <text:p>1361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angelgirl84</text:p>
          </table:table-cell>
          <table:table-cell office:value-type="float" office:value="13582">
            <text:p>1358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llaL</text:p>
          </table:table-cell>
          <table:table-cell office:value-type="float" office:value="13374">
            <text:p>1337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hinybluestar</text:p>
          </table:table-cell>
          <table:table-cell office:value-type="float" office:value="13355">
            <text:p>133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araLund</text:p>
          </table:table-cell>
          <table:table-cell office:value-type="float" office:value="13266">
            <text:p>1326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uvina</text:p>
          </table:table-cell>
          <table:table-cell office:value-type="float" office:value="13255">
            <text:p>132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bulankulan</text:p>
          </table:table-cell>
          <table:table-cell office:value-type="float" office:value="13113">
            <text:p>1311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rgar</text:p>
          </table:table-cell>
          <table:table-cell office:value-type="float" office:value="13110">
            <text:p>1311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annahh</text:p>
          </table:table-cell>
          <table:table-cell office:value-type="float" office:value="13046">
            <text:p>1304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ynneja</text:p>
          </table:table-cell>
          <table:table-cell office:value-type="float" office:value="12967">
            <text:p>1296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lla1984</text:p>
          </table:table-cell>
          <table:table-cell office:value-type="float" office:value="12863">
            <text:p>1286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jeessiicahh</text:p>
          </table:table-cell>
          <table:table-cell office:value-type="float" office:value="12839">
            <text:p>1283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pacekotten</text:p>
          </table:table-cell>
          <table:table-cell office:value-type="float" office:value="12790">
            <text:p>1279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lliz84</text:p>
          </table:table-cell>
          <table:table-cell office:value-type="float" office:value="12774">
            <text:p>1277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ennie84</text:p>
          </table:table-cell>
          <table:table-cell office:value-type="float" office:value="12730">
            <text:p>1273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raxflax</text:p>
          </table:table-cell>
          <table:table-cell office:value-type="float" office:value="12670">
            <text:p>1267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enny Nilsson</text:p>
          </table:table-cell>
          <table:table-cell office:value-type="float" office:value="12652">
            <text:p>1265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ejan</text:p>
          </table:table-cell>
          <table:table-cell office:value-type="float" office:value="12647">
            <text:p>1264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ya85</text:p>
          </table:table-cell>
          <table:table-cell office:value-type="float" office:value="12629">
            <text:p>1262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yttis28</text:p>
          </table:table-cell>
          <table:table-cell office:value-type="float" office:value="12562">
            <text:p>1256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onanHöna</text:p>
          </table:table-cell>
          <table:table-cell office:value-type="float" office:value="12538">
            <text:p>1253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iiipsy</text:p>
          </table:table-cell>
          <table:table-cell office:value-type="float" office:value="12533">
            <text:p>1253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84Johanna</text:p>
          </table:table-cell>
          <table:table-cell office:value-type="float" office:value="12528">
            <text:p>1252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essaS</text:p>
          </table:table-cell>
          <table:table-cell office:value-type="float" office:value="12506">
            <text:p>1250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inx</text:p>
          </table:table-cell>
          <table:table-cell office:value-type="float" office:value="12324">
            <text:p>1232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naMirakel</text:p>
          </table:table-cell>
          <table:table-cell office:value-type="float" office:value="12266">
            <text:p>1226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rispnuggets</text:p>
          </table:table-cell>
          <table:table-cell office:value-type="float" office:value="12162">
            <text:p>1216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Dalkullan</text:p>
          </table:table-cell>
          <table:table-cell office:value-type="float" office:value="12118">
            <text:p>1211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enRose</text:p>
          </table:table-cell>
          <table:table-cell office:value-type="float" office:value="11968">
            <text:p>1196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evea</text:p>
          </table:table-cell>
          <table:table-cell office:value-type="float" office:value="11899">
            <text:p>1189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olnamorsa</text:p>
          </table:table-cell>
          <table:table-cell office:value-type="float" office:value="11885">
            <text:p>1188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Ico</text:p>
          </table:table-cell>
          <table:table-cell office:value-type="float" office:value="11835">
            <text:p>1183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Kandelaber</text:p>
          </table:table-cell>
          <table:table-cell office:value-type="float" office:value="11755">
            <text:p>117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elen84</text:p>
          </table:table-cell>
          <table:table-cell office:value-type="float" office:value="11740">
            <text:p>1174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azie</text:p>
          </table:table-cell>
          <table:table-cell office:value-type="float" office:value="11643">
            <text:p>1164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gaby84</text:p>
          </table:table-cell>
          <table:table-cell office:value-type="float" office:value="11624">
            <text:p>1162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arolina84</text:p>
          </table:table-cell>
          <table:table-cell office:value-type="float" office:value="11503">
            <text:p>11503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okmamman</text:p>
          </table:table-cell>
          <table:table-cell office:value-type="float" office:value="11468">
            <text:p>1146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ammastegeby</text:p>
          </table:table-cell>
          <table:table-cell office:value-type="float" office:value="11336">
            <text:p>1133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harlieGto</text:p>
          </table:table-cell>
          <table:table-cell office:value-type="float" office:value="11325">
            <text:p>1132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Royal</text:p>
          </table:table-cell>
          <table:table-cell office:value-type="float" office:value="11316">
            <text:p>1131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rolla02</text:p>
          </table:table-cell>
          <table:table-cell office:value-type="float" office:value="11279">
            <text:p>1127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elmalinen</text:p>
          </table:table-cell>
          <table:table-cell office:value-type="float" office:value="11159">
            <text:p>1115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nnie</text:p>
          </table:table-cell>
          <table:table-cell office:value-type="float" office:value="11138">
            <text:p>1113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guldnos</text:p>
          </table:table-cell>
          <table:table-cell office:value-type="float" office:value="11104">
            <text:p>1110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ras mamma</text:p>
          </table:table-cell>
          <table:table-cell office:value-type="float" office:value="11066">
            <text:p>1106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icaloll</text:p>
          </table:table-cell>
          <table:table-cell office:value-type="float" office:value="11028">
            <text:p>1102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Thessie</text:p>
          </table:table-cell>
          <table:table-cell office:value-type="float" office:value="10991">
            <text:p>1099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ililuran</text:p>
          </table:table-cell>
          <table:table-cell office:value-type="float" office:value="10961">
            <text:p>1096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rsMom</text:p>
          </table:table-cell>
          <table:table-cell office:value-type="float" office:value="10958">
            <text:p>1095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Frigående Fru</text:p>
          </table:table-cell>
          <table:table-cell office:value-type="float" office:value="10836">
            <text:p>1083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emeliesabine</text:p>
          </table:table-cell>
          <table:table-cell office:value-type="float" office:value="10694">
            <text:p>1069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oline84</text:p>
          </table:table-cell>
          <table:table-cell office:value-type="float" office:value="10688">
            <text:p>10688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allonlakrits1</text:p>
          </table:table-cell>
          <table:table-cell office:value-type="float" office:value="10677">
            <text:p>1067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llime</text:p>
          </table:table-cell>
          <table:table-cell office:value-type="float" office:value="10544">
            <text:p>1054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weetBabe26</text:p>
          </table:table-cell>
          <table:table-cell office:value-type="float" office:value="10522">
            <text:p>10522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ollloZ</text:p>
          </table:table-cell>
          <table:table-cell office:value-type="float" office:value="10471">
            <text:p>10471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Jessica84</text:p>
          </table:table-cell>
          <table:table-cell office:value-type="float" office:value="10450">
            <text:p>1045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MirakelSmå</text:p>
          </table:table-cell>
          <table:table-cell office:value-type="float" office:value="10406">
            <text:p>1040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caveat emptor</text:p>
          </table:table-cell>
          <table:table-cell office:value-type="float" office:value="10397">
            <text:p>1039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Nervernautanpå</text:p>
          </table:table-cell>
          <table:table-cell office:value-type="float" office:value="10269">
            <text:p>1026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illyL</text:p>
          </table:table-cell>
          <table:table-cell office:value-type="float" office:value="10235">
            <text:p>1023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ummerflower84</text:p>
          </table:table-cell>
          <table:table-cell office:value-type="float" office:value="10155">
            <text:p>1015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Zorro2012</text:p>
          </table:table-cell>
          <table:table-cell office:value-type="float" office:value="10139">
            <text:p>10139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UgurBöcegi</text:p>
          </table:table-cell>
          <table:table-cell office:value-type="float" office:value="10124">
            <text:p>10124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hannapanna84</text:p>
          </table:table-cell>
          <table:table-cell office:value-type="float" office:value="10096">
            <text:p>10096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SummerAnkiz</text:p>
          </table:table-cell>
          <table:table-cell office:value-type="float" office:value="10080">
            <text:p>10080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Virkad</text:p>
          </table:table-cell>
          <table:table-cell office:value-type="float" office:value="10037">
            <text:p>10037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Pinglann</text:p>
          </table:table-cell>
          <table:table-cell office:value-type="float" office:value="10005">
            <text:p>10005</text:p>
          </table:table-cell>
          <table:table-cell office:value-type="float" office:value="1985">
            <text:p>1985</text:p>
          </table:table-cell>
          <table:table-cell table:number-columns-repeated="4"/>
        </table:table-row>
        <table:table-row table:style-name="ro1">
          <table:table-cell office:value-type="string">
            <text:p>Lavish</text:p>
          </table:table-cell>
          <table:table-cell office:value-type="float" office:value="1710713">
            <text:p>171071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tillfem</text:p>
          </table:table-cell>
          <table:table-cell office:value-type="float" office:value="766978">
            <text:p>7669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tt två tre</text:p>
          </table:table-cell>
          <table:table-cell office:value-type="float" office:value="508206">
            <text:p>50820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ohman</text:p>
          </table:table-cell>
          <table:table-cell office:value-type="float" office:value="422632">
            <text:p>42263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ungblom</text:p>
          </table:table-cell>
          <table:table-cell office:value-type="float" office:value="350091">
            <text:p>35009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weet life</text:p>
          </table:table-cell>
          <table:table-cell office:value-type="float" office:value="329385">
            <text:p>32938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ojile</text:p>
          </table:table-cell>
          <table:table-cell office:value-type="float" office:value="314699">
            <text:p>31469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ra K</text:p>
          </table:table-cell>
          <table:table-cell office:value-type="float" office:value="281399">
            <text:p>28139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opcornplaya</text:p>
          </table:table-cell>
          <table:table-cell office:value-type="float" office:value="264432">
            <text:p>26443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ojo 85</text:p>
          </table:table-cell>
          <table:table-cell office:value-type="float" office:value="262145">
            <text:p>26214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blan</text:p>
          </table:table-cell>
          <table:table-cell office:value-type="float" office:value="258624">
            <text:p>25862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ii</text:p>
          </table:table-cell>
          <table:table-cell office:value-type="float" office:value="233321">
            <text:p>23332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riiee</text:p>
          </table:table-cell>
          <table:table-cell office:value-type="float" office:value="229058">
            <text:p>22905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murfan JM</text:p>
          </table:table-cell>
          <table:table-cell office:value-type="float" office:value="215580">
            <text:p>21558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ddiesmamma</text:p>
          </table:table-cell>
          <table:table-cell office:value-type="float" office:value="204196">
            <text:p>20419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rillian80</text:p>
          </table:table-cell>
          <table:table-cell office:value-type="float" office:value="198357">
            <text:p>19835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igerLinn</text:p>
          </table:table-cell>
          <table:table-cell office:value-type="float" office:value="196651">
            <text:p>19665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Wilmisen</text:p>
          </table:table-cell>
          <table:table-cell office:value-type="float" office:value="189350">
            <text:p>18935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rleen</text:p>
          </table:table-cell>
          <table:table-cell office:value-type="float" office:value="187963">
            <text:p>18796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ally</text:p>
          </table:table-cell>
          <table:table-cell office:value-type="float" office:value="183722">
            <text:p>18372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yckobebisen</text:p>
          </table:table-cell>
          <table:table-cell office:value-type="float" office:value="179457">
            <text:p>17945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amilla85</text:p>
          </table:table-cell>
          <table:table-cell office:value-type="float" office:value="179411">
            <text:p>17941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ysanochmimer</text:p>
          </table:table-cell>
          <table:table-cell office:value-type="float" office:value="174619">
            <text:p>17461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mljuvahem</text:p>
          </table:table-cell>
          <table:table-cell office:value-type="float" office:value="167588">
            <text:p>16758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od cares</text:p>
          </table:table-cell>
          <table:table-cell office:value-type="float" office:value="157238">
            <text:p>15723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elle85</text:p>
          </table:table-cell>
          <table:table-cell office:value-type="float" office:value="155625">
            <text:p>15562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dde30</text:p>
          </table:table-cell>
          <table:table-cell office:value-type="float" office:value="154487">
            <text:p>15448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enny1985</text:p>
          </table:table-cell>
          <table:table-cell office:value-type="float" office:value="152277">
            <text:p>15227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a85</text:p>
          </table:table-cell>
          <table:table-cell office:value-type="float" office:value="151619">
            <text:p>15161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51311">
            <text:p>15131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Rosdraken</text:p>
          </table:table-cell>
          <table:table-cell office:value-type="float" office:value="141083">
            <text:p>14108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Wednesday85</text:p>
          </table:table-cell>
          <table:table-cell office:value-type="float" office:value="136432">
            <text:p>13643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erseyko</text:p>
          </table:table-cell>
          <table:table-cell office:value-type="float" office:value="131095">
            <text:p>13109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elicityporter</text:p>
          </table:table-cell>
          <table:table-cell office:value-type="float" office:value="128559">
            <text:p>12855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Aa</text:p>
          </table:table-cell>
          <table:table-cell office:value-type="float" office:value="127389">
            <text:p>12738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ssaga</text:p>
          </table:table-cell>
          <table:table-cell office:value-type="float" office:value="127361">
            <text:p>12736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arling1985</text:p>
          </table:table-cell>
          <table:table-cell office:value-type="float" office:value="125492">
            <text:p>12549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lena85</text:p>
          </table:table-cell>
          <table:table-cell office:value-type="float" office:value="125223">
            <text:p>12522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fisenE</text:p>
          </table:table-cell>
          <table:table-cell office:value-type="float" office:value="119041">
            <text:p>11904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Dalton</text:p>
          </table:table-cell>
          <table:table-cell office:value-type="float" office:value="117649">
            <text:p>11764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17397">
            <text:p>11739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ivi85</text:p>
          </table:table-cell>
          <table:table-cell office:value-type="float" office:value="115575">
            <text:p>11557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BC</text:p>
          </table:table-cell>
          <table:table-cell office:value-type="float" office:value="114118">
            <text:p>11411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daN</text:p>
          </table:table-cell>
          <table:table-cell office:value-type="float" office:value="113281">
            <text:p>11328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issenisse</text:p>
          </table:table-cell>
          <table:table-cell office:value-type="float" office:value="109954">
            <text:p>10995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y sunshine</text:p>
          </table:table-cell>
          <table:table-cell office:value-type="float" office:value="107049">
            <text:p>10704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ndizz</text:p>
          </table:table-cell>
          <table:table-cell office:value-type="float" office:value="106548">
            <text:p>10654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rruz</text:p>
          </table:table-cell>
          <table:table-cell office:value-type="float" office:value="103603">
            <text:p>10360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etraK</text:p>
          </table:table-cell>
          <table:table-cell office:value-type="float" office:value="103453">
            <text:p>10345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ristin85</text:p>
          </table:table-cell>
          <table:table-cell office:value-type="float" office:value="103364">
            <text:p>10336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corpio</text:p>
          </table:table-cell>
          <table:table-cell office:value-type="float" office:value="101779">
            <text:p>10177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amilya</text:p>
          </table:table-cell>
          <table:table-cell office:value-type="float" office:value="101572">
            <text:p>10157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carro</text:p>
          </table:table-cell>
          <table:table-cell office:value-type="float" office:value="101072">
            <text:p>10107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ndraK</text:p>
          </table:table-cell>
          <table:table-cell office:value-type="float" office:value="97935">
            <text:p>9793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ynric</text:p>
          </table:table-cell>
          <table:table-cell office:value-type="float" office:value="97119">
            <text:p>9711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aby Firefly</text:p>
          </table:table-cell>
          <table:table-cell office:value-type="float" office:value="94515">
            <text:p>9451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oxle bo</text:p>
          </table:table-cell>
          <table:table-cell office:value-type="float" office:value="94316">
            <text:p>9431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elin</text:p>
          </table:table-cell>
          <table:table-cell office:value-type="float" office:value="90965">
            <text:p>9096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leni</text:p>
          </table:table-cell>
          <table:table-cell office:value-type="float" office:value="89085">
            <text:p>8908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amillas1985</text:p>
          </table:table-cell>
          <table:table-cell office:value-type="float" office:value="86706">
            <text:p>8670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anna</text:p>
          </table:table-cell>
          <table:table-cell office:value-type="float" office:value="85382">
            <text:p>8538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krabaten</text:p>
          </table:table-cell>
          <table:table-cell office:value-type="float" office:value="84841">
            <text:p>8484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lessario</text:p>
          </table:table-cell>
          <table:table-cell office:value-type="float" office:value="84425">
            <text:p>8442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ohbaby</text:p>
          </table:table-cell>
          <table:table-cell office:value-type="float" office:value="82148">
            <text:p>8214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eleh</text:p>
          </table:table-cell>
          <table:table-cell office:value-type="float" office:value="80608">
            <text:p>8060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ussna</text:p>
          </table:table-cell>
          <table:table-cell office:value-type="float" office:value="80246">
            <text:p>8024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ökenE1985</text:p>
          </table:table-cell>
          <table:table-cell office:value-type="float" office:value="80025">
            <text:p>8002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79244">
            <text:p>7924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mn1</text:p>
          </table:table-cell>
          <table:table-cell office:value-type="float" office:value="78844">
            <text:p>7884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innamon</text:p>
          </table:table-cell>
          <table:table-cell office:value-type="float" office:value="78719">
            <text:p>7871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nowsee</text:p>
          </table:table-cell>
          <table:table-cell office:value-type="float" office:value="75594">
            <text:p>7559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offien</text:p>
          </table:table-cell>
          <table:table-cell office:value-type="float" office:value="74586">
            <text:p>7458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ilund85</text:p>
          </table:table-cell>
          <table:table-cell office:value-type="float" office:value="73566">
            <text:p>7356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lexandra85</text:p>
          </table:table-cell>
          <table:table-cell office:value-type="float" office:value="71516">
            <text:p>7151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Zephir</text:p>
          </table:table-cell>
          <table:table-cell office:value-type="float" office:value="70887">
            <text:p>7088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rsKnapa</text:p>
          </table:table-cell>
          <table:table-cell office:value-type="float" office:value="70701">
            <text:p>7070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737 dagar</text:p>
          </table:table-cell>
          <table:table-cell office:value-type="float" office:value="70145">
            <text:p>7014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atinka1</text:p>
          </table:table-cell>
          <table:table-cell office:value-type="float" office:value="69747">
            <text:p>6974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razy cat lady</text:p>
          </table:table-cell>
          <table:table-cell office:value-type="float" office:value="68504">
            <text:p>6850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67531">
            <text:p>6753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ra e s</text:p>
          </table:table-cell>
          <table:table-cell office:value-type="float" office:value="67123">
            <text:p>6712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rulsa1985</text:p>
          </table:table-cell>
          <table:table-cell office:value-type="float" office:value="66522">
            <text:p>6652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ooemilyoo</text:p>
          </table:table-cell>
          <table:table-cell office:value-type="float" office:value="66520">
            <text:p>6652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sscaswell</text:p>
          </table:table-cell>
          <table:table-cell office:value-type="float" office:value="65983">
            <text:p>6598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LovesA</text:p>
          </table:table-cell>
          <table:table-cell office:value-type="float" office:value="65836">
            <text:p>6583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andoraDiem</text:p>
          </table:table-cell>
          <table:table-cell office:value-type="float" office:value="64952">
            <text:p>6495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oneydew</text:p>
          </table:table-cell>
          <table:table-cell office:value-type="float" office:value="64788">
            <text:p>6478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64465">
            <text:p>6446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aos85</text:p>
          </table:table-cell>
          <table:table-cell office:value-type="float" office:value="63738">
            <text:p>6373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saVäntar</text:p>
          </table:table-cell>
          <table:table-cell office:value-type="float" office:value="63724">
            <text:p>6372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iccie86</text:p>
          </table:table-cell>
          <table:table-cell office:value-type="float" office:value="63468">
            <text:p>6346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yanna</text:p>
          </table:table-cell>
          <table:table-cell office:value-type="float" office:value="63374">
            <text:p>6337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Regnbågsbarn</text:p>
          </table:table-cell>
          <table:table-cell office:value-type="float" office:value="62819">
            <text:p>6281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ossow</text:p>
          </table:table-cell>
          <table:table-cell office:value-type="float" office:value="61893">
            <text:p>6189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YinYang</text:p>
          </table:table-cell>
          <table:table-cell office:value-type="float" office:value="61236">
            <text:p>6123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esand</text:p>
          </table:table-cell>
          <table:table-cell office:value-type="float" office:value="61102">
            <text:p>6110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lie</text:p>
          </table:table-cell>
          <table:table-cell office:value-type="float" office:value="60934">
            <text:p>6093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aEko</text:p>
          </table:table-cell>
          <table:table-cell office:value-type="float" office:value="60485">
            <text:p>6048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llsan</text:p>
          </table:table-cell>
          <table:table-cell office:value-type="float" office:value="60359">
            <text:p>6035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ellizzzzz</text:p>
          </table:table-cell>
          <table:table-cell office:value-type="float" office:value="60186">
            <text:p>6018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linl</text:p>
          </table:table-cell>
          <table:table-cell office:value-type="float" office:value="60154">
            <text:p>6015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at the bat</text:p>
          </table:table-cell>
          <table:table-cell office:value-type="float" office:value="60018">
            <text:p>6001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zzies matte</text:p>
          </table:table-cell>
          <table:table-cell office:value-type="float" office:value="59317">
            <text:p>5931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yjamastrollet</text:p>
          </table:table-cell>
          <table:table-cell office:value-type="float" office:value="58795">
            <text:p>5879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eksta</text:p>
          </table:table-cell>
          <table:table-cell office:value-type="float" office:value="58650">
            <text:p>5865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lsingborg</text:p>
          </table:table-cell>
          <table:table-cell office:value-type="float" office:value="58478">
            <text:p>584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uomigirl</text:p>
          </table:table-cell>
          <table:table-cell office:value-type="float" office:value="58471">
            <text:p>5847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sabelles85</text:p>
          </table:table-cell>
          <table:table-cell office:value-type="float" office:value="58458">
            <text:p>5845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ucefera</text:p>
          </table:table-cell>
          <table:table-cell office:value-type="float" office:value="58184">
            <text:p>5818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ofia8504</text:p>
          </table:table-cell>
          <table:table-cell office:value-type="float" office:value="57479">
            <text:p>5747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terror</text:p>
          </table:table-cell>
          <table:table-cell office:value-type="float" office:value="57241">
            <text:p>5724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olo</text:p>
          </table:table-cell>
          <table:table-cell office:value-type="float" office:value="57078">
            <text:p>570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marie</text:p>
          </table:table-cell>
          <table:table-cell office:value-type="float" office:value="56720">
            <text:p>5672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kogsstjärnN</text:p>
          </table:table-cell>
          <table:table-cell office:value-type="float" office:value="56553">
            <text:p>5655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elladonna</text:p>
          </table:table-cell>
          <table:table-cell office:value-type="float" office:value="56310">
            <text:p>5631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uperfurry</text:p>
          </table:table-cell>
          <table:table-cell office:value-type="float" office:value="55646">
            <text:p>5564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riat</text:p>
          </table:table-cell>
          <table:table-cell office:value-type="float" office:value="55460">
            <text:p>5546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zca</text:p>
          </table:table-cell>
          <table:table-cell office:value-type="float" office:value="55114">
            <text:p>5511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zerano</text:p>
          </table:table-cell>
          <table:table-cell office:value-type="float" office:value="55024">
            <text:p>5502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rincipessan</text:p>
          </table:table-cell>
          <table:table-cell office:value-type="float" office:value="54936">
            <text:p>5493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keabaws</text:p>
          </table:table-cell>
          <table:table-cell office:value-type="float" office:value="53757">
            <text:p>5375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aulas mamma</text:p>
          </table:table-cell>
          <table:table-cell office:value-type="float" office:value="53471">
            <text:p>5347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ravid</text:p>
          </table:table-cell>
          <table:table-cell office:value-type="float" office:value="53068">
            <text:p>5306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enne</text:p>
          </table:table-cell>
          <table:table-cell office:value-type="float" office:value="52682">
            <text:p>5268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anja</text:p>
          </table:table-cell>
          <table:table-cell office:value-type="float" office:value="52288">
            <text:p>5228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illizan</text:p>
          </table:table-cell>
          <table:table-cell office:value-type="float" office:value="51711">
            <text:p>5171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parveln</text:p>
          </table:table-cell>
          <table:table-cell office:value-type="float" office:value="51083">
            <text:p>5108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50716">
            <text:p>5071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ugustimamman</text:p>
          </table:table-cell>
          <table:table-cell office:value-type="float" office:value="50340">
            <text:p>5034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somiLinda</text:p>
          </table:table-cell>
          <table:table-cell office:value-type="float" office:value="47586">
            <text:p>4758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esselessan</text:p>
          </table:table-cell>
          <table:table-cell office:value-type="float" office:value="47112">
            <text:p>4711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melie578</text:p>
          </table:table-cell>
          <table:table-cell office:value-type="float" office:value="46999">
            <text:p>4699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almstadcarro</text:p>
          </table:table-cell>
          <table:table-cell office:value-type="float" office:value="46902">
            <text:p>4690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ötnostim</text:p>
          </table:table-cell>
          <table:table-cell office:value-type="float" office:value="46388">
            <text:p>4638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ngo Morsan</text:p>
          </table:table-cell>
          <table:table-cell office:value-type="float" office:value="45354">
            <text:p>4535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iiidaa</text:p>
          </table:table-cell>
          <table:table-cell office:value-type="float" office:value="44299">
            <text:p>4429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30</text:p>
          </table:table-cell>
          <table:table-cell office:value-type="float" office:value="44290">
            <text:p>4429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aMorot</text:p>
          </table:table-cell>
          <table:table-cell office:value-type="float" office:value="43980">
            <text:p>4398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aulaVanilla</text:p>
          </table:table-cell>
          <table:table-cell office:value-type="float" office:value="43707">
            <text:p>4370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nos</text:p>
          </table:table-cell>
          <table:table-cell office:value-type="float" office:value="43281">
            <text:p>4328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eonor</text:p>
          </table:table-cell>
          <table:table-cell office:value-type="float" office:value="43256">
            <text:p>4325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kutta</text:p>
          </table:table-cell>
          <table:table-cell office:value-type="float" office:value="43166">
            <text:p>4316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niV</text:p>
          </table:table-cell>
          <table:table-cell office:value-type="float" office:value="42867">
            <text:p>4286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inniisen</text:p>
          </table:table-cell>
          <table:table-cell office:value-type="float" office:value="42235">
            <text:p>4223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ndaB85</text:p>
          </table:table-cell>
          <table:table-cell office:value-type="float" office:value="41310">
            <text:p>4131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onci</text:p>
          </table:table-cell>
          <table:table-cell office:value-type="float" office:value="40761">
            <text:p>4076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ra</text:p>
          </table:table-cell>
          <table:table-cell office:value-type="float" office:value="40587">
            <text:p>4058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ove Forever</text:p>
          </table:table-cell>
          <table:table-cell office:value-type="float" office:value="40555">
            <text:p>4055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jken03</text:p>
          </table:table-cell>
          <table:table-cell office:value-type="float" office:value="40522">
            <text:p>4052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ene</text:p>
          </table:table-cell>
          <table:table-cell office:value-type="float" office:value="40363">
            <text:p>4036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ebespuppe</text:p>
          </table:table-cell>
          <table:table-cell office:value-type="float" office:value="40259">
            <text:p>4025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eanwhile</text:p>
          </table:table-cell>
          <table:table-cell office:value-type="float" office:value="39427">
            <text:p>3942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visen</text:p>
          </table:table-cell>
          <table:table-cell office:value-type="float" office:value="38870">
            <text:p>3887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epparmint</text:p>
          </table:table-cell>
          <table:table-cell office:value-type="float" office:value="38686">
            <text:p>3868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hereseJohansson</text:p>
          </table:table-cell>
          <table:table-cell office:value-type="float" office:value="38183">
            <text:p>3818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mba</text:p>
          </table:table-cell>
          <table:table-cell office:value-type="float" office:value="38032">
            <text:p>3803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adyMa</text:p>
          </table:table-cell>
          <table:table-cell office:value-type="float" office:value="38016">
            <text:p>3801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zanwer</text:p>
          </table:table-cell>
          <table:table-cell office:value-type="float" office:value="37687">
            <text:p>3768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delene0</text:p>
          </table:table-cell>
          <table:table-cell office:value-type="float" office:value="37411">
            <text:p>3741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osefine 85</text:p>
          </table:table-cell>
          <table:table-cell office:value-type="float" office:value="37167">
            <text:p>3716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lly Bally</text:p>
          </table:table-cell>
          <table:table-cell office:value-type="float" office:value="36955">
            <text:p>3695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ohanna 85</text:p>
          </table:table-cell>
          <table:table-cell office:value-type="float" office:value="36884">
            <text:p>3688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ccadam</text:p>
          </table:table-cell>
          <table:table-cell office:value-type="float" office:value="36848">
            <text:p>3684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mhu</text:p>
          </table:table-cell>
          <table:table-cell office:value-type="float" office:value="36197">
            <text:p>3619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u Hussain</text:p>
          </table:table-cell>
          <table:table-cell office:value-type="float" office:value="35711">
            <text:p>3571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cci</text:p>
          </table:table-cell>
          <table:table-cell office:value-type="float" office:value="35568">
            <text:p>3556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mmela</text:p>
          </table:table-cell>
          <table:table-cell office:value-type="float" office:value="35294">
            <text:p>3529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entho</text:p>
          </table:table-cell>
          <table:table-cell office:value-type="float" office:value="35035">
            <text:p>3503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eckaa</text:p>
          </table:table-cell>
          <table:table-cell office:value-type="float" office:value="34900">
            <text:p>3490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äckros</text:p>
          </table:table-cell>
          <table:table-cell office:value-type="float" office:value="33957">
            <text:p>3395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unk</text:p>
          </table:table-cell>
          <table:table-cell office:value-type="float" office:value="33763">
            <text:p>3376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Zesssan</text:p>
          </table:table-cell>
          <table:table-cell office:value-type="float" office:value="33639">
            <text:p>3363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vansjön</text:p>
          </table:table-cell>
          <table:table-cell office:value-type="float" office:value="33457">
            <text:p>3345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Danneli</text:p>
          </table:table-cell>
          <table:table-cell office:value-type="float" office:value="33195">
            <text:p>3319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tina85</text:p>
          </table:table-cell>
          <table:table-cell office:value-type="float" office:value="33172">
            <text:p>3317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ajs85</text:p>
          </table:table-cell>
          <table:table-cell office:value-type="float" office:value="32919">
            <text:p>3291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ado</text:p>
          </table:table-cell>
          <table:table-cell office:value-type="float" office:value="31690">
            <text:p>3169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a gumman 85</text:p>
          </table:table-cell>
          <table:table-cell office:value-type="float" office:value="31670">
            <text:p>3167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fiia</text:p>
          </table:table-cell>
          <table:table-cell office:value-type="float" office:value="31271">
            <text:p>3127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ofear</text:p>
          </table:table-cell>
          <table:table-cell office:value-type="float" office:value="31224">
            <text:p>3122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rollensmamma</text:p>
          </table:table-cell>
          <table:table-cell office:value-type="float" office:value="30331">
            <text:p>3033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arne</text:p>
          </table:table-cell>
          <table:table-cell office:value-type="float" office:value="30270">
            <text:p>3027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razyCarro</text:p>
          </table:table-cell>
          <table:table-cell office:value-type="float" office:value="29846">
            <text:p>2984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oka</text:p>
          </table:table-cell>
          <table:table-cell office:value-type="float" office:value="29788">
            <text:p>2978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nnaBe</text:p>
          </table:table-cell>
          <table:table-cell office:value-type="float" office:value="29774">
            <text:p>2977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sabelsmamma</text:p>
          </table:table-cell>
          <table:table-cell office:value-type="float" office:value="29694">
            <text:p>2969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ernia</text:p>
          </table:table-cell>
          <table:table-cell office:value-type="float" office:value="29213">
            <text:p>2921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urious</text:p>
          </table:table-cell>
          <table:table-cell office:value-type="float" office:value="28840">
            <text:p>2884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ladiator</text:p>
          </table:table-cell>
          <table:table-cell office:value-type="float" office:value="28247">
            <text:p>2824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noosMami</text:p>
          </table:table-cell>
          <table:table-cell office:value-type="float" office:value="28170">
            <text:p>2817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Dajo</text:p>
          </table:table-cell>
          <table:table-cell office:value-type="float" office:value="28138">
            <text:p>2813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lin P</text:p>
          </table:table-cell>
          <table:table-cell office:value-type="float" office:value="28125">
            <text:p>2812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raphique</text:p>
          </table:table-cell>
          <table:table-cell office:value-type="float" office:value="28099">
            <text:p>2809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sch</text:p>
          </table:table-cell>
          <table:table-cell office:value-type="float" office:value="28079">
            <text:p>2807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nSis</text:p>
          </table:table-cell>
          <table:table-cell office:value-type="float" office:value="27802">
            <text:p>2780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gloo</text:p>
          </table:table-cell>
          <table:table-cell office:value-type="float" office:value="27785">
            <text:p>2778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oneydew</text:p>
          </table:table-cell>
          <table:table-cell office:value-type="float" office:value="27453">
            <text:p>2745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oveRain</text:p>
          </table:table-cell>
          <table:table-cell office:value-type="float" office:value="27355">
            <text:p>2735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mulis85</text:p>
          </table:table-cell>
          <table:table-cell office:value-type="float" office:value="27198">
            <text:p>2719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MR</text:p>
          </table:table-cell>
          <table:table-cell office:value-type="float" office:value="27181">
            <text:p>2718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nowball</text:p>
          </table:table-cell>
          <table:table-cell office:value-type="float" office:value="26984">
            <text:p>2698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ankie</text:p>
          </table:table-cell>
          <table:table-cell office:value-type="float" office:value="26969">
            <text:p>2696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jbebbe</text:p>
          </table:table-cell>
          <table:table-cell office:value-type="float" office:value="26515">
            <text:p>2651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ka85</text:p>
          </table:table-cell>
          <table:table-cell office:value-type="float" office:value="26515">
            <text:p>2651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w24</text:p>
          </table:table-cell>
          <table:table-cell office:value-type="float" office:value="26463">
            <text:p>2646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ekogirl</text:p>
          </table:table-cell>
          <table:table-cell office:value-type="float" office:value="26437">
            <text:p>2643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karon</text:p>
          </table:table-cell>
          <table:table-cell office:value-type="float" office:value="26292">
            <text:p>2629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anina</text:p>
          </table:table-cell>
          <table:table-cell office:value-type="float" office:value="25991">
            <text:p>2599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mmi85</text:p>
          </table:table-cell>
          <table:table-cell office:value-type="float" office:value="25716">
            <text:p>2571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ellie13</text:p>
          </table:table-cell>
          <table:table-cell office:value-type="float" office:value="25572">
            <text:p>2557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ttallt</text:p>
          </table:table-cell>
          <table:table-cell office:value-type="float" office:value="24918">
            <text:p>2491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oelBus</text:p>
          </table:table-cell>
          <table:table-cell office:value-type="float" office:value="24776">
            <text:p>2477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askrutt</text:p>
          </table:table-cell>
          <table:table-cell office:value-type="float" office:value="24664">
            <text:p>2466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Waiting 4U</text:p>
          </table:table-cell>
          <table:table-cell office:value-type="float" office:value="24653">
            <text:p>2465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ia 85</text:p>
          </table:table-cell>
          <table:table-cell office:value-type="float" office:value="24416">
            <text:p>2441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ellan</text:p>
          </table:table-cell>
          <table:table-cell office:value-type="float" office:value="24250">
            <text:p>2425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Daphne85</text:p>
          </table:table-cell>
          <table:table-cell office:value-type="float" office:value="24109">
            <text:p>2410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licka86</text:p>
          </table:table-cell>
          <table:table-cell office:value-type="float" office:value="24098">
            <text:p>2409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murfMamman</text:p>
          </table:table-cell>
          <table:table-cell office:value-type="float" office:value="23974">
            <text:p>2397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nowbrigade</text:p>
          </table:table-cell>
          <table:table-cell office:value-type="float" office:value="23941">
            <text:p>2394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Queenie</text:p>
          </table:table-cell>
          <table:table-cell office:value-type="float" office:value="23609">
            <text:p>2360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ravid85</text:p>
          </table:table-cell>
          <table:table-cell office:value-type="float" office:value="23548">
            <text:p>2354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unni</text:p>
          </table:table-cell>
          <table:table-cell office:value-type="float" office:value="23455">
            <text:p>2345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ida Li</text:p>
          </table:table-cell>
          <table:table-cell office:value-type="float" office:value="23127">
            <text:p>2312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exsmula</text:p>
          </table:table-cell>
          <table:table-cell office:value-type="float" office:value="23113">
            <text:p>2311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85</text:p>
          </table:table-cell>
          <table:table-cell office:value-type="float" office:value="22973">
            <text:p>2297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anna</text:p>
          </table:table-cell>
          <table:table-cell office:value-type="float" office:value="22815">
            <text:p>2281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S85</text:p>
          </table:table-cell>
          <table:table-cell office:value-type="float" office:value="22810">
            <text:p>2281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uckyLips</text:p>
          </table:table-cell>
          <table:table-cell office:value-type="float" office:value="22719">
            <text:p>2271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iveaa</text:p>
          </table:table-cell>
          <table:table-cell office:value-type="float" office:value="22604">
            <text:p>2260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ellan</text:p>
          </table:table-cell>
          <table:table-cell office:value-type="float" office:value="22255">
            <text:p>2225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ökenPeura</text:p>
          </table:table-cell>
          <table:table-cell office:value-type="float" office:value="22166">
            <text:p>2216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njen</text:p>
          </table:table-cell>
          <table:table-cell office:value-type="float" office:value="21973">
            <text:p>2197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omgitspositive</text:p>
          </table:table-cell>
          <table:table-cell office:value-type="float" office:value="21970">
            <text:p>2197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uutra</text:p>
          </table:table-cell>
          <table:table-cell office:value-type="float" office:value="21808">
            <text:p>2180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minasmammaElin</text:p>
          </table:table-cell>
          <table:table-cell office:value-type="float" office:value="21736">
            <text:p>2173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abyface</text:p>
          </table:table-cell>
          <table:table-cell office:value-type="float" office:value="21635">
            <text:p>2163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rika85</text:p>
          </table:table-cell>
          <table:table-cell office:value-type="float" office:value="21455">
            <text:p>2145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ejo</text:p>
          </table:table-cell>
          <table:table-cell office:value-type="float" office:value="21358">
            <text:p>2135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Dawngirl</text:p>
          </table:table-cell>
          <table:table-cell office:value-type="float" office:value="21276">
            <text:p>2127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irsty</text:p>
          </table:table-cell>
          <table:table-cell office:value-type="float" office:value="20924">
            <text:p>2092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tephanie</text:p>
          </table:table-cell>
          <table:table-cell office:value-type="float" office:value="20542">
            <text:p>2054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ndreaSvan</text:p>
          </table:table-cell>
          <table:table-cell office:value-type="float" office:value="20316">
            <text:p>2031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odBiten</text:p>
          </table:table-cell>
          <table:table-cell office:value-type="float" office:value="20279">
            <text:p>2027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nnos85</text:p>
          </table:table-cell>
          <table:table-cell office:value-type="float" office:value="20139">
            <text:p>2013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ictory1</text:p>
          </table:table-cell>
          <table:table-cell office:value-type="float" office:value="20042">
            <text:p>2004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Yanya</text:p>
          </table:table-cell>
          <table:table-cell office:value-type="float" office:value="19911">
            <text:p>1991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indra1</text:p>
          </table:table-cell>
          <table:table-cell office:value-type="float" office:value="19869">
            <text:p>1986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aSexorcisto</text:p>
          </table:table-cell>
          <table:table-cell office:value-type="float" office:value="19798">
            <text:p>1979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ambi09</text:p>
          </table:table-cell>
          <table:table-cell office:value-type="float" office:value="19605">
            <text:p>1960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sterA</text:p>
          </table:table-cell>
          <table:table-cell office:value-type="float" office:value="19483">
            <text:p>1948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eyrie</text:p>
          </table:table-cell>
          <table:table-cell office:value-type="float" office:value="19397">
            <text:p>1939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abriella85</text:p>
          </table:table-cell>
          <table:table-cell office:value-type="float" office:value="19372">
            <text:p>1937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orrlandstjejen</text:p>
          </table:table-cell>
          <table:table-cell office:value-type="float" office:value="19320">
            <text:p>1932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 MB</text:p>
          </table:table-cell>
          <table:table-cell office:value-type="float" office:value="19068">
            <text:p>1906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rie</text:p>
          </table:table-cell>
          <table:table-cell office:value-type="float" office:value="19063">
            <text:p>1906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nna Ni</text:p>
          </table:table-cell>
          <table:table-cell office:value-type="float" office:value="18868">
            <text:p>1886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keitHappen</text:p>
          </table:table-cell>
          <table:table-cell office:value-type="float" office:value="18868">
            <text:p>1886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ajsaLouise</text:p>
          </table:table-cell>
          <table:table-cell office:value-type="float" office:value="18857">
            <text:p>1885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aroliine85</text:p>
          </table:table-cell>
          <table:table-cell office:value-type="float" office:value="18756">
            <text:p>1875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ultan</text:p>
          </table:table-cell>
          <table:table-cell office:value-type="float" office:value="18733">
            <text:p>1873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IVO</text:p>
          </table:table-cell>
          <table:table-cell office:value-type="float" office:value="18635">
            <text:p>1863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imsivimsi</text:p>
          </table:table-cell>
          <table:table-cell office:value-type="float" office:value="18571">
            <text:p>1857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atrollet85</text:p>
          </table:table-cell>
          <table:table-cell office:value-type="float" office:value="18524">
            <text:p>1852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nov</text:p>
          </table:table-cell>
          <table:table-cell office:value-type="float" office:value="18033">
            <text:p>1803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ddsan</text:p>
          </table:table-cell>
          <table:table-cell office:value-type="float" office:value="17877">
            <text:p>1787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uana</text:p>
          </table:table-cell>
          <table:table-cell office:value-type="float" office:value="17734">
            <text:p>1773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laTjockaBertil</text:p>
          </table:table-cell>
          <table:table-cell office:value-type="float" office:value="17654">
            <text:p>1765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rielindquist</text:p>
          </table:table-cell>
          <table:table-cell office:value-type="float" office:value="17640">
            <text:p>1764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weetie85</text:p>
          </table:table-cell>
          <table:table-cell office:value-type="float" office:value="17634">
            <text:p>1763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essan885</text:p>
          </table:table-cell>
          <table:table-cell office:value-type="float" office:value="17603">
            <text:p>1760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appgeten</text:p>
          </table:table-cell>
          <table:table-cell office:value-type="float" office:value="17322">
            <text:p>1732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aajdaa</text:p>
          </table:table-cell>
          <table:table-cell office:value-type="float" office:value="17289">
            <text:p>1728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tl</text:p>
          </table:table-cell>
          <table:table-cell office:value-type="float" office:value="17279">
            <text:p>1727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ina01</text:p>
          </table:table-cell>
          <table:table-cell office:value-type="float" office:value="17188">
            <text:p>1718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harlotta1985</text:p>
          </table:table-cell>
          <table:table-cell office:value-type="float" office:value="17110">
            <text:p>1711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kinto</text:p>
          </table:table-cell>
          <table:table-cell office:value-type="float" office:value="17074">
            <text:p>1707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räng</text:p>
          </table:table-cell>
          <table:table-cell office:value-type="float" office:value="17062">
            <text:p>1706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ndrolin</text:p>
          </table:table-cell>
          <table:table-cell office:value-type="float" office:value="16987">
            <text:p>1698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esla</text:p>
          </table:table-cell>
          <table:table-cell office:value-type="float" office:value="16942">
            <text:p>1694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okje</text:p>
          </table:table-cell>
          <table:table-cell office:value-type="float" office:value="16766">
            <text:p>1676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eJustMe</text:p>
          </table:table-cell>
          <table:table-cell office:value-type="float" office:value="16669">
            <text:p>1666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EllY 85</text:p>
          </table:table-cell>
          <table:table-cell office:value-type="float" office:value="16637">
            <text:p>1663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rrelita85</text:p>
          </table:table-cell>
          <table:table-cell office:value-type="float" office:value="16596">
            <text:p>1659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loris</text:p>
          </table:table-cell>
          <table:table-cell office:value-type="float" office:value="16335">
            <text:p>1633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lummkeso</text:p>
          </table:table-cell>
          <table:table-cell office:value-type="float" office:value="16144">
            <text:p>1614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ancyface3</text:p>
          </table:table-cell>
          <table:table-cell office:value-type="float" office:value="16082">
            <text:p>1608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annkakan16</text:p>
          </table:table-cell>
          <table:table-cell office:value-type="float" office:value="16079">
            <text:p>1607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6000">
            <text:p>1600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leepy</text:p>
          </table:table-cell>
          <table:table-cell office:value-type="float" office:value="15998">
            <text:p>1599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2007</text:p>
          </table:table-cell>
          <table:table-cell office:value-type="float" office:value="15894">
            <text:p>1589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melie85</text:p>
          </table:table-cell>
          <table:table-cell office:value-type="float" office:value="15883">
            <text:p>1588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 U S E N</text:p>
          </table:table-cell>
          <table:table-cell office:value-type="float" office:value="15865">
            <text:p>1586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elaena</text:p>
          </table:table-cell>
          <table:table-cell office:value-type="float" office:value="15798">
            <text:p>1579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ouise85</text:p>
          </table:table-cell>
          <table:table-cell office:value-type="float" office:value="15770">
            <text:p>1577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lcca</text:p>
          </table:table-cell>
          <table:table-cell office:value-type="float" office:value="15726">
            <text:p>1572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5720">
            <text:p>1572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gMat</text:p>
          </table:table-cell>
          <table:table-cell office:value-type="float" office:value="15624">
            <text:p>1562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lin85</text:p>
          </table:table-cell>
          <table:table-cell office:value-type="float" office:value="15443">
            <text:p>1544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xtina85</text:p>
          </table:table-cell>
          <table:table-cell office:value-type="float" office:value="15376">
            <text:p>1537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elize</text:p>
          </table:table-cell>
          <table:table-cell office:value-type="float" office:value="15323">
            <text:p>1532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ofia85</text:p>
          </table:table-cell>
          <table:table-cell office:value-type="float" office:value="15306">
            <text:p>1530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krot o Korn</text:p>
          </table:table-cell>
          <table:table-cell office:value-type="float" office:value="15213">
            <text:p>1521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ika10</text:p>
          </table:table-cell>
          <table:table-cell office:value-type="float" office:value="15109">
            <text:p>1510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shurst Klara</text:p>
          </table:table-cell>
          <table:table-cell office:value-type="float" office:value="14804">
            <text:p>1480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 i a</text:p>
          </table:table-cell>
          <table:table-cell office:value-type="float" office:value="14783">
            <text:p>1478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mso</text:p>
          </table:table-cell>
          <table:table-cell office:value-type="float" office:value="14768">
            <text:p>1476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ils-Eric</text:p>
          </table:table-cell>
          <table:table-cell office:value-type="float" office:value="14566">
            <text:p>1456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abyfacepsycho</text:p>
          </table:table-cell>
          <table:table-cell office:value-type="float" office:value="14562">
            <text:p>1456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gon26</text:p>
          </table:table-cell>
          <table:table-cell office:value-type="float" office:value="14548">
            <text:p>1454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untemattomana</text:p>
          </table:table-cell>
          <table:table-cell office:value-type="float" office:value="14453">
            <text:p>1445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illan85</text:p>
          </table:table-cell>
          <table:table-cell office:value-type="float" office:value="14351">
            <text:p>1435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DianaT</text:p>
          </table:table-cell>
          <table:table-cell office:value-type="float" office:value="14336">
            <text:p>1433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Rut the cat</text:p>
          </table:table-cell>
          <table:table-cell office:value-type="float" office:value="14106">
            <text:p>1410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rsFreud</text:p>
          </table:table-cell>
          <table:table-cell office:value-type="float" office:value="14068">
            <text:p>1406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eowbaby</text:p>
          </table:table-cell>
          <table:table-cell office:value-type="float" office:value="14049">
            <text:p>1404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Zs1985</text:p>
          </table:table-cell>
          <table:table-cell office:value-type="float" office:value="13999">
            <text:p>1399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ulllis</text:p>
          </table:table-cell>
          <table:table-cell office:value-type="float" office:value="13955">
            <text:p>1395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Fridie</text:p>
          </table:table-cell>
          <table:table-cell office:value-type="float" office:value="13884">
            <text:p>1388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umOfThree</text:p>
          </table:table-cell>
          <table:table-cell office:value-type="float" office:value="13878">
            <text:p>138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ady K</text:p>
          </table:table-cell>
          <table:table-cell office:value-type="float" office:value="13828">
            <text:p>1382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nsomble</text:p>
          </table:table-cell>
          <table:table-cell office:value-type="float" office:value="13796">
            <text:p>1379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ntine</text:p>
          </table:table-cell>
          <table:table-cell office:value-type="float" office:value="13748">
            <text:p>1374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ssa</text:p>
          </table:table-cell>
          <table:table-cell office:value-type="float" office:value="13678">
            <text:p>136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innii</text:p>
          </table:table-cell>
          <table:table-cell office:value-type="float" office:value="13616">
            <text:p>1361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ckis</text:p>
          </table:table-cell>
          <table:table-cell office:value-type="float" office:value="13608">
            <text:p>1360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BA</text:p>
          </table:table-cell>
          <table:table-cell office:value-type="float" office:value="13601">
            <text:p>1360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r86</text:p>
          </table:table-cell>
          <table:table-cell office:value-type="float" office:value="13538">
            <text:p>1353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irlieGirl</text:p>
          </table:table-cell>
          <table:table-cell office:value-type="float" office:value="13536">
            <text:p>1353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ebbe420</text:p>
          </table:table-cell>
          <table:table-cell office:value-type="float" office:value="13486">
            <text:p>1348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yponblomman</text:p>
          </table:table-cell>
          <table:table-cell office:value-type="float" office:value="13440">
            <text:p>1344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reathe Me</text:p>
          </table:table-cell>
          <table:table-cell office:value-type="float" office:value="13399">
            <text:p>1339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okus pokus</text:p>
          </table:table-cell>
          <table:table-cell office:value-type="float" office:value="13271">
            <text:p>1327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rampeTaskIndianenN1</text:p>
          </table:table-cell>
          <table:table-cell office:value-type="float" office:value="13260">
            <text:p>1326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ndur</text:p>
          </table:table-cell>
          <table:table-cell office:value-type="float" office:value="13250">
            <text:p>1325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amper</text:p>
          </table:table-cell>
          <table:table-cell office:value-type="float" office:value="13240">
            <text:p>1324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ilia</text:p>
          </table:table-cell>
          <table:table-cell office:value-type="float" office:value="13032">
            <text:p>1303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allerinas</text:p>
          </table:table-cell>
          <table:table-cell office:value-type="float" office:value="13022">
            <text:p>1302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era85</text:p>
          </table:table-cell>
          <table:table-cell office:value-type="float" office:value="12984">
            <text:p>1298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RIKA8585</text:p>
          </table:table-cell>
          <table:table-cell office:value-type="float" office:value="12884">
            <text:p>1288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ofilosson</text:p>
          </table:table-cell>
          <table:table-cell office:value-type="float" office:value="12753">
            <text:p>1275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taffelove</text:p>
          </table:table-cell>
          <table:table-cell office:value-type="float" office:value="12542">
            <text:p>1254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ikka</text:p>
          </table:table-cell>
          <table:table-cell office:value-type="float" office:value="12520">
            <text:p>1252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rix85</text:p>
          </table:table-cell>
          <table:table-cell office:value-type="float" office:value="12502">
            <text:p>1250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salar</text:p>
          </table:table-cell>
          <table:table-cell office:value-type="float" office:value="12482">
            <text:p>1248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Twoblirthree</text:p>
          </table:table-cell>
          <table:table-cell office:value-type="float" office:value="12449">
            <text:p>1244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drummelfjollan</text:p>
          </table:table-cell>
          <table:table-cell office:value-type="float" office:value="12422">
            <text:p>1242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ängtande jag</text:p>
          </table:table-cell>
          <table:table-cell office:value-type="float" office:value="12378">
            <text:p>123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an123</text:p>
          </table:table-cell>
          <table:table-cell office:value-type="float" office:value="12346">
            <text:p>1234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ouvenir</text:p>
          </table:table-cell>
          <table:table-cell office:value-type="float" office:value="12338">
            <text:p>1233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martdum</text:p>
          </table:table-cell>
          <table:table-cell office:value-type="float" office:value="12169">
            <text:p>1216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nna Antonio</text:p>
          </table:table-cell>
          <table:table-cell office:value-type="float" office:value="12140">
            <text:p>1214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nowberry</text:p>
          </table:table-cell>
          <table:table-cell office:value-type="float" office:value="12100">
            <text:p>1210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adadija</text:p>
          </table:table-cell>
          <table:table-cell office:value-type="float" office:value="12057">
            <text:p>1205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6kimpa6</text:p>
          </table:table-cell>
          <table:table-cell office:value-type="float" office:value="11982">
            <text:p>1198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ile</text:p>
          </table:table-cell>
          <table:table-cell office:value-type="float" office:value="11981">
            <text:p>1198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manda85</text:p>
          </table:table-cell>
          <table:table-cell office:value-type="float" office:value="11745">
            <text:p>1174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irus85</text:p>
          </table:table-cell>
          <table:table-cell office:value-type="float" office:value="11738">
            <text:p>1173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prutt</text:p>
          </table:table-cell>
          <table:table-cell office:value-type="float" office:value="11707">
            <text:p>1170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i blir 3</text:p>
          </table:table-cell>
          <table:table-cell office:value-type="float" office:value="11703">
            <text:p>1170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Yoda123</text:p>
          </table:table-cell>
          <table:table-cell office:value-type="float" office:value="11691">
            <text:p>1169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llalle</text:p>
          </table:table-cell>
          <table:table-cell office:value-type="float" office:value="11646">
            <text:p>1164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a1985</text:p>
          </table:table-cell>
          <table:table-cell office:value-type="float" office:value="11550">
            <text:p>1155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oktoberbebis09</text:p>
          </table:table-cell>
          <table:table-cell office:value-type="float" office:value="11466">
            <text:p>1146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lenaa</text:p>
          </table:table-cell>
          <table:table-cell office:value-type="float" office:value="11466">
            <text:p>1146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olbodatjej</text:p>
          </table:table-cell>
          <table:table-cell office:value-type="float" office:value="11464">
            <text:p>1146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ra72</text:p>
          </table:table-cell>
          <table:table-cell office:value-type="float" office:value="11435">
            <text:p>1143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upcake1985</text:p>
          </table:table-cell>
          <table:table-cell office:value-type="float" office:value="11423">
            <text:p>1142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grodan15</text:p>
          </table:table-cell>
          <table:table-cell office:value-type="float" office:value="11374">
            <text:p>1137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rabella</text:p>
          </table:table-cell>
          <table:table-cell office:value-type="float" office:value="11346">
            <text:p>1134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motional</text:p>
          </table:table-cell>
          <table:table-cell office:value-type="float" office:value="11327">
            <text:p>1132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nsam själ</text:p>
          </table:table-cell>
          <table:table-cell office:value-type="float" office:value="11287">
            <text:p>1128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APEW</text:p>
          </table:table-cell>
          <table:table-cell office:value-type="float" office:value="11263">
            <text:p>1126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icky85</text:p>
          </table:table-cell>
          <table:table-cell office:value-type="float" office:value="11255">
            <text:p>1125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liabel</text:p>
          </table:table-cell>
          <table:table-cell office:value-type="float" office:value="11248">
            <text:p>1124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icekizz</text:p>
          </table:table-cell>
          <table:table-cell office:value-type="float" office:value="11247">
            <text:p>1124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JessK</text:p>
          </table:table-cell>
          <table:table-cell office:value-type="float" office:value="11232">
            <text:p>1123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vilängtar</text:p>
          </table:table-cell>
          <table:table-cell office:value-type="float" office:value="11227">
            <text:p>1122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lvali</text:p>
          </table:table-cell>
          <table:table-cell office:value-type="float" office:value="11210">
            <text:p>1121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UnderbaraPojke</text:p>
          </table:table-cell>
          <table:table-cell office:value-type="float" office:value="11209">
            <text:p>1120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tinaStina</text:p>
          </table:table-cell>
          <table:table-cell office:value-type="float" office:value="11080">
            <text:p>1108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runte</text:p>
          </table:table-cell>
          <table:table-cell office:value-type="float" office:value="11059">
            <text:p>1105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carran no1</text:p>
          </table:table-cell>
          <table:table-cell office:value-type="float" office:value="11048">
            <text:p>1104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pa3646</text:p>
          </table:table-cell>
          <table:table-cell office:value-type="float" office:value="10871">
            <text:p>1087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gdaaa</text:p>
          </table:table-cell>
          <table:table-cell office:value-type="float" office:value="10845">
            <text:p>1084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sancho</text:p>
          </table:table-cell>
          <table:table-cell office:value-type="float" office:value="10770">
            <text:p>1077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rewegoagain</text:p>
          </table:table-cell>
          <table:table-cell office:value-type="float" office:value="10736">
            <text:p>1073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irsty</text:p>
          </table:table-cell>
          <table:table-cell office:value-type="float" office:value="10681">
            <text:p>1068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mmaSofi</text:p>
          </table:table-cell>
          <table:table-cell office:value-type="float" office:value="10669">
            <text:p>1066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nsixxa</text:p>
          </table:table-cell>
          <table:table-cell office:value-type="float" office:value="10636">
            <text:p>1063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y sunshine</text:p>
          </table:table-cell>
          <table:table-cell office:value-type="float" office:value="10545">
            <text:p>10545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linHöög</text:p>
          </table:table-cell>
          <table:table-cell office:value-type="float" office:value="10544">
            <text:p>1054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0489">
            <text:p>1048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lva85</text:p>
          </table:table-cell>
          <table:table-cell office:value-type="float" office:value="10477">
            <text:p>10477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iis</text:p>
          </table:table-cell>
          <table:table-cell office:value-type="float" office:value="10470">
            <text:p>1047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obno1</text:p>
          </table:table-cell>
          <table:table-cell office:value-type="float" office:value="10441">
            <text:p>1044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nal</text:p>
          </table:table-cell>
          <table:table-cell office:value-type="float" office:value="10432">
            <text:p>10432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mma85</text:p>
          </table:table-cell>
          <table:table-cell office:value-type="float" office:value="10386">
            <text:p>10386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inime01</text:p>
          </table:table-cell>
          <table:table-cell office:value-type="float" office:value="10378">
            <text:p>103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lenka</text:p>
          </table:table-cell>
          <table:table-cell office:value-type="float" office:value="10374">
            <text:p>1037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onmoi</text:p>
          </table:table-cell>
          <table:table-cell office:value-type="float" office:value="10280">
            <text:p>1028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akan85</text:p>
          </table:table-cell>
          <table:table-cell office:value-type="float" office:value="10278">
            <text:p>102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oji</text:p>
          </table:table-cell>
          <table:table-cell office:value-type="float" office:value="10254">
            <text:p>10254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Busfröt</text:p>
          </table:table-cell>
          <table:table-cell office:value-type="float" office:value="10250">
            <text:p>1025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ebabtallrik</text:p>
          </table:table-cell>
          <table:table-cell office:value-type="float" office:value="10141">
            <text:p>10141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ronomen</text:p>
          </table:table-cell>
          <table:table-cell office:value-type="float" office:value="10110">
            <text:p>1011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Yasminaoo</text:p>
          </table:table-cell>
          <table:table-cell office:value-type="float" office:value="10100">
            <text:p>1010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Malansu</text:p>
          </table:table-cell>
          <table:table-cell office:value-type="float" office:value="10079">
            <text:p>10079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Kynisen</text:p>
          </table:table-cell>
          <table:table-cell office:value-type="float" office:value="10078">
            <text:p>10078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Empan85</text:p>
          </table:table-cell>
          <table:table-cell office:value-type="float" office:value="10053">
            <text:p>10053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Hella08</text:p>
          </table:table-cell>
          <table:table-cell office:value-type="float" office:value="10040">
            <text:p>10040</text:p>
          </table:table-cell>
          <table:table-cell office:value-type="float" office:value="1986">
            <text:p>1986</text:p>
          </table:table-cell>
          <table:table-cell table:number-columns-repeated="4"/>
        </table:table-row>
        <table:table-row table:style-name="ro1">
          <table:table-cell office:value-type="string">
            <text:p>pluvdo</text:p>
          </table:table-cell>
          <table:table-cell office:value-type="float" office:value="793530">
            <text:p>79353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opycat</text:p>
          </table:table-cell>
          <table:table-cell office:value-type="float" office:value="501153">
            <text:p>50115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opsan</text:p>
          </table:table-cell>
          <table:table-cell office:value-type="float" office:value="439998">
            <text:p>43999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azzy</text:p>
          </table:table-cell>
          <table:table-cell office:value-type="float" office:value="358279">
            <text:p>35827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inaaaaaa</text:p>
          </table:table-cell>
          <table:table-cell office:value-type="float" office:value="343827">
            <text:p>34382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astafairy</text:p>
          </table:table-cell>
          <table:table-cell office:value-type="float" office:value="329560">
            <text:p>32956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ornie Alantie</text:p>
          </table:table-cell>
          <table:table-cell office:value-type="float" office:value="328385">
            <text:p>32838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ajkie</text:p>
          </table:table-cell>
          <table:table-cell office:value-type="float" office:value="318895">
            <text:p>31889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msanPemsan</text:p>
          </table:table-cell>
          <table:table-cell office:value-type="float" office:value="308989">
            <text:p>30898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usselbiten86</text:p>
          </table:table-cell>
          <table:table-cell office:value-type="float" office:value="292466">
            <text:p>2924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ersus</text:p>
          </table:table-cell>
          <table:table-cell office:value-type="float" office:value="287807">
            <text:p>28780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razy hannah</text:p>
          </table:table-cell>
          <table:table-cell office:value-type="float" office:value="253664">
            <text:p>25366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mt</text:p>
          </table:table-cell>
          <table:table-cell office:value-type="float" office:value="242332">
            <text:p>24233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ollebulle86</text:p>
          </table:table-cell>
          <table:table-cell office:value-type="float" office:value="242180">
            <text:p>24218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ybe</text:p>
          </table:table-cell>
          <table:table-cell office:value-type="float" office:value="231686">
            <text:p>23168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na J01</text:p>
          </table:table-cell>
          <table:table-cell office:value-type="float" office:value="230239">
            <text:p>23023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hiliräkan</text:p>
          </table:table-cell>
          <table:table-cell office:value-type="float" office:value="228866">
            <text:p>2288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ude Billy</text:p>
          </table:table-cell>
          <table:table-cell office:value-type="float" office:value="226640">
            <text:p>22664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LLIEVERDO</text:p>
          </table:table-cell>
          <table:table-cell office:value-type="float" office:value="222784">
            <text:p>22278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vinna 86</text:p>
          </table:table-cell>
          <table:table-cell office:value-type="float" office:value="219774">
            <text:p>21977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mmAhh</text:p>
          </table:table-cell>
          <table:table-cell office:value-type="float" office:value="218474">
            <text:p>21847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mme 86</text:p>
          </table:table-cell>
          <table:table-cell office:value-type="float" office:value="210318">
            <text:p>2103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onjah</text:p>
          </table:table-cell>
          <table:table-cell office:value-type="float" office:value="189223">
            <text:p>18922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ka86</text:p>
          </table:table-cell>
          <table:table-cell office:value-type="float" office:value="184698">
            <text:p>18469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essys</text:p>
          </table:table-cell>
          <table:table-cell office:value-type="float" office:value="178588">
            <text:p>17858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yfiken86</text:p>
          </table:table-cell>
          <table:table-cell office:value-type="float" office:value="175980">
            <text:p>17598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AEV</text:p>
          </table:table-cell>
          <table:table-cell office:value-type="float" office:value="165288">
            <text:p>16528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co</text:p>
          </table:table-cell>
          <table:table-cell office:value-type="float" office:value="160706">
            <text:p>16070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idaLee</text:p>
          </table:table-cell>
          <table:table-cell office:value-type="float" office:value="157081">
            <text:p>15708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49815">
            <text:p>14981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tilda86</text:p>
          </table:table-cell>
          <table:table-cell office:value-type="float" office:value="148987">
            <text:p>14898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uM2girls</text:p>
          </table:table-cell>
          <table:table-cell office:value-type="float" office:value="147788">
            <text:p>14778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na86</text:p>
          </table:table-cell>
          <table:table-cell office:value-type="float" office:value="141204">
            <text:p>14120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eccaStina</text:p>
          </table:table-cell>
          <table:table-cell office:value-type="float" office:value="135556">
            <text:p>13555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llaEllan</text:p>
          </table:table-cell>
          <table:table-cell office:value-type="float" office:value="135276">
            <text:p>13527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allonmumsan</text:p>
          </table:table-cell>
          <table:table-cell office:value-type="float" office:value="133067">
            <text:p>13306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imsan06</text:p>
          </table:table-cell>
          <table:table-cell office:value-type="float" office:value="129760">
            <text:p>12976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abyboom86</text:p>
          </table:table-cell>
          <table:table-cell office:value-type="float" office:value="128766">
            <text:p>1287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anniz</text:p>
          </table:table-cell>
          <table:table-cell office:value-type="float" office:value="127837">
            <text:p>12783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naTed</text:p>
          </table:table-cell>
          <table:table-cell office:value-type="float" office:value="126605">
            <text:p>12660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rla333</text:p>
          </table:table-cell>
          <table:table-cell office:value-type="float" office:value="125472">
            <text:p>12547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ÄlskadeUnge</text:p>
          </table:table-cell>
          <table:table-cell office:value-type="float" office:value="113569">
            <text:p>11356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llii</text:p>
          </table:table-cell>
          <table:table-cell office:value-type="float" office:value="113086">
            <text:p>11308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prilfamilj</text:p>
          </table:table-cell>
          <table:table-cell office:value-type="float" office:value="112670">
            <text:p>11267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LJO</text:p>
          </table:table-cell>
          <table:table-cell office:value-type="float" office:value="112544">
            <text:p>11254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ovva</text:p>
          </table:table-cell>
          <table:table-cell office:value-type="float" office:value="112380">
            <text:p>11238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eZs</text:p>
          </table:table-cell>
          <table:table-cell office:value-type="float" office:value="111829">
            <text:p>11182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iccir</text:p>
          </table:table-cell>
          <table:table-cell office:value-type="float" office:value="106184">
            <text:p>10618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limen</text:p>
          </table:table-cell>
          <table:table-cell office:value-type="float" office:value="102135">
            <text:p>10213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ckan</text:p>
          </table:table-cell>
          <table:table-cell office:value-type="float" office:value="100594">
            <text:p>10059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eMe</text:p>
          </table:table-cell>
          <table:table-cell office:value-type="float" office:value="98377">
            <text:p>9837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ma30</text:p>
          </table:table-cell>
          <table:table-cell office:value-type="float" office:value="93590">
            <text:p>9359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ohannaalkehag</text:p>
          </table:table-cell>
          <table:table-cell office:value-type="float" office:value="91267">
            <text:p>9126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nna86</text:p>
          </table:table-cell>
          <table:table-cell office:value-type="float" office:value="88993">
            <text:p>8899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be</text:p>
          </table:table-cell>
          <table:table-cell office:value-type="float" office:value="86330">
            <text:p>8633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yfikenRosa</text:p>
          </table:table-cell>
          <table:table-cell office:value-type="float" office:value="85019">
            <text:p>8501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mmi86</text:p>
          </table:table-cell>
          <table:table-cell office:value-type="float" office:value="84488">
            <text:p>8448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ernillaWaxin</text:p>
          </table:table-cell>
          <table:table-cell office:value-type="float" office:value="84480">
            <text:p>8448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ivla</text:p>
          </table:table-cell>
          <table:table-cell office:value-type="float" office:value="83724">
            <text:p>8372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låbär02</text:p>
          </table:table-cell>
          <table:table-cell office:value-type="float" office:value="83546">
            <text:p>8354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ängtan1986</text:p>
          </table:table-cell>
          <table:table-cell office:value-type="float" office:value="83503">
            <text:p>8350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abbalabba</text:p>
          </table:table-cell>
          <table:table-cell office:value-type="float" office:value="82893">
            <text:p>8289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antS</text:p>
          </table:table-cell>
          <table:table-cell office:value-type="float" office:value="82101">
            <text:p>8210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omenNescio</text:p>
          </table:table-cell>
          <table:table-cell office:value-type="float" office:value="81118">
            <text:p>811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arolina01</text:p>
          </table:table-cell>
          <table:table-cell office:value-type="float" office:value="79584">
            <text:p>7958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mmat3</text:p>
          </table:table-cell>
          <table:table-cell office:value-type="float" office:value="78126">
            <text:p>7812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oPax</text:p>
          </table:table-cell>
          <table:table-cell office:value-type="float" office:value="77455">
            <text:p>7745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mmat2</text:p>
          </table:table-cell>
          <table:table-cell office:value-type="float" office:value="77237">
            <text:p>7723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Hofie</text:p>
          </table:table-cell>
          <table:table-cell office:value-type="float" office:value="76784">
            <text:p>7678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offan86</text:p>
          </table:table-cell>
          <table:table-cell office:value-type="float" office:value="75721">
            <text:p>7572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ina86</text:p>
          </table:table-cell>
          <table:table-cell office:value-type="float" office:value="74684">
            <text:p>7468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mmaannika</text:p>
          </table:table-cell>
          <table:table-cell office:value-type="float" office:value="73628">
            <text:p>7362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Wile</text:p>
          </table:table-cell>
          <table:table-cell office:value-type="float" office:value="73087">
            <text:p>7308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leonor86</text:p>
          </table:table-cell>
          <table:table-cell office:value-type="float" office:value="70098">
            <text:p>7009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jiklex</text:p>
          </table:table-cell>
          <table:table-cell office:value-type="float" office:value="67309">
            <text:p>6730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örlin</text:p>
          </table:table-cell>
          <table:table-cell office:value-type="float" office:value="67019">
            <text:p>6701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66711">
            <text:p>6671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im J</text:p>
          </table:table-cell>
          <table:table-cell office:value-type="float" office:value="66366">
            <text:p>663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yalee</text:p>
          </table:table-cell>
          <table:table-cell office:value-type="float" office:value="65661">
            <text:p>6566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ordgubbarmeglass</text:p>
          </table:table-cell>
          <table:table-cell office:value-type="float" office:value="64649">
            <text:p>6464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hadows</text:p>
          </table:table-cell>
          <table:table-cell office:value-type="float" office:value="64518">
            <text:p>645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oanie</text:p>
          </table:table-cell>
          <table:table-cell office:value-type="float" office:value="64405">
            <text:p>6440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herace</text:p>
          </table:table-cell>
          <table:table-cell office:value-type="float" office:value="64250">
            <text:p>6425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calela</text:p>
          </table:table-cell>
          <table:table-cell office:value-type="float" office:value="64166">
            <text:p>641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ndrarinen</text:p>
          </table:table-cell>
          <table:table-cell office:value-type="float" office:value="63641">
            <text:p>6364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ofiej</text:p>
          </table:table-cell>
          <table:table-cell office:value-type="float" office:value="62436">
            <text:p>6243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alossa</text:p>
          </table:table-cell>
          <table:table-cell office:value-type="float" office:value="62282">
            <text:p>6228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lfalfafrö</text:p>
          </table:table-cell>
          <table:table-cell office:value-type="float" office:value="62242">
            <text:p>6224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riah1986</text:p>
          </table:table-cell>
          <table:table-cell office:value-type="float" office:value="61584">
            <text:p>6158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eraVera</text:p>
          </table:table-cell>
          <table:table-cell office:value-type="float" office:value="61500">
            <text:p>6150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trommingen</text:p>
          </table:table-cell>
          <table:table-cell office:value-type="float" office:value="60209">
            <text:p>6020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attines</text:p>
          </table:table-cell>
          <table:table-cell office:value-type="float" office:value="60160">
            <text:p>6016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ashH</text:p>
          </table:table-cell>
          <table:table-cell office:value-type="float" office:value="59852">
            <text:p>5985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ruvan</text:p>
          </table:table-cell>
          <table:table-cell office:value-type="float" office:value="58914">
            <text:p>5891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oasmostermia</text:p>
          </table:table-cell>
          <table:table-cell office:value-type="float" office:value="58516">
            <text:p>5851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ndaothomas</text:p>
          </table:table-cell>
          <table:table-cell office:value-type="float" office:value="57320">
            <text:p>5732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ia86</text:p>
          </table:table-cell>
          <table:table-cell office:value-type="float" office:value="57276">
            <text:p>5727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 flikka</text:p>
          </table:table-cell>
          <table:table-cell office:value-type="float" office:value="56632">
            <text:p>5663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rsHW</text:p>
          </table:table-cell>
          <table:table-cell office:value-type="float" office:value="56257">
            <text:p>5625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ängtRagnhild</text:p>
          </table:table-cell>
          <table:table-cell office:value-type="float" office:value="55085">
            <text:p>5508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abymoon</text:p>
          </table:table-cell>
          <table:table-cell office:value-type="float" office:value="54922">
            <text:p>5492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empan</text:p>
          </table:table-cell>
          <table:table-cell office:value-type="float" office:value="54418">
            <text:p>544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ezziie</text:p>
          </table:table-cell>
          <table:table-cell office:value-type="float" office:value="54241">
            <text:p>5424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zzia</text:p>
          </table:table-cell>
          <table:table-cell office:value-type="float" office:value="54207">
            <text:p>5420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ontworrybehappy</text:p>
          </table:table-cell>
          <table:table-cell office:value-type="float" office:value="53990">
            <text:p>5399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Yara</text:p>
          </table:table-cell>
          <table:table-cell office:value-type="float" office:value="53936">
            <text:p>5393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ssy M</text:p>
          </table:table-cell>
          <table:table-cell office:value-type="float" office:value="53699">
            <text:p>5369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53047">
            <text:p>5304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ubbly</text:p>
          </table:table-cell>
          <table:table-cell office:value-type="float" office:value="52873">
            <text:p>5287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rika86</text:p>
          </table:table-cell>
          <table:table-cell office:value-type="float" office:value="52319">
            <text:p>5231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ndraD</text:p>
          </table:table-cell>
          <table:table-cell office:value-type="float" office:value="51720">
            <text:p>5172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aKu</text:p>
          </table:table-cell>
          <table:table-cell office:value-type="float" office:value="51080">
            <text:p>5108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åll min hand</text:p>
          </table:table-cell>
          <table:table-cell office:value-type="float" office:value="50783">
            <text:p>5078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nda1986</text:p>
          </table:table-cell>
          <table:table-cell office:value-type="float" office:value="50620">
            <text:p>5062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iew</text:p>
          </table:table-cell>
          <table:table-cell office:value-type="float" office:value="50592">
            <text:p>5059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ökenH</text:p>
          </table:table-cell>
          <table:table-cell office:value-type="float" office:value="50575">
            <text:p>5057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osendal</text:p>
          </table:table-cell>
          <table:table-cell office:value-type="float" office:value="50563">
            <text:p>5056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eola</text:p>
          </table:table-cell>
          <table:table-cell office:value-type="float" office:value="49634">
            <text:p>4963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O Hanna O</text:p>
          </table:table-cell>
          <table:table-cell office:value-type="float" office:value="49498">
            <text:p>4949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hreezool</text:p>
          </table:table-cell>
          <table:table-cell office:value-type="float" office:value="49293">
            <text:p>4929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pringislovely86</text:p>
          </table:table-cell>
          <table:table-cell office:value-type="float" office:value="48838">
            <text:p>4883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ichard1986</text:p>
          </table:table-cell>
          <table:table-cell office:value-type="float" office:value="48709">
            <text:p>4870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gdalenaZ</text:p>
          </table:table-cell>
          <table:table-cell office:value-type="float" office:value="47875">
            <text:p>4787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ariny</text:p>
          </table:table-cell>
          <table:table-cell office:value-type="float" office:value="47164">
            <text:p>4716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appen</text:p>
          </table:table-cell>
          <table:table-cell office:value-type="float" office:value="46721">
            <text:p>4672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ra1986</text:p>
          </table:table-cell>
          <table:table-cell office:value-type="float" office:value="46656">
            <text:p>4665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pegelbilden</text:p>
          </table:table-cell>
          <table:table-cell office:value-type="float" office:value="46599">
            <text:p>4659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lly86</text:p>
          </table:table-cell>
          <table:table-cell office:value-type="float" office:value="45575">
            <text:p>4557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nica1</text:p>
          </table:table-cell>
          <table:table-cell office:value-type="float" office:value="45550">
            <text:p>4555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hristina86</text:p>
          </table:table-cell>
          <table:table-cell office:value-type="float" office:value="45258">
            <text:p>4525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kkinje</text:p>
          </table:table-cell>
          <table:table-cell office:value-type="float" office:value="45250">
            <text:p>4525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ma86</text:p>
          </table:table-cell>
          <table:table-cell office:value-type="float" office:value="45099">
            <text:p>4509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1986</text:p>
          </table:table-cell>
          <table:table-cell office:value-type="float" office:value="44731">
            <text:p>4473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ullunge1</text:p>
          </table:table-cell>
          <table:table-cell office:value-type="float" office:value="44019">
            <text:p>4401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ebisjakt</text:p>
          </table:table-cell>
          <table:table-cell office:value-type="float" office:value="43796">
            <text:p>4379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jjan</text:p>
          </table:table-cell>
          <table:table-cell office:value-type="float" office:value="43118">
            <text:p>431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ollaMalina</text:p>
          </table:table-cell>
          <table:table-cell office:value-type="float" office:value="42928">
            <text:p>4292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equeida86</text:p>
          </table:table-cell>
          <table:table-cell office:value-type="float" office:value="42228">
            <text:p>4222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aketMorsan</text:p>
          </table:table-cell>
          <table:table-cell office:value-type="float" office:value="41058">
            <text:p>4105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AN</text:p>
          </table:table-cell>
          <table:table-cell office:value-type="float" office:value="40842">
            <text:p>4084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aron</text:p>
          </table:table-cell>
          <table:table-cell office:value-type="float" office:value="40682">
            <text:p>4068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elan</text:p>
          </table:table-cell>
          <table:table-cell office:value-type="float" office:value="40530">
            <text:p>4053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murfarna</text:p>
          </table:table-cell>
          <table:table-cell office:value-type="float" office:value="40312">
            <text:p>4031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ohler12</text:p>
          </table:table-cell>
          <table:table-cell office:value-type="float" office:value="40247">
            <text:p>4024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z86a</text:p>
          </table:table-cell>
          <table:table-cell office:value-type="float" office:value="40153">
            <text:p>4015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4L</text:p>
          </table:table-cell>
          <table:table-cell office:value-type="float" office:value="39876">
            <text:p>3987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ianam</text:p>
          </table:table-cell>
          <table:table-cell office:value-type="float" office:value="39400">
            <text:p>3940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oonprincess</text:p>
          </table:table-cell>
          <table:table-cell office:value-type="float" office:value="39212">
            <text:p>3921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melata</text:p>
          </table:table-cell>
          <table:table-cell office:value-type="float" office:value="39162">
            <text:p>3916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pionen</text:p>
          </table:table-cell>
          <table:table-cell office:value-type="float" office:value="39042">
            <text:p>3904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uldrosen1</text:p>
          </table:table-cell>
          <table:table-cell office:value-type="float" office:value="38665">
            <text:p>3866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ommarkatten</text:p>
          </table:table-cell>
          <table:table-cell office:value-type="float" office:value="37979">
            <text:p>3797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annizen</text:p>
          </table:table-cell>
          <table:table-cell office:value-type="float" office:value="37827">
            <text:p>3782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iiinann</text:p>
          </table:table-cell>
          <table:table-cell office:value-type="float" office:value="37617">
            <text:p>3761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ino</text:p>
          </table:table-cell>
          <table:table-cell office:value-type="float" office:value="37227">
            <text:p>3722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nglasmamma86</text:p>
          </table:table-cell>
          <table:table-cell office:value-type="float" office:value="36987">
            <text:p>3698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caniamamma</text:p>
          </table:table-cell>
          <table:table-cell office:value-type="float" office:value="36965">
            <text:p>3696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vaLinnea</text:p>
          </table:table-cell>
          <table:table-cell office:value-type="float" office:value="36870">
            <text:p>3687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arina86</text:p>
          </table:table-cell>
          <table:table-cell office:value-type="float" office:value="36773">
            <text:p>3677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nNatalie</text:p>
          </table:table-cell>
          <table:table-cell office:value-type="float" office:value="36577">
            <text:p>3657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osofofie</text:p>
          </table:table-cell>
          <table:table-cell office:value-type="float" office:value="36487">
            <text:p>3648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ll Bästis</text:p>
          </table:table-cell>
          <table:table-cell office:value-type="float" office:value="36344">
            <text:p>3634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35895">
            <text:p>3589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lliz</text:p>
          </table:table-cell>
          <table:table-cell office:value-type="float" office:value="35884">
            <text:p>3588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essK</text:p>
          </table:table-cell>
          <table:table-cell office:value-type="float" office:value="35874">
            <text:p>3587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iologic</text:p>
          </table:table-cell>
          <table:table-cell office:value-type="float" office:value="35343">
            <text:p>3534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ebis86</text:p>
          </table:table-cell>
          <table:table-cell office:value-type="float" office:value="35269">
            <text:p>3526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aalin86</text:p>
          </table:table-cell>
          <table:table-cell office:value-type="float" office:value="35102">
            <text:p>3510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eam</text:p>
          </table:table-cell>
          <table:table-cell office:value-type="float" office:value="34843">
            <text:p>3484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Xzx</text:p>
          </table:table-cell>
          <table:table-cell office:value-type="float" office:value="34726">
            <text:p>3472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nCharlotte86</text:p>
          </table:table-cell>
          <table:table-cell office:value-type="float" office:value="34718">
            <text:p>347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kogstok</text:p>
          </table:table-cell>
          <table:table-cell office:value-type="float" office:value="34647">
            <text:p>3464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ansken</text:p>
          </table:table-cell>
          <table:table-cell office:value-type="float" office:value="34098">
            <text:p>3409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ily</text:p>
          </table:table-cell>
          <table:table-cell office:value-type="float" office:value="34070">
            <text:p>3407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aa653</text:p>
          </table:table-cell>
          <table:table-cell office:value-type="float" office:value="33989">
            <text:p>3398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adybug</text:p>
          </table:table-cell>
          <table:table-cell office:value-type="float" office:value="33744">
            <text:p>3374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othicEve</text:p>
          </table:table-cell>
          <table:table-cell office:value-type="float" office:value="33457">
            <text:p>3345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ravid 2008</text:p>
          </table:table-cell>
          <table:table-cell office:value-type="float" office:value="33359">
            <text:p>3335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okkan</text:p>
          </table:table-cell>
          <table:table-cell office:value-type="float" office:value="33321">
            <text:p>3332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arpediem86</text:p>
          </table:table-cell>
          <table:table-cell office:value-type="float" office:value="32067">
            <text:p>3206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86</text:p>
          </table:table-cell>
          <table:table-cell office:value-type="float" office:value="32049">
            <text:p>3204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örstaförsökaren26</text:p>
          </table:table-cell>
          <table:table-cell office:value-type="float" office:value="32035">
            <text:p>3203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enis21</text:p>
          </table:table-cell>
          <table:table-cell office:value-type="float" office:value="31809">
            <text:p>3180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Icis86</text:p>
          </table:table-cell>
          <table:table-cell office:value-type="float" office:value="31638">
            <text:p>3163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neliiee</text:p>
          </table:table-cell>
          <table:table-cell office:value-type="float" office:value="31631">
            <text:p>3163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dde1986</text:p>
          </table:table-cell>
          <table:table-cell office:value-type="float" office:value="31545">
            <text:p>3154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ouiMar</text:p>
          </table:table-cell>
          <table:table-cell office:value-type="float" office:value="31443">
            <text:p>3144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etrospectif</text:p>
          </table:table-cell>
          <table:table-cell office:value-type="float" office:value="30893">
            <text:p>3089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ndraMaria</text:p>
          </table:table-cell>
          <table:table-cell office:value-type="float" office:value="30848">
            <text:p>3084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ella-Bella</text:p>
          </table:table-cell>
          <table:table-cell office:value-type="float" office:value="30762">
            <text:p>3076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Stina</text:p>
          </table:table-cell>
          <table:table-cell office:value-type="float" office:value="30513">
            <text:p>3051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ajsa86</text:p>
          </table:table-cell>
          <table:table-cell office:value-type="float" office:value="30239">
            <text:p>3023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inasteunge</text:p>
          </table:table-cell>
          <table:table-cell office:value-type="float" office:value="30105">
            <text:p>3010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ecilia86</text:p>
          </table:table-cell>
          <table:table-cell office:value-type="float" office:value="30050">
            <text:p>3005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Wildabe</text:p>
          </table:table-cell>
          <table:table-cell office:value-type="float" office:value="29967">
            <text:p>2996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nimus</text:p>
          </table:table-cell>
          <table:table-cell office:value-type="float" office:value="29915">
            <text:p>2991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llTina</text:p>
          </table:table-cell>
          <table:table-cell office:value-type="float" office:value="29783">
            <text:p>2978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waldesten16</text:p>
          </table:table-cell>
          <table:table-cell office:value-type="float" office:value="28846">
            <text:p>2884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ypeONegative</text:p>
          </table:table-cell>
          <table:table-cell office:value-type="float" office:value="28712">
            <text:p>2871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annya</text:p>
          </table:table-cell>
          <table:table-cell office:value-type="float" office:value="28470">
            <text:p>2847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weno</text:p>
          </table:table-cell>
          <table:table-cell office:value-type="float" office:value="28188">
            <text:p>2818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ey.orange</text:p>
          </table:table-cell>
          <table:table-cell office:value-type="float" office:value="28066">
            <text:p>280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vinna1986</text:p>
          </table:table-cell>
          <table:table-cell office:value-type="float" office:value="27302">
            <text:p>2730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27122">
            <text:p>2712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ess1986</text:p>
          </table:table-cell>
          <table:table-cell office:value-type="float" office:value="27086">
            <text:p>2708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26678">
            <text:p>2667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udan8</text:p>
          </table:table-cell>
          <table:table-cell office:value-type="float" office:value="26118">
            <text:p>261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ökenCola</text:p>
          </table:table-cell>
          <table:table-cell office:value-type="float" office:value="25866">
            <text:p>258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eidi norlen</text:p>
          </table:table-cell>
          <table:table-cell office:value-type="float" office:value="25817">
            <text:p>2581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mennie</text:p>
          </table:table-cell>
          <table:table-cell office:value-type="float" office:value="25486">
            <text:p>2548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reciousDivine</text:p>
          </table:table-cell>
          <table:table-cell office:value-type="float" office:value="25290">
            <text:p>2529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mmaLengstrand</text:p>
          </table:table-cell>
          <table:table-cell office:value-type="float" office:value="25238">
            <text:p>2523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rooklyn</text:p>
          </table:table-cell>
          <table:table-cell office:value-type="float" office:value="25041">
            <text:p>2504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ara Sarah</text:p>
          </table:table-cell>
          <table:table-cell office:value-type="float" office:value="24805">
            <text:p>2480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neliR</text:p>
          </table:table-cell>
          <table:table-cell office:value-type="float" office:value="24429">
            <text:p>2442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obSab</text:p>
          </table:table-cell>
          <table:table-cell office:value-type="float" office:value="24192">
            <text:p>2419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ull bakerskan</text:p>
          </table:table-cell>
          <table:table-cell office:value-type="float" office:value="24098">
            <text:p>2409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mmmsan</text:p>
          </table:table-cell>
          <table:table-cell office:value-type="float" office:value="24083">
            <text:p>2408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annah med H</text:p>
          </table:table-cell>
          <table:table-cell office:value-type="float" office:value="23974">
            <text:p>2397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osmos</text:p>
          </table:table-cell>
          <table:table-cell office:value-type="float" office:value="23909">
            <text:p>2390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lvsten</text:p>
          </table:table-cell>
          <table:table-cell office:value-type="float" office:value="23442">
            <text:p>2344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eija</text:p>
          </table:table-cell>
          <table:table-cell office:value-type="float" office:value="23386">
            <text:p>2338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my86</text:p>
          </table:table-cell>
          <table:table-cell office:value-type="float" office:value="23162">
            <text:p>2316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mmaMia87</text:p>
          </table:table-cell>
          <table:table-cell office:value-type="float" office:value="22809">
            <text:p>2280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rabbarnaOchJag</text:p>
          </table:table-cell>
          <table:table-cell office:value-type="float" office:value="22616">
            <text:p>2261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rahnkotten</text:p>
          </table:table-cell>
          <table:table-cell office:value-type="float" office:value="22612">
            <text:p>2261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llisen2</text:p>
          </table:table-cell>
          <table:table-cell office:value-type="float" office:value="22555">
            <text:p>2255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a nin</text:p>
          </table:table-cell>
          <table:table-cell office:value-type="float" office:value="22552">
            <text:p>2255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oWiMom</text:p>
          </table:table-cell>
          <table:table-cell office:value-type="float" office:value="22514">
            <text:p>2251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nipeach86</text:p>
          </table:table-cell>
          <table:table-cell office:value-type="float" office:value="22391">
            <text:p>2239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umbiLie</text:p>
          </table:table-cell>
          <table:table-cell office:value-type="float" office:value="22294">
            <text:p>2229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rtinaL86</text:p>
          </table:table-cell>
          <table:table-cell office:value-type="float" office:value="22128">
            <text:p>2212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Isabelladez</text:p>
          </table:table-cell>
          <table:table-cell office:value-type="float" office:value="21997">
            <text:p>2199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ggan 86</text:p>
          </table:table-cell>
          <table:table-cell office:value-type="float" office:value="21802">
            <text:p>2180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maJuice</text:p>
          </table:table-cell>
          <table:table-cell office:value-type="float" office:value="21759">
            <text:p>2175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1one</text:p>
          </table:table-cell>
          <table:table-cell office:value-type="float" office:value="21659">
            <text:p>2165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igermamma</text:p>
          </table:table-cell>
          <table:table-cell office:value-type="float" office:value="21583">
            <text:p>2158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jasMat</text:p>
          </table:table-cell>
          <table:table-cell office:value-type="float" office:value="21486">
            <text:p>2148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ictoria86</text:p>
          </table:table-cell>
          <table:table-cell office:value-type="float" office:value="21394">
            <text:p>2139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ndis87</text:p>
          </table:table-cell>
          <table:table-cell office:value-type="float" office:value="21334">
            <text:p>2133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raqnight</text:p>
          </table:table-cell>
          <table:table-cell office:value-type="float" office:value="21306">
            <text:p>2130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ofial86</text:p>
          </table:table-cell>
          <table:table-cell office:value-type="float" office:value="21132">
            <text:p>2113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asmine86</text:p>
          </table:table-cell>
          <table:table-cell office:value-type="float" office:value="21110">
            <text:p>2111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sty</text:p>
          </table:table-cell>
          <table:table-cell office:value-type="float" office:value="20763">
            <text:p>2076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herryay</text:p>
          </table:table-cell>
          <table:table-cell office:value-type="float" office:value="20747">
            <text:p>2074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imaf</text:p>
          </table:table-cell>
          <table:table-cell office:value-type="float" office:value="20648">
            <text:p>2064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izon</text:p>
          </table:table-cell>
          <table:table-cell office:value-type="float" office:value="20580">
            <text:p>2058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elindaL</text:p>
          </table:table-cell>
          <table:table-cell office:value-type="float" office:value="20501">
            <text:p>2050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ofieJ</text:p>
          </table:table-cell>
          <table:table-cell office:value-type="float" office:value="20408">
            <text:p>2040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olochMåne</text:p>
          </table:table-cell>
          <table:table-cell office:value-type="float" office:value="20199">
            <text:p>2019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inkeltotten</text:p>
          </table:table-cell>
          <table:table-cell office:value-type="float" office:value="19997">
            <text:p>1999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adyMaria</text:p>
          </table:table-cell>
          <table:table-cell office:value-type="float" office:value="19898">
            <text:p>1989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aladhiel</text:p>
          </table:table-cell>
          <table:table-cell office:value-type="float" office:value="19575">
            <text:p>1957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arbror barbro</text:p>
          </table:table-cell>
          <table:table-cell office:value-type="float" office:value="19453">
            <text:p>1945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alleman</text:p>
          </table:table-cell>
          <table:table-cell office:value-type="float" office:value="19390">
            <text:p>1939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attisss</text:p>
          </table:table-cell>
          <table:table-cell office:value-type="float" office:value="19316">
            <text:p>1931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unda</text:p>
          </table:table-cell>
          <table:table-cell office:value-type="float" office:value="19271">
            <text:p>1927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rängen86</text:p>
          </table:table-cell>
          <table:table-cell office:value-type="float" office:value="19217">
            <text:p>1921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urrih</text:p>
          </table:table-cell>
          <table:table-cell office:value-type="float" office:value="19191">
            <text:p>1919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llaRäven</text:p>
          </table:table-cell>
          <table:table-cell office:value-type="float" office:value="18881">
            <text:p>1888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alancedcha0s</text:p>
          </table:table-cell>
          <table:table-cell office:value-type="float" office:value="18648">
            <text:p>1864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äron</text:p>
          </table:table-cell>
          <table:table-cell office:value-type="float" office:value="18250">
            <text:p>1825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resario</text:p>
          </table:table-cell>
          <table:table-cell office:value-type="float" office:value="18229">
            <text:p>1822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antis86</text:p>
          </table:table-cell>
          <table:table-cell office:value-type="float" office:value="18049">
            <text:p>1804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appi 2</text:p>
          </table:table-cell>
          <table:table-cell office:value-type="float" office:value="17574">
            <text:p>1757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oingen</text:p>
          </table:table-cell>
          <table:table-cell office:value-type="float" office:value="17558">
            <text:p>1755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rikaFika</text:p>
          </table:table-cell>
          <table:table-cell office:value-type="float" office:value="17533">
            <text:p>1753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Wilbes</text:p>
          </table:table-cell>
          <table:table-cell office:value-type="float" office:value="17523">
            <text:p>1752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Ido</text:p>
          </table:table-cell>
          <table:table-cell office:value-type="float" office:value="17454">
            <text:p>1745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hesse86</text:p>
          </table:table-cell>
          <table:table-cell office:value-type="float" office:value="17383">
            <text:p>1738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on3</text:p>
          </table:table-cell>
          <table:table-cell office:value-type="float" office:value="17284">
            <text:p>1728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Ake</text:p>
          </table:table-cell>
          <table:table-cell office:value-type="float" office:value="17199">
            <text:p>1719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uFrida</text:p>
          </table:table-cell>
          <table:table-cell office:value-type="float" office:value="17148">
            <text:p>1714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issen86</text:p>
          </table:table-cell>
          <table:table-cell office:value-type="float" office:value="17138">
            <text:p>1713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atitziii</text:p>
          </table:table-cell>
          <table:table-cell office:value-type="float" office:value="17047">
            <text:p>1704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eszicka</text:p>
          </table:table-cell>
          <table:table-cell office:value-type="float" office:value="16983">
            <text:p>1698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uE</text:p>
          </table:table-cell>
          <table:table-cell office:value-type="float" office:value="16819">
            <text:p>1681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jandra</text:p>
          </table:table-cell>
          <table:table-cell office:value-type="float" office:value="16785">
            <text:p>1678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elluliten</text:p>
          </table:table-cell>
          <table:table-cell office:value-type="float" office:value="16649">
            <text:p>1664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issie</text:p>
          </table:table-cell>
          <table:table-cell office:value-type="float" office:value="16557">
            <text:p>1655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olazero</text:p>
          </table:table-cell>
          <table:table-cell office:value-type="float" office:value="16417">
            <text:p>1641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enn86</text:p>
          </table:table-cell>
          <table:table-cell office:value-type="float" office:value="16342">
            <text:p>1634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eria</text:p>
          </table:table-cell>
          <table:table-cell office:value-type="float" office:value="16342">
            <text:p>1634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saT</text:p>
          </table:table-cell>
          <table:table-cell office:value-type="float" office:value="16260">
            <text:p>1626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Zazza86</text:p>
          </table:table-cell>
          <table:table-cell office:value-type="float" office:value="16156">
            <text:p>1615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rs00K</text:p>
          </table:table-cell>
          <table:table-cell office:value-type="float" office:value="16105">
            <text:p>1610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ria Theres</text:p>
          </table:table-cell>
          <table:table-cell office:value-type="float" office:value="15848">
            <text:p>1584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urboalex</text:p>
          </table:table-cell>
          <table:table-cell office:value-type="float" office:value="15783">
            <text:p>1578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övings</text:p>
          </table:table-cell>
          <table:table-cell office:value-type="float" office:value="15612">
            <text:p>1561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ivfbullen</text:p>
          </table:table-cell>
          <table:table-cell office:value-type="float" office:value="15477">
            <text:p>1547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ossan1986</text:p>
          </table:table-cell>
          <table:table-cell office:value-type="float" office:value="15461">
            <text:p>1546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olyluna</text:p>
          </table:table-cell>
          <table:table-cell office:value-type="float" office:value="15381">
            <text:p>1538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Norrlänning86</text:p>
          </table:table-cell>
          <table:table-cell office:value-type="float" office:value="15360">
            <text:p>1536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ndratjejen</text:p>
          </table:table-cell>
          <table:table-cell office:value-type="float" office:value="15355">
            <text:p>1535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allonsylt</text:p>
          </table:table-cell>
          <table:table-cell office:value-type="float" office:value="15230">
            <text:p>1523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äkanOjag</text:p>
          </table:table-cell>
          <table:table-cell office:value-type="float" office:value="15226">
            <text:p>1522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Uppa</text:p>
          </table:table-cell>
          <table:table-cell office:value-type="float" office:value="15176">
            <text:p>1517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Yngla</text:p>
          </table:table-cell>
          <table:table-cell office:value-type="float" office:value="15107">
            <text:p>1510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lex 86</text:p>
          </table:table-cell>
          <table:table-cell office:value-type="float" office:value="15033">
            <text:p>1503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Issa86</text:p>
          </table:table-cell>
          <table:table-cell office:value-type="float" office:value="14997">
            <text:p>1499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laraanders</text:p>
          </table:table-cell>
          <table:table-cell office:value-type="float" office:value="14973">
            <text:p>1497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ndasvea</text:p>
          </table:table-cell>
          <table:table-cell office:value-type="float" office:value="14788">
            <text:p>1478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naCarolina</text:p>
          </table:table-cell>
          <table:table-cell office:value-type="float" office:value="14759">
            <text:p>1475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ohanna1986</text:p>
          </table:table-cell>
          <table:table-cell office:value-type="float" office:value="14667">
            <text:p>1466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weet86</text:p>
          </table:table-cell>
          <table:table-cell office:value-type="float" office:value="14640">
            <text:p>1464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umlan</text:p>
          </table:table-cell>
          <table:table-cell office:value-type="float" office:value="14527">
            <text:p>1452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anten</text:p>
          </table:table-cell>
          <table:table-cell office:value-type="float" office:value="14489">
            <text:p>1448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uppa</text:p>
          </table:table-cell>
          <table:table-cell office:value-type="float" office:value="14447">
            <text:p>1444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niNin</text:p>
          </table:table-cell>
          <table:table-cell office:value-type="float" office:value="14440">
            <text:p>1444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öderomslottsskogen</text:p>
          </table:table-cell>
          <table:table-cell office:value-type="float" office:value="14346">
            <text:p>1434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evaloppan</text:p>
          </table:table-cell>
          <table:table-cell office:value-type="float" office:value="14314">
            <text:p>1431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ondjäntan</text:p>
          </table:table-cell>
          <table:table-cell office:value-type="float" office:value="14102">
            <text:p>1410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 Hedell</text:p>
          </table:table-cell>
          <table:table-cell office:value-type="float" office:value="14041">
            <text:p>1404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ecilah</text:p>
          </table:table-cell>
          <table:table-cell office:value-type="float" office:value="13923">
            <text:p>1392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dra</text:p>
          </table:table-cell>
          <table:table-cell office:value-type="float" office:value="13878">
            <text:p>1387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kali86</text:p>
          </table:table-cell>
          <table:table-cell office:value-type="float" office:value="13852">
            <text:p>1385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loPow</text:p>
          </table:table-cell>
          <table:table-cell office:value-type="float" office:value="13823">
            <text:p>1382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Wonderbabe</text:p>
          </table:table-cell>
          <table:table-cell office:value-type="float" office:value="13737">
            <text:p>1373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ovyDovy</text:p>
          </table:table-cell>
          <table:table-cell office:value-type="float" office:value="13675">
            <text:p>1367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mmaE86</text:p>
          </table:table-cell>
          <table:table-cell office:value-type="float" office:value="13566">
            <text:p>135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rieulrika</text:p>
          </table:table-cell>
          <table:table-cell office:value-type="float" office:value="13545">
            <text:p>1354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ndraG</text:p>
          </table:table-cell>
          <table:table-cell office:value-type="float" office:value="13426">
            <text:p>1342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gelinaAr</text:p>
          </table:table-cell>
          <table:table-cell office:value-type="float" office:value="13403">
            <text:p>1340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3309">
            <text:p>1330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olfel</text:p>
          </table:table-cell>
          <table:table-cell office:value-type="float" office:value="13147">
            <text:p>1314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ubbly</text:p>
          </table:table-cell>
          <table:table-cell office:value-type="float" office:value="13128">
            <text:p>1312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assex</text:p>
          </table:table-cell>
          <table:table-cell office:value-type="float" office:value="13097">
            <text:p>1309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ltissimi</text:p>
          </table:table-cell>
          <table:table-cell office:value-type="float" office:value="13071">
            <text:p>1307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linil86</text:p>
          </table:table-cell>
          <table:table-cell office:value-type="float" office:value="13045">
            <text:p>1304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D86</text:p>
          </table:table-cell>
          <table:table-cell office:value-type="float" office:value="13041">
            <text:p>1304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ilent</text:p>
          </table:table-cell>
          <table:table-cell office:value-type="float" office:value="13022">
            <text:p>1302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ezeen</text:p>
          </table:table-cell>
          <table:table-cell office:value-type="float" office:value="13018">
            <text:p>130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aggarJesa</text:p>
          </table:table-cell>
          <table:table-cell office:value-type="float" office:value="12985">
            <text:p>1298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enny1986</text:p>
          </table:table-cell>
          <table:table-cell office:value-type="float" office:value="12955">
            <text:p>1295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Isse</text:p>
          </table:table-cell>
          <table:table-cell office:value-type="float" office:value="12939">
            <text:p>1293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Isathe</text:p>
          </table:table-cell>
          <table:table-cell office:value-type="float" office:value="12848">
            <text:p>1284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ady Grace</text:p>
          </table:table-cell>
          <table:table-cell office:value-type="float" office:value="12815">
            <text:p>1281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wallow the big moon</text:p>
          </table:table-cell>
          <table:table-cell office:value-type="float" office:value="12624">
            <text:p>1262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i4</text:p>
          </table:table-cell>
          <table:table-cell office:value-type="float" office:value="12621">
            <text:p>1262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nnis</text:p>
          </table:table-cell>
          <table:table-cell office:value-type="float" office:value="12452">
            <text:p>1245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jjan</text:p>
          </table:table-cell>
          <table:table-cell office:value-type="float" office:value="12379">
            <text:p>1237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Cinnicon</text:p>
          </table:table-cell>
          <table:table-cell office:value-type="float" office:value="12354">
            <text:p>1235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oseRed</text:p>
          </table:table-cell>
          <table:table-cell office:value-type="float" office:value="12198">
            <text:p>1219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osse1</text:p>
          </table:table-cell>
          <table:table-cell office:value-type="float" office:value="12162">
            <text:p>1216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tuppis1</text:p>
          </table:table-cell>
          <table:table-cell office:value-type="float" office:value="12156">
            <text:p>1215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nneablomman</text:p>
          </table:table-cell>
          <table:table-cell office:value-type="float" office:value="12118">
            <text:p>1211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stridIsabella</text:p>
          </table:table-cell>
          <table:table-cell office:value-type="float" office:value="12047">
            <text:p>1204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asi</text:p>
          </table:table-cell>
          <table:table-cell office:value-type="float" office:value="12023">
            <text:p>1202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ree</text:p>
          </table:table-cell>
          <table:table-cell office:value-type="float" office:value="12011">
            <text:p>1201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ildred</text:p>
          </table:table-cell>
          <table:table-cell office:value-type="float" office:value="11968">
            <text:p>1196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rvelous</text:p>
          </table:table-cell>
          <table:table-cell office:value-type="float" office:value="11948">
            <text:p>1194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lutterDash</text:p>
          </table:table-cell>
          <table:table-cell office:value-type="float" office:value="11926">
            <text:p>1192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llalill</text:p>
          </table:table-cell>
          <table:table-cell office:value-type="float" office:value="11832">
            <text:p>1183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illamakebarn</text:p>
          </table:table-cell>
          <table:table-cell office:value-type="float" office:value="11815">
            <text:p>1181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ötarara</text:p>
          </table:table-cell>
          <table:table-cell office:value-type="float" office:value="11595">
            <text:p>1159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ngelica16</text:p>
          </table:table-cell>
          <table:table-cell office:value-type="float" office:value="11559">
            <text:p>1155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Virvelflicka</text:p>
          </table:table-cell>
          <table:table-cell office:value-type="float" office:value="11520">
            <text:p>1152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enizkizi</text:p>
          </table:table-cell>
          <table:table-cell office:value-type="float" office:value="11404">
            <text:p>1140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ermutta</text:p>
          </table:table-cell>
          <table:table-cell office:value-type="float" office:value="11351">
            <text:p>1135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ightySix</text:p>
          </table:table-cell>
          <table:table-cell office:value-type="float" office:value="11344">
            <text:p>1134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tyrkeprov</text:p>
          </table:table-cell>
          <table:table-cell office:value-type="float" office:value="11332">
            <text:p>1133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rimulina</text:p>
          </table:table-cell>
          <table:table-cell office:value-type="float" office:value="11266">
            <text:p>1126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xtina</text:p>
          </table:table-cell>
          <table:table-cell office:value-type="float" office:value="11194">
            <text:p>1119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ippin</text:p>
          </table:table-cell>
          <table:table-cell office:value-type="float" office:value="11092">
            <text:p>1109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wi</text:p>
          </table:table-cell>
          <table:table-cell office:value-type="float" office:value="11068">
            <text:p>11068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åten</text:p>
          </table:table-cell>
          <table:table-cell office:value-type="float" office:value="10939">
            <text:p>1093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tinaL</text:p>
          </table:table-cell>
          <table:table-cell office:value-type="float" office:value="10913">
            <text:p>1091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ader</text:p>
          </table:table-cell>
          <table:table-cell office:value-type="float" office:value="10911">
            <text:p>1091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llie86</text:p>
          </table:table-cell>
          <table:table-cell office:value-type="float" office:value="10751">
            <text:p>1075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Frmid</text:p>
          </table:table-cell>
          <table:table-cell office:value-type="float" office:value="10709">
            <text:p>1070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pippin</text:p>
          </table:table-cell>
          <table:table-cell office:value-type="float" office:value="10674">
            <text:p>1067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Aadomeniqe</text:p>
          </table:table-cell>
          <table:table-cell office:value-type="float" office:value="10634">
            <text:p>1063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yilin</text:p>
          </table:table-cell>
          <table:table-cell office:value-type="float" office:value="10621">
            <text:p>1062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burehed</text:p>
          </table:table-cell>
          <table:table-cell office:value-type="float" office:value="10604">
            <text:p>1060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Tussludd</text:p>
          </table:table-cell>
          <table:table-cell office:value-type="float" office:value="10570">
            <text:p>10570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Rockkarlsson</text:p>
          </table:table-cell>
          <table:table-cell office:value-type="float" office:value="10456">
            <text:p>10456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MammaSandra01</text:p>
          </table:table-cell>
          <table:table-cell office:value-type="float" office:value="10442">
            <text:p>1044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Getz</text:p>
          </table:table-cell>
          <table:table-cell office:value-type="float" office:value="10435">
            <text:p>1043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andrina</text:p>
          </table:table-cell>
          <table:table-cell office:value-type="float" office:value="10387">
            <text:p>10387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sa86</text:p>
          </table:table-cell>
          <table:table-cell office:value-type="float" office:value="10324">
            <text:p>10324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wompi</text:p>
          </table:table-cell>
          <table:table-cell office:value-type="float" office:value="10312">
            <text:p>10312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Estrellitas</text:p>
          </table:table-cell>
          <table:table-cell office:value-type="float" office:value="10159">
            <text:p>10159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dinin</text:p>
          </table:table-cell>
          <table:table-cell office:value-type="float" office:value="10125">
            <text:p>10125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sha</text:p>
          </table:table-cell>
          <table:table-cell office:value-type="float" office:value="10083">
            <text:p>1008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Jazzy</text:p>
          </table:table-cell>
          <table:table-cell office:value-type="float" office:value="10041">
            <text:p>10041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litenplutt</text:p>
          </table:table-cell>
          <table:table-cell office:value-type="float" office:value="10013">
            <text:p>10013</text:p>
          </table:table-cell>
          <table:table-cell office:value-type="float" office:value="1987">
            <text:p>1987</text:p>
          </table:table-cell>
          <table:table-cell table:number-columns-repeated="4"/>
        </table:table-row>
        <table:table-row table:style-name="ro1">
          <table:table-cell office:value-type="string">
            <text:p>hundpuss</text:p>
          </table:table-cell>
          <table:table-cell office:value-type="float" office:value="592907">
            <text:p>59290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Dohgon</text:p>
          </table:table-cell>
          <table:table-cell office:value-type="float" office:value="510181">
            <text:p>51018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stillo</text:p>
          </table:table-cell>
          <table:table-cell office:value-type="float" office:value="371774">
            <text:p>37177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Dakine</text:p>
          </table:table-cell>
          <table:table-cell office:value-type="float" office:value="259926">
            <text:p>25992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uteElliz</text:p>
          </table:table-cell>
          <table:table-cell office:value-type="float" office:value="244840">
            <text:p>24484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geni</text:p>
          </table:table-cell>
          <table:table-cell office:value-type="float" office:value="236583">
            <text:p>23658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InHeaven</text:p>
          </table:table-cell>
          <table:table-cell office:value-type="float" office:value="186647">
            <text:p>18664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orvmedbröd</text:p>
          </table:table-cell>
          <table:table-cell office:value-type="float" office:value="175554">
            <text:p>17555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eobea</text:p>
          </table:table-cell>
          <table:table-cell office:value-type="float" office:value="172544">
            <text:p>17254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attfrost</text:p>
          </table:table-cell>
          <table:table-cell office:value-type="float" office:value="154809">
            <text:p>15480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jlinsa</text:p>
          </table:table-cell>
          <table:table-cell office:value-type="float" office:value="152950">
            <text:p>15295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oris</text:p>
          </table:table-cell>
          <table:table-cell office:value-type="float" office:value="149777">
            <text:p>14977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ainted</text:p>
          </table:table-cell>
          <table:table-cell office:value-type="float" office:value="147504">
            <text:p>14750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eeTee</text:p>
          </table:table-cell>
          <table:table-cell office:value-type="float" office:value="146348">
            <text:p>14634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wiitii</text:p>
          </table:table-cell>
          <table:table-cell office:value-type="float" office:value="145224">
            <text:p>14522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iiskuneiti</text:p>
          </table:table-cell>
          <table:table-cell office:value-type="float" office:value="127514">
            <text:p>12751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Uliise</text:p>
          </table:table-cell>
          <table:table-cell office:value-type="float" office:value="120316">
            <text:p>12031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mblebe</text:p>
          </table:table-cell>
          <table:table-cell office:value-type="float" office:value="119504">
            <text:p>11950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ellieB</text:p>
          </table:table-cell>
          <table:table-cell office:value-type="float" office:value="117116">
            <text:p>11711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tefanie</text:p>
          </table:table-cell>
          <table:table-cell office:value-type="float" office:value="113861">
            <text:p>11386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ocos87</text:p>
          </table:table-cell>
          <table:table-cell office:value-type="float" office:value="112537">
            <text:p>11253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ustrollen</text:p>
          </table:table-cell>
          <table:table-cell office:value-type="float" office:value="110003">
            <text:p>11000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immice</text:p>
          </table:table-cell>
          <table:table-cell office:value-type="float" office:value="105374">
            <text:p>10537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ikis</text:p>
          </table:table-cell>
          <table:table-cell office:value-type="float" office:value="96310">
            <text:p>9631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encie</text:p>
          </table:table-cell>
          <table:table-cell office:value-type="float" office:value="93449">
            <text:p>9344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91927">
            <text:p>9192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ximumtaste</text:p>
          </table:table-cell>
          <table:table-cell office:value-type="float" office:value="88959">
            <text:p>8895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usshh</text:p>
          </table:table-cell>
          <table:table-cell office:value-type="float" office:value="87490">
            <text:p>8749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RMmamma87</text:p>
          </table:table-cell>
          <table:table-cell office:value-type="float" office:value="87121">
            <text:p>8712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ampis</text:p>
          </table:table-cell>
          <table:table-cell office:value-type="float" office:value="87118">
            <text:p>8711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1987</text:p>
          </table:table-cell>
          <table:table-cell office:value-type="float" office:value="86267">
            <text:p>8626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rysoul</text:p>
          </table:table-cell>
          <table:table-cell office:value-type="float" office:value="82067">
            <text:p>8206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lasmilla</text:p>
          </table:table-cell>
          <table:table-cell office:value-type="float" office:value="81928">
            <text:p>8192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ucia1987</text:p>
          </table:table-cell>
          <table:table-cell office:value-type="float" office:value="81109">
            <text:p>8110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itrogen</text:p>
          </table:table-cell>
          <table:table-cell office:value-type="float" office:value="80854">
            <text:p>8085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Zuzanne</text:p>
          </table:table-cell>
          <table:table-cell office:value-type="float" office:value="80650">
            <text:p>8065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deleinesophie</text:p>
          </table:table-cell>
          <table:table-cell office:value-type="float" office:value="78218">
            <text:p>7821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zusephre</text:p>
          </table:table-cell>
          <table:table-cell office:value-type="float" office:value="77049">
            <text:p>7704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olglimtar</text:p>
          </table:table-cell>
          <table:table-cell office:value-type="float" office:value="75414">
            <text:p>7541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weetfia</text:p>
          </table:table-cell>
          <table:table-cell office:value-type="float" office:value="69518">
            <text:p>6951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Dää</text:p>
          </table:table-cell>
          <table:table-cell office:value-type="float" office:value="69432">
            <text:p>6943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ternal</text:p>
          </table:table-cell>
          <table:table-cell office:value-type="float" office:value="67205">
            <text:p>6720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ockerbecca</text:p>
          </table:table-cell>
          <table:table-cell office:value-type="float" office:value="65427">
            <text:p>6542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weetcandy</text:p>
          </table:table-cell>
          <table:table-cell office:value-type="float" office:value="65238">
            <text:p>6523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Pingvinanie</text:p>
          </table:table-cell>
          <table:table-cell office:value-type="float" office:value="63081">
            <text:p>6308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heesi</text:p>
          </table:table-cell>
          <table:table-cell office:value-type="float" office:value="62815">
            <text:p>6281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harlotte1987</text:p>
          </table:table-cell>
          <table:table-cell office:value-type="float" office:value="62723">
            <text:p>6272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ockerbullen</text:p>
          </table:table-cell>
          <table:table-cell office:value-type="float" office:value="62561">
            <text:p>6256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oRi</text:p>
          </table:table-cell>
          <table:table-cell office:value-type="float" office:value="60211">
            <text:p>6021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ormonkarusellen</text:p>
          </table:table-cell>
          <table:table-cell office:value-type="float" office:value="59462">
            <text:p>5946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iAnnaMaria</text:p>
          </table:table-cell>
          <table:table-cell office:value-type="float" office:value="59015">
            <text:p>5901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Fjärilen72</text:p>
          </table:table-cell>
          <table:table-cell office:value-type="float" office:value="58806">
            <text:p>5880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lehnda</text:p>
          </table:table-cell>
          <table:table-cell office:value-type="float" office:value="58280">
            <text:p>5828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gelinas mamma</text:p>
          </table:table-cell>
          <table:table-cell office:value-type="float" office:value="57980">
            <text:p>5798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FamÅsling</text:p>
          </table:table-cell>
          <table:table-cell office:value-type="float" office:value="57607">
            <text:p>5760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Irit</text:p>
          </table:table-cell>
          <table:table-cell office:value-type="float" office:value="56295">
            <text:p>5629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ess1987</text:p>
          </table:table-cell>
          <table:table-cell office:value-type="float" office:value="54961">
            <text:p>5496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ose</text:p>
          </table:table-cell>
          <table:table-cell office:value-type="float" office:value="54178">
            <text:p>5417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oorah</text:p>
          </table:table-cell>
          <table:table-cell office:value-type="float" office:value="53797">
            <text:p>5379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Ponja</text:p>
          </table:table-cell>
          <table:table-cell office:value-type="float" office:value="51613">
            <text:p>5161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RobbansMamma</text:p>
          </table:table-cell>
          <table:table-cell office:value-type="float" office:value="51306">
            <text:p>5130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mmasaraL</text:p>
          </table:table-cell>
          <table:table-cell office:value-type="float" office:value="51080">
            <text:p>5108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jasmamma</text:p>
          </table:table-cell>
          <table:table-cell office:value-type="float" office:value="50975">
            <text:p>5097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ribute</text:p>
          </table:table-cell>
          <table:table-cell office:value-type="float" office:value="50648">
            <text:p>5064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mejli</text:p>
          </table:table-cell>
          <table:table-cell office:value-type="float" office:value="50341">
            <text:p>5034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quarius87</text:p>
          </table:table-cell>
          <table:table-cell office:value-type="float" office:value="50274">
            <text:p>5027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50103">
            <text:p>5010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neLine</text:p>
          </table:table-cell>
          <table:table-cell office:value-type="float" office:value="49579">
            <text:p>4957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indistar</text:p>
          </table:table-cell>
          <table:table-cell office:value-type="float" office:value="48882">
            <text:p>4888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IngGa</text:p>
          </table:table-cell>
          <table:table-cell office:value-type="float" office:value="48412">
            <text:p>4841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IsaViolia</text:p>
          </table:table-cell>
          <table:table-cell office:value-type="float" office:value="47186">
            <text:p>4718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ebis090614</text:p>
          </table:table-cell>
          <table:table-cell office:value-type="float" office:value="46798">
            <text:p>4679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ambiii</text:p>
          </table:table-cell>
          <table:table-cell office:value-type="float" office:value="46681">
            <text:p>4668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ajsaa</text:p>
          </table:table-cell>
          <table:table-cell office:value-type="float" office:value="46531">
            <text:p>4653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enny87</text:p>
          </table:table-cell>
          <table:table-cell office:value-type="float" office:value="46213">
            <text:p>4621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ldsjäl</text:p>
          </table:table-cell>
          <table:table-cell office:value-type="float" office:value="45500">
            <text:p>4550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ess87</text:p>
          </table:table-cell>
          <table:table-cell office:value-type="float" office:value="45495">
            <text:p>4549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lfjompa</text:p>
          </table:table-cell>
          <table:table-cell office:value-type="float" office:value="44899">
            <text:p>4489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splundskan</text:p>
          </table:table-cell>
          <table:table-cell office:value-type="float" office:value="44688">
            <text:p>4468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apan87</text:p>
          </table:table-cell>
          <table:table-cell office:value-type="float" office:value="43145">
            <text:p>4314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andrablom</text:p>
          </table:table-cell>
          <table:table-cell office:value-type="float" office:value="43019">
            <text:p>4301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aliii</text:p>
          </table:table-cell>
          <table:table-cell office:value-type="float" office:value="42978">
            <text:p>4297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anna01</text:p>
          </table:table-cell>
          <table:table-cell office:value-type="float" office:value="42562">
            <text:p>4256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iimen</text:p>
          </table:table-cell>
          <table:table-cell office:value-type="float" office:value="42282">
            <text:p>4228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wiizz</text:p>
          </table:table-cell>
          <table:table-cell office:value-type="float" office:value="42024">
            <text:p>4202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oneal</text:p>
          </table:table-cell>
          <table:table-cell office:value-type="float" office:value="41061">
            <text:p>4106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ohannapanna87</text:p>
          </table:table-cell>
          <table:table-cell office:value-type="float" office:value="38921">
            <text:p>3892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ynnig</text:p>
          </table:table-cell>
          <table:table-cell office:value-type="float" office:value="38631">
            <text:p>3863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milita</text:p>
          </table:table-cell>
          <table:table-cell office:value-type="float" office:value="38302">
            <text:p>3830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Inheaven</text:p>
          </table:table-cell>
          <table:table-cell office:value-type="float" office:value="38084">
            <text:p>3808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gel 87</text:p>
          </table:table-cell>
          <table:table-cell office:value-type="float" office:value="38062">
            <text:p>3806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vinnis</text:p>
          </table:table-cell>
          <table:table-cell office:value-type="float" office:value="37426">
            <text:p>3742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ofiaolivia</text:p>
          </table:table-cell>
          <table:table-cell office:value-type="float" office:value="37212">
            <text:p>3721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lvirasmamma</text:p>
          </table:table-cell>
          <table:table-cell office:value-type="float" office:value="37107">
            <text:p>3710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Fru Persson</text:p>
          </table:table-cell>
          <table:table-cell office:value-type="float" office:value="36581">
            <text:p>3658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Denise87</text:p>
          </table:table-cell>
          <table:table-cell office:value-type="float" office:value="35647">
            <text:p>3564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bk88</text:p>
          </table:table-cell>
          <table:table-cell office:value-type="float" office:value="34394">
            <text:p>3439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laraB</text:p>
          </table:table-cell>
          <table:table-cell office:value-type="float" office:value="34206">
            <text:p>3420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ny87</text:p>
          </table:table-cell>
          <table:table-cell office:value-type="float" office:value="34054">
            <text:p>3405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odarn</text:p>
          </table:table-cell>
          <table:table-cell office:value-type="float" office:value="33945">
            <text:p>3394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Ziindlaa</text:p>
          </table:table-cell>
          <table:table-cell office:value-type="float" office:value="33679">
            <text:p>3367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lja</text:p>
          </table:table-cell>
          <table:table-cell office:value-type="float" office:value="32431">
            <text:p>3243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KM</text:p>
          </table:table-cell>
          <table:table-cell office:value-type="float" office:value="32233">
            <text:p>3223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kemaker</text:p>
          </table:table-cell>
          <table:table-cell office:value-type="float" office:value="32135">
            <text:p>3213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t3vema</text:p>
          </table:table-cell>
          <table:table-cell office:value-type="float" office:value="31155">
            <text:p>3115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vainilla</text:p>
          </table:table-cell>
          <table:table-cell office:value-type="float" office:value="31082">
            <text:p>3108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Frutess</text:p>
          </table:table-cell>
          <table:table-cell office:value-type="float" office:value="30819">
            <text:p>3081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toltmamma87</text:p>
          </table:table-cell>
          <table:table-cell office:value-type="float" office:value="30803">
            <text:p>3080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lapanna</text:p>
          </table:table-cell>
          <table:table-cell office:value-type="float" office:value="29989">
            <text:p>2998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Fjädersten</text:p>
          </table:table-cell>
          <table:table-cell office:value-type="float" office:value="29286">
            <text:p>2928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mcl</text:p>
          </table:table-cell>
          <table:table-cell office:value-type="float" office:value="29221">
            <text:p>2922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nartblirvitre</text:p>
          </table:table-cell>
          <table:table-cell office:value-type="float" office:value="29169">
            <text:p>2916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7of9</text:p>
          </table:table-cell>
          <table:table-cell office:value-type="float" office:value="28823">
            <text:p>2882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uperizza</text:p>
          </table:table-cell>
          <table:table-cell office:value-type="float" office:value="28781">
            <text:p>2878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lynCazzandra</text:p>
          </table:table-cell>
          <table:table-cell office:value-type="float" office:value="28620">
            <text:p>2862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fiafiafia</text:p>
          </table:table-cell>
          <table:table-cell office:value-type="float" office:value="28319">
            <text:p>2831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y19877</text:p>
          </table:table-cell>
          <table:table-cell office:value-type="float" office:value="27991">
            <text:p>2799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aso87</text:p>
          </table:table-cell>
          <table:table-cell office:value-type="float" office:value="27810">
            <text:p>2781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evlarsjäl87</text:p>
          </table:table-cell>
          <table:table-cell office:value-type="float" office:value="27353">
            <text:p>2735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eko87</text:p>
          </table:table-cell>
          <table:table-cell office:value-type="float" office:value="27284">
            <text:p>2728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arlaa</text:p>
          </table:table-cell>
          <table:table-cell office:value-type="float" office:value="27051">
            <text:p>2705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tnap</text:p>
          </table:table-cell>
          <table:table-cell office:value-type="float" office:value="26862">
            <text:p>2686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dnil87</text:p>
          </table:table-cell>
          <table:table-cell office:value-type="float" office:value="26716">
            <text:p>2671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inika</text:p>
          </table:table-cell>
          <table:table-cell office:value-type="float" office:value="26484">
            <text:p>2648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lin hogberg</text:p>
          </table:table-cell>
          <table:table-cell office:value-type="float" office:value="26429">
            <text:p>2642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ahna87</text:p>
          </table:table-cell>
          <table:table-cell office:value-type="float" office:value="26378">
            <text:p>2637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ouise1987</text:p>
          </table:table-cell>
          <table:table-cell office:value-type="float" office:value="26317">
            <text:p>2631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inderella87</text:p>
          </table:table-cell>
          <table:table-cell office:value-type="float" office:value="26273">
            <text:p>2627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ubbliz</text:p>
          </table:table-cell>
          <table:table-cell office:value-type="float" office:value="25442">
            <text:p>2544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pril87an</text:p>
          </table:table-cell>
          <table:table-cell office:value-type="float" office:value="24818">
            <text:p>2481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ffexor</text:p>
          </table:table-cell>
          <table:table-cell office:value-type="float" office:value="24689">
            <text:p>2468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laria</text:p>
          </table:table-cell>
          <table:table-cell office:value-type="float" office:value="24571">
            <text:p>2457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nneaL</text:p>
          </table:table-cell>
          <table:table-cell office:value-type="float" office:value="24544">
            <text:p>2454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GravidTina</text:p>
          </table:table-cell>
          <table:table-cell office:value-type="float" office:value="24442">
            <text:p>2444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wizz</text:p>
          </table:table-cell>
          <table:table-cell office:value-type="float" office:value="24293">
            <text:p>2429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naEmma01</text:p>
          </table:table-cell>
          <table:table-cell office:value-type="float" office:value="24285">
            <text:p>2428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RosaPrinsessa</text:p>
          </table:table-cell>
          <table:table-cell office:value-type="float" office:value="24258">
            <text:p>2425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mi11a87</text:p>
          </table:table-cell>
          <table:table-cell office:value-type="float" office:value="23581">
            <text:p>2358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ne87</text:p>
          </table:table-cell>
          <table:table-cell office:value-type="float" office:value="23542">
            <text:p>2354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pugsnotdrugs</text:p>
          </table:table-cell>
          <table:table-cell office:value-type="float" office:value="23215">
            <text:p>2321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Pooma</text:p>
          </table:table-cell>
          <table:table-cell office:value-type="float" office:value="23120">
            <text:p>2312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Waite</text:p>
          </table:table-cell>
          <table:table-cell office:value-type="float" office:value="22882">
            <text:p>2288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awifa</text:p>
          </table:table-cell>
          <table:table-cell office:value-type="float" office:value="22750">
            <text:p>2275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ophiemedPH</text:p>
          </table:table-cell>
          <table:table-cell office:value-type="float" office:value="22720">
            <text:p>2272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taaaaar</text:p>
          </table:table-cell>
          <table:table-cell office:value-type="float" office:value="22637">
            <text:p>2263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abibti</text:p>
          </table:table-cell>
          <table:table-cell office:value-type="float" office:value="22591">
            <text:p>2259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ickaann</text:p>
          </table:table-cell>
          <table:table-cell office:value-type="float" office:value="22276">
            <text:p>2227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ooser</text:p>
          </table:table-cell>
          <table:table-cell office:value-type="float" office:value="22202">
            <text:p>2220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ärröförfän</text:p>
          </table:table-cell>
          <table:table-cell office:value-type="float" office:value="22152">
            <text:p>2215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lize87</text:p>
          </table:table-cell>
          <table:table-cell office:value-type="float" office:value="22121">
            <text:p>2212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ZuMa</text:p>
          </table:table-cell>
          <table:table-cell office:value-type="float" office:value="21529">
            <text:p>2152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othes</text:p>
          </table:table-cell>
          <table:table-cell office:value-type="float" office:value="21508">
            <text:p>2150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Februari16</text:p>
          </table:table-cell>
          <table:table-cell office:value-type="float" office:value="21289">
            <text:p>2128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ussolita</text:p>
          </table:table-cell>
          <table:table-cell office:value-type="float" office:value="21195">
            <text:p>2119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llin87</text:p>
          </table:table-cell>
          <table:table-cell office:value-type="float" office:value="21096">
            <text:p>2109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andra8712</text:p>
          </table:table-cell>
          <table:table-cell office:value-type="float" office:value="20693">
            <text:p>2069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m N</text:p>
          </table:table-cell>
          <table:table-cell office:value-type="float" office:value="20396">
            <text:p>2039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isen</text:p>
          </table:table-cell>
          <table:table-cell office:value-type="float" office:value="20312">
            <text:p>2031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senB</text:p>
          </table:table-cell>
          <table:table-cell office:value-type="float" office:value="20069">
            <text:p>2006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ilka</text:p>
          </table:table-cell>
          <table:table-cell office:value-type="float" office:value="19985">
            <text:p>1998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hick</text:p>
          </table:table-cell>
          <table:table-cell office:value-type="float" office:value="19861">
            <text:p>1986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murfan87</text:p>
          </table:table-cell>
          <table:table-cell office:value-type="float" office:value="19843">
            <text:p>1984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miliaGK</text:p>
          </table:table-cell>
          <table:table-cell office:value-type="float" office:value="19712">
            <text:p>1971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roline</text:p>
          </table:table-cell>
          <table:table-cell office:value-type="float" office:value="19551">
            <text:p>1955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Yori</text:p>
          </table:table-cell>
          <table:table-cell office:value-type="float" office:value="19479">
            <text:p>1947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rsAJ88</text:p>
          </table:table-cell>
          <table:table-cell office:value-type="float" office:value="19425">
            <text:p>1942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ifesoj</text:p>
          </table:table-cell>
          <table:table-cell office:value-type="float" office:value="19266">
            <text:p>1926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ja87</text:p>
          </table:table-cell>
          <table:table-cell office:value-type="float" office:value="19251">
            <text:p>1925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ovedoodi</text:p>
          </table:table-cell>
          <table:table-cell office:value-type="float" office:value="18978">
            <text:p>1897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andraHelena</text:p>
          </table:table-cell>
          <table:table-cell office:value-type="float" office:value="18869">
            <text:p>1886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akan87</text:p>
          </table:table-cell>
          <table:table-cell office:value-type="float" office:value="18835">
            <text:p>1883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elletristik</text:p>
          </table:table-cell>
          <table:table-cell office:value-type="float" office:value="18722">
            <text:p>1872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100wfs</text:p>
          </table:table-cell>
          <table:table-cell office:value-type="float" office:value="18696">
            <text:p>1869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lajag2020</text:p>
          </table:table-cell>
          <table:table-cell office:value-type="float" office:value="18650">
            <text:p>1865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vva</text:p>
          </table:table-cell>
          <table:table-cell office:value-type="float" office:value="18619">
            <text:p>1861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epaticaNobilis</text:p>
          </table:table-cell>
          <table:table-cell office:value-type="float" office:value="18334">
            <text:p>1833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ouisep87</text:p>
          </table:table-cell>
          <table:table-cell office:value-type="float" office:value="18220">
            <text:p>1822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finaflickan</text:p>
          </table:table-cell>
          <table:table-cell office:value-type="float" office:value="18191">
            <text:p>1819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edda89</text:p>
          </table:table-cell>
          <table:table-cell office:value-type="float" office:value="17900">
            <text:p>1790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ickos</text:p>
          </table:table-cell>
          <table:table-cell office:value-type="float" office:value="17332">
            <text:p>1733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ina03</text:p>
          </table:table-cell>
          <table:table-cell office:value-type="float" office:value="17302">
            <text:p>1730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mman09</text:p>
          </table:table-cell>
          <table:table-cell office:value-type="float" office:value="17199">
            <text:p>1719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mchristina</text:p>
          </table:table-cell>
          <table:table-cell office:value-type="float" office:value="16929">
            <text:p>1692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ndaSofi</text:p>
          </table:table-cell>
          <table:table-cell office:value-type="float" office:value="16924">
            <text:p>1692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oppas på plus</text:p>
          </table:table-cell>
          <table:table-cell office:value-type="float" office:value="16358">
            <text:p>1635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athaiie</text:p>
          </table:table-cell>
          <table:table-cell office:value-type="float" office:value="16039">
            <text:p>1603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oppan87</text:p>
          </table:table-cell>
          <table:table-cell office:value-type="float" office:value="15978">
            <text:p>1597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iimBiim</text:p>
          </table:table-cell>
          <table:table-cell office:value-type="float" office:value="15877">
            <text:p>1587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lamiia</text:p>
          </table:table-cell>
          <table:table-cell office:value-type="float" office:value="15854">
            <text:p>1585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ninis</text:p>
          </table:table-cell>
          <table:table-cell office:value-type="float" office:value="15822">
            <text:p>1582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ofie 87</text:p>
          </table:table-cell>
          <table:table-cell office:value-type="float" office:value="15725">
            <text:p>1572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Yankee</text:p>
          </table:table-cell>
          <table:table-cell office:value-type="float" office:value="15584">
            <text:p>1558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mmmmma</text:p>
          </table:table-cell>
          <table:table-cell office:value-type="float" office:value="15537">
            <text:p>1553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Rebecca1987</text:p>
          </table:table-cell>
          <table:table-cell office:value-type="float" office:value="15486">
            <text:p>1548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Ozzy09</text:p>
          </table:table-cell>
          <table:table-cell office:value-type="float" office:value="15430">
            <text:p>1543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cco87</text:p>
          </table:table-cell>
          <table:table-cell office:value-type="float" office:value="15346">
            <text:p>1534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atrinp</text:p>
          </table:table-cell>
          <table:table-cell office:value-type="float" office:value="15308">
            <text:p>1530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astrullen</text:p>
          </table:table-cell>
          <table:table-cell office:value-type="float" office:value="15223">
            <text:p>1522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semse</text:p>
          </table:table-cell>
          <table:table-cell office:value-type="float" office:value="15188">
            <text:p>1518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agorummet 3</text:p>
          </table:table-cell>
          <table:table-cell office:value-type="float" office:value="15127">
            <text:p>1512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ope7</text:p>
          </table:table-cell>
          <table:table-cell office:value-type="float" office:value="15091">
            <text:p>1509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Vårt väntrum</text:p>
          </table:table-cell>
          <table:table-cell office:value-type="float" office:value="14833">
            <text:p>1483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yousou</text:p>
          </table:table-cell>
          <table:table-cell office:value-type="float" office:value="14827">
            <text:p>1482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essii87</text:p>
          </table:table-cell>
          <table:table-cell office:value-type="float" office:value="14744">
            <text:p>1474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Grålle</text:p>
          </table:table-cell>
          <table:table-cell office:value-type="float" office:value="14692">
            <text:p>1469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GypsyModel</text:p>
          </table:table-cell>
          <table:table-cell office:value-type="float" office:value="14690">
            <text:p>1469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linorlilja</text:p>
          </table:table-cell>
          <table:table-cell office:value-type="float" office:value="14671">
            <text:p>1467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harlizee</text:p>
          </table:table-cell>
          <table:table-cell office:value-type="float" office:value="14592">
            <text:p>1459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UngFru</text:p>
          </table:table-cell>
          <table:table-cell office:value-type="float" office:value="14576">
            <text:p>1457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mma19871117</text:p>
          </table:table-cell>
          <table:table-cell office:value-type="float" office:value="14531">
            <text:p>1453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ara 00</text:p>
          </table:table-cell>
          <table:table-cell office:value-type="float" office:value="14363">
            <text:p>1436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_rr_o87</text:p>
          </table:table-cell>
          <table:table-cell office:value-type="float" office:value="14355">
            <text:p>1435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iikiwiberries</text:p>
          </table:table-cell>
          <table:table-cell office:value-type="float" office:value="14236">
            <text:p>1423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nnispinnis</text:p>
          </table:table-cell>
          <table:table-cell office:value-type="float" office:value="14160">
            <text:p>1416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attastrand</text:p>
          </table:table-cell>
          <table:table-cell office:value-type="float" office:value="14120">
            <text:p>1412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other87</text:p>
          </table:table-cell>
          <table:table-cell office:value-type="float" office:value="14048">
            <text:p>1404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eisabelle</text:p>
          </table:table-cell>
          <table:table-cell office:value-type="float" office:value="13987">
            <text:p>1398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roline Hjalmarsson Larsson</text:p>
          </table:table-cell>
          <table:table-cell office:value-type="float" office:value="13910">
            <text:p>1391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eenda</text:p>
          </table:table-cell>
          <table:table-cell office:value-type="float" office:value="13879">
            <text:p>1387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agomina</text:p>
          </table:table-cell>
          <table:table-cell office:value-type="float" office:value="13847">
            <text:p>1384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eha87</text:p>
          </table:table-cell>
          <table:table-cell office:value-type="float" office:value="13802">
            <text:p>1380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3667">
            <text:p>1366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åkan Johansson</text:p>
          </table:table-cell>
          <table:table-cell office:value-type="float" office:value="13643">
            <text:p>1364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immaren</text:p>
          </table:table-cell>
          <table:table-cell office:value-type="float" office:value="13515">
            <text:p>1351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linia</text:p>
          </table:table-cell>
          <table:table-cell office:value-type="float" office:value="13451">
            <text:p>1345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loma</text:p>
          </table:table-cell>
          <table:table-cell office:value-type="float" office:value="13422">
            <text:p>1342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ove8707</text:p>
          </table:table-cell>
          <table:table-cell office:value-type="float" office:value="13399">
            <text:p>1339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qosmo</text:p>
          </table:table-cell>
          <table:table-cell office:value-type="float" office:value="13396">
            <text:p>1339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Veronlca</text:p>
          </table:table-cell>
          <table:table-cell office:value-type="float" office:value="13175">
            <text:p>1317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ndino</text:p>
          </table:table-cell>
          <table:table-cell office:value-type="float" office:value="12926">
            <text:p>1292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itenMamma</text:p>
          </table:table-cell>
          <table:table-cell office:value-type="float" office:value="12882">
            <text:p>1288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illen</text:p>
          </table:table-cell>
          <table:table-cell office:value-type="float" office:value="12757">
            <text:p>1275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rNorth</text:p>
          </table:table-cell>
          <table:table-cell office:value-type="float" office:value="12703">
            <text:p>1270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2341">
            <text:p>1234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rsBroderTuck</text:p>
          </table:table-cell>
          <table:table-cell office:value-type="float" office:value="12233">
            <text:p>1223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aby1987</text:p>
          </table:table-cell>
          <table:table-cell office:value-type="float" office:value="12182">
            <text:p>1218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Volkheim</text:p>
          </table:table-cell>
          <table:table-cell office:value-type="float" office:value="12143">
            <text:p>1214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tessan87</text:p>
          </table:table-cell>
          <table:table-cell office:value-type="float" office:value="12095">
            <text:p>1209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ryzza</text:p>
          </table:table-cell>
          <table:table-cell office:value-type="float" office:value="12062">
            <text:p>12062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arah3</text:p>
          </table:table-cell>
          <table:table-cell office:value-type="float" office:value="11434">
            <text:p>1143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arahMB</text:p>
          </table:table-cell>
          <table:table-cell office:value-type="float" office:value="11388">
            <text:p>1138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issa</text:p>
          </table:table-cell>
          <table:table-cell office:value-type="float" office:value="11333">
            <text:p>1133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tuldan</text:p>
          </table:table-cell>
          <table:table-cell office:value-type="float" office:value="11196">
            <text:p>1119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eriah</text:p>
          </table:table-cell>
          <table:table-cell office:value-type="float" office:value="11181">
            <text:p>1118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Emmaosv</text:p>
          </table:table-cell>
          <table:table-cell office:value-type="float" office:value="11165">
            <text:p>1116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arkamamman</text:p>
          </table:table-cell>
          <table:table-cell office:value-type="float" office:value="11114">
            <text:p>1111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välj användarnamn</text:p>
          </table:table-cell>
          <table:table-cell office:value-type="float" office:value="10956">
            <text:p>1095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yndig</text:p>
          </table:table-cell>
          <table:table-cell office:value-type="float" office:value="10926">
            <text:p>1092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eKaMe</text:p>
          </table:table-cell>
          <table:table-cell office:value-type="float" office:value="10919">
            <text:p>1091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immelie</text:p>
          </table:table-cell>
          <table:table-cell office:value-type="float" office:value="10897">
            <text:p>10897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HannaBanani</text:p>
          </table:table-cell>
          <table:table-cell office:value-type="float" office:value="10855">
            <text:p>1085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amman8</text:p>
          </table:table-cell>
          <table:table-cell office:value-type="float" office:value="10785">
            <text:p>10785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Bibbo</text:p>
          </table:table-cell>
          <table:table-cell office:value-type="float" office:value="10780">
            <text:p>1078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XLinneaX</text:p>
          </table:table-cell>
          <table:table-cell office:value-type="float" office:value="10739">
            <text:p>1073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JennieNygren</text:p>
          </table:table-cell>
          <table:table-cell office:value-type="float" office:value="10561">
            <text:p>10561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bordner</text:p>
          </table:table-cell>
          <table:table-cell office:value-type="float" office:value="10538">
            <text:p>10538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anidue</text:p>
          </table:table-cell>
          <table:table-cell office:value-type="float" office:value="10530">
            <text:p>10530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imita</text:p>
          </table:table-cell>
          <table:table-cell office:value-type="float" office:value="10406">
            <text:p>10406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sosso1</text:p>
          </table:table-cell>
          <table:table-cell office:value-type="float" office:value="10384">
            <text:p>1038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XJCX</text:p>
          </table:table-cell>
          <table:table-cell office:value-type="float" office:value="10343">
            <text:p>10343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Lovisa87</text:p>
          </table:table-cell>
          <table:table-cell office:value-type="float" office:value="10244">
            <text:p>1024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0194">
            <text:p>10194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nagellack</text:p>
          </table:table-cell>
          <table:table-cell office:value-type="float" office:value="10179">
            <text:p>10179</text:p>
          </table:table-cell>
          <table:table-cell office:value-type="float" office:value="1988">
            <text:p>1988</text:p>
          </table:table-cell>
          <table:table-cell table:number-columns-repeated="4"/>
        </table:table-row>
        <table:table-row table:style-name="ro1">
          <table:table-cell office:value-type="string">
            <text:p>Milleman</text:p>
          </table:table-cell>
          <table:table-cell office:value-type="float" office:value="260351">
            <text:p>26035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Winglur</text:p>
          </table:table-cell>
          <table:table-cell office:value-type="float" office:value="235981">
            <text:p>23598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oK</text:p>
          </table:table-cell>
          <table:table-cell office:value-type="float" office:value="170838">
            <text:p>17083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aandraa</text:p>
          </table:table-cell>
          <table:table-cell office:value-type="float" office:value="156682">
            <text:p>15668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Mia88</text:p>
          </table:table-cell>
          <table:table-cell office:value-type="float" office:value="150194">
            <text:p>15019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jonkan</text:p>
          </table:table-cell>
          <table:table-cell office:value-type="float" office:value="143587">
            <text:p>14358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uspudel</text:p>
          </table:table-cell>
          <table:table-cell office:value-type="float" office:value="143543">
            <text:p>14354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r to be</text:p>
          </table:table-cell>
          <table:table-cell office:value-type="float" office:value="141880">
            <text:p>14188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Grönögat</text:p>
          </table:table-cell>
          <table:table-cell office:value-type="float" office:value="138998">
            <text:p>13899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okfrjant</text:p>
          </table:table-cell>
          <table:table-cell office:value-type="float" office:value="132690">
            <text:p>13269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ossa</text:p>
          </table:table-cell>
          <table:table-cell office:value-type="float" office:value="121539">
            <text:p>12153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ia386</text:p>
          </table:table-cell>
          <table:table-cell office:value-type="float" office:value="119694">
            <text:p>11969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rika Ö</text:p>
          </table:table-cell>
          <table:table-cell office:value-type="float" office:value="113314">
            <text:p>11331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esiree1988</text:p>
          </table:table-cell>
          <table:table-cell office:value-type="float" office:value="109203">
            <text:p>10920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Oförglömlig</text:p>
          </table:table-cell>
          <table:table-cell office:value-type="float" office:value="106088">
            <text:p>10608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orkskruv</text:p>
          </table:table-cell>
          <table:table-cell office:value-type="float" office:value="98632">
            <text:p>9863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bo88</text:p>
          </table:table-cell>
          <table:table-cell office:value-type="float" office:value="95831">
            <text:p>958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vetsgång</text:p>
          </table:table-cell>
          <table:table-cell office:value-type="float" office:value="95386">
            <text:p>9538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EAN</text:p>
          </table:table-cell>
          <table:table-cell office:value-type="float" office:value="93411">
            <text:p>9341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inniBoo</text:p>
          </table:table-cell>
          <table:table-cell office:value-type="float" office:value="91284">
            <text:p>9128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ezzyBump</text:p>
          </table:table-cell>
          <table:table-cell office:value-type="float" office:value="88213">
            <text:p>8821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regnbågspappan</text:p>
          </table:table-cell>
          <table:table-cell office:value-type="float" office:value="86245">
            <text:p>8624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uggster</text:p>
          </table:table-cell>
          <table:table-cell office:value-type="float" office:value="83109">
            <text:p>8310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ever ending story</text:p>
          </table:table-cell>
          <table:table-cell office:value-type="float" office:value="80605">
            <text:p>8060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phillipha</text:p>
          </table:table-cell>
          <table:table-cell office:value-type="float" office:value="80427">
            <text:p>8042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parriz</text:p>
          </table:table-cell>
          <table:table-cell office:value-type="float" office:value="79914">
            <text:p>7991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79255">
            <text:p>7925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mynt</text:p>
          </table:table-cell>
          <table:table-cell office:value-type="float" office:value="78248">
            <text:p>7824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lvine</text:p>
          </table:table-cell>
          <table:table-cell office:value-type="float" office:value="76210">
            <text:p>7621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YayasMami</text:p>
          </table:table-cell>
          <table:table-cell office:value-type="float" office:value="74354">
            <text:p>7435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iren</text:p>
          </table:table-cell>
          <table:table-cell office:value-type="float" office:value="72352">
            <text:p>7235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nnsofia</text:p>
          </table:table-cell>
          <table:table-cell office:value-type="float" office:value="71927">
            <text:p>7192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n88</text:p>
          </table:table-cell>
          <table:table-cell office:value-type="float" office:value="70434">
            <text:p>7043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Gummibjörnen88</text:p>
          </table:table-cell>
          <table:table-cell office:value-type="float" office:value="69562">
            <text:p>6956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rims</text:p>
          </table:table-cell>
          <table:table-cell office:value-type="float" office:value="69381">
            <text:p>6938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1988</text:p>
          </table:table-cell>
          <table:table-cell office:value-type="float" office:value="68711">
            <text:p>6871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Vit Lilja</text:p>
          </table:table-cell>
          <table:table-cell office:value-type="float" office:value="68482">
            <text:p>6848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ostpaj</text:p>
          </table:table-cell>
          <table:table-cell office:value-type="float" office:value="67545">
            <text:p>6754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weasley</text:p>
          </table:table-cell>
          <table:table-cell office:value-type="float" office:value="66522">
            <text:p>6652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ZJN</text:p>
          </table:table-cell>
          <table:table-cell office:value-type="float" office:value="64943">
            <text:p>6494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eyasMamma</text:p>
          </table:table-cell>
          <table:table-cell office:value-type="float" office:value="63341">
            <text:p>6334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azHamster</text:p>
          </table:table-cell>
          <table:table-cell office:value-type="float" office:value="62736">
            <text:p>6273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manda h</text:p>
          </table:table-cell>
          <table:table-cell office:value-type="float" office:value="62117">
            <text:p>6211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hope88</text:p>
          </table:table-cell>
          <table:table-cell office:value-type="float" office:value="62042">
            <text:p>6204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elih</text:p>
          </table:table-cell>
          <table:table-cell office:value-type="float" office:value="61017">
            <text:p>6101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ennifer88</text:p>
          </table:table-cell>
          <table:table-cell office:value-type="float" office:value="57452">
            <text:p>5745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y88</text:p>
          </table:table-cell>
          <table:table-cell office:value-type="float" office:value="57152">
            <text:p>5715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opparkruka</text:p>
          </table:table-cell>
          <table:table-cell office:value-type="float" office:value="55468">
            <text:p>5546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rökenLarsson</text:p>
          </table:table-cell>
          <table:table-cell office:value-type="float" office:value="54694">
            <text:p>5469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ysgravid</text:p>
          </table:table-cell>
          <table:table-cell office:value-type="float" office:value="52698">
            <text:p>5269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aKi</text:p>
          </table:table-cell>
          <table:table-cell office:value-type="float" office:value="52630">
            <text:p>5263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onnasmamma08</text:p>
          </table:table-cell>
          <table:table-cell office:value-type="float" office:value="52398">
            <text:p>5239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aaarroo</text:p>
          </table:table-cell>
          <table:table-cell office:value-type="float" office:value="51916">
            <text:p>5191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irali</text:p>
          </table:table-cell>
          <table:table-cell office:value-type="float" office:value="50228">
            <text:p>5022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idens Sand</text:p>
          </table:table-cell>
          <table:table-cell office:value-type="float" office:value="48527">
            <text:p>4852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ruHall</text:p>
          </table:table-cell>
          <table:table-cell office:value-type="float" office:value="48389">
            <text:p>4838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au88</text:p>
          </table:table-cell>
          <table:table-cell office:value-type="float" office:value="46984">
            <text:p>4698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underklumpen</text:p>
          </table:table-cell>
          <table:table-cell office:value-type="float" office:value="46904">
            <text:p>4690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akankaka</text:p>
          </table:table-cell>
          <table:table-cell office:value-type="float" office:value="46217">
            <text:p>4621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Immini</text:p>
          </table:table-cell>
          <table:table-cell office:value-type="float" office:value="46141">
            <text:p>4614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nollet</text:p>
          </table:table-cell>
          <table:table-cell office:value-type="float" office:value="45780">
            <text:p>4578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ängtar89</text:p>
          </table:table-cell>
          <table:table-cell office:value-type="float" office:value="45214">
            <text:p>4521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onami</text:p>
          </table:table-cell>
          <table:table-cell office:value-type="float" office:value="45161">
            <text:p>4516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prilbarn1</text:p>
          </table:table-cell>
          <table:table-cell office:value-type="float" office:value="44640">
            <text:p>4464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aja88</text:p>
          </table:table-cell>
          <table:table-cell office:value-type="float" office:value="44381">
            <text:p>4438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undsvallstjej</text:p>
          </table:table-cell>
          <table:table-cell office:value-type="float" office:value="44131">
            <text:p>441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hjärta</text:p>
          </table:table-cell>
          <table:table-cell office:value-type="float" office:value="44106">
            <text:p>4410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obrio88</text:p>
          </table:table-cell>
          <table:table-cell office:value-type="float" office:value="43584">
            <text:p>4358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ki</text:p>
          </table:table-cell>
          <table:table-cell office:value-type="float" office:value="43486">
            <text:p>4348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kp</text:p>
          </table:table-cell>
          <table:table-cell office:value-type="float" office:value="43393">
            <text:p>4339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eciliah</text:p>
          </table:table-cell>
          <table:table-cell office:value-type="float" office:value="42827">
            <text:p>4282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herre</text:p>
          </table:table-cell>
          <table:table-cell office:value-type="float" office:value="42656">
            <text:p>4265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float" office:value="42471">
            <text:p>4247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haj</text:p>
          </table:table-cell>
          <table:table-cell office:value-type="float" office:value="40931">
            <text:p>409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issNastrax</text:p>
          </table:table-cell>
          <table:table-cell office:value-type="float" office:value="40177">
            <text:p>4017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rökenR</text:p>
          </table:table-cell>
          <table:table-cell office:value-type="float" office:value="39866">
            <text:p>3986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aya</text:p>
          </table:table-cell>
          <table:table-cell office:value-type="float" office:value="39608">
            <text:p>3960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arolinheiner</text:p>
          </table:table-cell>
          <table:table-cell office:value-type="float" office:value="39486">
            <text:p>3948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till2rara</text:p>
          </table:table-cell>
          <table:table-cell office:value-type="float" office:value="39314">
            <text:p>3931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agdrömmaren</text:p>
          </table:table-cell>
          <table:table-cell office:value-type="float" office:value="38942">
            <text:p>3894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ucy Cat</text:p>
          </table:table-cell>
          <table:table-cell office:value-type="float" office:value="38770">
            <text:p>3877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arolines Secrets</text:p>
          </table:table-cell>
          <table:table-cell office:value-type="float" office:value="38596">
            <text:p>3859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Isabella06</text:p>
          </table:table-cell>
          <table:table-cell office:value-type="float" office:value="38287">
            <text:p>3828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agärglad</text:p>
          </table:table-cell>
          <table:table-cell office:value-type="float" office:value="38199">
            <text:p>3819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ridaBo</text:p>
          </table:table-cell>
          <table:table-cell office:value-type="float" office:value="38039">
            <text:p>3803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rssydow</text:p>
          </table:table-cell>
          <table:table-cell office:value-type="float" office:value="37795">
            <text:p>3779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hereisthat</text:p>
          </table:table-cell>
          <table:table-cell office:value-type="float" office:value="37548">
            <text:p>3754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exologen</text:p>
          </table:table-cell>
          <table:table-cell office:value-type="float" office:value="36895">
            <text:p>3689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1528</text:p>
          </table:table-cell>
          <table:table-cell office:value-type="float" office:value="36106">
            <text:p>3610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35755">
            <text:p>3575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liliot</text:p>
          </table:table-cell>
          <table:table-cell office:value-type="float" office:value="35370">
            <text:p>3537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sen88</text:p>
          </table:table-cell>
          <table:table-cell office:value-type="float" office:value="35310">
            <text:p>3531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Zirkon</text:p>
          </table:table-cell>
          <table:table-cell office:value-type="float" office:value="33940">
            <text:p>3394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arriiiaaa</text:p>
          </table:table-cell>
          <table:table-cell office:value-type="float" office:value="33837">
            <text:p>3383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aurora</text:p>
          </table:table-cell>
          <table:table-cell office:value-type="float" office:value="33697">
            <text:p>3369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iss Julie</text:p>
          </table:table-cell>
          <table:table-cell office:value-type="float" office:value="33605">
            <text:p>3360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elie1988</text:p>
          </table:table-cell>
          <table:table-cell office:value-type="float" office:value="33433">
            <text:p>3343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raya</text:p>
          </table:table-cell>
          <table:table-cell office:value-type="float" office:value="33241">
            <text:p>3324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amilla88</text:p>
          </table:table-cell>
          <table:table-cell office:value-type="float" office:value="32691">
            <text:p>3269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na007</text:p>
          </table:table-cell>
          <table:table-cell office:value-type="float" office:value="32138">
            <text:p>3213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Sandy</text:p>
          </table:table-cell>
          <table:table-cell office:value-type="float" office:value="31061">
            <text:p>3106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nnIzabelle</text:p>
          </table:table-cell>
          <table:table-cell office:value-type="float" office:value="30970">
            <text:p>3097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easmamma</text:p>
          </table:table-cell>
          <table:table-cell office:value-type="float" office:value="30362">
            <text:p>3036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llaLilli</text:p>
          </table:table-cell>
          <table:table-cell office:value-type="float" office:value="30337">
            <text:p>3033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eNo11</text:p>
          </table:table-cell>
          <table:table-cell office:value-type="float" office:value="29990">
            <text:p>2999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essima</text:p>
          </table:table-cell>
          <table:table-cell office:value-type="float" office:value="29642">
            <text:p>2964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ATITZY</text:p>
          </table:table-cell>
          <table:table-cell office:value-type="float" office:value="29476">
            <text:p>2947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PlumeriAn</text:p>
          </table:table-cell>
          <table:table-cell office:value-type="float" office:value="29433">
            <text:p>2943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yellow88</text:p>
          </table:table-cell>
          <table:table-cell office:value-type="float" office:value="29348">
            <text:p>2934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runatofflor</text:p>
          </table:table-cell>
          <table:table-cell office:value-type="float" office:value="29127">
            <text:p>2912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Ivana1988</text:p>
          </table:table-cell>
          <table:table-cell office:value-type="float" office:value="28953">
            <text:p>2895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abyNo2</text:p>
          </table:table-cell>
          <table:table-cell office:value-type="float" office:value="28946">
            <text:p>2894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oMsBebis</text:p>
          </table:table-cell>
          <table:table-cell office:value-type="float" office:value="28942">
            <text:p>2894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andydarling</text:p>
          </table:table-cell>
          <table:table-cell office:value-type="float" office:value="28935">
            <text:p>2893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annaaa</text:p>
          </table:table-cell>
          <table:table-cell office:value-type="float" office:value="27683">
            <text:p>2768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lfia</text:p>
          </table:table-cell>
          <table:table-cell office:value-type="float" office:value="27031">
            <text:p>270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ndasv</text:p>
          </table:table-cell>
          <table:table-cell office:value-type="float" office:value="26812">
            <text:p>2681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Älskarbebisar</text:p>
          </table:table-cell>
          <table:table-cell office:value-type="float" office:value="26695">
            <text:p>2669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ooonwalker</text:p>
          </table:table-cell>
          <table:table-cell office:value-type="float" office:value="26432">
            <text:p>2643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OneWish</text:p>
          </table:table-cell>
          <table:table-cell office:value-type="float" office:value="26344">
            <text:p>2634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isaan</text:p>
          </table:table-cell>
          <table:table-cell office:value-type="float" office:value="26097">
            <text:p>2609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ezzi</text:p>
          </table:table-cell>
          <table:table-cell office:value-type="float" office:value="26036">
            <text:p>2603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pegafo09</text:p>
          </table:table-cell>
          <table:table-cell office:value-type="float" office:value="26024">
            <text:p>2602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ilem</text:p>
          </table:table-cell>
          <table:table-cell office:value-type="float" office:value="25949">
            <text:p>2594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ritik</text:p>
          </table:table-cell>
          <table:table-cell office:value-type="float" office:value="25901">
            <text:p>2590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licka8809</text:p>
          </table:table-cell>
          <table:table-cell office:value-type="float" office:value="25559">
            <text:p>2555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aroline08</text:p>
          </table:table-cell>
          <table:table-cell office:value-type="float" office:value="25453">
            <text:p>2545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Rosenskära</text:p>
          </table:table-cell>
          <table:table-cell office:value-type="float" office:value="25206">
            <text:p>2520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Mor</text:p>
          </table:table-cell>
          <table:table-cell office:value-type="float" office:value="25189">
            <text:p>2518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eliqa</text:p>
          </table:table-cell>
          <table:table-cell office:value-type="float" office:value="25116">
            <text:p>2511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san1988</text:p>
          </table:table-cell>
          <table:table-cell office:value-type="float" office:value="24925">
            <text:p>2492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vetSomSofia</text:p>
          </table:table-cell>
          <table:table-cell office:value-type="float" office:value="23813">
            <text:p>2381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ååtan</text:p>
          </table:table-cell>
          <table:table-cell office:value-type="float" office:value="23784">
            <text:p>2378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eniorita</text:p>
          </table:table-cell>
          <table:table-cell office:value-type="float" office:value="23763">
            <text:p>2376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ofia95</text:p>
          </table:table-cell>
          <table:table-cell office:value-type="float" office:value="23648">
            <text:p>2364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ämthund</text:p>
          </table:table-cell>
          <table:table-cell office:value-type="float" office:value="23149">
            <text:p>2314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lan88</text:p>
          </table:table-cell>
          <table:table-cell office:value-type="float" office:value="22739">
            <text:p>2273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MG</text:p>
          </table:table-cell>
          <table:table-cell office:value-type="float" office:value="22406">
            <text:p>2240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ycklig88</text:p>
          </table:table-cell>
          <table:table-cell office:value-type="float" office:value="22376">
            <text:p>2237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tillWilhelmina</text:p>
          </table:table-cell>
          <table:table-cell office:value-type="float" office:value="22363">
            <text:p>2236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eeellie</text:p>
          </table:table-cell>
          <table:table-cell office:value-type="float" office:value="22334">
            <text:p>2233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elinda</text:p>
          </table:table-cell>
          <table:table-cell office:value-type="float" office:value="22213">
            <text:p>2221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aaa</text:p>
          </table:table-cell>
          <table:table-cell office:value-type="float" office:value="22204">
            <text:p>2220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asey</text:p>
          </table:table-cell>
          <table:table-cell office:value-type="float" office:value="21480">
            <text:p>2148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linell</text:p>
          </table:table-cell>
          <table:table-cell office:value-type="float" office:value="21321">
            <text:p>2132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ennie88</text:p>
          </table:table-cell>
          <table:table-cell office:value-type="float" office:value="21166">
            <text:p>2116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plankton</text:p>
          </table:table-cell>
          <table:table-cell office:value-type="float" office:value="20948">
            <text:p>2094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esse88</text:p>
          </table:table-cell>
          <table:table-cell office:value-type="float" office:value="20482">
            <text:p>2048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20475">
            <text:p>2047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ilieG</text:p>
          </table:table-cell>
          <table:table-cell office:value-type="float" office:value="20428">
            <text:p>2042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jollan</text:p>
          </table:table-cell>
          <table:table-cell office:value-type="float" office:value="20399">
            <text:p>2039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gahadas</text:p>
          </table:table-cell>
          <table:table-cell office:value-type="float" office:value="20371">
            <text:p>2037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olise</text:p>
          </table:table-cell>
          <table:table-cell office:value-type="float" office:value="20245">
            <text:p>2024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issUniversum</text:p>
          </table:table-cell>
          <table:table-cell office:value-type="float" office:value="20229">
            <text:p>2022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eiti</text:p>
          </table:table-cell>
          <table:table-cell office:value-type="float" office:value="20156">
            <text:p>2015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aluna88</text:p>
          </table:table-cell>
          <table:table-cell office:value-type="float" office:value="20073">
            <text:p>2007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evana</text:p>
          </table:table-cell>
          <table:table-cell office:value-type="float" office:value="19732">
            <text:p>1973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låFjäril</text:p>
          </table:table-cell>
          <table:table-cell office:value-type="float" office:value="19450">
            <text:p>1945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ridaPe</text:p>
          </table:table-cell>
          <table:table-cell office:value-type="float" office:value="19313">
            <text:p>1931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ycka88</text:p>
          </table:table-cell>
          <table:table-cell office:value-type="float" office:value="19231">
            <text:p>192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undersam skogsmulle</text:p>
          </table:table-cell>
          <table:table-cell office:value-type="float" office:value="19105">
            <text:p>1910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26number1</text:p>
          </table:table-cell>
          <table:table-cell office:value-type="float" office:value="18680">
            <text:p>1868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onstop</text:p>
          </table:table-cell>
          <table:table-cell office:value-type="float" office:value="18493">
            <text:p>1849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lin8803</text:p>
          </table:table-cell>
          <table:table-cell office:value-type="float" office:value="18331">
            <text:p>183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endi</text:p>
          </table:table-cell>
          <table:table-cell office:value-type="float" office:value="18229">
            <text:p>1822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milial</text:p>
          </table:table-cell>
          <table:table-cell office:value-type="float" office:value="18182">
            <text:p>1818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iaa</text:p>
          </table:table-cell>
          <table:table-cell office:value-type="float" office:value="18024">
            <text:p>1802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nasgullet2</text:p>
          </table:table-cell>
          <table:table-cell office:value-type="float" office:value="18001">
            <text:p>1800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epe</text:p>
          </table:table-cell>
          <table:table-cell office:value-type="float" office:value="17863">
            <text:p>1786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Poulsen</text:p>
          </table:table-cell>
          <table:table-cell office:value-type="float" office:value="17682">
            <text:p>1768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didas16</text:p>
          </table:table-cell>
          <table:table-cell office:value-type="float" office:value="17631">
            <text:p>176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Ina88</text:p>
          </table:table-cell>
          <table:table-cell office:value-type="float" office:value="17314">
            <text:p>1731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hezz88</text:p>
          </table:table-cell>
          <table:table-cell office:value-type="float" office:value="17273">
            <text:p>1727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aninchen</text:p>
          </table:table-cell>
          <table:table-cell office:value-type="float" office:value="17201">
            <text:p>1720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nnsanbelle</text:p>
          </table:table-cell>
          <table:table-cell office:value-type="float" office:value="16971">
            <text:p>1697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Jennii</text:p>
          </table:table-cell>
          <table:table-cell office:value-type="float" office:value="16893">
            <text:p>1689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villockså</text:p>
          </table:table-cell>
          <table:table-cell office:value-type="float" office:value="16809">
            <text:p>1680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heSucker</text:p>
          </table:table-cell>
          <table:table-cell office:value-type="float" office:value="16785">
            <text:p>1678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Hallondricka</text:p>
          </table:table-cell>
          <table:table-cell office:value-type="float" office:value="16644">
            <text:p>1664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88</text:p>
          </table:table-cell>
          <table:table-cell office:value-type="float" office:value="16577">
            <text:p>1657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nnéa777</text:p>
          </table:table-cell>
          <table:table-cell office:value-type="float" office:value="16386">
            <text:p>1638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lexandraH</text:p>
          </table:table-cell>
          <table:table-cell office:value-type="float" office:value="16360">
            <text:p>1636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aiw</text:p>
          </table:table-cell>
          <table:table-cell office:value-type="float" office:value="16344">
            <text:p>1634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torSara</text:p>
          </table:table-cell>
          <table:table-cell office:value-type="float" office:value="16190">
            <text:p>1619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runtimre</text:p>
          </table:table-cell>
          <table:table-cell office:value-type="float" office:value="16176">
            <text:p>1617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nnaba88</text:p>
          </table:table-cell>
          <table:table-cell office:value-type="float" office:value="15936">
            <text:p>1593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aandra88</text:p>
          </table:table-cell>
          <table:table-cell office:value-type="float" office:value="15897">
            <text:p>1589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inapuff</text:p>
          </table:table-cell>
          <table:table-cell office:value-type="float" office:value="15769">
            <text:p>1576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vhog</text:p>
          </table:table-cell>
          <table:table-cell office:value-type="float" office:value="15753">
            <text:p>1575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ternalstar</text:p>
          </table:table-cell>
          <table:table-cell office:value-type="float" office:value="15644">
            <text:p>1564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ariiia</text:p>
          </table:table-cell>
          <table:table-cell office:value-type="float" office:value="15609">
            <text:p>1560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N88</text:p>
          </table:table-cell>
          <table:table-cell office:value-type="float" office:value="15572">
            <text:p>1557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tepanova</text:p>
          </table:table-cell>
          <table:table-cell office:value-type="float" office:value="15231">
            <text:p>152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ellss</text:p>
          </table:table-cell>
          <table:table-cell office:value-type="float" office:value="15212">
            <text:p>1521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nahabecc</text:p>
          </table:table-cell>
          <table:table-cell office:value-type="float" office:value="15158">
            <text:p>1515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Ingentingviktigt</text:p>
          </table:table-cell>
          <table:table-cell office:value-type="float" office:value="15156">
            <text:p>1515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rishna</text:p>
          </table:table-cell>
          <table:table-cell office:value-type="float" office:value="15127">
            <text:p>1512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Videungen</text:p>
          </table:table-cell>
          <table:table-cell office:value-type="float" office:value="15091">
            <text:p>1509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isabellem</text:p>
          </table:table-cell>
          <table:table-cell office:value-type="float" office:value="15042">
            <text:p>1504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llafisfia</text:p>
          </table:table-cell>
          <table:table-cell office:value-type="float" office:value="14989">
            <text:p>1498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eautifuldarkness</text:p>
          </table:table-cell>
          <table:table-cell office:value-type="float" office:value="14917">
            <text:p>1491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rika88</text:p>
          </table:table-cell>
          <table:table-cell office:value-type="float" office:value="14741">
            <text:p>1474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ok</text:p>
          </table:table-cell>
          <table:table-cell office:value-type="float" office:value="14552">
            <text:p>1455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VioloLaviose</text:p>
          </table:table-cell>
          <table:table-cell office:value-type="float" office:value="14444">
            <text:p>1444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Hjelm</text:p>
          </table:table-cell>
          <table:table-cell office:value-type="float" office:value="14364">
            <text:p>1436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igerkvinna</text:p>
          </table:table-cell>
          <table:table-cell office:value-type="float" office:value="14241">
            <text:p>1424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nneaWookie</text:p>
          </table:table-cell>
          <table:table-cell office:value-type="float" office:value="14072">
            <text:p>1407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ullepop</text:p>
          </table:table-cell>
          <table:table-cell office:value-type="float" office:value="13947">
            <text:p>1394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nnieLauren</text:p>
          </table:table-cell>
          <table:table-cell office:value-type="float" office:value="13891">
            <text:p>1389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iddelie</text:p>
          </table:table-cell>
          <table:table-cell office:value-type="float" office:value="13884">
            <text:p>1388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iabla</text:p>
          </table:table-cell>
          <table:table-cell office:value-type="float" office:value="13848">
            <text:p>1384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esse88</text:p>
          </table:table-cell>
          <table:table-cell office:value-type="float" office:value="13735">
            <text:p>1373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illies</text:p>
          </table:table-cell>
          <table:table-cell office:value-type="float" office:value="13705">
            <text:p>1370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nnaSv</text:p>
          </table:table-cell>
          <table:table-cell office:value-type="float" office:value="13678">
            <text:p>1367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ab1na</text:p>
          </table:table-cell>
          <table:table-cell office:value-type="float" office:value="13647">
            <text:p>1364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akan53</text:p>
          </table:table-cell>
          <table:table-cell office:value-type="float" office:value="13512">
            <text:p>1351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lislis</text:p>
          </table:table-cell>
          <table:table-cell office:value-type="float" office:value="13455">
            <text:p>1345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cabrera</text:p>
          </table:table-cell>
          <table:table-cell office:value-type="float" office:value="13135">
            <text:p>1313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yking</text:p>
          </table:table-cell>
          <table:table-cell office:value-type="float" office:value="12863">
            <text:p>1286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nerkan</text:p>
          </table:table-cell>
          <table:table-cell office:value-type="float" office:value="12757">
            <text:p>1275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lake</text:p>
          </table:table-cell>
          <table:table-cell office:value-type="float" office:value="12538">
            <text:p>1253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nörpan</text:p>
          </table:table-cell>
          <table:table-cell office:value-type="float" office:value="12496">
            <text:p>1249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sJj</text:p>
          </table:table-cell>
          <table:table-cell office:value-type="float" office:value="12472">
            <text:p>1247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ess1988</text:p>
          </table:table-cell>
          <table:table-cell office:value-type="float" office:value="12431">
            <text:p>1243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Raggsockan</text:p>
          </table:table-cell>
          <table:table-cell office:value-type="float" office:value="12396">
            <text:p>1239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offipropp01</text:p>
          </table:table-cell>
          <table:table-cell office:value-type="float" office:value="12224">
            <text:p>1222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Jessspaaa</text:p>
          </table:table-cell>
          <table:table-cell office:value-type="float" office:value="12164">
            <text:p>1216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hevil</text:p>
          </table:table-cell>
          <table:table-cell office:value-type="float" office:value="12144">
            <text:p>1214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lvipe</text:p>
          </table:table-cell>
          <table:table-cell office:value-type="float" office:value="12035">
            <text:p>1203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Hansson88</text:p>
          </table:table-cell>
          <table:table-cell office:value-type="float" office:value="12020">
            <text:p>1202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ridaKim</text:p>
          </table:table-cell>
          <table:table-cell office:value-type="float" office:value="11917">
            <text:p>1191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zoxi</text:p>
          </table:table-cell>
          <table:table-cell office:value-type="float" office:value="11914">
            <text:p>1191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fraaajda</text:p>
          </table:table-cell>
          <table:table-cell office:value-type="float" office:value="11905">
            <text:p>11905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itt</text:p>
          </table:table-cell>
          <table:table-cell office:value-type="float" office:value="11892">
            <text:p>1189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llisa</text:p>
          </table:table-cell>
          <table:table-cell office:value-type="float" office:value="11856">
            <text:p>1185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iccan88</text:p>
          </table:table-cell>
          <table:table-cell office:value-type="float" office:value="11829">
            <text:p>1182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aferide</text:p>
          </table:table-cell>
          <table:table-cell office:value-type="float" office:value="11793">
            <text:p>1179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barn är livet</text:p>
          </table:table-cell>
          <table:table-cell office:value-type="float" office:value="11780">
            <text:p>11780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multronbarnen</text:p>
          </table:table-cell>
          <table:table-cell office:value-type="float" office:value="11628">
            <text:p>11628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altad</text:p>
          </table:table-cell>
          <table:table-cell office:value-type="float" office:value="11522">
            <text:p>1152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nkii</text:p>
          </table:table-cell>
          <table:table-cell office:value-type="float" office:value="11504">
            <text:p>1150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oder_jord</text:p>
          </table:table-cell>
          <table:table-cell office:value-type="float" office:value="11469">
            <text:p>1146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nnakth</text:p>
          </table:table-cell>
          <table:table-cell office:value-type="float" office:value="11454">
            <text:p>11454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handwritten</text:p>
          </table:table-cell>
          <table:table-cell office:value-type="float" office:value="11263">
            <text:p>11263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unnza</text:p>
          </table:table-cell>
          <table:table-cell office:value-type="float" office:value="11189">
            <text:p>1118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Dirtyhabits</text:p>
          </table:table-cell>
          <table:table-cell office:value-type="float" office:value="11157">
            <text:p>1115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Vinterliljan</text:p>
          </table:table-cell>
          <table:table-cell office:value-type="float" office:value="11032">
            <text:p>1103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yezzo</text:p>
          </table:table-cell>
          <table:table-cell office:value-type="float" office:value="10841">
            <text:p>1084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Nutiopa</text:p>
          </table:table-cell>
          <table:table-cell office:value-type="float" office:value="10689">
            <text:p>1068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Tbinesh</text:p>
          </table:table-cell>
          <table:table-cell office:value-type="float" office:value="10682">
            <text:p>1068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epikuren</text:p>
          </table:table-cell>
          <table:table-cell office:value-type="float" office:value="10392">
            <text:p>10392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Aroganza</text:p>
          </table:table-cell>
          <table:table-cell office:value-type="float" office:value="10387">
            <text:p>1038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innyUK</text:p>
          </table:table-cell>
          <table:table-cell office:value-type="float" office:value="10346">
            <text:p>1034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latina02</text:p>
          </table:table-cell>
          <table:table-cell office:value-type="float" office:value="10321">
            <text:p>10321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mma TN</text:p>
          </table:table-cell>
          <table:table-cell office:value-type="float" office:value="10297">
            <text:p>1029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sarah88</text:p>
          </table:table-cell>
          <table:table-cell office:value-type="float" office:value="10166">
            <text:p>10166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Kaaka</text:p>
          </table:table-cell>
          <table:table-cell office:value-type="float" office:value="10077">
            <text:p>10077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Pms Lisa</text:p>
          </table:table-cell>
          <table:table-cell office:value-type="float" office:value="10059">
            <text:p>10059</text:p>
          </table:table-cell>
          <table:table-cell office:value-type="float" office:value="1989">
            <text:p>1989</text:p>
          </table:table-cell>
          <table:table-cell table:number-columns-repeated="4"/>
        </table:table-row>
        <table:table-row table:style-name="ro1">
          <table:table-cell office:value-type="string">
            <text:p>mandelblomma</text:p>
          </table:table-cell>
          <table:table-cell office:value-type="float" office:value="945251">
            <text:p>94525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ykantrophona</text:p>
          </table:table-cell>
          <table:table-cell office:value-type="float" office:value="720772">
            <text:p>720772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altflingan</text:p>
          </table:table-cell>
          <table:table-cell office:value-type="float" office:value="709899">
            <text:p>70989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fruganL</text:p>
          </table:table-cell>
          <table:table-cell office:value-type="float" office:value="484163">
            <text:p>48416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melielj</text:p>
          </table:table-cell>
          <table:table-cell office:value-type="float" office:value="293558">
            <text:p>29355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DenNamnbitne</text:p>
          </table:table-cell>
          <table:table-cell office:value-type="float" office:value="288737">
            <text:p>28873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mmasgullar</text:p>
          </table:table-cell>
          <table:table-cell office:value-type="float" office:value="236534">
            <text:p>23653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ViVäntarLois</text:p>
          </table:table-cell>
          <table:table-cell office:value-type="float" office:value="199379">
            <text:p>19937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vet leker</text:p>
          </table:table-cell>
          <table:table-cell office:value-type="float" office:value="185077">
            <text:p>18507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ummyfied</text:p>
          </table:table-cell>
          <table:table-cell office:value-type="float" office:value="154555">
            <text:p>15455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Gravid 89</text:p>
          </table:table-cell>
          <table:table-cell office:value-type="float" office:value="152924">
            <text:p>15292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zzan89</text:p>
          </table:table-cell>
          <table:table-cell office:value-type="float" office:value="151543">
            <text:p>15154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89</text:p>
          </table:table-cell>
          <table:table-cell office:value-type="float" office:value="129368">
            <text:p>12936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mmatillnoah</text:p>
          </table:table-cell>
          <table:table-cell office:value-type="float" office:value="121117">
            <text:p>12111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nna4</text:p>
          </table:table-cell>
          <table:table-cell office:value-type="float" office:value="118763">
            <text:p>11876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TvåTrollungar</text:p>
          </table:table-cell>
          <table:table-cell office:value-type="float" office:value="114780">
            <text:p>11478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ttiasFru</text:p>
          </table:table-cell>
          <table:table-cell office:value-type="float" office:value="108895">
            <text:p>10889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llaria</text:p>
          </table:table-cell>
          <table:table-cell office:value-type="float" office:value="108595">
            <text:p>10859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amsonS</text:p>
          </table:table-cell>
          <table:table-cell office:value-type="float" office:value="105151">
            <text:p>10515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3way</text:p>
          </table:table-cell>
          <table:table-cell office:value-type="float" office:value="92160">
            <text:p>9216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jl89</text:p>
          </table:table-cell>
          <table:table-cell office:value-type="float" office:value="86848">
            <text:p>8684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ofiaL</text:p>
          </table:table-cell>
          <table:table-cell office:value-type="float" office:value="78728">
            <text:p>7872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Cvb</text:p>
          </table:table-cell>
          <table:table-cell office:value-type="float" office:value="67781">
            <text:p>6778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rol</text:p>
          </table:table-cell>
          <table:table-cell office:value-type="float" office:value="67631">
            <text:p>6763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meliie89</text:p>
          </table:table-cell>
          <table:table-cell office:value-type="float" office:value="66275">
            <text:p>6627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Otäcking</text:p>
          </table:table-cell>
          <table:table-cell office:value-type="float" office:value="65156">
            <text:p>6515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llagris</text:p>
          </table:table-cell>
          <table:table-cell office:value-type="float" office:value="63447">
            <text:p>6344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Nostalgitripp</text:p>
          </table:table-cell>
          <table:table-cell office:value-type="float" office:value="61731">
            <text:p>6173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frucgsvensson</text:p>
          </table:table-cell>
          <table:table-cell office:value-type="float" office:value="61033">
            <text:p>6103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nigeln</text:p>
          </table:table-cell>
          <table:table-cell office:value-type="float" office:value="60542">
            <text:p>60542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azee</text:p>
          </table:table-cell>
          <table:table-cell office:value-type="float" office:value="57891">
            <text:p>5789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ajsi</text:p>
          </table:table-cell>
          <table:table-cell office:value-type="float" office:value="57686">
            <text:p>5768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Pkb</text:p>
          </table:table-cell>
          <table:table-cell office:value-type="float" office:value="56189">
            <text:p>5618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kerstinsmide</text:p>
          </table:table-cell>
          <table:table-cell office:value-type="float" office:value="55016">
            <text:p>5501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llemamma</text:p>
          </table:table-cell>
          <table:table-cell office:value-type="float" office:value="50746">
            <text:p>5074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linos01</text:p>
          </table:table-cell>
          <table:table-cell office:value-type="float" office:value="49026">
            <text:p>4902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EM</text:p>
          </table:table-cell>
          <table:table-cell office:value-type="float" office:value="48760">
            <text:p>4876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Jessie 89</text:p>
          </table:table-cell>
          <table:table-cell office:value-type="float" office:value="48664">
            <text:p>4866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mmaTillMaja</text:p>
          </table:table-cell>
          <table:table-cell office:value-type="float" office:value="47913">
            <text:p>4791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becka1989</text:p>
          </table:table-cell>
          <table:table-cell office:value-type="float" office:value="47423">
            <text:p>4742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Wooden</text:p>
          </table:table-cell>
          <table:table-cell office:value-type="float" office:value="47354">
            <text:p>4735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zquE</text:p>
          </table:table-cell>
          <table:table-cell office:value-type="float" office:value="46491">
            <text:p>4649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jesec</text:p>
          </table:table-cell>
          <table:table-cell office:value-type="float" office:value="44226">
            <text:p>4422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wensken89</text:p>
          </table:table-cell>
          <table:table-cell office:value-type="float" office:value="43645">
            <text:p>4364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Biinzan</text:p>
          </table:table-cell>
          <table:table-cell office:value-type="float" office:value="43620">
            <text:p>4362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mpellilja</text:p>
          </table:table-cell>
          <table:table-cell office:value-type="float" office:value="42584">
            <text:p>4258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columbus</text:p>
          </table:table-cell>
          <table:table-cell office:value-type="float" office:value="41614">
            <text:p>4161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andra8978</text:p>
          </table:table-cell>
          <table:table-cell office:value-type="float" office:value="41570">
            <text:p>4157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nilepile89</text:p>
          </table:table-cell>
          <table:table-cell office:value-type="float" office:value="41271">
            <text:p>4127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Dhalia</text:p>
          </table:table-cell>
          <table:table-cell office:value-type="float" office:value="40725">
            <text:p>4072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nnean89</text:p>
          </table:table-cell>
          <table:table-cell office:value-type="float" office:value="40077">
            <text:p>4007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mandakollb</text:p>
          </table:table-cell>
          <table:table-cell office:value-type="float" office:value="37226">
            <text:p>3722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meelieeA</text:p>
          </table:table-cell>
          <table:table-cell office:value-type="float" office:value="36241">
            <text:p>3624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ånehajen</text:p>
          </table:table-cell>
          <table:table-cell office:value-type="float" office:value="35787">
            <text:p>3578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Plärtan</text:p>
          </table:table-cell>
          <table:table-cell office:value-type="float" office:value="34478">
            <text:p>3447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SK13</text:p>
          </table:table-cell>
          <table:table-cell office:value-type="float" office:value="33691">
            <text:p>3369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Wonderchild2009</text:p>
          </table:table-cell>
          <table:table-cell office:value-type="float" office:value="33069">
            <text:p>3306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hellish89</text:p>
          </table:table-cell>
          <table:table-cell office:value-type="float" office:value="32770">
            <text:p>3277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innie768</text:p>
          </table:table-cell>
          <table:table-cell office:value-type="float" office:value="32070">
            <text:p>3207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Rumpelstiltskins</text:p>
          </table:table-cell>
          <table:table-cell office:value-type="float" office:value="32042">
            <text:p>32042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ggank</text:p>
          </table:table-cell>
          <table:table-cell office:value-type="float" office:value="31747">
            <text:p>3174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JosefinCM</text:p>
          </table:table-cell>
          <table:table-cell office:value-type="float" office:value="31548">
            <text:p>3154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lin1989</text:p>
          </table:table-cell>
          <table:table-cell office:value-type="float" office:value="30914">
            <text:p>3091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Ghostrider</text:p>
          </table:table-cell>
          <table:table-cell office:value-type="float" office:value="30254">
            <text:p>3025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quamarin</text:p>
          </table:table-cell>
          <table:table-cell office:value-type="float" office:value="30138">
            <text:p>3013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eptember89</text:p>
          </table:table-cell>
          <table:table-cell office:value-type="float" office:value="29933">
            <text:p>2993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NummerTvå0710</text:p>
          </table:table-cell>
          <table:table-cell office:value-type="float" office:value="29920">
            <text:p>2992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Hazel Grace</text:p>
          </table:table-cell>
          <table:table-cell office:value-type="float" office:value="29626">
            <text:p>2962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led</text:p>
          </table:table-cell>
          <table:table-cell office:value-type="float" office:value="29446">
            <text:p>2944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mmaSwahn</text:p>
          </table:table-cell>
          <table:table-cell office:value-type="float" office:value="29346">
            <text:p>2934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28793">
            <text:p>2879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viasMamma</text:p>
          </table:table-cell>
          <table:table-cell office:value-type="float" office:value="28756">
            <text:p>2875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lliot1</text:p>
          </table:table-cell>
          <table:table-cell office:value-type="float" office:value="28532">
            <text:p>28532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Breakdown</text:p>
          </table:table-cell>
          <table:table-cell office:value-type="float" office:value="28378">
            <text:p>2837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llenö</text:p>
          </table:table-cell>
          <table:table-cell office:value-type="float" office:value="27977">
            <text:p>2797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himlafin</text:p>
          </table:table-cell>
          <table:table-cell office:value-type="float" office:value="27598">
            <text:p>2759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Gliimma</text:p>
          </table:table-cell>
          <table:table-cell office:value-type="float" office:value="27339">
            <text:p>2733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89Mamma10o12</text:p>
          </table:table-cell>
          <table:table-cell office:value-type="float" office:value="26973">
            <text:p>2697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vilja89</text:p>
          </table:table-cell>
          <table:table-cell office:value-type="float" office:value="26869">
            <text:p>2686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mis</text:p>
          </table:table-cell>
          <table:table-cell office:value-type="float" office:value="26704">
            <text:p>2670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mka</text:p>
          </table:table-cell>
          <table:table-cell office:value-type="float" office:value="26539">
            <text:p>2653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89Madeleine</text:p>
          </table:table-cell>
          <table:table-cell office:value-type="float" office:value="25308">
            <text:p>2530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lanbanks</text:p>
          </table:table-cell>
          <table:table-cell office:value-type="float" office:value="24987">
            <text:p>2498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lAn16</text:p>
          </table:table-cell>
          <table:table-cell office:value-type="float" office:value="24768">
            <text:p>2476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mmianttila</text:p>
          </table:table-cell>
          <table:table-cell office:value-type="float" office:value="24564">
            <text:p>2456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llaAw</text:p>
          </table:table-cell>
          <table:table-cell office:value-type="float" office:value="23554">
            <text:p>2355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nyana</text:p>
          </table:table-cell>
          <table:table-cell office:value-type="float" office:value="23089">
            <text:p>2308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Jessica08</text:p>
          </table:table-cell>
          <table:table-cell office:value-type="float" office:value="23054">
            <text:p>2305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pring Time</text:p>
          </table:table-cell>
          <table:table-cell office:value-type="float" office:value="22897">
            <text:p>2289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BadMan</text:p>
          </table:table-cell>
          <table:table-cell office:value-type="float" office:value="22838">
            <text:p>2283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linz</text:p>
          </table:table-cell>
          <table:table-cell office:value-type="float" office:value="21919">
            <text:p>2191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knaappeen</text:p>
          </table:table-cell>
          <table:table-cell office:value-type="float" office:value="21801">
            <text:p>2180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kakkia</text:p>
          </table:table-cell>
          <table:table-cell office:value-type="float" office:value="21768">
            <text:p>2176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illie89</text:p>
          </table:table-cell>
          <table:table-cell office:value-type="float" office:value="21528">
            <text:p>2152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Hedgehog</text:p>
          </table:table-cell>
          <table:table-cell office:value-type="float" office:value="21459">
            <text:p>2145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jkw</text:p>
          </table:table-cell>
          <table:table-cell office:value-type="float" office:value="21416">
            <text:p>2141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Erixon</text:p>
          </table:table-cell>
          <table:table-cell office:value-type="float" office:value="21399">
            <text:p>2139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awyer</text:p>
          </table:table-cell>
          <table:table-cell office:value-type="float" office:value="21293">
            <text:p>2129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fjällräven lady</text:p>
          </table:table-cell>
          <table:table-cell office:value-type="float" office:value="20845">
            <text:p>2084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llYours</text:p>
          </table:table-cell>
          <table:table-cell office:value-type="float" office:value="20238">
            <text:p>2023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hanna8911</text:p>
          </table:table-cell>
          <table:table-cell office:value-type="float" office:value="20138">
            <text:p>2013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glitterkornet</text:p>
          </table:table-cell>
          <table:table-cell office:value-type="float" office:value="20069">
            <text:p>2006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Isaan</text:p>
          </table:table-cell>
          <table:table-cell office:value-type="float" office:value="19959">
            <text:p>1995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na Nk</text:p>
          </table:table-cell>
          <table:table-cell office:value-type="float" office:value="19391">
            <text:p>1939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Hankii</text:p>
          </table:table-cell>
          <table:table-cell office:value-type="float" office:value="19011">
            <text:p>1901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Cartjan</text:p>
          </table:table-cell>
          <table:table-cell office:value-type="float" office:value="18765">
            <text:p>1876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Galatheaa</text:p>
          </table:table-cell>
          <table:table-cell office:value-type="float" office:value="18703">
            <text:p>1870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Neccin</text:p>
          </table:table-cell>
          <table:table-cell office:value-type="float" office:value="18408">
            <text:p>1840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idm</text:p>
          </table:table-cell>
          <table:table-cell office:value-type="float" office:value="18329">
            <text:p>1832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riro</text:p>
          </table:table-cell>
          <table:table-cell office:value-type="float" office:value="18317">
            <text:p>1831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Kåtisroinen</text:p>
          </table:table-cell>
          <table:table-cell office:value-type="float" office:value="18171">
            <text:p>1817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issworld</text:p>
          </table:table-cell>
          <table:table-cell office:value-type="float" office:value="18160">
            <text:p>1816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Barabeckis</text:p>
          </table:table-cell>
          <table:table-cell office:value-type="float" office:value="17947">
            <text:p>1794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ndali</text:p>
          </table:table-cell>
          <table:table-cell office:value-type="float" office:value="17778">
            <text:p>1777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andra11</text:p>
          </table:table-cell>
          <table:table-cell office:value-type="float" office:value="17703">
            <text:p>1770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Vackert</text:p>
          </table:table-cell>
          <table:table-cell office:value-type="float" office:value="17584">
            <text:p>1758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Dollan89</text:p>
          </table:table-cell>
          <table:table-cell office:value-type="float" office:value="17178">
            <text:p>1717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PW58</text:p>
          </table:table-cell>
          <table:table-cell office:value-type="float" office:value="16961">
            <text:p>1696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Pigall</text:p>
          </table:table-cell>
          <table:table-cell office:value-type="float" office:value="16827">
            <text:p>1682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JaQ</text:p>
          </table:table-cell>
          <table:table-cell office:value-type="float" office:value="16346">
            <text:p>1634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Quinnan</text:p>
          </table:table-cell>
          <table:table-cell office:value-type="float" office:value="16218">
            <text:p>1621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ungmamma2011</text:p>
          </table:table-cell>
          <table:table-cell office:value-type="float" office:value="16109">
            <text:p>1610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kanien</text:p>
          </table:table-cell>
          <table:table-cell office:value-type="float" office:value="15747">
            <text:p>1574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fanola</text:p>
          </table:table-cell>
          <table:table-cell office:value-type="float" office:value="15737">
            <text:p>1573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mliz</text:p>
          </table:table-cell>
          <table:table-cell office:value-type="float" office:value="15728">
            <text:p>1572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oisbois</text:p>
          </table:table-cell>
          <table:table-cell office:value-type="float" office:value="15449">
            <text:p>1544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Olga89</text:p>
          </table:table-cell>
          <table:table-cell office:value-type="float" office:value="15354">
            <text:p>1535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nalysera mera</text:p>
          </table:table-cell>
          <table:table-cell office:value-type="float" office:value="15250">
            <text:p>1525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Couleour</text:p>
          </table:table-cell>
          <table:table-cell office:value-type="float" office:value="15037">
            <text:p>1503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KaffeOchHybris</text:p>
          </table:table-cell>
          <table:table-cell office:value-type="float" office:value="14986">
            <text:p>1498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tina10</text:p>
          </table:table-cell>
          <table:table-cell office:value-type="float" office:value="14649">
            <text:p>1464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peaches101</text:p>
          </table:table-cell>
          <table:table-cell office:value-type="float" office:value="14599">
            <text:p>1459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Torken</text:p>
          </table:table-cell>
          <table:table-cell office:value-type="float" office:value="14574">
            <text:p>1457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Paulina11</text:p>
          </table:table-cell>
          <table:table-cell office:value-type="float" office:value="14513">
            <text:p>1451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nonymis3ns</text:p>
          </table:table-cell>
          <table:table-cell office:value-type="float" office:value="14477">
            <text:p>1447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Fiaw89</text:p>
          </table:table-cell>
          <table:table-cell office:value-type="float" office:value="14463">
            <text:p>1446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vattendjuret</text:p>
          </table:table-cell>
          <table:table-cell office:value-type="float" office:value="14076">
            <text:p>1407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nynom</text:p>
          </table:table-cell>
          <table:table-cell office:value-type="float" office:value="13946">
            <text:p>1394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tjej89</text:p>
          </table:table-cell>
          <table:table-cell office:value-type="float" office:value="13939">
            <text:p>1393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gastronomer</text:p>
          </table:table-cell>
          <table:table-cell office:value-type="float" office:value="13884">
            <text:p>1388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Tokgurkan</text:p>
          </table:table-cell>
          <table:table-cell office:value-type="float" office:value="13561">
            <text:p>1356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nnapanna2</text:p>
          </table:table-cell>
          <table:table-cell office:value-type="float" office:value="13479">
            <text:p>1347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JT</text:p>
          </table:table-cell>
          <table:table-cell office:value-type="float" office:value="13412">
            <text:p>13412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Gulliiver</text:p>
          </table:table-cell>
          <table:table-cell office:value-type="float" office:value="13358">
            <text:p>1335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nkan6</text:p>
          </table:table-cell>
          <table:table-cell office:value-type="float" office:value="13315">
            <text:p>1331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uxuria</text:p>
          </table:table-cell>
          <table:table-cell office:value-type="float" office:value="13242">
            <text:p>13242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oshark</text:p>
          </table:table-cell>
          <table:table-cell office:value-type="float" office:value="13099">
            <text:p>1309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uttiis</text:p>
          </table:table-cell>
          <table:table-cell office:value-type="float" office:value="13061">
            <text:p>1306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oviisa89</text:p>
          </table:table-cell>
          <table:table-cell office:value-type="float" office:value="12804">
            <text:p>1280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pärlsnäcka</text:p>
          </table:table-cell>
          <table:table-cell office:value-type="float" office:value="12741">
            <text:p>1274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JosefinGranqvist89</text:p>
          </table:table-cell>
          <table:table-cell office:value-type="float" office:value="12699">
            <text:p>1269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hime89</text:p>
          </table:table-cell>
          <table:table-cell office:value-type="float" office:value="12689">
            <text:p>1268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mma89</text:p>
          </table:table-cell>
          <table:table-cell office:value-type="float" office:value="12647">
            <text:p>1264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lesig</text:p>
          </table:table-cell>
          <table:table-cell office:value-type="float" office:value="12546">
            <text:p>1254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ockersött</text:p>
          </table:table-cell>
          <table:table-cell office:value-type="float" office:value="12539">
            <text:p>1253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ativa</text:p>
          </table:table-cell>
          <table:table-cell office:value-type="float" office:value="12507">
            <text:p>1250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V89</text:p>
          </table:table-cell>
          <table:table-cell office:value-type="float" office:value="12431">
            <text:p>1243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Kotten3</text:p>
          </table:table-cell>
          <table:table-cell office:value-type="float" office:value="12396">
            <text:p>1239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Hillewi</text:p>
          </table:table-cell>
          <table:table-cell office:value-type="float" office:value="12377">
            <text:p>1237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mbrooke</text:p>
          </table:table-cell>
          <table:table-cell office:value-type="float" office:value="12113">
            <text:p>1211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Dåså</text:p>
          </table:table-cell>
          <table:table-cell office:value-type="float" office:value="12095">
            <text:p>1209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alt0</text:p>
          </table:table-cell>
          <table:table-cell office:value-type="float" office:value="11991">
            <text:p>1199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isali</text:p>
          </table:table-cell>
          <table:table-cell office:value-type="float" office:value="11751">
            <text:p>1175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weetnos</text:p>
          </table:table-cell>
          <table:table-cell office:value-type="float" office:value="11716">
            <text:p>1171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trollmor</text:p>
          </table:table-cell>
          <table:table-cell office:value-type="float" office:value="11689">
            <text:p>1168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Iväntan</text:p>
          </table:table-cell>
          <table:table-cell office:value-type="float" office:value="11659">
            <text:p>1165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Bobbo3</text:p>
          </table:table-cell>
          <table:table-cell office:value-type="float" office:value="11551">
            <text:p>1155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rsen</text:p>
          </table:table-cell>
          <table:table-cell office:value-type="float" office:value="11519">
            <text:p>1151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lisan</text:p>
          </table:table-cell>
          <table:table-cell office:value-type="float" office:value="11342">
            <text:p>11342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DG</text:p>
          </table:table-cell>
          <table:table-cell office:value-type="float" office:value="11293">
            <text:p>1129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stw89</text:p>
          </table:table-cell>
          <table:table-cell office:value-type="float" office:value="11205">
            <text:p>11205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11in0or</text:p>
          </table:table-cell>
          <table:table-cell office:value-type="float" office:value="11190">
            <text:p>1119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Daline</text:p>
          </table:table-cell>
          <table:table-cell office:value-type="float" office:value="11124">
            <text:p>11124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Carl Den kloke</text:p>
          </table:table-cell>
          <table:table-cell office:value-type="float" office:value="11027">
            <text:p>1102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llasessan</text:p>
          </table:table-cell>
          <table:table-cell office:value-type="float" office:value="10996">
            <text:p>1099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Emma2009</text:p>
          </table:table-cell>
          <table:table-cell office:value-type="float" office:value="10906">
            <text:p>10906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firebird</text:p>
          </table:table-cell>
          <table:table-cell office:value-type="float" office:value="10603">
            <text:p>10603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ngelica89</text:p>
          </table:table-cell>
          <table:table-cell office:value-type="float" office:value="10540">
            <text:p>10540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ciissii</text:p>
          </table:table-cell>
          <table:table-cell office:value-type="float" office:value="10537">
            <text:p>1053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mammaF</text:p>
          </table:table-cell>
          <table:table-cell office:value-type="float" office:value="10517">
            <text:p>10517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anna89</text:p>
          </table:table-cell>
          <table:table-cell office:value-type="float" office:value="10499">
            <text:p>1049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bellasundstrom</text:p>
          </table:table-cell>
          <table:table-cell office:value-type="float" office:value="10489">
            <text:p>10489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ucyLoo</text:p>
          </table:table-cell>
          <table:table-cell office:value-type="float" office:value="10488">
            <text:p>1048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Lillen09</text:p>
          </table:table-cell>
          <table:table-cell office:value-type="float" office:value="10278">
            <text:p>1027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Yozefeehn</text:p>
          </table:table-cell>
          <table:table-cell office:value-type="float" office:value="10171">
            <text:p>10171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Nomourn</text:p>
          </table:table-cell>
          <table:table-cell office:value-type="float" office:value="10118">
            <text:p>10118</text:p>
          </table:table-cell>
          <table:table-cell office:value-type="float" office:value="1990">
            <text:p>1990</text:p>
          </table:table-cell>
          <table:table-cell table:number-columns-repeated="4"/>
        </table:table-row>
        <table:table-row table:style-name="ro1">
          <table:table-cell office:value-type="string">
            <text:p>janniahlholm</text:p>
          </table:table-cell>
          <table:table-cell office:value-type="float" office:value="189808">
            <text:p>18980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R3becca</text:p>
          </table:table-cell>
          <table:table-cell office:value-type="float" office:value="139307">
            <text:p>13930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NILE90</text:p>
          </table:table-cell>
          <table:table-cell office:value-type="float" office:value="133844">
            <text:p>13384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Habbi</text:p>
          </table:table-cell>
          <table:table-cell office:value-type="float" office:value="116140">
            <text:p>11614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rsElvisPresley</text:p>
          </table:table-cell>
          <table:table-cell office:value-type="float" office:value="98973">
            <text:p>9897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89649">
            <text:p>8964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Pineapplelemon</text:p>
          </table:table-cell>
          <table:table-cell office:value-type="float" office:value="82175">
            <text:p>8217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Thesso</text:p>
          </table:table-cell>
          <table:table-cell office:value-type="float" office:value="79261">
            <text:p>7926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inda2barnsmamma</text:p>
          </table:table-cell>
          <table:table-cell office:value-type="float" office:value="79103">
            <text:p>7910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llencassandra</text:p>
          </table:table-cell>
          <table:table-cell office:value-type="float" office:value="77819">
            <text:p>7781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katja1</text:p>
          </table:table-cell>
          <table:table-cell office:value-type="float" office:value="68838">
            <text:p>6883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Iida01</text:p>
          </table:table-cell>
          <table:table-cell office:value-type="float" office:value="64548">
            <text:p>6454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ine18</text:p>
          </table:table-cell>
          <table:table-cell office:value-type="float" office:value="58819">
            <text:p>5881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Tigerhonan</text:p>
          </table:table-cell>
          <table:table-cell office:value-type="float" office:value="58727">
            <text:p>5872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ama90j</text:p>
          </table:table-cell>
          <table:table-cell office:value-type="float" office:value="58684">
            <text:p>5868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carro90</text:p>
          </table:table-cell>
          <table:table-cell office:value-type="float" office:value="53980">
            <text:p>5398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xsson</text:p>
          </table:table-cell>
          <table:table-cell office:value-type="float" office:value="52727">
            <text:p>5272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Friid4</text:p>
          </table:table-cell>
          <table:table-cell office:value-type="float" office:value="51592">
            <text:p>5159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himmelsdiamant</text:p>
          </table:table-cell>
          <table:table-cell office:value-type="float" office:value="47692">
            <text:p>4769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lexandersMamma</text:p>
          </table:table-cell>
          <table:table-cell office:value-type="float" office:value="46810">
            <text:p>4681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iaIa90</text:p>
          </table:table-cell>
          <table:table-cell office:value-type="float" office:value="46729">
            <text:p>4672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Rollindynamite</text:p>
          </table:table-cell>
          <table:table-cell office:value-type="float" office:value="44037">
            <text:p>4403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IceKitten</text:p>
          </table:table-cell>
          <table:table-cell office:value-type="float" office:value="43195">
            <text:p>4319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normLängtan</text:p>
          </table:table-cell>
          <table:table-cell office:value-type="float" office:value="43124">
            <text:p>4312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zenoble</text:p>
          </table:table-cell>
          <table:table-cell office:value-type="float" office:value="41447">
            <text:p>4144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Hedblomster</text:p>
          </table:table-cell>
          <table:table-cell office:value-type="float" office:value="41005">
            <text:p>4100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Ida1990</text:p>
          </table:table-cell>
          <table:table-cell office:value-type="float" office:value="39925">
            <text:p>3992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carolineJa</text:p>
          </table:table-cell>
          <table:table-cell office:value-type="float" office:value="38864">
            <text:p>3886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LW</text:p>
          </table:table-cell>
          <table:table-cell office:value-type="float" office:value="38309">
            <text:p>3830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Cecilia90</text:p>
          </table:table-cell>
          <table:table-cell office:value-type="float" office:value="38146">
            <text:p>3814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FridaochSamuel</text:p>
          </table:table-cell>
          <table:table-cell office:value-type="float" office:value="37378">
            <text:p>3737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n Ängel</text:p>
          </table:table-cell>
          <table:table-cell office:value-type="float" office:value="35074">
            <text:p>3507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alika</text:p>
          </table:table-cell>
          <table:table-cell office:value-type="float" office:value="31816">
            <text:p>3181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Ckm</text:p>
          </table:table-cell>
          <table:table-cell office:value-type="float" office:value="31398">
            <text:p>3139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nAnka</text:p>
          </table:table-cell>
          <table:table-cell office:value-type="float" office:value="31355">
            <text:p>3135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pelsinblomma</text:p>
          </table:table-cell>
          <table:table-cell office:value-type="float" office:value="30360">
            <text:p>3036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morvincitomniia</text:p>
          </table:table-cell>
          <table:table-cell office:value-type="float" office:value="30125">
            <text:p>3012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Vixen90</text:p>
          </table:table-cell>
          <table:table-cell office:value-type="float" office:value="29596">
            <text:p>2959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Fridzl</text:p>
          </table:table-cell>
          <table:table-cell office:value-type="float" office:value="29487">
            <text:p>2948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illajag02</text:p>
          </table:table-cell>
          <table:table-cell office:value-type="float" office:value="29469">
            <text:p>2946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ollysMamma</text:p>
          </table:table-cell>
          <table:table-cell office:value-type="float" office:value="27761">
            <text:p>2776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ammaMariie</text:p>
          </table:table-cell>
          <table:table-cell office:value-type="float" office:value="26910">
            <text:p>2691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Upprepade missfall</text:p>
          </table:table-cell>
          <table:table-cell office:value-type="float" office:value="26587">
            <text:p>2658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multronCupcake</text:p>
          </table:table-cell>
          <table:table-cell office:value-type="float" office:value="25623">
            <text:p>2562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arängsviss</text:p>
          </table:table-cell>
          <table:table-cell office:value-type="float" office:value="25335">
            <text:p>2533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Fluffig</text:p>
          </table:table-cell>
          <table:table-cell office:value-type="float" office:value="24344">
            <text:p>2434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Tobythegunn</text:p>
          </table:table-cell>
          <table:table-cell office:value-type="float" office:value="24285">
            <text:p>2428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Johanniee</text:p>
          </table:table-cell>
          <table:table-cell office:value-type="float" office:value="23280">
            <text:p>2328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mma Elisabeth</text:p>
          </table:table-cell>
          <table:table-cell office:value-type="float" office:value="23132">
            <text:p>2313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Tr0ust</text:p>
          </table:table-cell>
          <table:table-cell office:value-type="float" office:value="23129">
            <text:p>2312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Novaliesmamma</text:p>
          </table:table-cell>
          <table:table-cell office:value-type="float" office:value="22135">
            <text:p>2213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finder</text:p>
          </table:table-cell>
          <table:table-cell office:value-type="float" office:value="21529">
            <text:p>2152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BlackFlyingBird</text:p>
          </table:table-cell>
          <table:table-cell office:value-type="float" office:value="20730">
            <text:p>2073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ngeeliicca</text:p>
          </table:table-cell>
          <table:table-cell office:value-type="float" office:value="20631">
            <text:p>2063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prallan</text:p>
          </table:table-cell>
          <table:table-cell office:value-type="float" office:value="20228">
            <text:p>2022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ilagrodautanben</text:p>
          </table:table-cell>
          <table:table-cell office:value-type="float" office:value="19874">
            <text:p>1987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JBx2</text:p>
          </table:table-cell>
          <table:table-cell office:value-type="float" office:value="19581">
            <text:p>1958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Ivve91</text:p>
          </table:table-cell>
          <table:table-cell office:value-type="float" office:value="19313">
            <text:p>1931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mmaelisabeth90</text:p>
          </table:table-cell>
          <table:table-cell office:value-type="float" office:value="19084">
            <text:p>1908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ronjaeda</text:p>
          </table:table-cell>
          <table:table-cell office:value-type="float" office:value="19060">
            <text:p>1906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becca90</text:p>
          </table:table-cell>
          <table:table-cell office:value-type="float" office:value="19017">
            <text:p>1901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ofieMuller</text:p>
          </table:table-cell>
          <table:table-cell office:value-type="float" office:value="18154">
            <text:p>1815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andis</text:p>
          </table:table-cell>
          <table:table-cell office:value-type="float" office:value="18144">
            <text:p>1814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KinkyE</text:p>
          </table:table-cell>
          <table:table-cell office:value-type="float" office:value="18119">
            <text:p>1811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elinh</text:p>
          </table:table-cell>
          <table:table-cell office:value-type="float" office:value="17901">
            <text:p>1790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JennieLj</text:p>
          </table:table-cell>
          <table:table-cell office:value-type="float" office:value="17400">
            <text:p>1740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frökensvår</text:p>
          </table:table-cell>
          <table:table-cell office:value-type="float" office:value="17303">
            <text:p>1730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arssonc</text:p>
          </table:table-cell>
          <table:table-cell office:value-type="float" office:value="16768">
            <text:p>1676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arcitron</text:p>
          </table:table-cell>
          <table:table-cell office:value-type="float" office:value="16658">
            <text:p>1665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eela</text:p>
          </table:table-cell>
          <table:table-cell office:value-type="float" office:value="16616">
            <text:p>1661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Novembersmile</text:p>
          </table:table-cell>
          <table:table-cell office:value-type="float" office:value="16393">
            <text:p>1639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rosalack</text:p>
          </table:table-cell>
          <table:table-cell office:value-type="float" office:value="16171">
            <text:p>1617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melieL</text:p>
          </table:table-cell>
          <table:table-cell office:value-type="float" office:value="16116">
            <text:p>1611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inneaja</text:p>
          </table:table-cell>
          <table:table-cell office:value-type="float" office:value="16077">
            <text:p>1607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fridalilla</text:p>
          </table:table-cell>
          <table:table-cell office:value-type="float" office:value="15873">
            <text:p>1587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varmlanning</text:p>
          </table:table-cell>
          <table:table-cell office:value-type="float" office:value="15699">
            <text:p>1569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i90</text:p>
          </table:table-cell>
          <table:table-cell office:value-type="float" office:value="15621">
            <text:p>1562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thecoc</text:p>
          </table:table-cell>
          <table:table-cell office:value-type="float" office:value="15527">
            <text:p>1552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ostbollen</text:p>
          </table:table-cell>
          <table:table-cell office:value-type="float" office:value="15481">
            <text:p>1548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BiLLYshaw</text:p>
          </table:table-cell>
          <table:table-cell office:value-type="float" office:value="15067">
            <text:p>1506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andra1990a</text:p>
          </table:table-cell>
          <table:table-cell office:value-type="float" office:value="14956">
            <text:p>1495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ganskabra</text:p>
          </table:table-cell>
          <table:table-cell office:value-type="float" office:value="14776">
            <text:p>1477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ommadearest</text:p>
          </table:table-cell>
          <table:table-cell office:value-type="float" office:value="14576">
            <text:p>1457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mulan12</text:p>
          </table:table-cell>
          <table:table-cell office:value-type="float" office:value="14432">
            <text:p>1443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ninaaw</text:p>
          </table:table-cell>
          <table:table-cell office:value-type="float" office:value="14323">
            <text:p>1432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isterNoMercy</text:p>
          </table:table-cell>
          <table:table-cell office:value-type="float" office:value="14305">
            <text:p>1430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ara2017</text:p>
          </table:table-cell>
          <table:table-cell office:value-type="float" office:value="14006">
            <text:p>1400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riverA</text:p>
          </table:table-cell>
          <table:table-cell office:value-type="float" office:value="13906">
            <text:p>1390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kornberoende</text:p>
          </table:table-cell>
          <table:table-cell office:value-type="float" office:value="13873">
            <text:p>1387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Ortiz</text:p>
          </table:table-cell>
          <table:table-cell office:value-type="float" office:value="13861">
            <text:p>1386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Carinrebecca</text:p>
          </table:table-cell>
          <table:table-cell office:value-type="float" office:value="13845">
            <text:p>1384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CLRBL</text:p>
          </table:table-cell>
          <table:table-cell office:value-type="float" office:value="13559">
            <text:p>1355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äkarhustru</text:p>
          </table:table-cell>
          <table:table-cell office:value-type="float" office:value="13318">
            <text:p>1331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Nattis90</text:p>
          </table:table-cell>
          <table:table-cell office:value-type="float" office:value="13215">
            <text:p>1321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cyklar</text:p>
          </table:table-cell>
          <table:table-cell office:value-type="float" office:value="13158">
            <text:p>1315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Tess90</text:p>
          </table:table-cell>
          <table:table-cell office:value-type="float" office:value="13118">
            <text:p>1311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qq1</text:p>
          </table:table-cell>
          <table:table-cell office:value-type="float" office:value="13070">
            <text:p>1307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finallly</text:p>
          </table:table-cell>
          <table:table-cell office:value-type="float" office:value="13032">
            <text:p>1303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andraabinger</text:p>
          </table:table-cell>
          <table:table-cell office:value-type="float" office:value="12984">
            <text:p>12984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nnaB90</text:p>
          </table:table-cell>
          <table:table-cell office:value-type="float" office:value="12959">
            <text:p>1295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klus</text:p>
          </table:table-cell>
          <table:table-cell office:value-type="float" office:value="12936">
            <text:p>12936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mmsii</text:p>
          </table:table-cell>
          <table:table-cell office:value-type="float" office:value="12931">
            <text:p>12931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ill e gal</text:p>
          </table:table-cell>
          <table:table-cell office:value-type="float" office:value="12732">
            <text:p>1273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ponduss</text:p>
          </table:table-cell>
          <table:table-cell office:value-type="float" office:value="12607">
            <text:p>1260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Heystella</text:p>
          </table:table-cell>
          <table:table-cell office:value-type="float" office:value="12592">
            <text:p>1259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Grustradgarden</text:p>
          </table:table-cell>
          <table:table-cell office:value-type="float" office:value="12213">
            <text:p>1221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TheKlister1990</text:p>
          </table:table-cell>
          <table:table-cell office:value-type="float" office:value="11727">
            <text:p>1172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Hayati</text:p>
          </table:table-cell>
          <table:table-cell office:value-type="float" office:value="11692">
            <text:p>1169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nna24</text:p>
          </table:table-cell>
          <table:table-cell office:value-type="float" office:value="11677">
            <text:p>1167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Hannaaaa</text:p>
          </table:table-cell>
          <table:table-cell office:value-type="float" office:value="11300">
            <text:p>1130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Erna90</text:p>
          </table:table-cell>
          <table:table-cell office:value-type="float" office:value="11192">
            <text:p>1119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adooore</text:p>
          </table:table-cell>
          <table:table-cell office:value-type="float" office:value="11080">
            <text:p>1108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indgren90</text:p>
          </table:table-cell>
          <table:table-cell office:value-type="float" office:value="11070">
            <text:p>11070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ysabelle</text:p>
          </table:table-cell>
          <table:table-cell office:value-type="float" office:value="10962">
            <text:p>10962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illan21</text:p>
          </table:table-cell>
          <table:table-cell office:value-type="float" office:value="10917">
            <text:p>1091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umskastrull</text:p>
          </table:table-cell>
          <table:table-cell office:value-type="float" office:value="10905">
            <text:p>1090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ofiiem</text:p>
          </table:table-cell>
          <table:table-cell office:value-type="float" office:value="10887">
            <text:p>1088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regndroppe</text:p>
          </table:table-cell>
          <table:table-cell office:value-type="float" office:value="10878">
            <text:p>10878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DrömlivetiHD</text:p>
          </table:table-cell>
          <table:table-cell office:value-type="float" office:value="10659">
            <text:p>1065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livslevande</text:p>
          </table:table-cell>
          <table:table-cell office:value-type="float" office:value="10513">
            <text:p>1051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Missjaas</text:p>
          </table:table-cell>
          <table:table-cell office:value-type="float" office:value="10317">
            <text:p>10317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Jargaltai</text:p>
          </table:table-cell>
          <table:table-cell office:value-type="float" office:value="10185">
            <text:p>10185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orgsen</text:p>
          </table:table-cell>
          <table:table-cell office:value-type="float" office:value="10159">
            <text:p>10159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sangiss</text:p>
          </table:table-cell>
          <table:table-cell office:value-type="float" office:value="10013">
            <text:p>10013</text:p>
          </table:table-cell>
          <table:table-cell office:value-type="float" office:value="1991">
            <text:p>1991</text:p>
          </table:table-cell>
          <table:table-cell table:number-columns-repeated="4"/>
        </table:table-row>
        <table:table-row table:style-name="ro1">
          <table:table-cell office:value-type="string">
            <text:p>StarStruck</text:p>
          </table:table-cell>
          <table:table-cell office:value-type="float" office:value="100920">
            <text:p>100920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ebe91</text:p>
          </table:table-cell>
          <table:table-cell office:value-type="float" office:value="99671">
            <text:p>9967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BjörkW</text:p>
          </table:table-cell>
          <table:table-cell office:value-type="float" office:value="96333">
            <text:p>96333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angie91</text:p>
          </table:table-cell>
          <table:table-cell office:value-type="float" office:value="88919">
            <text:p>88919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jbo</text:p>
          </table:table-cell>
          <table:table-cell office:value-type="float" office:value="87476">
            <text:p>8747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An0nym0us</text:p>
          </table:table-cell>
          <table:table-cell office:value-type="float" office:value="85852">
            <text:p>85852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Naniismamma</text:p>
          </table:table-cell>
          <table:table-cell office:value-type="float" office:value="82258">
            <text:p>82258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Ztarduzt</text:p>
          </table:table-cell>
          <table:table-cell office:value-type="float" office:value="76106">
            <text:p>7610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lovea01</text:p>
          </table:table-cell>
          <table:table-cell office:value-type="float" office:value="74904">
            <text:p>74904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ccecy</text:p>
          </table:table-cell>
          <table:table-cell office:value-type="float" office:value="71067">
            <text:p>71067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chapelhill</text:p>
          </table:table-cell>
          <table:table-cell office:value-type="float" office:value="70005">
            <text:p>70005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cirkusmusen</text:p>
          </table:table-cell>
          <table:table-cell office:value-type="float" office:value="67852">
            <text:p>67852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23</text:p>
          </table:table-cell>
          <table:table-cell office:value-type="float" office:value="66577">
            <text:p>66577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nabeldrake</text:p>
          </table:table-cell>
          <table:table-cell office:value-type="float" office:value="65099">
            <text:p>65099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LillaLady</text:p>
          </table:table-cell>
          <table:table-cell office:value-type="float" office:value="63410">
            <text:p>63410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illan91</text:p>
          </table:table-cell>
          <table:table-cell office:value-type="float" office:value="59371">
            <text:p>5937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er91</text:p>
          </table:table-cell>
          <table:table-cell office:value-type="float" office:value="57436">
            <text:p>5743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Ung Mamma 91</text:p>
          </table:table-cell>
          <table:table-cell office:value-type="float" office:value="54265">
            <text:p>54265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yapocalypse</text:p>
          </table:table-cell>
          <table:table-cell office:value-type="float" office:value="53676">
            <text:p>5367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Jodyanna</text:p>
          </table:table-cell>
          <table:table-cell office:value-type="float" office:value="46418">
            <text:p>46418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emelianzei</text:p>
          </table:table-cell>
          <table:table-cell office:value-type="float" office:value="39957">
            <text:p>39957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EbbsansMamma</text:p>
          </table:table-cell>
          <table:table-cell office:value-type="float" office:value="37118">
            <text:p>37118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tjernfelt</text:p>
          </table:table-cell>
          <table:table-cell office:value-type="float" office:value="35376">
            <text:p>3537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anneliemagnusson</text:p>
          </table:table-cell>
          <table:table-cell office:value-type="float" office:value="34415">
            <text:p>34415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Epica</text:p>
          </table:table-cell>
          <table:table-cell office:value-type="float" office:value="32176">
            <text:p>3217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NovemberMommy</text:p>
          </table:table-cell>
          <table:table-cell office:value-type="float" office:value="32161">
            <text:p>3216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ommarflicka</text:p>
          </table:table-cell>
          <table:table-cell office:value-type="float" office:value="32056">
            <text:p>3205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L 91</text:p>
          </table:table-cell>
          <table:table-cell office:value-type="float" office:value="30737">
            <text:p>30737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bubblan91</text:p>
          </table:table-cell>
          <table:table-cell office:value-type="float" office:value="30651">
            <text:p>3065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Camillas</text:p>
          </table:table-cell>
          <table:table-cell office:value-type="float" office:value="30374">
            <text:p>30374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Br0k3n</text:p>
          </table:table-cell>
          <table:table-cell office:value-type="float" office:value="28350">
            <text:p>28350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Längtanefterenliten</text:p>
          </table:table-cell>
          <table:table-cell office:value-type="float" office:value="25185">
            <text:p>25185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FiiaN</text:p>
          </table:table-cell>
          <table:table-cell office:value-type="float" office:value="25081">
            <text:p>2508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hemira</text:p>
          </table:table-cell>
          <table:table-cell office:value-type="float" office:value="24860">
            <text:p>24860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anas998</text:p>
          </table:table-cell>
          <table:table-cell office:value-type="float" office:value="24312">
            <text:p>24312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Villhaenbebbe</text:p>
          </table:table-cell>
          <table:table-cell office:value-type="float" office:value="24288">
            <text:p>24288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ummsumaya</text:p>
          </table:table-cell>
          <table:table-cell office:value-type="float" office:value="23327">
            <text:p>23327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hannah91</text:p>
          </table:table-cell>
          <table:table-cell office:value-type="float" office:value="22569">
            <text:p>22569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nittioett</text:p>
          </table:table-cell>
          <table:table-cell office:value-type="float" office:value="20346">
            <text:p>2034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thuram</text:p>
          </table:table-cell>
          <table:table-cell office:value-type="float" office:value="19321">
            <text:p>1932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klaun</text:p>
          </table:table-cell>
          <table:table-cell office:value-type="float" office:value="18907">
            <text:p>18907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Folivee</text:p>
          </table:table-cell>
          <table:table-cell office:value-type="float" office:value="18241">
            <text:p>1824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annis02</text:p>
          </table:table-cell>
          <table:table-cell office:value-type="float" office:value="17621">
            <text:p>1762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Norrlandstöus</text:p>
          </table:table-cell>
          <table:table-cell office:value-type="float" office:value="16691">
            <text:p>1669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lindarn</text:p>
          </table:table-cell>
          <table:table-cell office:value-type="float" office:value="16514">
            <text:p>16514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issmli</text:p>
          </table:table-cell>
          <table:table-cell office:value-type="float" office:value="16100">
            <text:p>16100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olstickeflickan</text:p>
          </table:table-cell>
          <table:table-cell office:value-type="float" office:value="15956">
            <text:p>1595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dea</text:p>
          </table:table-cell>
          <table:table-cell office:value-type="float" office:value="15872">
            <text:p>15872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Unkbitz</text:p>
          </table:table-cell>
          <table:table-cell office:value-type="float" office:value="15275">
            <text:p>15275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banerry</text:p>
          </table:table-cell>
          <table:table-cell office:value-type="float" office:value="14598">
            <text:p>14598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jessi</text:p>
          </table:table-cell>
          <table:table-cell office:value-type="float" office:value="14423">
            <text:p>14423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Loojsen</text:p>
          </table:table-cell>
          <table:table-cell office:value-type="float" office:value="13915">
            <text:p>13915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Astrid92</text:p>
          </table:table-cell>
          <table:table-cell office:value-type="float" office:value="13762">
            <text:p>13762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becaa</text:p>
          </table:table-cell>
          <table:table-cell office:value-type="float" office:value="13623">
            <text:p>13623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wek</text:p>
          </table:table-cell>
          <table:table-cell office:value-type="float" office:value="13350">
            <text:p>13350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FridaBjoerk</text:p>
          </table:table-cell>
          <table:table-cell office:value-type="float" office:value="13074">
            <text:p>13074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liii</text:p>
          </table:table-cell>
          <table:table-cell office:value-type="float" office:value="12432">
            <text:p>12432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illusi0n</text:p>
          </table:table-cell>
          <table:table-cell office:value-type="float" office:value="12206">
            <text:p>12206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jaksu</text:p>
          </table:table-cell>
          <table:table-cell office:value-type="float" office:value="11825">
            <text:p>11825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jo</text:p>
          </table:table-cell>
          <table:table-cell office:value-type="float" office:value="11443">
            <text:p>11443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Preet90</text:p>
          </table:table-cell>
          <table:table-cell office:value-type="float" office:value="11365">
            <text:p>11365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alineidin</text:p>
          </table:table-cell>
          <table:table-cell office:value-type="float" office:value="11191">
            <text:p>1119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Pluttisen</text:p>
          </table:table-cell>
          <table:table-cell office:value-type="float" office:value="11089">
            <text:p>11089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ammaPolly</text:p>
          </table:table-cell>
          <table:table-cell office:value-type="float" office:value="10854">
            <text:p>10854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En pedants memoarier</text:p>
          </table:table-cell>
          <table:table-cell office:value-type="float" office:value="10667">
            <text:p>10667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Pezta</text:p>
          </table:table-cell>
          <table:table-cell office:value-type="float" office:value="10551">
            <text:p>10551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misstrust</text:p>
          </table:table-cell>
          <table:table-cell office:value-type="float" office:value="10230">
            <text:p>10230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Smartie</text:p>
          </table:table-cell>
          <table:table-cell office:value-type="float" office:value="280948">
            <text:p>280948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rosagubben</text:p>
          </table:table-cell>
          <table:table-cell office:value-type="float" office:value="133608">
            <text:p>133608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Madeleiiiine</text:p>
          </table:table-cell>
          <table:table-cell office:value-type="float" office:value="102966">
            <text:p>10296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liteavvarje</text:p>
          </table:table-cell>
          <table:table-cell office:value-type="float" office:value="75478">
            <text:p>75478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vitlöksbröd</text:p>
          </table:table-cell>
          <table:table-cell office:value-type="float" office:value="46866">
            <text:p>4686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Kurona</text:p>
          </table:table-cell>
          <table:table-cell office:value-type="float" office:value="45117">
            <text:p>45117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sweetlife</text:p>
          </table:table-cell>
          <table:table-cell office:value-type="float" office:value="40298">
            <text:p>40298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MoonlightRose</text:p>
          </table:table-cell>
          <table:table-cell office:value-type="float" office:value="36675">
            <text:p>36675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Lilla Luna</text:p>
          </table:table-cell>
          <table:table-cell office:value-type="float" office:value="36226">
            <text:p>3622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systeryster3</text:p>
          </table:table-cell>
          <table:table-cell office:value-type="float" office:value="34753">
            <text:p>34753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MMMR</text:p>
          </table:table-cell>
          <table:table-cell office:value-type="float" office:value="28325">
            <text:p>28325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FrökenMp</text:p>
          </table:table-cell>
          <table:table-cell office:value-type="float" office:value="27562">
            <text:p>27562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Stjärnebo</text:p>
          </table:table-cell>
          <table:table-cell office:value-type="float" office:value="26986">
            <text:p>2698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float" office:value="1900920802">
            <text:p>1900920802</text:p>
          </table:table-cell>
          <table:table-cell office:value-type="float" office:value="26459">
            <text:p>26459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Lills0der</text:p>
          </table:table-cell>
          <table:table-cell office:value-type="float" office:value="25836">
            <text:p>2583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Feliciia 92</text:p>
          </table:table-cell>
          <table:table-cell office:value-type="float" office:value="23926">
            <text:p>2392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Redcat</text:p>
          </table:table-cell>
          <table:table-cell office:value-type="float" office:value="21509">
            <text:p>21509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Ananass</text:p>
          </table:table-cell>
          <table:table-cell office:value-type="float" office:value="21258">
            <text:p>21258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Zia29</text:p>
          </table:table-cell>
          <table:table-cell office:value-type="float" office:value="21235">
            <text:p>21235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Aamon</text:p>
          </table:table-cell>
          <table:table-cell office:value-type="float" office:value="19625">
            <text:p>19625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Chili123</text:p>
          </table:table-cell>
          <table:table-cell office:value-type="float" office:value="17266">
            <text:p>1726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MFML</text:p>
          </table:table-cell>
          <table:table-cell office:value-type="float" office:value="16156">
            <text:p>1615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Lellehs</text:p>
          </table:table-cell>
          <table:table-cell office:value-type="float" office:value="16072">
            <text:p>16072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Kevlarsoul</text:p>
          </table:table-cell>
          <table:table-cell office:value-type="float" office:value="15943">
            <text:p>15943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fia1</text:p>
          </table:table-cell>
          <table:table-cell office:value-type="float" office:value="15567">
            <text:p>15567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liinaH</text:p>
          </table:table-cell>
          <table:table-cell office:value-type="float" office:value="15503">
            <text:p>15503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cassibassi</text:p>
          </table:table-cell>
          <table:table-cell office:value-type="float" office:value="15215">
            <text:p>15215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ourdreamsaboutababy</text:p>
          </table:table-cell>
          <table:table-cell office:value-type="float" office:value="14699">
            <text:p>14699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Ereeka</text:p>
          </table:table-cell>
          <table:table-cell office:value-type="float" office:value="14388">
            <text:p>14388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Joozzaan</text:p>
          </table:table-cell>
          <table:table-cell office:value-type="float" office:value="14251">
            <text:p>14251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idaharju</text:p>
          </table:table-cell>
          <table:table-cell office:value-type="float" office:value="14001">
            <text:p>14001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silverdröm</text:p>
          </table:table-cell>
          <table:table-cell office:value-type="float" office:value="13994">
            <text:p>13994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vasg</text:p>
          </table:table-cell>
          <table:table-cell office:value-type="float" office:value="13885">
            <text:p>13885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Evelina021</text:p>
          </table:table-cell>
          <table:table-cell office:value-type="float" office:value="13819">
            <text:p>13819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KaffeTös</text:p>
          </table:table-cell>
          <table:table-cell office:value-type="float" office:value="13510">
            <text:p>13510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float" office:value="8992">
            <text:p>8992</text:p>
          </table:table-cell>
          <table:table-cell office:value-type="float" office:value="13127">
            <text:p>13127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Nea92</text:p>
          </table:table-cell>
          <table:table-cell office:value-type="float" office:value="12400">
            <text:p>12400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frridah</text:p>
          </table:table-cell>
          <table:table-cell office:value-type="float" office:value="12230">
            <text:p>12230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Mema9</text:p>
          </table:table-cell>
          <table:table-cell office:value-type="float" office:value="12012">
            <text:p>12012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mikaaaela</text:p>
          </table:table-cell>
          <table:table-cell office:value-type="float" office:value="11893">
            <text:p>11893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honey1</text:p>
          </table:table-cell>
          <table:table-cell office:value-type="float" office:value="11735">
            <text:p>11735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Ceasar</text:p>
          </table:table-cell>
          <table:table-cell office:value-type="float" office:value="11683">
            <text:p>11683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Em92</text:p>
          </table:table-cell>
          <table:table-cell office:value-type="float" office:value="11680">
            <text:p>11680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Destinybluee</text:p>
          </table:table-cell>
          <table:table-cell office:value-type="float" office:value="11536">
            <text:p>11536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junjul</text:p>
          </table:table-cell>
          <table:table-cell office:value-type="float" office:value="11158">
            <text:p>11158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Maggie24</text:p>
          </table:table-cell>
          <table:table-cell office:value-type="float" office:value="11009">
            <text:p>11009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Mirabelle24</text:p>
          </table:table-cell>
          <table:table-cell office:value-type="float" office:value="10339">
            <text:p>10339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engelmede</text:p>
          </table:table-cell>
          <table:table-cell office:value-type="float" office:value="10211">
            <text:p>10211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trolliz</text:p>
          </table:table-cell>
          <table:table-cell office:value-type="float" office:value="85966">
            <text:p>85966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Vanillaextract</text:p>
          </table:table-cell>
          <table:table-cell office:value-type="float" office:value="48840">
            <text:p>48840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Bebislängtan01</text:p>
          </table:table-cell>
          <table:table-cell office:value-type="float" office:value="22859">
            <text:p>22859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Lotten93</text:p>
          </table:table-cell>
          <table:table-cell office:value-type="float" office:value="20615">
            <text:p>20615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Crazzy</text:p>
          </table:table-cell>
          <table:table-cell office:value-type="float" office:value="19843">
            <text:p>19843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Linutis</text:p>
          </table:table-cell>
          <table:table-cell office:value-type="float" office:value="19494">
            <text:p>19494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agirlnamedbill</text:p>
          </table:table-cell>
          <table:table-cell office:value-type="float" office:value="14632">
            <text:p>14632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Nicco123</text:p>
          </table:table-cell>
          <table:table-cell office:value-type="float" office:value="13966">
            <text:p>13966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Jossehaugen</text:p>
          </table:table-cell>
          <table:table-cell office:value-type="float" office:value="13187">
            <text:p>13187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H4llongr0ttan</text:p>
          </table:table-cell>
          <table:table-cell office:value-type="float" office:value="13186">
            <text:p>13186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Isabella93</text:p>
          </table:table-cell>
          <table:table-cell office:value-type="float" office:value="12968">
            <text:p>12968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Blomma10</text:p>
          </table:table-cell>
          <table:table-cell office:value-type="float" office:value="12929">
            <text:p>12929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MammaErika93</text:p>
          </table:table-cell>
          <table:table-cell office:value-type="float" office:value="12284">
            <text:p>12284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Emmanen</text:p>
          </table:table-cell>
          <table:table-cell office:value-type="float" office:value="11920">
            <text:p>11920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Marri93</text:p>
          </table:table-cell>
          <table:table-cell office:value-type="float" office:value="11770">
            <text:p>11770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Körsbärsdalen</text:p>
          </table:table-cell>
          <table:table-cell office:value-type="float" office:value="11681">
            <text:p>11681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tjugofemton</text:p>
          </table:table-cell>
          <table:table-cell office:value-type="float" office:value="11423">
            <text:p>11423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Qaroline</text:p>
          </table:table-cell>
          <table:table-cell office:value-type="float" office:value="11154">
            <text:p>11154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Robi123</text:p>
          </table:table-cell>
          <table:table-cell office:value-type="float" office:value="11114">
            <text:p>11114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Madre2014</text:p>
          </table:table-cell>
          <table:table-cell office:value-type="float" office:value="10197">
            <text:p>10197</text:p>
          </table:table-cell>
          <table:table-cell office:value-type="float" office:value="1994">
            <text:p>1994</text:p>
          </table:table-cell>
          <table:table-cell table:number-columns-repeated="4"/>
        </table:table-row>
        <table:table-row table:style-name="ro1">
          <table:table-cell office:value-type="string">
            <text:p>jagärjagvemärdu</text:p>
          </table:table-cell>
          <table:table-cell office:value-type="float" office:value="67951">
            <text:p>67951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Kawthar</text:p>
          </table:table-cell>
          <table:table-cell office:value-type="float" office:value="52252">
            <text:p>52252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Enmsik</text:p>
          </table:table-cell>
          <table:table-cell office:value-type="float" office:value="29046">
            <text:p>29046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Acire94</text:p>
          </table:table-cell>
          <table:table-cell office:value-type="float" office:value="27801">
            <text:p>27801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The one in Blue</text:p>
          </table:table-cell>
          <table:table-cell office:value-type="float" office:value="26202">
            <text:p>26202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Lagotto</text:p>
          </table:table-cell>
          <table:table-cell office:value-type="float" office:value="25794">
            <text:p>25794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doge</text:p>
          </table:table-cell>
          <table:table-cell office:value-type="float" office:value="20659">
            <text:p>20659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LMG</text:p>
          </table:table-cell>
          <table:table-cell office:value-type="float" office:value="17888">
            <text:p>17888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Mmmmmmm</text:p>
          </table:table-cell>
          <table:table-cell office:value-type="float" office:value="17132">
            <text:p>17132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Söt Som Socker</text:p>
          </table:table-cell>
          <table:table-cell office:value-type="float" office:value="15417">
            <text:p>15417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saijda</text:p>
          </table:table-cell>
          <table:table-cell office:value-type="float" office:value="14101">
            <text:p>14101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Maka94</text:p>
          </table:table-cell>
          <table:table-cell office:value-type="float" office:value="13381">
            <text:p>13381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Erica94</text:p>
          </table:table-cell>
          <table:table-cell office:value-type="float" office:value="13323">
            <text:p>13323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sthlmsgirl94</text:p>
          </table:table-cell>
          <table:table-cell office:value-type="float" office:value="13172">
            <text:p>13172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alltvarupptaget</text:p>
          </table:table-cell>
          <table:table-cell office:value-type="float" office:value="12964">
            <text:p>12964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Fkvi</text:p>
          </table:table-cell>
          <table:table-cell office:value-type="float" office:value="12930">
            <text:p>12930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fritil9</text:p>
          </table:table-cell>
          <table:table-cell office:value-type="float" office:value="12720">
            <text:p>12720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konnigulden</text:p>
          </table:table-cell>
          <table:table-cell office:value-type="float" office:value="11675">
            <text:p>11675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emphz</text:p>
          </table:table-cell>
          <table:table-cell office:value-type="float" office:value="10794">
            <text:p>10794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Önskan94</text:p>
          </table:table-cell>
          <table:table-cell office:value-type="float" office:value="10127">
            <text:p>10127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lullis94</text:p>
          </table:table-cell>
          <table:table-cell office:value-type="float" office:value="10107">
            <text:p>10107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Emmissara</text:p>
          </table:table-cell>
          <table:table-cell office:value-type="float" office:value="63476">
            <text:p>63476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Bougainvillea</text:p>
          </table:table-cell>
          <table:table-cell office:value-type="float" office:value="22468">
            <text:p>22468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zuces</text:p>
          </table:table-cell>
          <table:table-cell office:value-type="float" office:value="17077">
            <text:p>17077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rabbes</text:p>
          </table:table-cell>
          <table:table-cell office:value-type="float" office:value="14447">
            <text:p>14447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RJEL</text:p>
          </table:table-cell>
          <table:table-cell office:value-type="float" office:value="13865">
            <text:p>13865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Rymdmoln</text:p>
          </table:table-cell>
          <table:table-cell office:value-type="float" office:value="12937">
            <text:p>12937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jezzyca95</text:p>
          </table:table-cell>
          <table:table-cell office:value-type="float" office:value="10488">
            <text:p>10488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Gurkan25</text:p>
          </table:table-cell>
          <table:table-cell office:value-type="float" office:value="10029">
            <text:p>10029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UniformYankie</text:p>
          </table:table-cell>
          <table:table-cell office:value-type="float" office:value="19201">
            <text:p>19201</text:p>
          </table:table-cell>
          <table:table-cell office:value-type="float" office:value="1997">
            <text:p>1997</text:p>
          </table:table-cell>
          <table:table-cell table:number-columns-repeated="4"/>
        </table:table-row>
        <table:table-row table:style-name="ro1">
          <table:table-cell office:value-type="string">
            <text:p>Sinv</text:p>
          </table:table-cell>
          <table:table-cell office:value-type="float" office:value="11198">
            <text:p>11198</text:p>
          </table:table-cell>
          <table:table-cell office:value-type="float" office:value="1997">
            <text:p>1997</text:p>
          </table:table-cell>
          <table:table-cell table:number-columns-repeated="4"/>
        </table:table-row>
        <table:table-row table:style-name="ro1">
          <table:table-cell office:value-type="string">
            <text:p>envitkanin</text:p>
          </table:table-cell>
          <table:table-cell office:value-type="float" office:value="23492">
            <text:p>23492</text:p>
          </table:table-cell>
          <table:table-cell office:value-type="float" office:value="1998">
            <text:p>1998</text:p>
          </table:table-cell>
          <table:table-cell table:number-columns-repeated="4"/>
        </table:table-row>
        <table:table-row table:style-name="ro1">
          <table:table-cell office:value-type="string">
            <text:p>Lilant</text:p>
          </table:table-cell>
          <table:table-cell office:value-type="float" office:value="11465">
            <text:p>11465</text:p>
          </table:table-cell>
          <table:table-cell office:value-type="float" office:value="1999">
            <text:p>199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7">07/27/2023</text:date>, <text:time>17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7T17:54:48.23</dc:date>
    <dc:creator>Aleksandrs Berdicevskis</dc:creator>
    <meta:document-statistic meta:table-count="1" meta:cell-count="17948" meta:object-count="0"/>
    <meta:generator>OpenOffice/4.1.2$Win32 OpenOffice.org_project/412m3$Build-9782</meta:generator>
  </office:meta>
</office:document-meta>
</file>